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8134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6575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7689in"/>
    </style:style>
    <style:style style:name="co8" style:family="table-column">
      <style:table-column-properties fo:break-before="auto" style:column-width="0.7575in"/>
    </style:style>
    <style:style style:name="co9" style:family="table-column">
      <style:table-column-properties fo:break-before="auto" style:column-width="1.3819in"/>
    </style:style>
    <style:style style:name="co10" style:family="table-column">
      <style:table-column-properties fo:break-before="auto" style:column-width="1.2591in"/>
    </style:style>
    <style:style style:name="co11" style:family="table-column">
      <style:table-column-properties fo:break-before="auto" style:column-width="1.5654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0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3" table:default-cell-style-name="Default"/>
        <table:table-column table:style-name="co13" table:number-columns-repeated="1636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olation</text:p>
          </table:table-cell>
          <table:table-cell office:value-type="string" calcext:value-type="string">
            <text:p>app_region</text:p>
          </table:table-cell>
          <table:table-cell office:value-type="string" calcext:value-type="string">
            <text:p>app_sex</text:p>
          </table:table-cell>
          <table:table-cell office:value-type="string" calcext:value-type="string">
            <text:p>app_age</text:p>
          </table:table-cell>
          <table:table-cell office:value-type="string" calcext:value-type="string">
            <text:p>app_experience</text:p>
          </table:table-cell>
          <table:table-cell office:value-type="string" calcext:value-type="string">
            <text:p>obj_region</text:p>
          </table:table-cell>
          <table:table-cell office:value-type="string" calcext:value-type="string">
            <text:p>obj_type</text:p>
          </table:table-cell>
          <table:table-cell office:value-type="string" calcext:value-type="string">
            <text:p>obj_square_quantile</text:p>
          </table:table-cell>
          <table:table-cell office:value-type="string" calcext:value-type="string">
            <text:p>obj_price_quantile</text:p>
          </table:table-cell>
          <table:table-cell office:value-type="string" calcext:value-type="string">
            <text:p>obj_unit_price_quant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nalogues_num</text:p>
          </table:table-cell>
          <table:table-cell office:value-type="string" calcext:value-type="string">
            <text:p>factors_num</text:p>
          </table:table-cell>
          <table:table-cell office:value-type="string" calcext:value-type="string">
            <text:p>ratio_aan_to_ean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2]" office:value-type="string" office:string-value="SPB" calcext:value-type="string">
            <text:p>SPB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style-name="ce7" table:formula="of:=([.I2]*[.K2])/100" office:value-type="float" office:value="48.24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formula="of:=IF([.H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]=&quot;Estimate&quot;;1;IF([.B2]=1;ORG.LIBREOFFICE.RANDBETWEEN.NV(1;5);IF([.L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]=&quot;Estimate&quot;;1;ORG.LIBREOFFICE.RANDBETWEEN.NV(1;7))" office:value-type="float" office:value="1" calcext:value-type="float">
            <text:p>1</text:p>
          </table:table-cell>
          <table:table-cell table:style-name="ce9" table:formula="of:=IF([.L2]=&quot;Estimate&quot;;1;([.M2])/(2^[.N2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4" calcext:value-type="float">
            <text:p>54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3]" office:value-type="string" office:string-value="MSK" calcext:value-type="string">
            <text:p>MSK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style-name="ce7" table:formula="of:=([.I3]*[.K3])/100" office:value-type="float" office:value="3.99" calcext:value-type="float">
            <text:p>4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office:value-type="string" calcext:value-type="string">
            <text:p>Modelling</text:p>
          </table:table-cell>
          <table:table-cell table:style-name="ce8" table:formula="of:=IF([.L3]=&quot;Estimate&quot;;1;IF([.B3]=1;ORG.LIBREOFFICE.RANDBETWEEN.NV(1;5);IF([.L3]=&quot;Adjustments&quot;;ORG.LIBREOFFICE.RANDBETWEEN.NV(2;7);ORG.LIBREOFFICE.RANDBETWEEN.NV(25;200))))" office:value-type="float" office:value="72" calcext:value-type="float">
            <text:p>72</text:p>
          </table:table-cell>
          <table:table-cell table:formula="of:=IF([.L3]=&quot;Estimate&quot;;1;ORG.LIBREOFFICE.RANDBETWEEN.NV(1;7))" office:value-type="float" office:value="1" calcext:value-type="float">
            <text:p>1</text:p>
          </table:table-cell>
          <table:table-cell table:style-name="ce9" table:formula="of:=IF([.L3]=&quot;Estimate&quot;;1;([.M3])/(2^[.N3]))" office:value-type="float" office:value="2.25" calcext:value-type="float">
            <text:p>2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style-name="ce7" table:formula="of:=([.I4]*[.K4])/100" office:value-type="float" office:value="9.12" calcext:value-type="float">
            <text:p>9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formula="of:=IF([.H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]=&quot;Estimate&quot;;1;IF([.B4]=1;ORG.LIBREOFFICE.RANDBETWEEN.NV(1;5);IF([.L4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]=&quot;Estimate&quot;;1;ORG.LIBREOFFICE.RANDBETWEEN.NV(1;7))" office:value-type="float" office:value="7" calcext:value-type="float">
            <text:p>7</text:p>
          </table:table-cell>
          <table:table-cell table:style-name="ce9" table:formula="of:=IF([.L4]=&quot;Estimate&quot;;1;([.M4])/(2^[.N4]))" office:value-type="float" office:value="1.25" calcext:value-type="float">
            <text:p>1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5]" office:value-type="string" office:string-value="MSK" calcext:value-type="string">
            <text:p>MSK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style-name="ce7" table:formula="of:=([.I5]*[.K5])/100" office:value-type="float" office:value="29.92" calcext:value-type="float">
            <text:p>30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formula="of:=IF([.H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]=&quot;Estimate&quot;;1;IF([.B5]=1;ORG.LIBREOFFICE.RANDBETWEEN.NV(1;5);IF([.L5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5]=&quot;Estimate&quot;;1;ORG.LIBREOFFICE.RANDBETWEEN.NV(1;7))" office:value-type="float" office:value="5" calcext:value-type="float">
            <text:p>5</text:p>
          </table:table-cell>
          <table:table-cell table:style-name="ce9" table:formula="of:=IF([.L5]=&quot;Estimate&quot;;1;([.M5])/(2^[.N5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7" calcext:value-type="float">
            <text:p>47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6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style-name="ce7" table:formula="of:=([.I6]*[.K6])/100" office:value-type="float" office:value="48.64" calcext:value-type="float">
            <text:p>49</text:p>
          </table:table-cell>
          <table:table-cell table:formula="of:=ORG.LIBREOFFICE.RANDBETWEEN.NV(1;95)" office:value-type="float" office:value="90" calcext:value-type="float">
            <text:p>90</text:p>
          </table:table-cell>
          <table:table-cell table:formula="of:=IF([.H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]=&quot;Estimate&quot;;1;IF([.B6]=1;ORG.LIBREOFFICE.RANDBETWEEN.NV(1;5);IF([.L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6]=&quot;Estimate&quot;;1;ORG.LIBREOFFICE.RANDBETWEEN.NV(1;7))" office:value-type="float" office:value="1" calcext:value-type="float">
            <text:p>1</text:p>
          </table:table-cell>
          <table:table-cell table:style-name="ce9" table:formula="of:=IF([.L6]=&quot;Estimate&quot;;1;([.M6])/(2^[.N6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31" calcext:value-type="float">
            <text:p>31</text:p>
          </table:table-cell>
          <table:table-cell table:style-name="ce7" table:formula="of:=([.I7]*[.K7])/100" office:value-type="float" office:value="5.2" calcext:value-type="float">
            <text:p>5</text:p>
          </table:table-cell>
          <table:table-cell table:formula="of:=ORG.LIBREOFFICE.RANDBETWEEN.NV(1;95)" office:value-type="float" office:value="66" calcext:value-type="float">
            <text:p>66</text:p>
          </table:table-cell>
          <table:table-cell table:formula="of:=IF([.H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]=&quot;Estimate&quot;;1;IF([.B7]=1;ORG.LIBREOFFICE.RANDBETWEEN.NV(1;5);IF([.L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7]=&quot;Estimate&quot;;1;ORG.LIBREOFFICE.RANDBETWEEN.NV(1;7))" office:value-type="float" office:value="2" calcext:value-type="float">
            <text:p>2</text:p>
          </table:table-cell>
          <table:table-cell table:style-name="ce9" table:formula="of:=IF([.L7]=&quot;Estimate&quot;;1;([.M7])/(2^[.N7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70" calcext:value-type="float">
            <text:p>70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style-name="ce7" table:formula="of:=([.I8]*[.K8])/100" office:value-type="float" office:value="4.32" calcext:value-type="float">
            <text:p>4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formula="of:=IF([.H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]=&quot;Estimate&quot;;1;IF([.B8]=1;ORG.LIBREOFFICE.RANDBETWEEN.NV(1;5);IF([.L8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8]=&quot;Estimate&quot;;1;ORG.LIBREOFFICE.RANDBETWEEN.NV(1;7))" office:value-type="float" office:value="5" calcext:value-type="float">
            <text:p>5</text:p>
          </table:table-cell>
          <table:table-cell table:style-name="ce9" table:formula="of:=IF([.L8]=&quot;Estimate&quot;;1;([.M8])/(2^[.N8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5" calcext:value-type="float">
            <text:p>65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9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9]*[.K9])/100" office:value-type="float" office:value="57.62" calcext:value-type="float">
            <text:p>58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formula="of:=IF([.H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9]=&quot;Estimate&quot;;1;IF([.B9]=1;ORG.LIBREOFFICE.RANDBETWEEN.NV(1;5);IF([.L9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9]=&quot;Estimate&quot;;1;ORG.LIBREOFFICE.RANDBETWEEN.NV(1;7))" office:value-type="float" office:value="7" calcext:value-type="float">
            <text:p>7</text:p>
          </table:table-cell>
          <table:table-cell table:style-name="ce9" table:formula="of:=IF([.L9]=&quot;Estimate&quot;;1;([.M9])/(2^[.N9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10]" office:value-type="string" office:string-value="VO" calcext:value-type="string">
            <text:p>VO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style-name="ce7" table:formula="of:=([.I10]*[.K10])/100" office:value-type="float" office:value="5.83" calcext:value-type="float">
            <text:p>6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formula="of:=IF([.H10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0]=&quot;Estimate&quot;;1;IF([.B10]=1;ORG.LIBREOFFICE.RANDBETWEEN.NV(1;5);IF([.L10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0]=&quot;Estimate&quot;;1;ORG.LIBREOFFICE.RANDBETWEEN.NV(1;7))" office:value-type="float" office:value="1" calcext:value-type="float">
            <text:p>1</text:p>
          </table:table-cell>
          <table:table-cell table:style-name="ce9" table:formula="of:=IF([.L10]=&quot;Estimate&quot;;1;([.M10])/(2^[.N10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11]" office:value-type="string" office:string-value="SY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style-name="ce7" table:formula="of:=([.I11]*[.K11])/100" office:value-type="float" office:value="62.7" calcext:value-type="float">
            <text:p>63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formula="of:=IF([.H1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]=&quot;Estimate&quot;;1;IF([.B11]=1;ORG.LIBREOFFICE.RANDBETWEEN.NV(1;5);IF([.L11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1]=&quot;Estimate&quot;;1;ORG.LIBREOFFICE.RANDBETWEEN.NV(1;7))" office:value-type="float" office:value="3" calcext:value-type="float">
            <text:p>3</text:p>
          </table:table-cell>
          <table:table-cell table:style-name="ce9" table:formula="of:=IF([.L11]=&quot;Estimate&quot;;1;([.M11])/(2^[.N11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12]" office:value-type="string" office:string-value="FE" calcext:value-type="string">
            <text:p>FE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style-name="ce7" table:formula="of:=([.I12]*[.K12])/100" office:value-type="float" office:value="8.99" calcext:value-type="float">
            <text:p>9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formula="of:=IF([.H1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]=&quot;Estimate&quot;;1;IF([.B12]=1;ORG.LIBREOFFICE.RANDBETWEEN.NV(1;5);IF([.L1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2]=&quot;Estimate&quot;;1;ORG.LIBREOFFICE.RANDBETWEEN.NV(1;7))" office:value-type="float" office:value="1" calcext:value-type="float">
            <text:p>1</text:p>
          </table:table-cell>
          <table:table-cell table:style-name="ce9" table:formula="of:=IF([.L12]=&quot;Estimate&quot;;1;([.M12])/(2^[.N12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style-name="ce7" table:formula="of:=([.I13]*[.K13])/100" office:value-type="float" office:value="49.14" calcext:value-type="float">
            <text:p>49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formula="of:=IF([.H1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]=&quot;Estimate&quot;;1;IF([.B13]=1;ORG.LIBREOFFICE.RANDBETWEEN.NV(1;5);IF([.L1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3]=&quot;Estimate&quot;;1;ORG.LIBREOFFICE.RANDBETWEEN.NV(1;7))" office:value-type="float" office:value="4" calcext:value-type="float">
            <text:p>4</text:p>
          </table:table-cell>
          <table:table-cell table:style-name="ce9" table:formula="of:=IF([.L13]=&quot;Estimate&quot;;1;([.M13])/(2^[.N13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14]*[.K14])/100" office:value-type="float" office:value="53.72" calcext:value-type="float">
            <text:p>54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formula="of:=IF([.H1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]=&quot;Estimate&quot;;1;IF([.B14]=1;ORG.LIBREOFFICE.RANDBETWEEN.NV(1;5);IF([.L14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4]=&quot;Estimate&quot;;1;ORG.LIBREOFFICE.RANDBETWEEN.NV(1;7))" office:value-type="float" office:value="5" calcext:value-type="float">
            <text:p>5</text:p>
          </table:table-cell>
          <table:table-cell table:style-name="ce9" table:formula="of:=IF([.L14]=&quot;Estimate&quot;;1;([.M14])/(2^[.N14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style-name="ce7" table:formula="of:=([.I15]*[.K15])/100" office:value-type="float" office:value="15.3" calcext:value-type="float">
            <text:p>15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formula="of:=IF([.H1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]=&quot;Estimate&quot;;1;IF([.B15]=1;ORG.LIBREOFFICE.RANDBETWEEN.NV(1;5);IF([.L15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5]=&quot;Estimate&quot;;1;ORG.LIBREOFFICE.RANDBETWEEN.NV(1;7))" office:value-type="float" office:value="4" calcext:value-type="float">
            <text:p>4</text:p>
          </table:table-cell>
          <table:table-cell table:style-name="ce9" table:formula="of:=IF([.L15]=&quot;Estimate&quot;;1;([.M15])/(2^[.N15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16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style-name="ce7" table:formula="of:=([.I16]*[.K16])/100" office:value-type="float" office:value="5.88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formula="of:=IF([.H1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]=&quot;Estimate&quot;;1;IF([.B16]=1;ORG.LIBREOFFICE.RANDBETWEEN.NV(1;5);IF([.L16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6]=&quot;Estimate&quot;;1;ORG.LIBREOFFICE.RANDBETWEEN.NV(1;7))" office:value-type="float" office:value="7" calcext:value-type="float">
            <text:p>7</text:p>
          </table:table-cell>
          <table:table-cell table:style-name="ce9" table:formula="of:=IF([.L16]=&quot;Estimate&quot;;1;([.M16])/(2^[.N16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style-name="ce7" table:formula="of:=([.I17]*[.K17])/100" office:value-type="float" office:value="4.83" calcext:value-type="float">
            <text:p>5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formula="of:=IF([.H17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7]=&quot;Estimate&quot;;1;IF([.B17]=1;ORG.LIBREOFFICE.RANDBETWEEN.NV(1;5);IF([.L17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7]=&quot;Estimate&quot;;1;ORG.LIBREOFFICE.RANDBETWEEN.NV(1;7))" office:value-type="float" office:value="1" calcext:value-type="float">
            <text:p>1</text:p>
          </table:table-cell>
          <table:table-cell table:style-name="ce9" table:formula="of:=IF([.L17]=&quot;Estimate&quot;;1;([.M17])/(2^[.N1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18]" office:value-type="string" office:string-value="SU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style-name="ce7" table:formula="of:=([.I18]*[.K18])/100" office:value-type="float" office:value="2.16" calcext:value-type="float">
            <text:p>2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formula="of:=IF([.H1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8]=&quot;Estimate&quot;;1;IF([.B18]=1;ORG.LIBREOFFICE.RANDBETWEEN.NV(1;5);IF([.L18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8]=&quot;Estimate&quot;;1;ORG.LIBREOFFICE.RANDBETWEEN.NV(1;7))" office:value-type="float" office:value="7" calcext:value-type="float">
            <text:p>7</text:p>
          </table:table-cell>
          <table:table-cell table:style-name="ce9" table:formula="of:=IF([.L18]=&quot;Estimate&quot;;1;([.M18])/(2^[.N18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style-name="ce7" table:formula="of:=([.I19]*[.K19])/100" office:value-type="float" office:value="10.64" calcext:value-type="float">
            <text:p>11</text:p>
          </table:table-cell>
          <table:table-cell table:formula="of:=ORG.LIBREOFFICE.RANDBETWEEN.NV(1;95)" office:value-type="float" office:value="60" calcext:value-type="float">
            <text:p>60</text:p>
          </table:table-cell>
          <table:table-cell table:formula="of:=IF([.H1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]=&quot;Estimate&quot;;1;IF([.B19]=1;ORG.LIBREOFFICE.RANDBETWEEN.NV(1;5);IF([.L1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9]=&quot;Estimate&quot;;1;ORG.LIBREOFFICE.RANDBETWEEN.NV(1;7))" office:value-type="float" office:value="4" calcext:value-type="float">
            <text:p>4</text:p>
          </table:table-cell>
          <table:table-cell table:style-name="ce9" table:formula="of:=IF([.L19]=&quot;Estimate&quot;;1;([.M19])/(2^[.N19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20]" office:value-type="string" office:string-value="SU" calcext:value-type="string">
            <text:p>SU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6" calcext:value-type="float">
            <text:p>36</text:p>
          </table:table-cell>
          <table:table-cell table:style-name="ce7" table:formula="of:=([.I20]*[.K20])/100" office:value-type="float" office:value="21.12" calcext:value-type="float">
            <text:p>21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formula="of:=IF([.H2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]=&quot;Estimate&quot;;1;IF([.B20]=1;ORG.LIBREOFFICE.RANDBETWEEN.NV(1;5);IF([.L20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0]=&quot;Estimate&quot;;1;ORG.LIBREOFFICE.RANDBETWEEN.NV(1;7))" office:value-type="float" office:value="4" calcext:value-type="float">
            <text:p>4</text:p>
          </table:table-cell>
          <table:table-cell table:style-name="ce9" table:formula="of:=IF([.L20]=&quot;Estimate&quot;;1;([.M20])/(2^[.N20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5" calcext:value-type="float">
            <text:p>45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style-name="ce7" table:formula="of:=([.I21]*[.K21])/100" office:value-type="float" office:value="0.89" calcext:value-type="float">
            <text:p>1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2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]=&quot;Estimate&quot;;1;IF([.B21]=1;ORG.LIBREOFFICE.RANDBETWEEN.NV(1;5);IF([.L21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1]=&quot;Estimate&quot;;1;ORG.LIBREOFFICE.RANDBETWEEN.NV(1;7))" office:value-type="float" office:value="6" calcext:value-type="float">
            <text:p>6</text:p>
          </table:table-cell>
          <table:table-cell table:style-name="ce9" table:formula="of:=IF([.L21]=&quot;Estimate&quot;;1;([.M21])/(2^[.N21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22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5" calcext:value-type="float">
            <text:p>25</text:p>
          </table:table-cell>
          <table:table-cell table:style-name="ce7" table:formula="of:=([.I22]*[.K22])/100" office:value-type="float" office:value="46.98" calcext:value-type="float">
            <text:p>47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formula="of:=IF([.H2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]=&quot;Estimate&quot;;1;IF([.B22]=1;ORG.LIBREOFFICE.RANDBETWEEN.NV(1;5);IF([.L2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2]=&quot;Estimate&quot;;1;ORG.LIBREOFFICE.RANDBETWEEN.NV(1;7))" office:value-type="float" office:value="7" calcext:value-type="float">
            <text:p>7</text:p>
          </table:table-cell>
          <table:table-cell table:style-name="ce9" table:formula="of:=IF([.L22]=&quot;Estimate&quot;;1;([.M22])/(2^[.N22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23]" office:value-type="string" office:string-value="FE" calcext:value-type="string">
            <text:p>FE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style-name="ce7" table:formula="of:=([.I23]*[.K23])/100" office:value-type="float" office:value="17.04" calcext:value-type="float">
            <text:p>17</text:p>
          </table:table-cell>
          <table:table-cell table:formula="of:=ORG.LIBREOFFICE.RANDBETWEEN.NV(1;95)" office:value-type="float" office:value="23" calcext:value-type="float">
            <text:p>23</text:p>
          </table:table-cell>
          <table:table-cell table:formula="of:=IF([.H2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]=&quot;Estimate&quot;;1;IF([.B23]=1;ORG.LIBREOFFICE.RANDBETWEEN.NV(1;5);IF([.L2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3]=&quot;Estimate&quot;;1;ORG.LIBREOFFICE.RANDBETWEEN.NV(1;7))" office:value-type="float" office:value="5" calcext:value-type="float">
            <text:p>5</text:p>
          </table:table-cell>
          <table:table-cell table:style-name="ce9" table:formula="of:=IF([.L23]=&quot;Estimate&quot;;1;([.M23])/(2^[.N23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4" calcext:value-type="float">
            <text:p>24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style-name="ce7" table:formula="of:=([.I24]*[.K24])/100" office:value-type="float" office:value="52.44" calcext:value-type="float">
            <text:p>52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formula="of:=IF([.H2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]=&quot;Estimate&quot;;1;IF([.B24]=1;ORG.LIBREOFFICE.RANDBETWEEN.NV(1;5);IF([.L24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4]=&quot;Estimate&quot;;1;ORG.LIBREOFFICE.RANDBETWEEN.NV(1;7))" office:value-type="float" office:value="1" calcext:value-type="float">
            <text:p>1</text:p>
          </table:table-cell>
          <table:table-cell table:style-name="ce9" table:formula="of:=IF([.L24]=&quot;Estimate&quot;;1;([.M24])/(2^[.N24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25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style-name="ce7" table:formula="of:=([.I25]*[.K25])/100" office:value-type="float" office:value="2.64" calcext:value-type="float">
            <text:p>3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formula="of:=IF([.H2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]=&quot;Estimate&quot;;1;IF([.B25]=1;ORG.LIBREOFFICE.RANDBETWEEN.NV(1;5);IF([.L25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5]=&quot;Estimate&quot;;1;ORG.LIBREOFFICE.RANDBETWEEN.NV(1;7))" office:value-type="float" office:value="3" calcext:value-type="float">
            <text:p>3</text:p>
          </table:table-cell>
          <table:table-cell table:style-name="ce9" table:formula="of:=IF([.L25]=&quot;Estimate&quot;;1;([.M25])/(2^[.N25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26]" office:value-type="string" office:string-value="SU" calcext:value-type="string">
            <text:p>SU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style-name="ce7" table:formula="of:=([.I26]*[.K26])/100" office:value-type="float" office:value="2.8" calcext:value-type="float">
            <text:p>3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formula="of:=IF([.H26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6]=&quot;Estimate&quot;;1;IF([.B26]=1;ORG.LIBREOFFICE.RANDBETWEEN.NV(1;5);IF([.L26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6]=&quot;Estimate&quot;;1;ORG.LIBREOFFICE.RANDBETWEEN.NV(1;7))" office:value-type="float" office:value="1" calcext:value-type="float">
            <text:p>1</text:p>
          </table:table-cell>
          <table:table-cell table:style-name="ce9" table:formula="of:=IF([.L26]=&quot;Estimate&quot;;1;([.M26])/(2^[.N26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41" calcext:value-type="float">
            <text:p>41</text:p>
          </table:table-cell>
          <table:table-cell table:style-name="ce7" table:formula="of:=([.I27]*[.K27])/100" office:value-type="float" office:value="2.46" calcext:value-type="float">
            <text:p>2</text:p>
          </table:table-cell>
          <table:table-cell table:formula="of:=ORG.LIBREOFFICE.RANDBETWEEN.NV(1;95)" office:value-type="float" office:value="79" calcext:value-type="float">
            <text:p>79</text:p>
          </table:table-cell>
          <table:table-cell table:formula="of:=IF([.H2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]=&quot;Estimate&quot;;1;IF([.B27]=1;ORG.LIBREOFFICE.RANDBETWEEN.NV(1;5);IF([.L27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7]=&quot;Estimate&quot;;1;ORG.LIBREOFFICE.RANDBETWEEN.NV(1;7))" office:value-type="float" office:value="2" calcext:value-type="float">
            <text:p>2</text:p>
          </table:table-cell>
          <table:table-cell table:style-name="ce9" table:formula="of:=IF([.L27]=&quot;Estimate&quot;;1;([.M27])/(2^[.N27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70" calcext:value-type="float">
            <text:p>70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28]" office:value-type="string" office:string-value="NW" calcext:value-type="string">
            <text:p>NW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style-name="ce7" table:formula="of:=([.I28]*[.K28])/100" office:value-type="float" office:value="2.73" calcext:value-type="float">
            <text:p>3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formula="of:=IF([.H2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8]=&quot;Estimate&quot;;1;IF([.B28]=1;ORG.LIBREOFFICE.RANDBETWEEN.NV(1;5);IF([.L2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8]=&quot;Estimate&quot;;1;ORG.LIBREOFFICE.RANDBETWEEN.NV(1;7))" office:value-type="float" office:value="1" calcext:value-type="float">
            <text:p>1</text:p>
          </table:table-cell>
          <table:table-cell table:style-name="ce9" table:formula="of:=IF([.L28]=&quot;Estimate&quot;;1;([.M28])/(2^[.N2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4" calcext:value-type="float">
            <text:p>54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29]" office:value-type="string" office:string-value="CN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style-name="ce7" table:formula="of:=([.I29]*[.K29])/100" office:value-type="float" office:value="4.86" calcext:value-type="float">
            <text:p>5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formula="of:=IF([.H2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]=&quot;Estimate&quot;;1;IF([.B29]=1;ORG.LIBREOFFICE.RANDBETWEEN.NV(1;5);IF([.L2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9]=&quot;Estimate&quot;;1;ORG.LIBREOFFICE.RANDBETWEEN.NV(1;7))" office:value-type="float" office:value="1" calcext:value-type="float">
            <text:p>1</text:p>
          </table:table-cell>
          <table:table-cell table:style-name="ce9" table:formula="of:=IF([.L29]=&quot;Estimate&quot;;1;([.M29])/(2^[.N29]))" office:value-type="float" office:value="1.25" calcext:value-type="float">
            <text:p>1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style-name="ce7" table:formula="of:=([.I30]*[.K30])/100" office:value-type="float" office:value="7.92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formula="of:=IF([.H3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]=&quot;Estimate&quot;;1;IF([.B30]=1;ORG.LIBREOFFICE.RANDBETWEEN.NV(1;5);IF([.L30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0]=&quot;Estimate&quot;;1;ORG.LIBREOFFICE.RANDBETWEEN.NV(1;7))" office:value-type="float" office:value="3" calcext:value-type="float">
            <text:p>3</text:p>
          </table:table-cell>
          <table:table-cell table:style-name="ce9" table:formula="of:=IF([.L30]=&quot;Estimate&quot;;1;([.M30])/(2^[.N30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5" calcext:value-type="float">
            <text:p>65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style-name="ce7" table:formula="of:=([.I31]*[.K31])/100" office:value-type="float" office:value="26.6" calcext:value-type="float">
            <text:p>27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formula="of:=IF([.H3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1]=&quot;Estimate&quot;;1;IF([.B31]=1;ORG.LIBREOFFICE.RANDBETWEEN.NV(1;5);IF([.L31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1]=&quot;Estimate&quot;;1;ORG.LIBREOFFICE.RANDBETWEEN.NV(1;7))" office:value-type="float" office:value="6" calcext:value-type="float">
            <text:p>6</text:p>
          </table:table-cell>
          <table:table-cell table:style-name="ce9" table:formula="of:=IF([.L31]=&quot;Estimate&quot;;1;([.M31])/(2^[.N31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style-name="ce7" table:formula="of:=([.I32]*[.K32])/100" office:value-type="float" office:value="9.2" calcext:value-type="float">
            <text:p>9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office:value-type="string" calcext:value-type="string">
            <text:p>Modelling</text:p>
          </table:table-cell>
          <table:table-cell table:style-name="ce8" table:formula="of:=IF([.L32]=&quot;Estimate&quot;;1;IF([.B32]=1;ORG.LIBREOFFICE.RANDBETWEEN.NV(1;5);IF([.L32]=&quot;Adjustments&quot;;ORG.LIBREOFFICE.RANDBETWEEN.NV(2;7);ORG.LIBREOFFICE.RANDBETWEEN.NV(25;200))))" office:value-type="float" office:value="114" calcext:value-type="float">
            <text:p>114</text:p>
          </table:table-cell>
          <table:table-cell table:formula="of:=IF([.L32]=&quot;Estimate&quot;;1;ORG.LIBREOFFICE.RANDBETWEEN.NV(1;7))" office:value-type="float" office:value="5" calcext:value-type="float">
            <text:p>5</text:p>
          </table:table-cell>
          <table:table-cell table:style-name="ce9" table:formula="of:=IF([.L32]=&quot;Estimate&quot;;1;([.M32])/(2^[.N32]))" office:value-type="float" office:value="7.125" calcext:value-type="float">
            <text:p>7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style-name="ce7" table:formula="of:=([.I33]*[.K33])/100" office:value-type="float" office:value="64.5" calcext:value-type="float">
            <text:p>65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formula="of:=IF([.H3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]=&quot;Estimate&quot;;1;IF([.B33]=1;ORG.LIBREOFFICE.RANDBETWEEN.NV(1;5);IF([.L33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3]=&quot;Estimate&quot;;1;ORG.LIBREOFFICE.RANDBETWEEN.NV(1;7))" office:value-type="float" office:value="6" calcext:value-type="float">
            <text:p>6</text:p>
          </table:table-cell>
          <table:table-cell table:style-name="ce9" table:formula="of:=IF([.L33]=&quot;Estimate&quot;;1;([.M33])/(2^[.N33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table:formula="of:=[.C34]" office:value-type="string" office:string-value="CN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style-name="ce7" table:formula="of:=([.I34]*[.K34])/100" office:value-type="float" office:value="47.25" calcext:value-type="float">
            <text:p>47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formula="of:=IF([.H3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]=&quot;Estimate&quot;;1;IF([.B34]=1;ORG.LIBREOFFICE.RANDBETWEEN.NV(1;5);IF([.L34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4]=&quot;Estimate&quot;;1;ORG.LIBREOFFICE.RANDBETWEEN.NV(1;7))" office:value-type="float" office:value="5" calcext:value-type="float">
            <text:p>5</text:p>
          </table:table-cell>
          <table:table-cell table:style-name="ce9" table:formula="of:=IF([.L34]=&quot;Estimate&quot;;1;([.M34])/(2^[.N34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35]" office:value-type="string" office:string-value="CN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style-name="ce7" table:formula="of:=([.I35]*[.K35])/100" office:value-type="float" office:value="2.76" calcext:value-type="float">
            <text:p>3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formula="of:=IF([.H3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]=&quot;Estimate&quot;;1;IF([.B35]=1;ORG.LIBREOFFICE.RANDBETWEEN.NV(1;5);IF([.L35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5]=&quot;Estimate&quot;;1;ORG.LIBREOFFICE.RANDBETWEEN.NV(1;7))" office:value-type="float" office:value="1" calcext:value-type="float">
            <text:p>1</text:p>
          </table:table-cell>
          <table:table-cell table:style-name="ce9" table:formula="of:=IF([.L35]=&quot;Estimate&quot;;1;([.M35])/(2^[.N35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4" calcext:value-type="float">
            <text:p>44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36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style-name="ce7" table:formula="of:=([.I36]*[.K36])/100" office:value-type="float" office:value="2.56" calcext:value-type="float">
            <text:p>3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formula="of:=IF([.H3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]=&quot;Estimate&quot;;1;IF([.B36]=1;ORG.LIBREOFFICE.RANDBETWEEN.NV(1;5);IF([.L3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6]=&quot;Estimate&quot;;1;ORG.LIBREOFFICE.RANDBETWEEN.NV(1;7))" office:value-type="float" office:value="3" calcext:value-type="float">
            <text:p>3</text:p>
          </table:table-cell>
          <table:table-cell table:style-name="ce9" table:formula="of:=IF([.L36]=&quot;Estimate&quot;;1;([.M36])/(2^[.N36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7" calcext:value-type="float">
            <text:p>47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style-name="ce7" table:formula="of:=([.I37]*[.K37])/100" office:value-type="float" office:value="0.63" calcext:value-type="float">
            <text:p>1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formula="of:=IF([.H37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37]=&quot;Estimate&quot;;1;IF([.B37]=1;ORG.LIBREOFFICE.RANDBETWEEN.NV(1;5);IF([.L37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7]=&quot;Estimate&quot;;1;ORG.LIBREOFFICE.RANDBETWEEN.NV(1;7))" office:value-type="float" office:value="1" calcext:value-type="float">
            <text:p>1</text:p>
          </table:table-cell>
          <table:table-cell table:style-name="ce9" table:formula="of:=IF([.L37]=&quot;Estimate&quot;;1;([.M37])/(2^[.N3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38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6" calcext:value-type="float">
            <text:p>36</text:p>
          </table:table-cell>
          <table:table-cell table:style-name="ce7" table:formula="of:=([.I38]*[.K38])/100" office:value-type="float" office:value="2.3" calcext:value-type="float">
            <text:p>2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formula="of:=IF([.H3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]=&quot;Estimate&quot;;1;IF([.B38]=1;ORG.LIBREOFFICE.RANDBETWEEN.NV(1;5);IF([.L38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8]=&quot;Estimate&quot;;1;ORG.LIBREOFFICE.RANDBETWEEN.NV(1;7))" office:value-type="float" office:value="7" calcext:value-type="float">
            <text:p>7</text:p>
          </table:table-cell>
          <table:table-cell table:style-name="ce9" table:formula="of:=IF([.L38]=&quot;Estimate&quot;;1;([.M38])/(2^[.N38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style-name="ce7" table:formula="of:=([.I39]*[.K39])/100" office:value-type="float" office:value="40.8" calcext:value-type="float">
            <text:p>41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formula="of:=IF([.H3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]=&quot;Estimate&quot;;1;IF([.B39]=1;ORG.LIBREOFFICE.RANDBETWEEN.NV(1;5);IF([.L3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9]=&quot;Estimate&quot;;1;ORG.LIBREOFFICE.RANDBETWEEN.NV(1;7))" office:value-type="float" office:value="5" calcext:value-type="float">
            <text:p>5</text:p>
          </table:table-cell>
          <table:table-cell table:style-name="ce9" table:formula="of:=IF([.L39]=&quot;Estimate&quot;;1;([.M39])/(2^[.N39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40]" office:value-type="string" office:string-value="SY" calcext:value-type="string">
            <text:p>SY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style-name="ce7" table:formula="of:=([.I40]*[.K40])/100" office:value-type="float" office:value="22.36" calcext:value-type="float">
            <text:p>22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formula="of:=IF([.H4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]=&quot;Estimate&quot;;1;IF([.B40]=1;ORG.LIBREOFFICE.RANDBETWEEN.NV(1;5);IF([.L40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0]=&quot;Estimate&quot;;1;ORG.LIBREOFFICE.RANDBETWEEN.NV(1;7))" office:value-type="float" office:value="3" calcext:value-type="float">
            <text:p>3</text:p>
          </table:table-cell>
          <table:table-cell table:style-name="ce9" table:formula="of:=IF([.L40]=&quot;Estimate&quot;;1;([.M40])/(2^[.N40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41]" office:value-type="string" office:string-value="CN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style-name="ce7" table:formula="of:=([.I41]*[.K41])/100" office:value-type="float" office:value="3.42" calcext:value-type="float">
            <text:p>3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formula="of:=IF([.H4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]=&quot;Estimate&quot;;1;IF([.B41]=1;ORG.LIBREOFFICE.RANDBETWEEN.NV(1;5);IF([.L41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1]=&quot;Estimate&quot;;1;ORG.LIBREOFFICE.RANDBETWEEN.NV(1;7))" office:value-type="float" office:value="2" calcext:value-type="float">
            <text:p>2</text:p>
          </table:table-cell>
          <table:table-cell table:style-name="ce9" table:formula="of:=IF([.L41]=&quot;Estimate&quot;;1;([.M41])/(2^[.N41]))" office:value-type="float" office:value="0.0546875" calcext:value-type="float">
            <text:p>0.05469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style-name="ce7" table:formula="of:=([.I42]*[.K42])/100" office:value-type="float" office:value="4.2" calcext:value-type="float">
            <text:p>4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formula="of:=IF([.H4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]=&quot;Estimate&quot;;1;IF([.B42]=1;ORG.LIBREOFFICE.RANDBETWEEN.NV(1;5);IF([.L42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2]=&quot;Estimate&quot;;1;ORG.LIBREOFFICE.RANDBETWEEN.NV(1;7))" office:value-type="float" office:value="7" calcext:value-type="float">
            <text:p>7</text:p>
          </table:table-cell>
          <table:table-cell table:style-name="ce9" table:formula="of:=IF([.L42]=&quot;Estimate&quot;;1;([.M42])/(2^[.N42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43]" office:value-type="string" office:string-value="NW" calcext:value-type="string">
            <text:p>NW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93" calcext:value-type="float">
            <text:p>93</text:p>
          </table:table-cell>
          <table:table-cell table:style-name="ce7" table:formula="of:=([.I43]*[.K43])/100" office:value-type="float" office:value="2.72" calcext:value-type="float">
            <text:p>3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formula="of:=IF([.H4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3]=&quot;Estimate&quot;;1;IF([.B43]=1;ORG.LIBREOFFICE.RANDBETWEEN.NV(1;5);IF([.L43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3]=&quot;Estimate&quot;;1;ORG.LIBREOFFICE.RANDBETWEEN.NV(1;7))" office:value-type="float" office:value="2" calcext:value-type="float">
            <text:p>2</text:p>
          </table:table-cell>
          <table:table-cell table:style-name="ce9" table:formula="of:=IF([.L43]=&quot;Estimate&quot;;1;([.M43])/(2^[.N43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style-name="ce7" table:formula="of:=([.I44]*[.K44])/100" office:value-type="float" office:value="22.8" calcext:value-type="float">
            <text:p>23</text:p>
          </table:table-cell>
          <table:table-cell table:formula="of:=ORG.LIBREOFFICE.RANDBETWEEN.NV(1;95)" office:value-type="float" office:value="87" calcext:value-type="float">
            <text:p>87</text:p>
          </table:table-cell>
          <table:table-cell table:formula="of:=IF([.H4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]=&quot;Estimate&quot;;1;IF([.B44]=1;ORG.LIBREOFFICE.RANDBETWEEN.NV(1;5);IF([.L4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4]=&quot;Estimate&quot;;1;ORG.LIBREOFFICE.RANDBETWEEN.NV(1;7))" office:value-type="float" office:value="5" calcext:value-type="float">
            <text:p>5</text:p>
          </table:table-cell>
          <table:table-cell table:style-name="ce9" table:formula="of:=IF([.L44]=&quot;Estimate&quot;;1;([.M44])/(2^[.N44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45]" office:value-type="string" office:string-value="NW" calcext:value-type="string">
            <text:p>NW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style-name="ce7" table:formula="of:=([.I45]*[.K45])/100" office:value-type="float" office:value="0.53" calcext:value-type="float">
            <text:p>1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formula="of:=IF([.H4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]=&quot;Estimate&quot;;1;IF([.B45]=1;ORG.LIBREOFFICE.RANDBETWEEN.NV(1;5);IF([.L45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5]=&quot;Estimate&quot;;1;ORG.LIBREOFFICE.RANDBETWEEN.NV(1;7))" office:value-type="float" office:value="7" calcext:value-type="float">
            <text:p>7</text:p>
          </table:table-cell>
          <table:table-cell table:style-name="ce9" table:formula="of:=IF([.L45]=&quot;Estimate&quot;;1;([.M45])/(2^[.N45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46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style-name="ce7" table:formula="of:=([.I46]*[.K46])/100" office:value-type="float" office:value="0.95" calcext:value-type="float">
            <text:p>1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formula="of:=IF([.H4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]=&quot;Estimate&quot;;1;IF([.B46]=1;ORG.LIBREOFFICE.RANDBETWEEN.NV(1;5);IF([.L46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6]=&quot;Estimate&quot;;1;ORG.LIBREOFFICE.RANDBETWEEN.NV(1;7))" office:value-type="float" office:value="1" calcext:value-type="float">
            <text:p>1</text:p>
          </table:table-cell>
          <table:table-cell table:style-name="ce9" table:formula="of:=IF([.L46]=&quot;Estimate&quot;;1;([.M46])/(2^[.N46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4" calcext:value-type="float">
            <text:p>54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style-name="ce7" table:formula="of:=([.I47]*[.K47])/100" office:value-type="float" office:value="26.73" calcext:value-type="float">
            <text:p>27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formula="of:=IF([.H4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7]=&quot;Estimate&quot;;1;IF([.B47]=1;ORG.LIBREOFFICE.RANDBETWEEN.NV(1;5);IF([.L4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7]=&quot;Estimate&quot;;1;ORG.LIBREOFFICE.RANDBETWEEN.NV(1;7))" office:value-type="float" office:value="4" calcext:value-type="float">
            <text:p>4</text:p>
          </table:table-cell>
          <table:table-cell table:style-name="ce9" table:formula="of:=IF([.L47]=&quot;Estimate&quot;;1;([.M47])/(2^[.N47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style-name="ce7" table:formula="of:=([.I48]*[.K48])/100" office:value-type="float" office:value="2.52" calcext:value-type="float">
            <text:p>3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formula="of:=IF([.H4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]=&quot;Estimate&quot;;1;IF([.B48]=1;ORG.LIBREOFFICE.RANDBETWEEN.NV(1;5);IF([.L48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8]=&quot;Estimate&quot;;1;ORG.LIBREOFFICE.RANDBETWEEN.NV(1;7))" office:value-type="float" office:value="3" calcext:value-type="float">
            <text:p>3</text:p>
          </table:table-cell>
          <table:table-cell table:style-name="ce9" table:formula="of:=IF([.L48]=&quot;Estimate&quot;;1;([.M48])/(2^[.N48]))" office:value-type="float" office:value="0.0546875" calcext:value-type="float">
            <text:p>0.05469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49]" office:value-type="string" office:string-value="SU" calcext:value-type="string">
            <text:p>SU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style-name="ce7" table:formula="of:=([.I49]*[.K49])/100" office:value-type="float" office:value="31.92" calcext:value-type="float">
            <text:p>32</text:p>
          </table:table-cell>
          <table:table-cell table:formula="of:=ORG.LIBREOFFICE.RANDBETWEEN.NV(1;95)" office:value-type="float" office:value="41" calcext:value-type="float">
            <text:p>41</text:p>
          </table:table-cell>
          <table:table-cell table:formula="of:=IF([.H4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9]=&quot;Estimate&quot;;1;IF([.B49]=1;ORG.LIBREOFFICE.RANDBETWEEN.NV(1;5);IF([.L4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9]=&quot;Estimate&quot;;1;ORG.LIBREOFFICE.RANDBETWEEN.NV(1;7))" office:value-type="float" office:value="3" calcext:value-type="float">
            <text:p>3</text:p>
          </table:table-cell>
          <table:table-cell table:style-name="ce9" table:formula="of:=IF([.L49]=&quot;Estimate&quot;;1;([.M49])/(2^[.N49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50]" office:value-type="string" office:string-value="VO" calcext:value-type="string">
            <text:p>VO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44" calcext:value-type="float">
            <text:p>44</text:p>
          </table:table-cell>
          <table:table-cell table:style-name="ce7" table:formula="of:=([.I50]*[.K50])/100" office:value-type="float" office:value="1.08" calcext:value-type="float">
            <text:p>1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formula="of:=IF([.H5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0]=&quot;Estimate&quot;;1;IF([.B50]=1;ORG.LIBREOFFICE.RANDBETWEEN.NV(1;5);IF([.L50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50]=&quot;Estimate&quot;;1;ORG.LIBREOFFICE.RANDBETWEEN.NV(1;7))" office:value-type="float" office:value="4" calcext:value-type="float">
            <text:p>4</text:p>
          </table:table-cell>
          <table:table-cell table:style-name="ce9" table:formula="of:=IF([.L50]=&quot;Estimate&quot;;1;([.M50])/(2^[.N50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style-name="ce7" table:formula="of:=([.I51]*[.K51])/100" office:value-type="float" office:value="0.5" calcext:value-type="float">
            <text:p>1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5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1]=&quot;Estimate&quot;;1;IF([.B51]=1;ORG.LIBREOFFICE.RANDBETWEEN.NV(1;5);IF([.L51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51]=&quot;Estimate&quot;;1;ORG.LIBREOFFICE.RANDBETWEEN.NV(1;7))" office:value-type="float" office:value="5" calcext:value-type="float">
            <text:p>5</text:p>
          </table:table-cell>
          <table:table-cell table:style-name="ce9" table:formula="of:=IF([.L51]=&quot;Estimate&quot;;1;([.M51])/(2^[.N51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5" calcext:value-type="float">
            <text:p>55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52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3" calcext:value-type="float">
            <text:p>23</text:p>
          </table:table-cell>
          <table:table-cell table:style-name="ce7" table:formula="of:=([.I52]*[.K52])/100" office:value-type="float" office:value="37.2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table:formula="of:=IF([.H5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2]=&quot;Estimate&quot;;1;IF([.B52]=1;ORG.LIBREOFFICE.RANDBETWEEN.NV(1;5);IF([.L5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52]=&quot;Estimate&quot;;1;ORG.LIBREOFFICE.RANDBETWEEN.NV(1;7))" office:value-type="float" office:value="5" calcext:value-type="float">
            <text:p>5</text:p>
          </table:table-cell>
          <table:table-cell table:style-name="ce9" table:formula="of:=IF([.L52]=&quot;Estimate&quot;;1;([.M52])/(2^[.N52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4" calcext:value-type="float">
            <text:p>34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53]" office:value-type="string" office:string-value="CN" calcext:value-type="string">
            <text:p>CN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style-name="ce7" table:formula="of:=([.I53]*[.K53])/100" office:value-type="float" office:value="8.64" calcext:value-type="float">
            <text:p>9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formula="of:=IF([.H5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3]=&quot;Estimate&quot;;1;IF([.B53]=1;ORG.LIBREOFFICE.RANDBETWEEN.NV(1;5);IF([.L53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53]=&quot;Estimate&quot;;1;ORG.LIBREOFFICE.RANDBETWEEN.NV(1;7))" office:value-type="float" office:value="1" calcext:value-type="float">
            <text:p>1</text:p>
          </table:table-cell>
          <table:table-cell table:style-name="ce9" table:formula="of:=IF([.L53]=&quot;Estimate&quot;;1;([.M53])/(2^[.N53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8" calcext:value-type="float">
            <text:p>48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31" calcext:value-type="float">
            <text:p>31</text:p>
          </table:table-cell>
          <table:table-cell table:style-name="ce7" table:formula="of:=([.I54]*[.K54])/100" office:value-type="float" office:value="1.95" calcext:value-type="float">
            <text:p>2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formula="of:=IF([.H5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4]=&quot;Estimate&quot;;1;IF([.B54]=1;ORG.LIBREOFFICE.RANDBETWEEN.NV(1;5);IF([.L54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54]=&quot;Estimate&quot;;1;ORG.LIBREOFFICE.RANDBETWEEN.NV(1;7))" office:value-type="float" office:value="3" calcext:value-type="float">
            <text:p>3</text:p>
          </table:table-cell>
          <table:table-cell table:style-name="ce9" table:formula="of:=IF([.L54]=&quot;Estimate&quot;;1;([.M54])/(2^[.N54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55]" office:value-type="string" office:string-value="CN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style-name="ce7" table:formula="of:=([.I55]*[.K55])/100" office:value-type="float" office:value="13.32" calcext:value-type="float">
            <text:p>13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formula="of:=IF([.H5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5]=&quot;Estimate&quot;;1;IF([.B55]=1;ORG.LIBREOFFICE.RANDBETWEEN.NV(1;5);IF([.L55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55]=&quot;Estimate&quot;;1;ORG.LIBREOFFICE.RANDBETWEEN.NV(1;7))" office:value-type="float" office:value="5" calcext:value-type="float">
            <text:p>5</text:p>
          </table:table-cell>
          <table:table-cell table:style-name="ce9" table:formula="of:=IF([.L55]=&quot;Estimate&quot;;1;([.M55])/(2^[.N55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56]" office:value-type="string" office:string-value="CN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style-name="ce7" table:formula="of:=([.I56]*[.K56])/100" office:value-type="float" office:value="80.1" calcext:value-type="float">
            <text:p>80</text:p>
          </table:table-cell>
          <table:table-cell table:formula="of:=ORG.LIBREOFFICE.RANDBETWEEN.NV(1;95)" office:value-type="float" office:value="68" calcext:value-type="float">
            <text:p>68</text:p>
          </table:table-cell>
          <table:table-cell table:formula="of:=IF([.H5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6]=&quot;Estimate&quot;;1;IF([.B56]=1;ORG.LIBREOFFICE.RANDBETWEEN.NV(1;5);IF([.L5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56]=&quot;Estimate&quot;;1;ORG.LIBREOFFICE.RANDBETWEEN.NV(1;7))" office:value-type="float" office:value="7" calcext:value-type="float">
            <text:p>7</text:p>
          </table:table-cell>
          <table:table-cell table:style-name="ce9" table:formula="of:=IF([.L56]=&quot;Estimate&quot;;1;([.M56])/(2^[.N56]))" office:value-type="float" office:value="0.875" calcext:value-type="float">
            <text:p>0.8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style-name="ce7" table:formula="of:=([.I57]*[.K57])/100" office:value-type="float" office:value="4.05" calcext:value-type="float">
            <text:p>4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formula="of:=IF([.H5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7]=&quot;Estimate&quot;;1;IF([.B57]=1;ORG.LIBREOFFICE.RANDBETWEEN.NV(1;5);IF([.L57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57]=&quot;Estimate&quot;;1;ORG.LIBREOFFICE.RANDBETWEEN.NV(1;7))" office:value-type="float" office:value="6" calcext:value-type="float">
            <text:p>6</text:p>
          </table:table-cell>
          <table:table-cell table:style-name="ce9" table:formula="of:=IF([.L57]=&quot;Estimate&quot;;1;([.M57])/(2^[.N57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58]" office:value-type="string" office:string-value="NW" calcext:value-type="string">
            <text:p>NW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style-name="ce7" table:formula="of:=([.I58]*[.K58])/100" office:value-type="float" office:value="11.96" calcext:value-type="float">
            <text:p>12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formula="of:=IF([.H5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58]=&quot;Estimate&quot;;1;IF([.B58]=1;ORG.LIBREOFFICE.RANDBETWEEN.NV(1;5);IF([.L5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58]=&quot;Estimate&quot;;1;ORG.LIBREOFFICE.RANDBETWEEN.NV(1;7))" office:value-type="float" office:value="1" calcext:value-type="float">
            <text:p>1</text:p>
          </table:table-cell>
          <table:table-cell table:style-name="ce9" table:formula="of:=IF([.L58]=&quot;Estimate&quot;;1;([.M58])/(2^[.N5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59]" office:value-type="string" office:string-value="SPB" calcext:value-type="string">
            <text:p>SPB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style-name="ce7" table:formula="of:=([.I59]*[.K59])/100" office:value-type="float" office:value="4.45" calcext:value-type="float">
            <text:p>4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formula="of:=IF([.H5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9]=&quot;Estimate&quot;;1;IF([.B59]=1;ORG.LIBREOFFICE.RANDBETWEEN.NV(1;5);IF([.L5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59]=&quot;Estimate&quot;;1;ORG.LIBREOFFICE.RANDBETWEEN.NV(1;7))" office:value-type="float" office:value="1" calcext:value-type="float">
            <text:p>1</text:p>
          </table:table-cell>
          <table:table-cell table:style-name="ce9" table:formula="of:=IF([.L59]=&quot;Estimate&quot;;1;([.M59])/(2^[.N59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60]*[.K60])/100" office:value-type="float" office:value="13.92" calcext:value-type="float">
            <text:p>14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formula="of:=IF([.H6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0]=&quot;Estimate&quot;;1;IF([.B60]=1;ORG.LIBREOFFICE.RANDBETWEEN.NV(1;5);IF([.L6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60]=&quot;Estimate&quot;;1;ORG.LIBREOFFICE.RANDBETWEEN.NV(1;7))" office:value-type="float" office:value="4" calcext:value-type="float">
            <text:p>4</text:p>
          </table:table-cell>
          <table:table-cell table:style-name="ce9" table:formula="of:=IF([.L60]=&quot;Estimate&quot;;1;([.M60])/(2^[.N60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61]" office:value-type="string" office:string-value="SPB" calcext:value-type="string">
            <text:p>SPB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style-name="ce7" table:formula="of:=([.I61]*[.K61])/100" office:value-type="float" office:value="72.2" calcext:value-type="float">
            <text:p>72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office:value-type="string" calcext:value-type="string">
            <text:p>Modelling</text:p>
          </table:table-cell>
          <table:table-cell table:style-name="ce8" table:formula="of:=IF([.L61]=&quot;Estimate&quot;;1;IF([.B61]=1;ORG.LIBREOFFICE.RANDBETWEEN.NV(1;5);IF([.L61]=&quot;Adjustments&quot;;ORG.LIBREOFFICE.RANDBETWEEN.NV(2;7);ORG.LIBREOFFICE.RANDBETWEEN.NV(25;200))))"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style-name="ce9" table:formula="of:=IF([.L61]=&quot;Estimate&quot;;1;([.M61])/(2^[.N61]))" office:value-type="float" office:value="4.625" calcext:value-type="float">
            <text:p>4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style-name="ce7" table:formula="of:=([.I62]*[.K62])/100" office:value-type="float" office:value="5.94" calcext:value-type="float">
            <text:p>6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formula="of:=IF([.H6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2]=&quot;Estimate&quot;;1;IF([.B62]=1;ORG.LIBREOFFICE.RANDBETWEEN.NV(1;5);IF([.L6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62]=&quot;Estimate&quot;;1;ORG.LIBREOFFICE.RANDBETWEEN.NV(1;7))" office:value-type="float" office:value="7" calcext:value-type="float">
            <text:p>7</text:p>
          </table:table-cell>
          <table:table-cell table:style-name="ce9" table:formula="of:=IF([.L62]=&quot;Estimate&quot;;1;([.M62])/(2^[.N62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63]" office:value-type="string" office:string-value="MSK" calcext:value-type="string">
            <text:p>MSK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style-name="ce7" table:formula="of:=([.I63]*[.K63])/100" office:value-type="float" office:value="13.68" calcext:value-type="float">
            <text:p>14</text:p>
          </table:table-cell>
          <table:table-cell table:formula="of:=ORG.LIBREOFFICE.RANDBETWEEN.NV(1;95)" office:value-type="float" office:value="1" calcext:value-type="float">
            <text:p>1</text:p>
          </table:table-cell>
          <table:table-cell office:value-type="string" calcext:value-type="string">
            <text:p>Modelling</text:p>
          </table:table-cell>
          <table:table-cell table:style-name="ce8" table:formula="of:=IF([.L63]=&quot;Estimate&quot;;1;IF([.B63]=1;ORG.LIBREOFFICE.RANDBETWEEN.NV(1;5);IF([.L63]=&quot;Adjustments&quot;;ORG.LIBREOFFICE.RANDBETWEEN.NV(2;7);ORG.LIBREOFFICE.RANDBETWEEN.NV(25;200))))" office:value-type="float" office:value="93" calcext:value-type="float">
            <text:p>93</text:p>
          </table:table-cell>
          <table:table-cell table:formula="of:=IF([.L63]=&quot;Estimate&quot;;1;ORG.LIBREOFFICE.RANDBETWEEN.NV(1;7))" office:value-type="float" office:value="3" calcext:value-type="float">
            <text:p>3</text:p>
          </table:table-cell>
          <table:table-cell table:style-name="ce9" table:formula="of:=IF([.L63]=&quot;Estimate&quot;;1;([.M63])/(2^[.N63]))" office:value-type="float" office:value="2.90625" calcext:value-type="float">
            <text:p>2.90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4" calcext:value-type="float">
            <text:p>54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style-name="ce7" table:formula="of:=([.I64]*[.K64])/100" office:value-type="float" office:value="58.1" calcext:value-type="float">
            <text:p>58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formula="of:=IF([.H6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4]=&quot;Estimate&quot;;1;IF([.B64]=1;ORG.LIBREOFFICE.RANDBETWEEN.NV(1;5);IF([.L64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64]=&quot;Estimate&quot;;1;ORG.LIBREOFFICE.RANDBETWEEN.NV(1;7))" office:value-type="float" office:value="7" calcext:value-type="float">
            <text:p>7</text:p>
          </table:table-cell>
          <table:table-cell table:style-name="ce9" table:formula="of:=IF([.L64]=&quot;Estimate&quot;;1;([.M64])/(2^[.N64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7" calcext:value-type="float">
            <text:p>47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style-name="ce7" table:formula="of:=([.I65]*[.K65])/100" office:value-type="float" office:value="2.1" calcext:value-type="float">
            <text:p>2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formula="of:=IF([.H6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5]=&quot;Estimate&quot;;1;IF([.B65]=1;ORG.LIBREOFFICE.RANDBETWEEN.NV(1;5);IF([.L65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65]=&quot;Estimate&quot;;1;ORG.LIBREOFFICE.RANDBETWEEN.NV(1;7))" office:value-type="float" office:value="5" calcext:value-type="float">
            <text:p>5</text:p>
          </table:table-cell>
          <table:table-cell table:style-name="ce9" table:formula="of:=IF([.L65]=&quot;Estimate&quot;;1;([.M65])/(2^[.N65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style-name="ce7" table:formula="of:=([.I66]*[.K66])/100" office:value-type="float" office:value="30.03" calcext:value-type="float">
            <text:p>30</text:p>
          </table:table-cell>
          <table:table-cell table:formula="of:=ORG.LIBREOFFICE.RANDBETWEEN.NV(1;95)" office:value-type="float" office:value="90" calcext:value-type="float">
            <text:p>90</text:p>
          </table:table-cell>
          <table:table-cell table:formula="of:=IF([.H6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6]=&quot;Estimate&quot;;1;IF([.B66]=1;ORG.LIBREOFFICE.RANDBETWEEN.NV(1;5);IF([.L66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66]=&quot;Estimate&quot;;1;ORG.LIBREOFFICE.RANDBETWEEN.NV(1;7))" office:value-type="float" office:value="5" calcext:value-type="float">
            <text:p>5</text:p>
          </table:table-cell>
          <table:table-cell table:style-name="ce9" table:formula="of:=IF([.L66]=&quot;Estimate&quot;;1;([.M66])/(2^[.N66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67]*[.K67])/100" office:value-type="float" office:value="23.76" calcext:value-type="float">
            <text:p>24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formula="of:=IF([.H6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7]=&quot;Estimate&quot;;1;IF([.B67]=1;ORG.LIBREOFFICE.RANDBETWEEN.NV(1;5);IF([.L67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67]=&quot;Estimate&quot;;1;ORG.LIBREOFFICE.RANDBETWEEN.NV(1;7))" office:value-type="float" office:value="5" calcext:value-type="float">
            <text:p>5</text:p>
          </table:table-cell>
          <table:table-cell table:style-name="ce9" table:formula="of:=IF([.L67]=&quot;Estimate&quot;;1;([.M67])/(2^[.N67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68]" office:value-type="string" office:string-value="MSK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style-name="ce7" table:formula="of:=([.I68]*[.K68])/100" office:value-type="float" office:value="6.44" calcext:value-type="float">
            <text:p>6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formula="of:=IF([.H6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8]=&quot;Estimate&quot;;1;IF([.B68]=1;ORG.LIBREOFFICE.RANDBETWEEN.NV(1;5);IF([.L68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68]=&quot;Estimate&quot;;1;ORG.LIBREOFFICE.RANDBETWEEN.NV(1;7))" office:value-type="float" office:value="4" calcext:value-type="float">
            <text:p>4</text:p>
          </table:table-cell>
          <table:table-cell table:style-name="ce9" table:formula="of:=IF([.L68]=&quot;Estimate&quot;;1;([.M68])/(2^[.N68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69]" office:value-type="string" office:string-value="MSK" calcext:value-type="string">
            <text:p>MSK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style-name="ce7" table:formula="of:=([.I69]*[.K69])/100" office:value-type="float" office:value="0.86" calcext:value-type="float">
            <text:p>1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formula="of:=IF([.H6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9]=&quot;Estimate&quot;;1;IF([.B69]=1;ORG.LIBREOFFICE.RANDBETWEEN.NV(1;5);IF([.L69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69]=&quot;Estimate&quot;;1;ORG.LIBREOFFICE.RANDBETWEEN.NV(1;7))" office:value-type="float" office:value="5" calcext:value-type="float">
            <text:p>5</text:p>
          </table:table-cell>
          <table:table-cell table:style-name="ce9" table:formula="of:=IF([.L69]=&quot;Estimate&quot;;1;([.M69])/(2^[.N69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70]" office:value-type="string" office:string-value="SPB" calcext:value-type="string">
            <text:p>SPB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style-name="ce7" table:formula="of:=([.I70]*[.K70])/100" office:value-type="float" office:value="3.96" calcext:value-type="float">
            <text:p>4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office:value-type="string" calcext:value-type="string">
            <text:p>Modelling</text:p>
          </table:table-cell>
          <table:table-cell table:style-name="ce8" table:formula="of:=IF([.L70]=&quot;Estimate&quot;;1;IF([.B70]=1;ORG.LIBREOFFICE.RANDBETWEEN.NV(1;5);IF([.L70]=&quot;Adjustments&quot;;ORG.LIBREOFFICE.RANDBETWEEN.NV(2;7);ORG.LIBREOFFICE.RANDBETWEEN.NV(25;200))))"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style-name="ce9" table:formula="of:=IF([.L70]=&quot;Estimate&quot;;1;([.M70])/(2^[.N70]))" office:value-type="float" office:value="2.71875" calcext:value-type="float">
            <text:p>2.7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style-name="ce7" table:formula="of:=([.I71]*[.K71])/100" office:value-type="float" office:value="30.24" calcext:value-type="float">
            <text:p>30</text:p>
          </table:table-cell>
          <table:table-cell table:formula="of:=ORG.LIBREOFFICE.RANDBETWEEN.NV(1;95)" office:value-type="float" office:value="84" calcext:value-type="float">
            <text:p>84</text:p>
          </table:table-cell>
          <table:table-cell table:formula="of:=IF([.H71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71]=&quot;Estimate&quot;;1;IF([.B71]=1;ORG.LIBREOFFICE.RANDBETWEEN.NV(1;5);IF([.L7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71]=&quot;Estimate&quot;;1;ORG.LIBREOFFICE.RANDBETWEEN.NV(1;7))" office:value-type="float" office:value="1" calcext:value-type="float">
            <text:p>1</text:p>
          </table:table-cell>
          <table:table-cell table:style-name="ce9" table:formula="of:=IF([.L71]=&quot;Estimate&quot;;1;([.M71])/(2^[.N71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72]" office:value-type="string" office:string-value="NC" calcext:value-type="string">
            <text:p>NC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style-name="ce7" table:formula="of:=([.I72]*[.K72])/100" office:value-type="float" office:value="58.9" calcext:value-type="float">
            <text:p>59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formula="of:=IF([.H7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2]=&quot;Estimate&quot;;1;IF([.B72]=1;ORG.LIBREOFFICE.RANDBETWEEN.NV(1;5);IF([.L72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72]=&quot;Estimate&quot;;1;ORG.LIBREOFFICE.RANDBETWEEN.NV(1;7))" office:value-type="float" office:value="6" calcext:value-type="float">
            <text:p>6</text:p>
          </table:table-cell>
          <table:table-cell table:style-name="ce9" table:formula="of:=IF([.L72]=&quot;Estimate&quot;;1;([.M72])/(2^[.N72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73]" office:value-type="string" office:string-value="SU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style-name="ce7" table:formula="of:=([.I73]*[.K73])/100" office:value-type="float" office:value="12" calcext:value-type="float">
            <text:p>12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formula="of:=IF([.H7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3]=&quot;Estimate&quot;;1;IF([.B73]=1;ORG.LIBREOFFICE.RANDBETWEEN.NV(1;5);IF([.L73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73]=&quot;Estimate&quot;;1;ORG.LIBREOFFICE.RANDBETWEEN.NV(1;7))" office:value-type="float" office:value="3" calcext:value-type="float">
            <text:p>3</text:p>
          </table:table-cell>
          <table:table-cell table:style-name="ce9" table:formula="of:=IF([.L73]=&quot;Estimate&quot;;1;([.M73])/(2^[.N73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style-name="ce7" table:formula="of:=([.I74]*[.K74])/100" office:value-type="float" office:value="37.44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IF([.H7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4]=&quot;Estimate&quot;;1;IF([.B74]=1;ORG.LIBREOFFICE.RANDBETWEEN.NV(1;5);IF([.L74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74]=&quot;Estimate&quot;;1;ORG.LIBREOFFICE.RANDBETWEEN.NV(1;7))" office:value-type="float" office:value="2" calcext:value-type="float">
            <text:p>2</text:p>
          </table:table-cell>
          <table:table-cell table:style-name="ce9" table:formula="of:=IF([.L74]=&quot;Estimate&quot;;1;([.M74])/(2^[.N74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75]" office:value-type="string" office:string-value="VO" calcext:value-type="string">
            <text:p>VO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25" calcext:value-type="float">
            <text:p>25</text:p>
          </table:table-cell>
          <table:table-cell table:style-name="ce7" table:formula="of:=([.I75]*[.K75])/100" office:value-type="float" office:value="28.05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table:formula="of:=IF([.H7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5]=&quot;Estimate&quot;;1;IF([.B75]=1;ORG.LIBREOFFICE.RANDBETWEEN.NV(1;5);IF([.L7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75]=&quot;Estimate&quot;;1;ORG.LIBREOFFICE.RANDBETWEEN.NV(1;7))" office:value-type="float" office:value="6" calcext:value-type="float">
            <text:p>6</text:p>
          </table:table-cell>
          <table:table-cell table:style-name="ce9" table:formula="of:=IF([.L75]=&quot;Estimate&quot;;1;([.M75])/(2^[.N75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76]" office:value-type="string" office:string-value="SU" calcext:value-type="string">
            <text:p>SU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62" calcext:value-type="float">
            <text:p>62</text:p>
          </table:table-cell>
          <table:table-cell table:style-name="ce7" table:formula="of:=([.I76]*[.K76])/100" office:value-type="float" office:value="35.75" calcext:value-type="float">
            <text:p>36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formula="of:=IF([.H7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6]=&quot;Estimate&quot;;1;IF([.B76]=1;ORG.LIBREOFFICE.RANDBETWEEN.NV(1;5);IF([.L76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76]=&quot;Estimate&quot;;1;ORG.LIBREOFFICE.RANDBETWEEN.NV(1;7))" office:value-type="float" office:value="7" calcext:value-type="float">
            <text:p>7</text:p>
          </table:table-cell>
          <table:table-cell table:style-name="ce9" table:formula="of:=IF([.L76]=&quot;Estimate&quot;;1;([.M76])/(2^[.N76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77]" office:value-type="string" office:string-value="SU" calcext:value-type="string">
            <text:p>SU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style-name="ce7" table:formula="of:=([.I77]*[.K77])/100" office:value-type="float" office:value="3.25" calcext:value-type="float">
            <text:p>3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formula="of:=IF([.H7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7]=&quot;Estimate&quot;;1;IF([.B77]=1;ORG.LIBREOFFICE.RANDBETWEEN.NV(1;5);IF([.L77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77]=&quot;Estimate&quot;;1;ORG.LIBREOFFICE.RANDBETWEEN.NV(1;7))" office:value-type="float" office:value="5" calcext:value-type="float">
            <text:p>5</text:p>
          </table:table-cell>
          <table:table-cell table:style-name="ce9" table:formula="of:=IF([.L77]=&quot;Estimate&quot;;1;([.M77])/(2^[.N77]))" office:value-type="float" office:value="0.875" calcext:value-type="float">
            <text:p>0.8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style-name="ce7" table:formula="of:=([.I78]*[.K78])/100" office:value-type="float" office:value="33.75" calcext:value-type="float">
            <text:p>34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formula="of:=IF([.H7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8]=&quot;Estimate&quot;;1;IF([.B78]=1;ORG.LIBREOFFICE.RANDBETWEEN.NV(1;5);IF([.L78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78]=&quot;Estimate&quot;;1;ORG.LIBREOFFICE.RANDBETWEEN.NV(1;7))" office:value-type="float" office:value="7" calcext:value-type="float">
            <text:p>7</text:p>
          </table:table-cell>
          <table:table-cell table:style-name="ce9" table:formula="of:=IF([.L78]=&quot;Estimate&quot;;1;([.M78])/(2^[.N78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8" calcext:value-type="float">
            <text:p>88</text:p>
          </table:table-cell>
          <table:table-cell table:style-name="ce7" table:formula="of:=([.I79]*[.K79])/100" office:value-type="float" office:value="12.74" calcext:value-type="float">
            <text:p>13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formula="of:=IF([.H7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9]=&quot;Estimate&quot;;1;IF([.B79]=1;ORG.LIBREOFFICE.RANDBETWEEN.NV(1;5);IF([.L79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79]=&quot;Estimate&quot;;1;ORG.LIBREOFFICE.RANDBETWEEN.NV(1;7))" office:value-type="float" office:value="2" calcext:value-type="float">
            <text:p>2</text:p>
          </table:table-cell>
          <table:table-cell table:style-name="ce9" table:formula="of:=IF([.L79]=&quot;Estimate&quot;;1;([.M79])/(2^[.N79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80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90" calcext:value-type="float">
            <text:p>90</text:p>
          </table:table-cell>
          <table:table-cell table:style-name="ce7" table:formula="of:=([.I80]*[.K80])/100" office:value-type="float" office:value="7.92" calcext:value-type="float">
            <text:p>8</text:p>
          </table:table-cell>
          <table:table-cell table:formula="of:=ORG.LIBREOFFICE.RANDBETWEEN.NV(1;95)" office:value-type="float" office:value="83" calcext:value-type="float">
            <text:p>83</text:p>
          </table:table-cell>
          <table:table-cell office:value-type="string" calcext:value-type="string">
            <text:p>Modelling</text:p>
          </table:table-cell>
          <table:table-cell table:style-name="ce8" table:formula="of:=IF([.L80]=&quot;Estimate&quot;;1;IF([.B80]=1;ORG.LIBREOFFICE.RANDBETWEEN.NV(1;5);IF([.L80]=&quot;Adjustments&quot;;ORG.LIBREOFFICE.RANDBETWEEN.NV(2;7);ORG.LIBREOFFICE.RANDBETWEEN.NV(25;200))))"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9" table:formula="of:=IF([.L80]=&quot;Estimate&quot;;1;([.M80])/(2^[.N80]))" office:value-type="float" office:value="4.8125" calcext:value-type="float">
            <text:p>4.8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81]" office:value-type="string" office:string-value="VO" calcext:value-type="string">
            <text:p>VO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style-name="ce7" table:formula="of:=([.I81]*[.K81])/100" office:value-type="float" office:value="7" calcext:value-type="float">
            <text:p>7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formula="of:=IF([.H8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1]=&quot;Estimate&quot;;1;IF([.B81]=1;ORG.LIBREOFFICE.RANDBETWEEN.NV(1;5);IF([.L81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81]=&quot;Estimate&quot;;1;ORG.LIBREOFFICE.RANDBETWEEN.NV(1;7))" office:value-type="float" office:value="1" calcext:value-type="float">
            <text:p>1</text:p>
          </table:table-cell>
          <table:table-cell table:style-name="ce9" table:formula="of:=IF([.L81]=&quot;Estimate&quot;;1;([.M81])/(2^[.N81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82]" office:value-type="string" office:string-value="SY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style-name="ce7" table:formula="of:=([.I82]*[.K82])/100" office:value-type="float" office:value="1.98" calcext:value-type="float">
            <text:p>2</text:p>
          </table:table-cell>
          <table:table-cell table:formula="of:=ORG.LIBREOFFICE.RANDBETWEEN.NV(1;95)" office:value-type="float" office:value="68" calcext:value-type="float">
            <text:p>68</text:p>
          </table:table-cell>
          <table:table-cell table:formula="of:=IF([.H82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82]=&quot;Estimate&quot;;1;IF([.B82]=1;ORG.LIBREOFFICE.RANDBETWEEN.NV(1;5);IF([.L82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82]=&quot;Estimate&quot;;1;ORG.LIBREOFFICE.RANDBETWEEN.NV(1;7))" office:value-type="float" office:value="1" calcext:value-type="float">
            <text:p>1</text:p>
          </table:table-cell>
          <table:table-cell table:style-name="ce9" table:formula="of:=IF([.L82]=&quot;Estimate&quot;;1;([.M82])/(2^[.N82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83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83]*[.K83])/100" office:value-type="float" office:value="6.16" calcext:value-type="float">
            <text:p>6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formula="of:=IF([.H8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3]=&quot;Estimate&quot;;1;IF([.B83]=1;ORG.LIBREOFFICE.RANDBETWEEN.NV(1;5);IF([.L83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83]=&quot;Estimate&quot;;1;ORG.LIBREOFFICE.RANDBETWEEN.NV(1;7))" office:value-type="float" office:value="5" calcext:value-type="float">
            <text:p>5</text:p>
          </table:table-cell>
          <table:table-cell table:style-name="ce9" table:formula="of:=IF([.L83]=&quot;Estimate&quot;;1;([.M83])/(2^[.N83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4" calcext:value-type="float">
            <text:p>54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style-name="ce7" table:formula="of:=([.I84]*[.K84])/100" office:value-type="float" office:value="54.56" calcext:value-type="float">
            <text:p>55</text:p>
          </table:table-cell>
          <table:table-cell table:formula="of:=ORG.LIBREOFFICE.RANDBETWEEN.NV(1;95)" office:value-type="float" office:value="90" calcext:value-type="float">
            <text:p>90</text:p>
          </table:table-cell>
          <table:table-cell table:formula="of:=IF([.H8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4]=&quot;Estimate&quot;;1;IF([.B84]=1;ORG.LIBREOFFICE.RANDBETWEEN.NV(1;5);IF([.L84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84]=&quot;Estimate&quot;;1;ORG.LIBREOFFICE.RANDBETWEEN.NV(1;7))" office:value-type="float" office:value="2" calcext:value-type="float">
            <text:p>2</text:p>
          </table:table-cell>
          <table:table-cell table:style-name="ce9" table:formula="of:=IF([.L84]=&quot;Estimate&quot;;1;([.M84])/(2^[.N84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85]" office:value-type="string" office:string-value="NW" calcext:value-type="string">
            <text:p>NW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6" calcext:value-type="float">
            <text:p>36</text:p>
          </table:table-cell>
          <table:table-cell table:style-name="ce7" table:formula="of:=([.I85]*[.K85])/100" office:value-type="float" office:value="35.34" calcext:value-type="float">
            <text:p>35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formula="of:=IF([.H8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5]=&quot;Estimate&quot;;1;IF([.B85]=1;ORG.LIBREOFFICE.RANDBETWEEN.NV(1;5);IF([.L85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85]=&quot;Estimate&quot;;1;ORG.LIBREOFFICE.RANDBETWEEN.NV(1;7))" office:value-type="float" office:value="2" calcext:value-type="float">
            <text:p>2</text:p>
          </table:table-cell>
          <table:table-cell table:style-name="ce9" table:formula="of:=IF([.L85]=&quot;Estimate&quot;;1;([.M85])/(2^[.N85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86]" office:value-type="string" office:string-value="CN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style-name="ce7" table:formula="of:=([.I86]*[.K86])/100" office:value-type="float" office:value="41.76" calcext:value-type="float">
            <text:p>42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formula="of:=IF([.H8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6]=&quot;Estimate&quot;;1;IF([.B86]=1;ORG.LIBREOFFICE.RANDBETWEEN.NV(1;5);IF([.L86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86]=&quot;Estimate&quot;;1;ORG.LIBREOFFICE.RANDBETWEEN.NV(1;7))" office:value-type="float" office:value="7" calcext:value-type="float">
            <text:p>7</text:p>
          </table:table-cell>
          <table:table-cell table:style-name="ce9" table:formula="of:=IF([.L86]=&quot;Estimate&quot;;1;([.M86])/(2^[.N86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style-name="ce6" table:formula="of:=[.C87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style-name="ce7" table:formula="of:=([.I87]*[.K87])/100" office:value-type="float" office:value="41.6" calcext:value-type="float">
            <text:p>42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formula="of:=IF([.H8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7]=&quot;Estimate&quot;;1;IF([.B87]=1;ORG.LIBREOFFICE.RANDBETWEEN.NV(1;5);IF([.L8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87]=&quot;Estimate&quot;;1;ORG.LIBREOFFICE.RANDBETWEEN.NV(1;7))" office:value-type="float" office:value="1" calcext:value-type="float">
            <text:p>1</text:p>
          </table:table-cell>
          <table:table-cell table:style-name="ce9" table:formula="of:=IF([.L87]=&quot;Estimate&quot;;1;([.M87])/(2^[.N8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4" calcext:value-type="float">
            <text:p>34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style-name="ce7" table:formula="of:=([.I88]*[.K88])/100" office:value-type="float" office:value="51.3" calcext:value-type="float">
            <text:p>51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formula="of:=IF([.H8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8]=&quot;Estimate&quot;;1;IF([.B88]=1;ORG.LIBREOFFICE.RANDBETWEEN.NV(1;5);IF([.L88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88]=&quot;Estimate&quot;;1;ORG.LIBREOFFICE.RANDBETWEEN.NV(1;7))" office:value-type="float" office:value="2" calcext:value-type="float">
            <text:p>2</text:p>
          </table:table-cell>
          <table:table-cell table:style-name="ce9" table:formula="of:=IF([.L88]=&quot;Estimate&quot;;1;([.M88])/(2^[.N88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7" calcext:value-type="float">
            <text:p>47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89]" office:value-type="string" office:string-value="SU" calcext:value-type="string">
            <text:p>SU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89]*[.K89])/100" office:value-type="float" office:value="19.84" calcext:value-type="float">
            <text:p>20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8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9]=&quot;Estimate&quot;;1;IF([.B89]=1;ORG.LIBREOFFICE.RANDBETWEEN.NV(1;5);IF([.L8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89]=&quot;Estimate&quot;;1;ORG.LIBREOFFICE.RANDBETWEEN.NV(1;7))" office:value-type="float" office:value="6" calcext:value-type="float">
            <text:p>6</text:p>
          </table:table-cell>
          <table:table-cell table:style-name="ce9" table:formula="of:=IF([.L89]=&quot;Estimate&quot;;1;([.M89])/(2^[.N89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90]" office:value-type="string" office:string-value="CN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style-name="ce7" table:formula="of:=([.I90]*[.K90])/100" office:value-type="float" office:value="47.52" calcext:value-type="float">
            <text:p>48</text:p>
          </table:table-cell>
          <table:table-cell table:formula="of:=ORG.LIBREOFFICE.RANDBETWEEN.NV(1;95)" office:value-type="float" office:value="93" calcext:value-type="float">
            <text:p>93</text:p>
          </table:table-cell>
          <table:table-cell table:formula="of:=IF([.H9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90]=&quot;Estimate&quot;;1;IF([.B90]=1;ORG.LIBREOFFICE.RANDBETWEEN.NV(1;5);IF([.L90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90]=&quot;Estimate&quot;;1;ORG.LIBREOFFICE.RANDBETWEEN.NV(1;7))" office:value-type="float" office:value="7" calcext:value-type="float">
            <text:p>7</text:p>
          </table:table-cell>
          <table:table-cell table:style-name="ce9" table:formula="of:=IF([.L90]=&quot;Estimate&quot;;1;([.M90])/(2^[.N90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style-name="ce7" table:formula="of:=([.I91]*[.K91])/100" office:value-type="float" office:value="2.43" calcext:value-type="float">
            <text:p>2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formula="of:=IF([.H9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91]=&quot;Estimate&quot;;1;IF([.B91]=1;ORG.LIBREOFFICE.RANDBETWEEN.NV(1;5);IF([.L91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91]=&quot;Estimate&quot;;1;ORG.LIBREOFFICE.RANDBETWEEN.NV(1;7))" office:value-type="float" office:value="1" calcext:value-type="float">
            <text:p>1</text:p>
          </table:table-cell>
          <table:table-cell table:style-name="ce9" table:formula="of:=IF([.L91]=&quot;Estimate&quot;;1;([.M91])/(2^[.N91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92]" office:value-type="string" office:string-value="SY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style-name="ce7" table:formula="of:=([.I92]*[.K92])/100" office:value-type="float" office:value="5.59" calcext:value-type="float">
            <text:p>6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formula="of:=IF([.H92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92]=&quot;Estimate&quot;;1;IF([.B92]=1;ORG.LIBREOFFICE.RANDBETWEEN.NV(1;5);IF([.L92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92]=&quot;Estimate&quot;;1;ORG.LIBREOFFICE.RANDBETWEEN.NV(1;7))" office:value-type="float" office:value="1" calcext:value-type="float">
            <text:p>1</text:p>
          </table:table-cell>
          <table:table-cell table:style-name="ce9" table:formula="of:=IF([.L92]=&quot;Estimate&quot;;1;([.M92])/(2^[.N92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93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style-name="ce7" table:formula="of:=([.I93]*[.K93])/100" office:value-type="float" office:value="2.8" calcext:value-type="float">
            <text:p>3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formula="of:=IF([.H9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93]=&quot;Estimate&quot;;1;IF([.B93]=1;ORG.LIBREOFFICE.RANDBETWEEN.NV(1;5);IF([.L9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93]=&quot;Estimate&quot;;1;ORG.LIBREOFFICE.RANDBETWEEN.NV(1;7))" office:value-type="float" office:value="3" calcext:value-type="float">
            <text:p>3</text:p>
          </table:table-cell>
          <table:table-cell table:style-name="ce9" table:formula="of:=IF([.L93]=&quot;Estimate&quot;;1;([.M93])/(2^[.N93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style-name="ce7" table:formula="of:=([.I94]*[.K94])/100" office:value-type="float" office:value="85.56" calcext:value-type="float">
            <text:p>86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formula="of:=IF([.H94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94]=&quot;Estimate&quot;;1;IF([.B94]=1;ORG.LIBREOFFICE.RANDBETWEEN.NV(1;5);IF([.L94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94]=&quot;Estimate&quot;;1;ORG.LIBREOFFICE.RANDBETWEEN.NV(1;7))" office:value-type="float" office:value="1" calcext:value-type="float">
            <text:p>1</text:p>
          </table:table-cell>
          <table:table-cell table:style-name="ce9" table:formula="of:=IF([.L94]=&quot;Estimate&quot;;1;([.M94])/(2^[.N94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C95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4" calcext:value-type="float">
            <text:p>84</text:p>
          </table:table-cell>
          <table:table-cell table:style-name="ce7" table:formula="of:=([.I95]*[.K95])/100" office:value-type="float" office:value="51.6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formula="of:=IF([.H9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95]=&quot;Estimate&quot;;1;IF([.B95]=1;ORG.LIBREOFFICE.RANDBETWEEN.NV(1;5);IF([.L95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95]=&quot;Estimate&quot;;1;ORG.LIBREOFFICE.RANDBETWEEN.NV(1;7))" office:value-type="float" office:value="7" calcext:value-type="float">
            <text:p>7</text:p>
          </table:table-cell>
          <table:table-cell table:style-name="ce9" table:formula="of:=IF([.L95]=&quot;Estimate&quot;;1;([.M95])/(2^[.N95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96]" office:value-type="string" office:string-value="VO" calcext:value-type="string">
            <text:p>VO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style-name="ce7" table:formula="of:=([.I96]*[.K96])/100" office:value-type="float" office:value="27.93" calcext:value-type="float">
            <text:p>28</text:p>
          </table:table-cell>
          <table:table-cell table:formula="of:=ORG.LIBREOFFICE.RANDBETWEEN.NV(1;95)" office:value-type="float" office:value="31" calcext:value-type="float">
            <text:p>31</text:p>
          </table:table-cell>
          <table:table-cell table:formula="of:=IF([.H9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96]=&quot;Estimate&quot;;1;IF([.B96]=1;ORG.LIBREOFFICE.RANDBETWEEN.NV(1;5);IF([.L96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96]=&quot;Estimate&quot;;1;ORG.LIBREOFFICE.RANDBETWEEN.NV(1;7))" office:value-type="float" office:value="3" calcext:value-type="float">
            <text:p>3</text:p>
          </table:table-cell>
          <table:table-cell table:style-name="ce9" table:formula="of:=IF([.L96]=&quot;Estimate&quot;;1;([.M96])/(2^[.N96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97]" office:value-type="string" office:string-value="SY" calcext:value-type="string">
            <text:p>SY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style-name="ce7" table:formula="of:=([.I97]*[.K97])/100" office:value-type="float" office:value="18.72" calcext:value-type="float">
            <text:p>19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formula="of:=IF([.H9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97]=&quot;Estimate&quot;;1;IF([.B97]=1;ORG.LIBREOFFICE.RANDBETWEEN.NV(1;5);IF([.L9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97]=&quot;Estimate&quot;;1;ORG.LIBREOFFICE.RANDBETWEEN.NV(1;7))" office:value-type="float" office:value="4" calcext:value-type="float">
            <text:p>4</text:p>
          </table:table-cell>
          <table:table-cell table:style-name="ce9" table:formula="of:=IF([.L97]=&quot;Estimate&quot;;1;([.M97])/(2^[.N97]))" office:value-type="float" office:value="3" calcext:value-type="float">
            <text:p>3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style-name="ce7" table:formula="of:=([.I98]*[.K98])/100" office:value-type="float" office:value="12.1" calcext:value-type="float">
            <text:p>12</text:p>
          </table:table-cell>
          <table:table-cell table:formula="of:=ORG.LIBREOFFICE.RANDBETWEEN.NV(1;95)" office:value-type="float" office:value="79" calcext:value-type="float">
            <text:p>79</text:p>
          </table:table-cell>
          <table:table-cell table:formula="of:=IF([.H9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98]=&quot;Estimate&quot;;1;IF([.B98]=1;ORG.LIBREOFFICE.RANDBETWEEN.NV(1;5);IF([.L98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98]=&quot;Estimate&quot;;1;ORG.LIBREOFFICE.RANDBETWEEN.NV(1;7))" office:value-type="float" office:value="2" calcext:value-type="float">
            <text:p>2</text:p>
          </table:table-cell>
          <table:table-cell table:style-name="ce9" table:formula="of:=IF([.L98]=&quot;Estimate&quot;;1;([.M98])/(2^[.N98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36" calcext:value-type="float">
            <text:p>36</text:p>
          </table:table-cell>
          <table:table-cell table:style-name="ce7" table:formula="of:=([.I99]*[.K99])/100" office:value-type="float" office:value="7.54" calcext:value-type="float">
            <text:p>8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office:value-type="string" calcext:value-type="string">
            <text:p>Modelling</text:p>
          </table:table-cell>
          <table:table-cell table:style-name="ce8" table:formula="of:=IF([.L99]=&quot;Estimate&quot;;1;IF([.B99]=1;ORG.LIBREOFFICE.RANDBETWEEN.NV(1;5);IF([.L99]=&quot;Adjustments&quot;;ORG.LIBREOFFICE.RANDBETWEEN.NV(2;7);ORG.LIBREOFFICE.RANDBETWEEN.NV(25;200))))" office:value-type="float" office:value="48" calcext:value-type="float">
            <text:p>48</text:p>
          </table:table-cell>
          <table:table-cell table:formula="of:=IF([.L99]=&quot;Estimate&quot;;1;ORG.LIBREOFFICE.RANDBETWEEN.NV(1;7))" office:value-type="float" office:value="6" calcext:value-type="float">
            <text:p>6</text:p>
          </table:table-cell>
          <table:table-cell table:style-name="ce9" table:formula="of:=IF([.L99]=&quot;Estimate&quot;;1;([.M99])/(2^[.N99]))" office:value-type="float" office:value="6" calcext:value-type="float">
            <text:p>6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9" calcext:value-type="float">
            <text:p>49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style-name="ce7" table:formula="of:=([.I100]*[.K100])/100" office:value-type="float" office:value="13.44" calcext:value-type="float">
            <text:p>13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formula="of:=IF([.H10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00]=&quot;Estimate&quot;;1;IF([.B100]=1;ORG.LIBREOFFICE.RANDBETWEEN.NV(1;5);IF([.L10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00]=&quot;Estimate&quot;;1;ORG.LIBREOFFICE.RANDBETWEEN.NV(1;7))" office:value-type="float" office:value="4" calcext:value-type="float">
            <text:p>4</text:p>
          </table:table-cell>
          <table:table-cell table:style-name="ce9" table:formula="of:=IF([.L100]=&quot;Estimate&quot;;1;([.M100])/(2^[.N100]))" office:value-type="float" office:value="1.25" calcext:value-type="float">
            <text:p>1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101]" office:value-type="string" office:string-value="SPB" calcext:value-type="string">
            <text:p>SPB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style-name="ce7" table:formula="of:=([.I101]*[.K101])/100" office:value-type="float" office:value="15.01" calcext:value-type="float">
            <text:p>15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formula="of:=IF([.H10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01]=&quot;Estimate&quot;;1;IF([.B101]=1;ORG.LIBREOFFICE.RANDBETWEEN.NV(1;5);IF([.L101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01]=&quot;Estimate&quot;;1;ORG.LIBREOFFICE.RANDBETWEEN.NV(1;7))" office:value-type="float" office:value="6" calcext:value-type="float">
            <text:p>6</text:p>
          </table:table-cell>
          <table:table-cell table:style-name="ce9" table:formula="of:=IF([.L101]=&quot;Estimate&quot;;1;([.M101])/(2^[.N101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102]" office:value-type="string" office:string-value="MSK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style-name="ce7" table:formula="of:=([.I102]*[.K102])/100" office:value-type="float" office:value="6.56" calcext:value-type="float">
            <text:p>7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formula="of:=IF([.H10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02]=&quot;Estimate&quot;;1;IF([.B102]=1;ORG.LIBREOFFICE.RANDBETWEEN.NV(1;5);IF([.L10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02]=&quot;Estimate&quot;;1;ORG.LIBREOFFICE.RANDBETWEEN.NV(1;7))" office:value-type="float" office:value="7" calcext:value-type="float">
            <text:p>7</text:p>
          </table:table-cell>
          <table:table-cell table:style-name="ce9" table:formula="of:=IF([.L102]=&quot;Estimate&quot;;1;([.M102])/(2^[.N102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4" calcext:value-type="float">
            <text:p>54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style-name="ce7" table:formula="of:=([.I103]*[.K103])/100" office:value-type="float" office:value="18.96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table:formula="of:=IF([.H10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03]=&quot;Estimate&quot;;1;IF([.B103]=1;ORG.LIBREOFFICE.RANDBETWEEN.NV(1;5);IF([.L103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03]=&quot;Estimate&quot;;1;ORG.LIBREOFFICE.RANDBETWEEN.NV(1;7))" office:value-type="float" office:value="7" calcext:value-type="float">
            <text:p>7</text:p>
          </table:table-cell>
          <table:table-cell table:style-name="ce9" table:formula="of:=IF([.L103]=&quot;Estimate&quot;;1;([.M103])/(2^[.N103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104]" office:value-type="string" office:string-value="CN" calcext:value-type="string">
            <text:p>CN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104]*[.K104])/100" office:value-type="float" office:value="55.44" calcext:value-type="float">
            <text:p>55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formula="of:=IF([.H104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04]=&quot;Estimate&quot;;1;IF([.B104]=1;ORG.LIBREOFFICE.RANDBETWEEN.NV(1;5);IF([.L104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04]=&quot;Estimate&quot;;1;ORG.LIBREOFFICE.RANDBETWEEN.NV(1;7))" office:value-type="float" office:value="1" calcext:value-type="float">
            <text:p>1</text:p>
          </table:table-cell>
          <table:table-cell table:style-name="ce9" table:formula="of:=IF([.L104]=&quot;Estimate&quot;;1;([.M104])/(2^[.N104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105]" office:value-type="string" office:string-value="MSK" calcext:value-type="string">
            <text:p>MSK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style-name="ce7" table:formula="of:=([.I105]*[.K105])/100" office:value-type="float" office:value="52.08" calcext:value-type="float">
            <text:p>52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formula="of:=IF([.H10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05]=&quot;Estimate&quot;;1;IF([.B105]=1;ORG.LIBREOFFICE.RANDBETWEEN.NV(1;5);IF([.L105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05]=&quot;Estimate&quot;;1;ORG.LIBREOFFICE.RANDBETWEEN.NV(1;7))" office:value-type="float" office:value="5" calcext:value-type="float">
            <text:p>5</text:p>
          </table:table-cell>
          <table:table-cell table:style-name="ce9" table:formula="of:=IF([.L105]=&quot;Estimate&quot;;1;([.M105])/(2^[.N105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style-name="ce7" table:formula="of:=([.I106]*[.K106])/100" office:value-type="float" office:value="5.6" calcext:value-type="float">
            <text:p>6</text:p>
          </table:table-cell>
          <table:table-cell table:formula="of:=ORG.LIBREOFFICE.RANDBETWEEN.NV(1;95)" office:value-type="float" office:value="41" calcext:value-type="float">
            <text:p>41</text:p>
          </table:table-cell>
          <table:table-cell table:formula="of:=IF([.H106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06]=&quot;Estimate&quot;;1;IF([.B106]=1;ORG.LIBREOFFICE.RANDBETWEEN.NV(1;5);IF([.L106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06]=&quot;Estimate&quot;;1;ORG.LIBREOFFICE.RANDBETWEEN.NV(1;7))" office:value-type="float" office:value="1" calcext:value-type="float">
            <text:p>1</text:p>
          </table:table-cell>
          <table:table-cell table:style-name="ce9" table:formula="of:=IF([.L106]=&quot;Estimate&quot;;1;([.M106])/(2^[.N106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style-name="ce7" table:formula="of:=([.I107]*[.K107])/100" office:value-type="float" office:value="1.04" calcext:value-type="float">
            <text:p>1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formula="of:=IF([.H10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07]=&quot;Estimate&quot;;1;IF([.B107]=1;ORG.LIBREOFFICE.RANDBETWEEN.NV(1;5);IF([.L10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07]=&quot;Estimate&quot;;1;ORG.LIBREOFFICE.RANDBETWEEN.NV(1;7))" office:value-type="float" office:value="7" calcext:value-type="float">
            <text:p>7</text:p>
          </table:table-cell>
          <table:table-cell table:style-name="ce9" table:formula="of:=IF([.L107]=&quot;Estimate&quot;;1;([.M107])/(2^[.N107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4" calcext:value-type="float">
            <text:p>54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style-name="ce7" table:formula="of:=([.I108]*[.K108])/100" office:value-type="float" office:value="1.38" calcext:value-type="float">
            <text:p>1</text:p>
          </table:table-cell>
          <table:table-cell table:formula="of:=ORG.LIBREOFFICE.RANDBETWEEN.NV(1;95)" office:value-type="float" office:value="25" calcext:value-type="float">
            <text:p>25</text:p>
          </table:table-cell>
          <table:table-cell table:formula="of:=IF([.H10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08]=&quot;Estimate&quot;;1;IF([.B108]=1;ORG.LIBREOFFICE.RANDBETWEEN.NV(1;5);IF([.L10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08]=&quot;Estimate&quot;;1;ORG.LIBREOFFICE.RANDBETWEEN.NV(1;7))" office:value-type="float" office:value="1" calcext:value-type="float">
            <text:p>1</text:p>
          </table:table-cell>
          <table:table-cell table:style-name="ce9" table:formula="of:=IF([.L108]=&quot;Estimate&quot;;1;([.M108])/(2^[.N10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5" calcext:value-type="float">
            <text:p>55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109]*[.K109])/100" office:value-type="float" office:value="37.31" calcext:value-type="float">
            <text:p>37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formula="of:=IF([.H10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09]=&quot;Estimate&quot;;1;IF([.B109]=1;ORG.LIBREOFFICE.RANDBETWEEN.NV(1;5);IF([.L109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09]=&quot;Estimate&quot;;1;ORG.LIBREOFFICE.RANDBETWEEN.NV(1;7))" office:value-type="float" office:value="3" calcext:value-type="float">
            <text:p>3</text:p>
          </table:table-cell>
          <table:table-cell table:style-name="ce9" table:formula="of:=IF([.L109]=&quot;Estimate&quot;;1;([.M109])/(2^[.N109]))" office:value-type="float" office:value="3.5" calcext:value-type="float">
            <text:p>3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110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style-name="ce7" table:formula="of:=([.I110]*[.K110])/100" office:value-type="float" office:value="2.2" calcext:value-type="float">
            <text:p>2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formula="of:=IF([.H11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0]=&quot;Estimate&quot;;1;IF([.B110]=1;ORG.LIBREOFFICE.RANDBETWEEN.NV(1;5);IF([.L110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10]=&quot;Estimate&quot;;1;ORG.LIBREOFFICE.RANDBETWEEN.NV(1;7))" office:value-type="float" office:value="3" calcext:value-type="float">
            <text:p>3</text:p>
          </table:table-cell>
          <table:table-cell table:style-name="ce9" table:formula="of:=IF([.L110]=&quot;Estimate&quot;;1;([.M110])/(2^[.N110]))" office:value-type="float" office:value="0.875" calcext:value-type="float">
            <text:p>0.8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111]" office:value-type="string" office:string-value="NC" calcext:value-type="string">
            <text:p>NC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style-name="ce7" table:formula="of:=([.I111]*[.K111])/100" office:value-type="float" office:value="56.88" calcext:value-type="float">
            <text:p>57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formula="of:=IF([.H11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1]=&quot;Estimate&quot;;1;IF([.B111]=1;ORG.LIBREOFFICE.RANDBETWEEN.NV(1;5);IF([.L111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11]=&quot;Estimate&quot;;1;ORG.LIBREOFFICE.RANDBETWEEN.NV(1;7))" office:value-type="float" office:value="3" calcext:value-type="float">
            <text:p>3</text:p>
          </table:table-cell>
          <table:table-cell table:style-name="ce9" table:formula="of:=IF([.L111]=&quot;Estimate&quot;;1;([.M111])/(2^[.N111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112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style-name="ce7" table:formula="of:=([.I112]*[.K112])/100" office:value-type="float" office:value="6.6" calcext:value-type="float">
            <text:p>7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formula="of:=IF([.H11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2]=&quot;Estimate&quot;;1;IF([.B112]=1;ORG.LIBREOFFICE.RANDBETWEEN.NV(1;5);IF([.L112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12]=&quot;Estimate&quot;;1;ORG.LIBREOFFICE.RANDBETWEEN.NV(1;7))" office:value-type="float" office:value="5" calcext:value-type="float">
            <text:p>5</text:p>
          </table:table-cell>
          <table:table-cell table:style-name="ce9" table:formula="of:=IF([.L112]=&quot;Estimate&quot;;1;([.M112])/(2^[.N112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113]" office:value-type="string" office:string-value="NC" calcext:value-type="string">
            <text:p>NC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style-name="ce7" table:formula="of:=([.I113]*[.K113])/100" office:value-type="float" office:value="4.05" calcext:value-type="float">
            <text:p>4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formula="of:=IF([.H11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3]=&quot;Estimate&quot;;1;IF([.B113]=1;ORG.LIBREOFFICE.RANDBETWEEN.NV(1;5);IF([.L113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13]=&quot;Estimate&quot;;1;ORG.LIBREOFFICE.RANDBETWEEN.NV(1;7))" office:value-type="float" office:value="1" calcext:value-type="float">
            <text:p>1</text:p>
          </table:table-cell>
          <table:table-cell table:style-name="ce9" table:formula="of:=IF([.L113]=&quot;Estimate&quot;;1;([.M113])/(2^[.N113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114]" office:value-type="string" office:string-value="SU" calcext:value-type="string">
            <text:p>SU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style-name="ce7" table:formula="of:=([.I114]*[.K114])/100" office:value-type="float" office:value="18.91" calcext:value-type="float">
            <text:p>19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formula="of:=IF([.H11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4]=&quot;Estimate&quot;;1;IF([.B114]=1;ORG.LIBREOFFICE.RANDBETWEEN.NV(1;5);IF([.L114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14]=&quot;Estimate&quot;;1;ORG.LIBREOFFICE.RANDBETWEEN.NV(1;7))" office:value-type="float" office:value="3" calcext:value-type="float">
            <text:p>3</text:p>
          </table:table-cell>
          <table:table-cell table:style-name="ce9" table:formula="of:=IF([.L114]=&quot;Estimate&quot;;1;([.M114])/(2^[.N114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style-name="ce7" table:formula="of:=([.I115]*[.K115])/100" office:value-type="float" office:value="6" calcext:value-type="float">
            <text:p>6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formula="of:=IF([.H11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5]=&quot;Estimate&quot;;1;IF([.B115]=1;ORG.LIBREOFFICE.RANDBETWEEN.NV(1;5);IF([.L115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15]=&quot;Estimate&quot;;1;ORG.LIBREOFFICE.RANDBETWEEN.NV(1;7))" office:value-type="float" office:value="5" calcext:value-type="float">
            <text:p>5</text:p>
          </table:table-cell>
          <table:table-cell table:style-name="ce9" table:formula="of:=IF([.L115]=&quot;Estimate&quot;;1;([.M115])/(2^[.N115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116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style-name="ce7" table:formula="of:=([.I116]*[.K116])/100" office:value-type="float" office:value="14.7" calcext:value-type="float">
            <text:p>15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formula="of:=IF([.H11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6]=&quot;Estimate&quot;;1;IF([.B116]=1;ORG.LIBREOFFICE.RANDBETWEEN.NV(1;5);IF([.L116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16]=&quot;Estimate&quot;;1;ORG.LIBREOFFICE.RANDBETWEEN.NV(1;7))" office:value-type="float" office:value="1" calcext:value-type="float">
            <text:p>1</text:p>
          </table:table-cell>
          <table:table-cell table:style-name="ce9" table:formula="of:=IF([.L116]=&quot;Estimate&quot;;1;([.M116])/(2^[.N116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5" calcext:value-type="float">
            <text:p>65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style-name="ce7" table:formula="of:=([.I117]*[.K117])/100" office:value-type="float" office:value="62.4" calcext:value-type="float">
            <text:p>62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formula="of:=IF([.H117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17]=&quot;Estimate&quot;;1;IF([.B117]=1;ORG.LIBREOFFICE.RANDBETWEEN.NV(1;5);IF([.L117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17]=&quot;Estimate&quot;;1;ORG.LIBREOFFICE.RANDBETWEEN.NV(1;7))" office:value-type="float" office:value="1" calcext:value-type="float">
            <text:p>1</text:p>
          </table:table-cell>
          <table:table-cell table:style-name="ce9" table:formula="of:=IF([.L117]=&quot;Estimate&quot;;1;([.M117])/(2^[.N11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style-name="ce7" table:formula="of:=([.I118]*[.K118])/100" office:value-type="float" office:value="18.2" calcext:value-type="float">
            <text:p>18</text:p>
          </table:table-cell>
          <table:table-cell table:formula="of:=ORG.LIBREOFFICE.RANDBETWEEN.NV(1;95)" office:value-type="float" office:value="83" calcext:value-type="float">
            <text:p>83</text:p>
          </table:table-cell>
          <table:table-cell table:formula="of:=IF([.H11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8]=&quot;Estimate&quot;;1;IF([.B118]=1;ORG.LIBREOFFICE.RANDBETWEEN.NV(1;5);IF([.L118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18]=&quot;Estimate&quot;;1;ORG.LIBREOFFICE.RANDBETWEEN.NV(1;7))" office:value-type="float" office:value="5" calcext:value-type="float">
            <text:p>5</text:p>
          </table:table-cell>
          <table:table-cell table:style-name="ce9" table:formula="of:=IF([.L118]=&quot;Estimate&quot;;1;([.M118])/(2^[.N118]))" office:value-type="float" office:value="0.875" calcext:value-type="float">
            <text:p>0.8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119]" office:value-type="string" office:string-value="NW" calcext:value-type="string">
            <text:p>NW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119]*[.K119])/100" office:value-type="float" office:value="14.74" calcext:value-type="float">
            <text:p>15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office:value-type="string" calcext:value-type="string">
            <text:p>Modelling</text:p>
          </table:table-cell>
          <table:table-cell table:style-name="ce8" table:formula="of:=IF([.L119]=&quot;Estimate&quot;;1;IF([.B119]=1;ORG.LIBREOFFICE.RANDBETWEEN.NV(1;5);IF([.L119]=&quot;Adjustments&quot;;ORG.LIBREOFFICE.RANDBETWEEN.NV(2;7);ORG.LIBREOFFICE.RANDBETWEEN.NV(25;200))))" office:value-type="float" office:value="198" calcext:value-type="float">
            <text:p>198</text:p>
          </table:table-cell>
          <table:table-cell table:formula="of:=IF([.L119]=&quot;Estimate&quot;;1;ORG.LIBREOFFICE.RANDBETWEEN.NV(1;7))" office:value-type="float" office:value="5" calcext:value-type="float">
            <text:p>5</text:p>
          </table:table-cell>
          <table:table-cell table:style-name="ce9" table:formula="of:=IF([.L119]=&quot;Estimate&quot;;1;([.M119])/(2^[.N119]))" office:value-type="float" office:value="12.375" calcext:value-type="float">
            <text:p>12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style-name="ce7" table:formula="of:=([.I120]*[.K120])/100" office:value-type="float" office:value="72.24" calcext:value-type="float">
            <text:p>72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12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0]=&quot;Estimate&quot;;1;IF([.B120]=1;ORG.LIBREOFFICE.RANDBETWEEN.NV(1;5);IF([.L12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20]=&quot;Estimate&quot;;1;ORG.LIBREOFFICE.RANDBETWEEN.NV(1;7))" office:value-type="float" office:value="3" calcext:value-type="float">
            <text:p>3</text:p>
          </table:table-cell>
          <table:table-cell table:style-name="ce9" table:formula="of:=IF([.L120]=&quot;Estimate&quot;;1;([.M120])/(2^[.N120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121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style-name="ce7" table:formula="of:=([.I121]*[.K121])/100" office:value-type="float" office:value="44.28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formula="of:=IF([.H12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1]=&quot;Estimate&quot;;1;IF([.B121]=1;ORG.LIBREOFFICE.RANDBETWEEN.NV(1;5);IF([.L121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21]=&quot;Estimate&quot;;1;ORG.LIBREOFFICE.RANDBETWEEN.NV(1;7))" office:value-type="float" office:value="5" calcext:value-type="float">
            <text:p>5</text:p>
          </table:table-cell>
          <table:table-cell table:style-name="ce9" table:formula="of:=IF([.L121]=&quot;Estimate&quot;;1;([.M121])/(2^[.N121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style-name="ce7" table:formula="of:=([.I122]*[.K122])/100" office:value-type="float" office:value="2.24" calcext:value-type="float">
            <text:p>2</text:p>
          </table:table-cell>
          <table:table-cell table:formula="of:=ORG.LIBREOFFICE.RANDBETWEEN.NV(1;95)" office:value-type="float" office:value="6" calcext:value-type="float">
            <text:p>6</text:p>
          </table:table-cell>
          <table:table-cell table:formula="of:=IF([.H122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22]=&quot;Estimate&quot;;1;IF([.B122]=1;ORG.LIBREOFFICE.RANDBETWEEN.NV(1;5);IF([.L122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22]=&quot;Estimate&quot;;1;ORG.LIBREOFFICE.RANDBETWEEN.NV(1;7))" office:value-type="float" office:value="1" calcext:value-type="float">
            <text:p>1</text:p>
          </table:table-cell>
          <table:table-cell table:style-name="ce9" table:formula="of:=IF([.L122]=&quot;Estimate&quot;;1;([.M122])/(2^[.N122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style-name="ce7" table:formula="of:=([.I123]*[.K123])/100" office:value-type="float" office:value="16.24" calcext:value-type="float">
            <text:p>16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formula="of:=IF([.H12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3]=&quot;Estimate&quot;;1;IF([.B123]=1;ORG.LIBREOFFICE.RANDBETWEEN.NV(1;5);IF([.L12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23]=&quot;Estimate&quot;;1;ORG.LIBREOFFICE.RANDBETWEEN.NV(1;7))" office:value-type="float" office:value="3" calcext:value-type="float">
            <text:p>3</text:p>
          </table:table-cell>
          <table:table-cell table:style-name="ce9" table:formula="of:=IF([.L123]=&quot;Estimate&quot;;1;([.M123])/(2^[.N123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style-name="ce7" table:formula="of:=([.I124]*[.K124])/100" office:value-type="float" office:value="62.78" calcext:value-type="float">
            <text:p>63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formula="of:=IF([.H12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4]=&quot;Estimate&quot;;1;IF([.B124]=1;ORG.LIBREOFFICE.RANDBETWEEN.NV(1;5);IF([.L12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24]=&quot;Estimate&quot;;1;ORG.LIBREOFFICE.RANDBETWEEN.NV(1;7))" office:value-type="float" office:value="7" calcext:value-type="float">
            <text:p>7</text:p>
          </table:table-cell>
          <table:table-cell table:style-name="ce9" table:formula="of:=IF([.L124]=&quot;Estimate&quot;;1;([.M124])/(2^[.N124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125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style-name="ce7" table:formula="of:=([.I125]*[.K125])/100" office:value-type="float" office:value="29.7" calcext:value-type="float">
            <text:p>30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formula="of:=IF([.H12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5]=&quot;Estimate&quot;;1;IF([.B125]=1;ORG.LIBREOFFICE.RANDBETWEEN.NV(1;5);IF([.L12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25]=&quot;Estimate&quot;;1;ORG.LIBREOFFICE.RANDBETWEEN.NV(1;7))" office:value-type="float" office:value="3" calcext:value-type="float">
            <text:p>3</text:p>
          </table:table-cell>
          <table:table-cell table:style-name="ce9" table:formula="of:=IF([.L125]=&quot;Estimate&quot;;1;([.M125])/(2^[.N125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4" calcext:value-type="float">
            <text:p>54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126]" office:value-type="string" office:string-value="SPB" calcext:value-type="string">
            <text:p>SPB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style-name="ce7" table:formula="of:=([.I126]*[.K126])/100" office:value-type="float" office:value="33.81" calcext:value-type="float">
            <text:p>34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formula="of:=IF([.H12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6]=&quot;Estimate&quot;;1;IF([.B126]=1;ORG.LIBREOFFICE.RANDBETWEEN.NV(1;5);IF([.L12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26]=&quot;Estimate&quot;;1;ORG.LIBREOFFICE.RANDBETWEEN.NV(1;7))" office:value-type="float" office:value="6" calcext:value-type="float">
            <text:p>6</text:p>
          </table:table-cell>
          <table:table-cell table:style-name="ce9" table:formula="of:=IF([.L126]=&quot;Estimate&quot;;1;([.M126])/(2^[.N126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style-name="ce7" table:formula="of:=([.I127]*[.K127])/100" office:value-type="float" office:value="3.57" calcext:value-type="float">
            <text:p>4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formula="of:=IF([.H12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7]=&quot;Estimate&quot;;1;IF([.B127]=1;ORG.LIBREOFFICE.RANDBETWEEN.NV(1;5);IF([.L12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27]=&quot;Estimate&quot;;1;ORG.LIBREOFFICE.RANDBETWEEN.NV(1;7))" office:value-type="float" office:value="7" calcext:value-type="float">
            <text:p>7</text:p>
          </table:table-cell>
          <table:table-cell table:style-name="ce9" table:formula="of:=IF([.L127]=&quot;Estimate&quot;;1;([.M127])/(2^[.N127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8" calcext:value-type="float">
            <text:p>48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128]" office:value-type="string" office:string-value="SPB" calcext:value-type="string">
            <text:p>SPB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style-name="ce7" table:formula="of:=([.I128]*[.K128])/100" office:value-type="float" office:value="33.12" calcext:value-type="float">
            <text:p>33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formula="of:=IF([.H12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8]=&quot;Estimate&quot;;1;IF([.B128]=1;ORG.LIBREOFFICE.RANDBETWEEN.NV(1;5);IF([.L128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28]=&quot;Estimate&quot;;1;ORG.LIBREOFFICE.RANDBETWEEN.NV(1;7))" office:value-type="float" office:value="3" calcext:value-type="float">
            <text:p>3</text:p>
          </table:table-cell>
          <table:table-cell table:style-name="ce9" table:formula="of:=IF([.L128]=&quot;Estimate&quot;;1;([.M128])/(2^[.N128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129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style-name="ce7" table:formula="of:=([.I129]*[.K129])/100" office:value-type="float" office:value="40.92" calcext:value-type="float">
            <text:p>41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formula="of:=IF([.H12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9]=&quot;Estimate&quot;;1;IF([.B129]=1;ORG.LIBREOFFICE.RANDBETWEEN.NV(1;5);IF([.L129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29]=&quot;Estimate&quot;;1;ORG.LIBREOFFICE.RANDBETWEEN.NV(1;7))" office:value-type="float" office:value="2" calcext:value-type="float">
            <text:p>2</text:p>
          </table:table-cell>
          <table:table-cell table:style-name="ce9" table:formula="of:=IF([.L129]=&quot;Estimate&quot;;1;([.M129])/(2^[.N129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style-name="ce7" table:formula="of:=([.I130]*[.K130])/100" office:value-type="float" office:value="31.9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table:formula="of:=IF([.H13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0]=&quot;Estimate&quot;;1;IF([.B130]=1;ORG.LIBREOFFICE.RANDBETWEEN.NV(1;5);IF([.L130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30]=&quot;Estimate&quot;;1;ORG.LIBREOFFICE.RANDBETWEEN.NV(1;7))" office:value-type="float" office:value="7" calcext:value-type="float">
            <text:p>7</text:p>
          </table:table-cell>
          <table:table-cell table:style-name="ce9" table:formula="of:=IF([.L130]=&quot;Estimate&quot;;1;([.M130])/(2^[.N130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4" calcext:value-type="float">
            <text:p>84</text:p>
          </table:table-cell>
          <table:table-cell table:style-name="ce7" table:formula="of:=([.I131]*[.K131])/100" office:value-type="float" office:value="0.19" calcext:value-type="float">
            <text:p>0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formula="of:=IF([.H13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1]=&quot;Estimate&quot;;1;IF([.B131]=1;ORG.LIBREOFFICE.RANDBETWEEN.NV(1;5);IF([.L131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31]=&quot;Estimate&quot;;1;ORG.LIBREOFFICE.RANDBETWEEN.NV(1;7))" office:value-type="float" office:value="7" calcext:value-type="float">
            <text:p>7</text:p>
          </table:table-cell>
          <table:table-cell table:style-name="ce9" table:formula="of:=IF([.L131]=&quot;Estimate&quot;;1;([.M131])/(2^[.N131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132]*[.K132])/100" office:value-type="float" office:value="22.5" calcext:value-type="float">
            <text:p>23</text:p>
          </table:table-cell>
          <table:table-cell table:formula="of:=ORG.LIBREOFFICE.RANDBETWEEN.NV(1;95)" office:value-type="float" office:value="1" calcext:value-type="float">
            <text:p>1</text:p>
          </table:table-cell>
          <table:table-cell table:formula="of:=IF([.H13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2]=&quot;Estimate&quot;;1;IF([.B132]=1;ORG.LIBREOFFICE.RANDBETWEEN.NV(1;5);IF([.L13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32]=&quot;Estimate&quot;;1;ORG.LIBREOFFICE.RANDBETWEEN.NV(1;7))" office:value-type="float" office:value="5" calcext:value-type="float">
            <text:p>5</text:p>
          </table:table-cell>
          <table:table-cell table:style-name="ce9" table:formula="of:=IF([.L132]=&quot;Estimate&quot;;1;([.M132])/(2^[.N132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style-name="ce7" table:formula="of:=([.I133]*[.K133])/100" office:value-type="float" office:value="1.68" calcext:value-type="float">
            <text:p>2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formula="of:=IF([.H13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3]=&quot;Estimate&quot;;1;IF([.B133]=1;ORG.LIBREOFFICE.RANDBETWEEN.NV(1;5);IF([.L133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33]=&quot;Estimate&quot;;1;ORG.LIBREOFFICE.RANDBETWEEN.NV(1;7))" office:value-type="float" office:value="7" calcext:value-type="float">
            <text:p>7</text:p>
          </table:table-cell>
          <table:table-cell table:style-name="ce9" table:formula="of:=IF([.L133]=&quot;Estimate&quot;;1;([.M133])/(2^[.N133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style-name="ce7" table:formula="of:=([.I134]*[.K134])/100" office:value-type="float" office:value="10.71" calcext:value-type="float">
            <text:p>11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formula="of:=IF([.H13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4]=&quot;Estimate&quot;;1;IF([.B134]=1;ORG.LIBREOFFICE.RANDBETWEEN.NV(1;5);IF([.L134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34]=&quot;Estimate&quot;;1;ORG.LIBREOFFICE.RANDBETWEEN.NV(1;7))" office:value-type="float" office:value="4" calcext:value-type="float">
            <text:p>4</text:p>
          </table:table-cell>
          <table:table-cell table:style-name="ce9" table:formula="of:=IF([.L134]=&quot;Estimate&quot;;1;([.M134])/(2^[.N134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70" calcext:value-type="float">
            <text:p>70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style-name="ce7" table:formula="of:=([.I135]*[.K135])/100" office:value-type="float" office:value="33.12" calcext:value-type="float">
            <text:p>33</text:p>
          </table:table-cell>
          <table:table-cell table:formula="of:=ORG.LIBREOFFICE.RANDBETWEEN.NV(1;95)" office:value-type="float" office:value="36" calcext:value-type="float">
            <text:p>36</text:p>
          </table:table-cell>
          <table:table-cell table:formula="of:=IF([.H13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5]=&quot;Estimate&quot;;1;IF([.B135]=1;ORG.LIBREOFFICE.RANDBETWEEN.NV(1;5);IF([.L135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35]=&quot;Estimate&quot;;1;ORG.LIBREOFFICE.RANDBETWEEN.NV(1;7))" office:value-type="float" office:value="1" calcext:value-type="float">
            <text:p>1</text:p>
          </table:table-cell>
          <table:table-cell table:style-name="ce9" table:formula="of:=IF([.L135]=&quot;Estimate&quot;;1;([.M135])/(2^[.N135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table:formula="of:=[.C136]" office:value-type="string" office:string-value="CN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8" calcext:value-type="float">
            <text:p>88</text:p>
          </table:table-cell>
          <table:table-cell table:style-name="ce7" table:formula="of:=([.I136]*[.K136])/100" office:value-type="float" office:value="19.78" calcext:value-type="float">
            <text:p>20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formula="of:=IF([.H13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6]=&quot;Estimate&quot;;1;IF([.B136]=1;ORG.LIBREOFFICE.RANDBETWEEN.NV(1;5);IF([.L136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36]=&quot;Estimate&quot;;1;ORG.LIBREOFFICE.RANDBETWEEN.NV(1;7))" office:value-type="float" office:value="2" calcext:value-type="float">
            <text:p>2</text:p>
          </table:table-cell>
          <table:table-cell table:style-name="ce9" table:formula="of:=IF([.L136]=&quot;Estimate&quot;;1;([.M136])/(2^[.N136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137]" office:value-type="string" office:string-value="NW" calcext:value-type="string">
            <text:p>NW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9" calcext:value-type="float">
            <text:p>89</text:p>
          </table:table-cell>
          <table:table-cell table:style-name="ce7" table:formula="of:=([.I137]*[.K137])/100" office:value-type="float" office:value="0.12" calcext:value-type="float">
            <text:p>0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formula="of:=IF([.H13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7]=&quot;Estimate&quot;;1;IF([.B137]=1;ORG.LIBREOFFICE.RANDBETWEEN.NV(1;5);IF([.L13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37]=&quot;Estimate&quot;;1;ORG.LIBREOFFICE.RANDBETWEEN.NV(1;7))" office:value-type="float" office:value="3" calcext:value-type="float">
            <text:p>3</text:p>
          </table:table-cell>
          <table:table-cell table:style-name="ce9" table:formula="of:=IF([.L137]=&quot;Estimate&quot;;1;([.M137])/(2^[.N137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0" calcext:value-type="float">
            <text:p>60</text:p>
          </table:table-cell>
          <table:table-cell table:style-name="ce7" table:formula="of:=([.I138]*[.K138])/100" office:value-type="float" office:value="28.44" calcext:value-type="float">
            <text:p>28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formula="of:=IF([.H13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8]=&quot;Estimate&quot;;1;IF([.B138]=1;ORG.LIBREOFFICE.RANDBETWEEN.NV(1;5);IF([.L13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38]=&quot;Estimate&quot;;1;ORG.LIBREOFFICE.RANDBETWEEN.NV(1;7))" office:value-type="float" office:value="7" calcext:value-type="float">
            <text:p>7</text:p>
          </table:table-cell>
          <table:table-cell table:style-name="ce9" table:formula="of:=IF([.L138]=&quot;Estimate&quot;;1;([.M138])/(2^[.N138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139]" office:value-type="string" office:string-value="SPB" calcext:value-type="string">
            <text:p>SPB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style-name="ce7" table:formula="of:=([.I139]*[.K139])/100" office:value-type="float" office:value="8.7" calcext:value-type="float">
            <text:p>9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formula="of:=IF([.H13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9]=&quot;Estimate&quot;;1;IF([.B139]=1;ORG.LIBREOFFICE.RANDBETWEEN.NV(1;5);IF([.L139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39]=&quot;Estimate&quot;;1;ORG.LIBREOFFICE.RANDBETWEEN.NV(1;7))" office:value-type="float" office:value="1" calcext:value-type="float">
            <text:p>1</text:p>
          </table:table-cell>
          <table:table-cell table:style-name="ce9" table:formula="of:=IF([.L139]=&quot;Estimate&quot;;1;([.M139])/(2^[.N139]))" office:value-type="float" office:value="0.0546875" calcext:value-type="float">
            <text:p>0.05469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140]*[.K140])/100" office:value-type="float" office:value="6.46" calcext:value-type="float">
            <text:p>6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formula="of:=IF([.H140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40]=&quot;Estimate&quot;;1;IF([.B140]=1;ORG.LIBREOFFICE.RANDBETWEEN.NV(1;5);IF([.L140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40]=&quot;Estimate&quot;;1;ORG.LIBREOFFICE.RANDBETWEEN.NV(1;7))" office:value-type="float" office:value="1" calcext:value-type="float">
            <text:p>1</text:p>
          </table:table-cell>
          <table:table-cell table:style-name="ce9" table:formula="of:=IF([.L140]=&quot;Estimate&quot;;1;([.M140])/(2^[.N140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141]" office:value-type="string" office:string-value="SU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style-name="ce7" table:formula="of:=([.I141]*[.K141])/100" office:value-type="float" office:value="6.66" calcext:value-type="float">
            <text:p>7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formula="of:=IF([.H14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1]=&quot;Estimate&quot;;1;IF([.B141]=1;ORG.LIBREOFFICE.RANDBETWEEN.NV(1;5);IF([.L141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41]=&quot;Estimate&quot;;1;ORG.LIBREOFFICE.RANDBETWEEN.NV(1;7))" office:value-type="float" office:value="7" calcext:value-type="float">
            <text:p>7</text:p>
          </table:table-cell>
          <table:table-cell table:style-name="ce9" table:formula="of:=IF([.L141]=&quot;Estimate&quot;;1;([.M141])/(2^[.N141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142]*[.K142])/100" office:value-type="float" office:value="32.33" calcext:value-type="float">
            <text:p>32</text:p>
          </table:table-cell>
          <table:table-cell table:formula="of:=ORG.LIBREOFFICE.RANDBETWEEN.NV(1;95)" office:value-type="float" office:value="93" calcext:value-type="float">
            <text:p>93</text:p>
          </table:table-cell>
          <table:table-cell table:formula="of:=IF([.H14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2]=&quot;Estimate&quot;;1;IF([.B142]=1;ORG.LIBREOFFICE.RANDBETWEEN.NV(1;5);IF([.L14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42]=&quot;Estimate&quot;;1;ORG.LIBREOFFICE.RANDBETWEEN.NV(1;7))" office:value-type="float" office:value="5" calcext:value-type="float">
            <text:p>5</text:p>
          </table:table-cell>
          <table:table-cell table:style-name="ce9" table:formula="of:=IF([.L142]=&quot;Estimate&quot;;1;([.M142])/(2^[.N142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143]" office:value-type="string" office:string-value="SU" calcext:value-type="string">
            <text:p>SU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44" calcext:value-type="float">
            <text:p>44</text:p>
          </table:table-cell>
          <table:table-cell table:style-name="ce7" table:formula="of:=([.I143]*[.K143])/100" office:value-type="float" office:value="2.7" calcext:value-type="float">
            <text:p>3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formula="of:=IF([.H143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43]=&quot;Estimate&quot;;1;IF([.B143]=1;ORG.LIBREOFFICE.RANDBETWEEN.NV(1;5);IF([.L143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43]=&quot;Estimate&quot;;1;ORG.LIBREOFFICE.RANDBETWEEN.NV(1;7))" office:value-type="float" office:value="1" calcext:value-type="float">
            <text:p>1</text:p>
          </table:table-cell>
          <table:table-cell table:style-name="ce9" table:formula="of:=IF([.L143]=&quot;Estimate&quot;;1;([.M143])/(2^[.N143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5" calcext:value-type="float">
            <text:p>55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style-name="ce7" table:formula="of:=([.I144]*[.K144])/100" office:value-type="float" office:value="21.5" calcext:value-type="float">
            <text:p>22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formula="of:=IF([.H14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4]=&quot;Estimate&quot;;1;IF([.B144]=1;ORG.LIBREOFFICE.RANDBETWEEN.NV(1;5);IF([.L144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44]=&quot;Estimate&quot;;1;ORG.LIBREOFFICE.RANDBETWEEN.NV(1;7))" office:value-type="float" office:value="4" calcext:value-type="float">
            <text:p>4</text:p>
          </table:table-cell>
          <table:table-cell table:style-name="ce9" table:formula="of:=IF([.L144]=&quot;Estimate&quot;;1;([.M144])/(2^[.N144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145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style-name="ce7" table:formula="of:=([.I145]*[.K145])/100" office:value-type="float" office:value="8.47" calcext:value-type="float">
            <text:p>8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formula="of:=IF([.H14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5]=&quot;Estimate&quot;;1;IF([.B145]=1;ORG.LIBREOFFICE.RANDBETWEEN.NV(1;5);IF([.L145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45]=&quot;Estimate&quot;;1;ORG.LIBREOFFICE.RANDBETWEEN.NV(1;7))" office:value-type="float" office:value="5" calcext:value-type="float">
            <text:p>5</text:p>
          </table:table-cell>
          <table:table-cell table:style-name="ce9" table:formula="of:=IF([.L145]=&quot;Estimate&quot;;1;([.M145])/(2^[.N145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5" calcext:value-type="float">
            <text:p>55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146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146]*[.K146])/100" office:value-type="float" office:value="4.29" calcext:value-type="float">
            <text:p>4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formula="of:=IF([.H14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6]=&quot;Estimate&quot;;1;IF([.B146]=1;ORG.LIBREOFFICE.RANDBETWEEN.NV(1;5);IF([.L146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46]=&quot;Estimate&quot;;1;ORG.LIBREOFFICE.RANDBETWEEN.NV(1;7))" office:value-type="float" office:value="1" calcext:value-type="float">
            <text:p>1</text:p>
          </table:table-cell>
          <table:table-cell table:style-name="ce9" table:formula="of:=IF([.L146]=&quot;Estimate&quot;;1;([.M146])/(2^[.N146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[.C147]" office:value-type="string" office:string-value="UR" calcext:value-type="string">
            <text:p>UR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style-name="ce7" table:formula="of:=([.I147]*[.K147])/100" office:value-type="float" office:value="4.8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IF([.H14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7]=&quot;Estimate&quot;;1;IF([.B147]=1;ORG.LIBREOFFICE.RANDBETWEEN.NV(1;5);IF([.L147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47]=&quot;Estimate&quot;;1;ORG.LIBREOFFICE.RANDBETWEEN.NV(1;7))" office:value-type="float" office:value="7" calcext:value-type="float">
            <text:p>7</text:p>
          </table:table-cell>
          <table:table-cell table:style-name="ce9" table:formula="of:=IF([.L147]=&quot;Estimate&quot;;1;([.M147])/(2^[.N147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style-name="ce7" table:formula="of:=([.I148]*[.K148])/100" office:value-type="float" office:value="17.4" calcext:value-type="float">
            <text:p>17</text:p>
          </table:table-cell>
          <table:table-cell table:formula="of:=ORG.LIBREOFFICE.RANDBETWEEN.NV(1;95)" office:value-type="float" office:value="35" calcext:value-type="float">
            <text:p>35</text:p>
          </table:table-cell>
          <table:table-cell table:formula="of:=IF([.H14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8]=&quot;Estimate&quot;;1;IF([.B148]=1;ORG.LIBREOFFICE.RANDBETWEEN.NV(1;5);IF([.L14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48]=&quot;Estimate&quot;;1;ORG.LIBREOFFICE.RANDBETWEEN.NV(1;7))" office:value-type="float" office:value="5" calcext:value-type="float">
            <text:p>5</text:p>
          </table:table-cell>
          <table:table-cell table:style-name="ce9" table:formula="of:=IF([.L148]=&quot;Estimate&quot;;1;([.M148])/(2^[.N148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style-name="ce7" table:formula="of:=([.I149]*[.K149])/100" office:value-type="float" office:value="5.04" calcext:value-type="float">
            <text:p>5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formula="of:=IF([.H14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9]=&quot;Estimate&quot;;1;IF([.B149]=1;ORG.LIBREOFFICE.RANDBETWEEN.NV(1;5);IF([.L14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49]=&quot;Estimate&quot;;1;ORG.LIBREOFFICE.RANDBETWEEN.NV(1;7))" office:value-type="float" office:value="2" calcext:value-type="float">
            <text:p>2</text:p>
          </table:table-cell>
          <table:table-cell table:style-name="ce9" table:formula="of:=IF([.L149]=&quot;Estimate&quot;;1;([.M149])/(2^[.N149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7" calcext:value-type="float">
            <text:p>47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150]" office:value-type="string" office:string-value="SPB" calcext:value-type="string">
            <text:p>SPB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style-name="ce7" table:formula="of:=([.I150]*[.K150])/100" office:value-type="float" office:value="52.64" calcext:value-type="float">
            <text:p>53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office:value-type="string" calcext:value-type="string">
            <text:p>Modelling</text:p>
          </table:table-cell>
          <table:table-cell table:style-name="ce8" table:formula="of:=IF([.L150]=&quot;Estimate&quot;;1;IF([.B150]=1;ORG.LIBREOFFICE.RANDBETWEEN.NV(1;5);IF([.L150]=&quot;Adjustments&quot;;ORG.LIBREOFFICE.RANDBETWEEN.NV(2;7);ORG.LIBREOFFICE.RANDBETWEEN.NV(25;200))))" office:value-type="float" office:value="130" calcext:value-type="float">
            <text:p>130</text:p>
          </table:table-cell>
          <table:table-cell table:formula="of:=IF([.L150]=&quot;Estimate&quot;;1;ORG.LIBREOFFICE.RANDBETWEEN.NV(1;7))" office:value-type="float" office:value="2" calcext:value-type="float">
            <text:p>2</text:p>
          </table:table-cell>
          <table:table-cell table:style-name="ce9" table:formula="of:=IF([.L150]=&quot;Estimate&quot;;1;([.M150])/(2^[.N150]))" office:value-type="float" office:value="1.015625" calcext:value-type="float">
            <text:p>1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4" calcext:value-type="float">
            <text:p>54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style-name="ce7" table:formula="of:=([.I151]*[.K151])/100" office:value-type="float" office:value="4" calcext:value-type="float">
            <text:p>4</text:p>
          </table:table-cell>
          <table:table-cell table:formula="of:=ORG.LIBREOFFICE.RANDBETWEEN.NV(1;95)" office:value-type="float" office:value="62" calcext:value-type="float">
            <text:p>62</text:p>
          </table:table-cell>
          <table:table-cell table:formula="of:=IF([.H15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1]=&quot;Estimate&quot;;1;IF([.B151]=1;ORG.LIBREOFFICE.RANDBETWEEN.NV(1;5);IF([.L151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51]=&quot;Estimate&quot;;1;ORG.LIBREOFFICE.RANDBETWEEN.NV(1;7))" office:value-type="float" office:value="5" calcext:value-type="float">
            <text:p>5</text:p>
          </table:table-cell>
          <table:table-cell table:style-name="ce9" table:formula="of:=IF([.L151]=&quot;Estimate&quot;;1;([.M151])/(2^[.N151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style-name="ce7" table:formula="of:=([.I152]*[.K152])/100" office:value-type="float" office:value="53.72" calcext:value-type="float">
            <text:p>54</text:p>
          </table:table-cell>
          <table:table-cell table:formula="of:=ORG.LIBREOFFICE.RANDBETWEEN.NV(1;95)" office:value-type="float" office:value="83" calcext:value-type="float">
            <text:p>83</text:p>
          </table:table-cell>
          <table:table-cell table:formula="of:=IF([.H15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2]=&quot;Estimate&quot;;1;IF([.B152]=1;ORG.LIBREOFFICE.RANDBETWEEN.NV(1;5);IF([.L152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52]=&quot;Estimate&quot;;1;ORG.LIBREOFFICE.RANDBETWEEN.NV(1;7))" office:value-type="float" office:value="7" calcext:value-type="float">
            <text:p>7</text:p>
          </table:table-cell>
          <table:table-cell table:style-name="ce9" table:formula="of:=IF([.L152]=&quot;Estimate&quot;;1;([.M152])/(2^[.N152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style-name="ce7" table:formula="of:=([.I153]*[.K153])/100" office:value-type="float" office:value="0.28" calcext:value-type="float">
            <text:p>0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formula="of:=IF([.H15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3]=&quot;Estimate&quot;;1;IF([.B153]=1;ORG.LIBREOFFICE.RANDBETWEEN.NV(1;5);IF([.L153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53]=&quot;Estimate&quot;;1;ORG.LIBREOFFICE.RANDBETWEEN.NV(1;7))" office:value-type="float" office:value="7" calcext:value-type="float">
            <text:p>7</text:p>
          </table:table-cell>
          <table:table-cell table:style-name="ce9" table:formula="of:=IF([.L153]=&quot;Estimate&quot;;1;([.M153])/(2^[.N153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154]" office:value-type="string" office:string-value="SPB" calcext:value-type="string">
            <text:p>SPB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style-name="ce7" table:formula="of:=([.I154]*[.K154])/100" office:value-type="float" office:value="0.64" calcext:value-type="float">
            <text:p>1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formula="of:=IF([.H15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4]=&quot;Estimate&quot;;1;IF([.B154]=1;ORG.LIBREOFFICE.RANDBETWEEN.NV(1;5);IF([.L154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54]=&quot;Estimate&quot;;1;ORG.LIBREOFFICE.RANDBETWEEN.NV(1;7))" office:value-type="float" office:value="4" calcext:value-type="float">
            <text:p>4</text:p>
          </table:table-cell>
          <table:table-cell table:style-name="ce9" table:formula="of:=IF([.L154]=&quot;Estimate&quot;;1;([.M154])/(2^[.N154]))" office:value-type="float" office:value="3" calcext:value-type="float">
            <text:p>3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155]" office:value-type="string" office:string-value="MSK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" calcext:value-type="float">
            <text:p>6</text:p>
          </table:table-cell>
          <table:table-cell table:style-name="ce7" table:formula="of:=([.I155]*[.K155])/100" office:value-type="float" office:value="12.22" calcext:value-type="float">
            <text:p>12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formula="of:=IF([.H15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5]=&quot;Estimate&quot;;1;IF([.B155]=1;ORG.LIBREOFFICE.RANDBETWEEN.NV(1;5);IF([.L155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55]=&quot;Estimate&quot;;1;ORG.LIBREOFFICE.RANDBETWEEN.NV(1;7))" office:value-type="float" office:value="3" calcext:value-type="float">
            <text:p>3</text:p>
          </table:table-cell>
          <table:table-cell table:style-name="ce9" table:formula="of:=IF([.L155]=&quot;Estimate&quot;;1;([.M155])/(2^[.N155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156]" office:value-type="string" office:string-value="CN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style-name="ce7" table:formula="of:=([.I156]*[.K156])/100" office:value-type="float" office:value="9.6" calcext:value-type="float">
            <text:p>10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formula="of:=IF([.H15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6]=&quot;Estimate&quot;;1;IF([.B156]=1;ORG.LIBREOFFICE.RANDBETWEEN.NV(1;5);IF([.L156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56]=&quot;Estimate&quot;;1;ORG.LIBREOFFICE.RANDBETWEEN.NV(1;7))" office:value-type="float" office:value="5" calcext:value-type="float">
            <text:p>5</text:p>
          </table:table-cell>
          <table:table-cell table:style-name="ce9" table:formula="of:=IF([.L156]=&quot;Estimate&quot;;1;([.M156])/(2^[.N156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157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style-name="ce7" table:formula="of:=([.I157]*[.K157])/100" office:value-type="float" office:value="10.8" calcext:value-type="float">
            <text:p>11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formula="of:=IF([.H15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7]=&quot;Estimate&quot;;1;IF([.B157]=1;ORG.LIBREOFFICE.RANDBETWEEN.NV(1;5);IF([.L15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57]=&quot;Estimate&quot;;1;ORG.LIBREOFFICE.RANDBETWEEN.NV(1;7))" office:value-type="float" office:value="1" calcext:value-type="float">
            <text:p>1</text:p>
          </table:table-cell>
          <table:table-cell table:style-name="ce9" table:formula="of:=IF([.L157]=&quot;Estimate&quot;;1;([.M157])/(2^[.N157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style-name="ce7" table:formula="of:=([.I158]*[.K158])/100" office:value-type="float" office:value="11.28" calcext:value-type="float">
            <text:p>11</text:p>
          </table:table-cell>
          <table:table-cell table:formula="of:=ORG.LIBREOFFICE.RANDBETWEEN.NV(1;95)" office:value-type="float" office:value="36" calcext:value-type="float">
            <text:p>36</text:p>
          </table:table-cell>
          <table:table-cell table:formula="of:=IF([.H15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58]=&quot;Estimate&quot;;1;IF([.B158]=1;ORG.LIBREOFFICE.RANDBETWEEN.NV(1;5);IF([.L15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58]=&quot;Estimate&quot;;1;ORG.LIBREOFFICE.RANDBETWEEN.NV(1;7))" office:value-type="float" office:value="1" calcext:value-type="float">
            <text:p>1</text:p>
          </table:table-cell>
          <table:table-cell table:style-name="ce9" table:formula="of:=IF([.L158]=&quot;Estimate&quot;;1;([.M158])/(2^[.N15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C159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0" calcext:value-type="float">
            <text:p>90</text:p>
          </table:table-cell>
          <table:table-cell table:style-name="ce7" table:formula="of:=([.I159]*[.K159])/100" office:value-type="float" office:value="45.36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table:formula="of:=IF([.H15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9]=&quot;Estimate&quot;;1;IF([.B159]=1;ORG.LIBREOFFICE.RANDBETWEEN.NV(1;5);IF([.L159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59]=&quot;Estimate&quot;;1;ORG.LIBREOFFICE.RANDBETWEEN.NV(1;7))" office:value-type="float" office:value="2" calcext:value-type="float">
            <text:p>2</text:p>
          </table:table-cell>
          <table:table-cell table:style-name="ce9" table:formula="of:=IF([.L159]=&quot;Estimate&quot;;1;([.M159])/(2^[.N159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160]" office:value-type="string" office:string-value="CN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style-name="ce7" table:formula="of:=([.I160]*[.K160])/100" office:value-type="float" office:value="11.7" calcext:value-type="float">
            <text:p>12</text:p>
          </table:table-cell>
          <table:table-cell table:formula="of:=ORG.LIBREOFFICE.RANDBETWEEN.NV(1;95)" office:value-type="float" office:value="44" calcext:value-type="float">
            <text:p>44</text:p>
          </table:table-cell>
          <table:table-cell table:formula="of:=IF([.H16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0]=&quot;Estimate&quot;;1;IF([.B160]=1;ORG.LIBREOFFICE.RANDBETWEEN.NV(1;5);IF([.L160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60]=&quot;Estimate&quot;;1;ORG.LIBREOFFICE.RANDBETWEEN.NV(1;7))" office:value-type="float" office:value="7" calcext:value-type="float">
            <text:p>7</text:p>
          </table:table-cell>
          <table:table-cell table:style-name="ce9" table:formula="of:=IF([.L160]=&quot;Estimate&quot;;1;([.M160])/(2^[.N160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161]" office:value-type="string" office:string-value="MSK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style-name="ce7" table:formula="of:=([.I161]*[.K161])/100" office:value-type="float" office:value="0.61" calcext:value-type="float">
            <text:p>1</text:p>
          </table:table-cell>
          <table:table-cell table:formula="of:=ORG.LIBREOFFICE.RANDBETWEEN.NV(1;95)" office:value-type="float" office:value="84" calcext:value-type="float">
            <text:p>84</text:p>
          </table:table-cell>
          <table:table-cell office:value-type="string" calcext:value-type="string">
            <text:p>Modelling</text:p>
          </table:table-cell>
          <table:table-cell table:style-name="ce8" table:formula="of:=IF([.L161]=&quot;Estimate&quot;;1;IF([.B161]=1;ORG.LIBREOFFICE.RANDBETWEEN.NV(1;5);IF([.L161]=&quot;Adjustments&quot;;ORG.LIBREOFFICE.RANDBETWEEN.NV(2;7);ORG.LIBREOFFICE.RANDBETWEEN.NV(25;200))))" office:value-type="float" office:value="130" calcext:value-type="float">
            <text:p>130</text:p>
          </table:table-cell>
          <table:table-cell table:formula="of:=IF([.L161]=&quot;Estimate&quot;;1;ORG.LIBREOFFICE.RANDBETWEEN.NV(1;7))" office:value-type="float" office:value="7" calcext:value-type="float">
            <text:p>7</text:p>
          </table:table-cell>
          <table:table-cell table:style-name="ce9" table:formula="of:=IF([.L161]=&quot;Estimate&quot;;1;([.M161])/(2^[.N161]))" office:value-type="float" office:value="8.125" calcext:value-type="float">
            <text:p>8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162]" office:value-type="string" office:string-value="SPB" calcext:value-type="string">
            <text:p>SPB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style-name="ce7" table:formula="of:=([.I162]*[.K162])/100" office:value-type="float" office:value="26.8" calcext:value-type="float">
            <text:p>27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formula="of:=IF([.H16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2]=&quot;Estimate&quot;;1;IF([.B162]=1;ORG.LIBREOFFICE.RANDBETWEEN.NV(1;5);IF([.L16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62]=&quot;Estimate&quot;;1;ORG.LIBREOFFICE.RANDBETWEEN.NV(1;7))" office:value-type="float" office:value="3" calcext:value-type="float">
            <text:p>3</text:p>
          </table:table-cell>
          <table:table-cell table:style-name="ce9" table:formula="of:=IF([.L162]=&quot;Estimate&quot;;1;([.M162])/(2^[.N162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style-name="ce7" table:formula="of:=([.I163]*[.K163])/100" office:value-type="float" office:value="31.85" calcext:value-type="float">
            <text:p>32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formula="of:=IF([.H16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3]=&quot;Estimate&quot;;1;IF([.B163]=1;ORG.LIBREOFFICE.RANDBETWEEN.NV(1;5);IF([.L163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63]=&quot;Estimate&quot;;1;ORG.LIBREOFFICE.RANDBETWEEN.NV(1;7))" office:value-type="float" office:value="2" calcext:value-type="float">
            <text:p>2</text:p>
          </table:table-cell>
          <table:table-cell table:style-name="ce9" table:formula="of:=IF([.L163]=&quot;Estimate&quot;;1;([.M163])/(2^[.N163]))" office:value-type="float" office:value="3.5" calcext:value-type="float">
            <text:p>3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style-name="ce7" table:formula="of:=([.I164]*[.K164])/100" office:value-type="float" office:value="84.63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table:formula="of:=IF([.H16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4]=&quot;Estimate&quot;;1;IF([.B164]=1;ORG.LIBREOFFICE.RANDBETWEEN.NV(1;5);IF([.L164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64]=&quot;Estimate&quot;;1;ORG.LIBREOFFICE.RANDBETWEEN.NV(1;7))" office:value-type="float" office:value="6" calcext:value-type="float">
            <text:p>6</text:p>
          </table:table-cell>
          <table:table-cell table:style-name="ce9" table:formula="of:=IF([.L164]=&quot;Estimate&quot;;1;([.M164])/(2^[.N164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4" calcext:value-type="float">
            <text:p>16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165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4" calcext:value-type="float">
            <text:p>44</text:p>
          </table:table-cell>
          <table:table-cell table:style-name="ce7" table:formula="of:=([.I165]*[.K165])/100" office:value-type="float" office:value="21.7" calcext:value-type="float">
            <text:p>22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formula="of:=IF([.H16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5]=&quot;Estimate&quot;;1;IF([.B165]=1;ORG.LIBREOFFICE.RANDBETWEEN.NV(1;5);IF([.L165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65]=&quot;Estimate&quot;;1;ORG.LIBREOFFICE.RANDBETWEEN.NV(1;7))" office:value-type="float" office:value="3" calcext:value-type="float">
            <text:p>3</text:p>
          </table:table-cell>
          <table:table-cell table:style-name="ce9" table:formula="of:=IF([.L165]=&quot;Estimate&quot;;1;([.M165])/(2^[.N165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166]" office:value-type="string" office:string-value="FE" calcext:value-type="string">
            <text:p>FE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style-name="ce7" table:formula="of:=([.I166]*[.K166])/100" office:value-type="float" office:value="1.35" calcext:value-type="float">
            <text:p>1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formula="of:=IF([.H16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6]=&quot;Estimate&quot;;1;IF([.B166]=1;ORG.LIBREOFFICE.RANDBETWEEN.NV(1;5);IF([.L166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66]=&quot;Estimate&quot;;1;ORG.LIBREOFFICE.RANDBETWEEN.NV(1;7))" office:value-type="float" office:value="2" calcext:value-type="float">
            <text:p>2</text:p>
          </table:table-cell>
          <table:table-cell table:style-name="ce9" table:formula="of:=IF([.L166]=&quot;Estimate&quot;;1;([.M166])/(2^[.N166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167]" office:value-type="string" office:string-value="SPB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5" calcext:value-type="float">
            <text:p>35</text:p>
          </table:table-cell>
          <table:table-cell table:style-name="ce7" table:formula="of:=([.I167]*[.K167])/100" office:value-type="float" office:value="15.17" calcext:value-type="float">
            <text:p>15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formula="of:=IF([.H16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7]=&quot;Estimate&quot;;1;IF([.B167]=1;ORG.LIBREOFFICE.RANDBETWEEN.NV(1;5);IF([.L16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67]=&quot;Estimate&quot;;1;ORG.LIBREOFFICE.RANDBETWEEN.NV(1;7))" office:value-type="float" office:value="6" calcext:value-type="float">
            <text:p>6</text:p>
          </table:table-cell>
          <table:table-cell table:style-name="ce9" table:formula="of:=IF([.L167]=&quot;Estimate&quot;;1;([.M167])/(2^[.N16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5" calcext:value-type="float">
            <text:p>65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style-name="ce7" table:formula="of:=([.I168]*[.K168])/100" office:value-type="float" office:value="38.19" calcext:value-type="float">
            <text:p>38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formula="of:=IF([.H16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8]=&quot;Estimate&quot;;1;IF([.B168]=1;ORG.LIBREOFFICE.RANDBETWEEN.NV(1;5);IF([.L16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68]=&quot;Estimate&quot;;1;ORG.LIBREOFFICE.RANDBETWEEN.NV(1;7))" office:value-type="float" office:value="4" calcext:value-type="float">
            <text:p>4</text:p>
          </table:table-cell>
          <table:table-cell table:style-name="ce9" table:formula="of:=IF([.L168]=&quot;Estimate&quot;;1;([.M168])/(2^[.N168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3" calcext:value-type="float">
            <text:p>53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169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style-name="ce7" table:formula="of:=([.I169]*[.K169])/100" office:value-type="float" office:value="32.16" calcext:value-type="float">
            <text:p>32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formula="of:=IF([.H16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9]=&quot;Estimate&quot;;1;IF([.B169]=1;ORG.LIBREOFFICE.RANDBETWEEN.NV(1;5);IF([.L169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69]=&quot;Estimate&quot;;1;ORG.LIBREOFFICE.RANDBETWEEN.NV(1;7))" office:value-type="float" office:value="5" calcext:value-type="float">
            <text:p>5</text:p>
          </table:table-cell>
          <table:table-cell table:style-name="ce9" table:formula="of:=IF([.L169]=&quot;Estimate&quot;;1;([.M169])/(2^[.N169]))" office:value-type="float" office:value="0.875" calcext:value-type="float">
            <text:p>0.8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5" calcext:value-type="float">
            <text:p>45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170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style-name="ce7" table:formula="of:=([.I170]*[.K170])/100" office:value-type="float" office:value="19.76" calcext:value-type="float">
            <text:p>20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formula="of:=IF([.H17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0]=&quot;Estimate&quot;;1;IF([.B170]=1;ORG.LIBREOFFICE.RANDBETWEEN.NV(1;5);IF([.L170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70]=&quot;Estimate&quot;;1;ORG.LIBREOFFICE.RANDBETWEEN.NV(1;7))" office:value-type="float" office:value="6" calcext:value-type="float">
            <text:p>6</text:p>
          </table:table-cell>
          <table:table-cell table:style-name="ce9" table:formula="of:=IF([.L170]=&quot;Estimate&quot;;1;([.M170])/(2^[.N170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style-name="ce7" table:formula="of:=([.I171]*[.K171])/100" office:value-type="float" office:value="1.11" calcext:value-type="float">
            <text:p>1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formula="of:=IF([.H17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1]=&quot;Estimate&quot;;1;IF([.B171]=1;ORG.LIBREOFFICE.RANDBETWEEN.NV(1;5);IF([.L171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71]=&quot;Estimate&quot;;1;ORG.LIBREOFFICE.RANDBETWEEN.NV(1;7))" office:value-type="float" office:value="6" calcext:value-type="float">
            <text:p>6</text:p>
          </table:table-cell>
          <table:table-cell table:style-name="ce9" table:formula="of:=IF([.L171]=&quot;Estimate&quot;;1;([.M171])/(2^[.N171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172]" office:value-type="string" office:string-value="VO" calcext:value-type="string">
            <text:p>VO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style-name="ce7" table:formula="of:=([.I172]*[.K172])/100" office:value-type="float" office:value="7.52" calcext:value-type="float">
            <text:p>8</text:p>
          </table:table-cell>
          <table:table-cell table:formula="of:=ORG.LIBREOFFICE.RANDBETWEEN.NV(1;95)" office:value-type="float" office:value="41" calcext:value-type="float">
            <text:p>41</text:p>
          </table:table-cell>
          <table:table-cell table:formula="of:=IF([.H17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2]=&quot;Estimate&quot;;1;IF([.B172]=1;ORG.LIBREOFFICE.RANDBETWEEN.NV(1;5);IF([.L172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72]=&quot;Estimate&quot;;1;ORG.LIBREOFFICE.RANDBETWEEN.NV(1;7))" office:value-type="float" office:value="6" calcext:value-type="float">
            <text:p>6</text:p>
          </table:table-cell>
          <table:table-cell table:style-name="ce9" table:formula="of:=IF([.L172]=&quot;Estimate&quot;;1;([.M172])/(2^[.N172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173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style-name="ce7" table:formula="of:=([.I173]*[.K173])/100" office:value-type="float" office:value="5.22" calcext:value-type="float">
            <text:p>5</text:p>
          </table:table-cell>
          <table:table-cell table:formula="of:=ORG.LIBREOFFICE.RANDBETWEEN.NV(1;95)" office:value-type="float" office:value="25" calcext:value-type="float">
            <text:p>25</text:p>
          </table:table-cell>
          <table:table-cell table:formula="of:=IF([.H17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3]=&quot;Estimate&quot;;1;IF([.B173]=1;ORG.LIBREOFFICE.RANDBETWEEN.NV(1;5);IF([.L173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73]=&quot;Estimate&quot;;1;ORG.LIBREOFFICE.RANDBETWEEN.NV(1;7))" office:value-type="float" office:value="1" calcext:value-type="float">
            <text:p>1</text:p>
          </table:table-cell>
          <table:table-cell table:style-name="ce9" table:formula="of:=IF([.L173]=&quot;Estimate&quot;;1;([.M173])/(2^[.N173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74]" office:value-type="string" office:string-value="SU" calcext:value-type="string">
            <text:p>SU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style-name="ce7" table:formula="of:=([.I174]*[.K174])/100" office:value-type="float" office:value="46.8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table:formula="of:=IF([.H17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4]=&quot;Estimate&quot;;1;IF([.B174]=1;ORG.LIBREOFFICE.RANDBETWEEN.NV(1;5);IF([.L174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74]=&quot;Estimate&quot;;1;ORG.LIBREOFFICE.RANDBETWEEN.NV(1;7))" office:value-type="float" office:value="2" calcext:value-type="float">
            <text:p>2</text:p>
          </table:table-cell>
          <table:table-cell table:style-name="ce9" table:formula="of:=IF([.L174]=&quot;Estimate&quot;;1;([.M174])/(2^[.N174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4" calcext:value-type="float">
            <text:p>34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table:formula="of:=[.C175]" office:value-type="string" office:string-value="SY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style-name="ce7" table:formula="of:=([.I175]*[.K175])/100" office:value-type="float" office:value="47.17" calcext:value-type="float">
            <text:p>47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formula="of:=IF([.H175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75]=&quot;Estimate&quot;;1;IF([.B175]=1;ORG.LIBREOFFICE.RANDBETWEEN.NV(1;5);IF([.L17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75]=&quot;Estimate&quot;;1;ORG.LIBREOFFICE.RANDBETWEEN.NV(1;7))" office:value-type="float" office:value="1" calcext:value-type="float">
            <text:p>1</text:p>
          </table:table-cell>
          <table:table-cell table:style-name="ce9" table:formula="of:=IF([.L175]=&quot;Estimate&quot;;1;([.M175])/(2^[.N175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176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style-name="ce7" table:formula="of:=([.I176]*[.K176])/100" office:value-type="float" office:value="14.04" calcext:value-type="float">
            <text:p>14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formula="of:=IF([.H17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6]=&quot;Estimate&quot;;1;IF([.B176]=1;ORG.LIBREOFFICE.RANDBETWEEN.NV(1;5);IF([.L17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76]=&quot;Estimate&quot;;1;ORG.LIBREOFFICE.RANDBETWEEN.NV(1;7))" office:value-type="float" office:value="2" calcext:value-type="float">
            <text:p>2</text:p>
          </table:table-cell>
          <table:table-cell table:style-name="ce9" table:formula="of:=IF([.L176]=&quot;Estimate&quot;;1;([.M176])/(2^[.N176]))" office:value-type="float" office:value="0.0546875" calcext:value-type="float">
            <text:p>0.05469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177]" office:value-type="string" office:string-value="NW" calcext:value-type="string">
            <text:p>NW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style-name="ce7" table:formula="of:=([.I177]*[.K177])/100" office:value-type="float" office:value="22.32" calcext:value-type="float">
            <text:p>22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formula="of:=IF([.H17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7]=&quot;Estimate&quot;;1;IF([.B177]=1;ORG.LIBREOFFICE.RANDBETWEEN.NV(1;5);IF([.L177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77]=&quot;Estimate&quot;;1;ORG.LIBREOFFICE.RANDBETWEEN.NV(1;7))" office:value-type="float" office:value="7" calcext:value-type="float">
            <text:p>7</text:p>
          </table:table-cell>
          <table:table-cell table:style-name="ce9" table:formula="of:=IF([.L177]=&quot;Estimate&quot;;1;([.M177])/(2^[.N177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178]" office:value-type="string" office:string-value="SPB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style-name="ce7" table:formula="of:=([.I178]*[.K178])/100" office:value-type="float" office:value="32.2" calcext:value-type="float">
            <text:p>32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formula="of:=IF([.H17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8]=&quot;Estimate&quot;;1;IF([.B178]=1;ORG.LIBREOFFICE.RANDBETWEEN.NV(1;5);IF([.L178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78]=&quot;Estimate&quot;;1;ORG.LIBREOFFICE.RANDBETWEEN.NV(1;7))" office:value-type="float" office:value="7" calcext:value-type="float">
            <text:p>7</text:p>
          </table:table-cell>
          <table:table-cell table:style-name="ce9" table:formula="of:=IF([.L178]=&quot;Estimate&quot;;1;([.M178])/(2^[.N178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5" calcext:value-type="float">
            <text:p>45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179]" office:value-type="string" office:string-value="MSK" calcext:value-type="string">
            <text:p>MSK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style-name="ce7" table:formula="of:=([.I179]*[.K179])/100" office:value-type="float" office:value="2.2" calcext:value-type="float">
            <text:p>2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formula="of:=IF([.H17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9]=&quot;Estimate&quot;;1;IF([.B179]=1;ORG.LIBREOFFICE.RANDBETWEEN.NV(1;5);IF([.L17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79]=&quot;Estimate&quot;;1;ORG.LIBREOFFICE.RANDBETWEEN.NV(1;7))" office:value-type="float" office:value="7" calcext:value-type="float">
            <text:p>7</text:p>
          </table:table-cell>
          <table:table-cell table:style-name="ce9" table:formula="of:=IF([.L179]=&quot;Estimate&quot;;1;([.M179])/(2^[.N179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style-name="ce7" table:formula="of:=([.I180]*[.K180])/100" office:value-type="float" office:value="11.31" calcext:value-type="float">
            <text:p>11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formula="of:=IF([.H180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80]=&quot;Estimate&quot;;1;IF([.B180]=1;ORG.LIBREOFFICE.RANDBETWEEN.NV(1;5);IF([.L180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80]=&quot;Estimate&quot;;1;ORG.LIBREOFFICE.RANDBETWEEN.NV(1;7))" office:value-type="float" office:value="1" calcext:value-type="float">
            <text:p>1</text:p>
          </table:table-cell>
          <table:table-cell table:style-name="ce9" table:formula="of:=IF([.L180]=&quot;Estimate&quot;;1;([.M180])/(2^[.N180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181]" office:value-type="string" office:string-value="NW" calcext:value-type="string">
            <text:p>NW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style-name="ce7" table:formula="of:=([.I181]*[.K181])/100" office:value-type="float" office:value="1.56" calcext:value-type="float">
            <text:p>2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formula="of:=IF([.H181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81]=&quot;Estimate&quot;;1;IF([.B181]=1;ORG.LIBREOFFICE.RANDBETWEEN.NV(1;5);IF([.L18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81]=&quot;Estimate&quot;;1;ORG.LIBREOFFICE.RANDBETWEEN.NV(1;7))" office:value-type="float" office:value="1" calcext:value-type="float">
            <text:p>1</text:p>
          </table:table-cell>
          <table:table-cell table:style-name="ce9" table:formula="of:=IF([.L181]=&quot;Estimate&quot;;1;([.M181])/(2^[.N181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style-name="ce7" table:formula="of:=([.I182]*[.K182])/100" office:value-type="float" office:value="82.81" calcext:value-type="float">
            <text:p>83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formula="of:=IF([.H18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82]=&quot;Estimate&quot;;1;IF([.B182]=1;ORG.LIBREOFFICE.RANDBETWEEN.NV(1;5);IF([.L182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82]=&quot;Estimate&quot;;1;ORG.LIBREOFFICE.RANDBETWEEN.NV(1;7))" office:value-type="float" office:value="2" calcext:value-type="float">
            <text:p>2</text:p>
          </table:table-cell>
          <table:table-cell table:style-name="ce9" table:formula="of:=IF([.L182]=&quot;Estimate&quot;;1;([.M182])/(2^[.N182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3" calcext:value-type="float">
            <text:p>83</text:p>
          </table:table-cell>
          <table:table-cell table:style-name="ce7" table:formula="of:=([.I183]*[.K183])/100" office:value-type="float" office:value="1.3" calcext:value-type="float">
            <text:p>1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formula="of:=IF([.H18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83]=&quot;Estimate&quot;;1;IF([.B183]=1;ORG.LIBREOFFICE.RANDBETWEEN.NV(1;5);IF([.L183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83]=&quot;Estimate&quot;;1;ORG.LIBREOFFICE.RANDBETWEEN.NV(1;7))" office:value-type="float" office:value="2" calcext:value-type="float">
            <text:p>2</text:p>
          </table:table-cell>
          <table:table-cell table:style-name="ce9" table:formula="of:=IF([.L183]=&quot;Estimate&quot;;1;([.M183])/(2^[.N183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184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style-name="ce7" table:formula="of:=([.I184]*[.K184])/100"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formula="of:=IF([.H18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84]=&quot;Estimate&quot;;1;IF([.B184]=1;ORG.LIBREOFFICE.RANDBETWEEN.NV(1;5);IF([.L18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84]=&quot;Estimate&quot;;1;ORG.LIBREOFFICE.RANDBETWEEN.NV(1;7))" office:value-type="float" office:value="5" calcext:value-type="float">
            <text:p>5</text:p>
          </table:table-cell>
          <table:table-cell table:style-name="ce9" table:formula="of:=IF([.L184]=&quot;Estimate&quot;;1;([.M184])/(2^[.N184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185]" office:value-type="string" office:string-value="SY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0" calcext:value-type="float">
            <text:p>60</text:p>
          </table:table-cell>
          <table:table-cell table:style-name="ce7" table:formula="of:=([.I185]*[.K185])/100" office:value-type="float" office:value="20.13" calcext:value-type="float">
            <text:p>20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formula="of:=IF([.H18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85]=&quot;Estimate&quot;;1;IF([.B185]=1;ORG.LIBREOFFICE.RANDBETWEEN.NV(1;5);IF([.L18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85]=&quot;Estimate&quot;;1;ORG.LIBREOFFICE.RANDBETWEEN.NV(1;7))" office:value-type="float" office:value="6" calcext:value-type="float">
            <text:p>6</text:p>
          </table:table-cell>
          <table:table-cell table:style-name="ce9" table:formula="of:=IF([.L185]=&quot;Estimate&quot;;1;([.M185])/(2^[.N185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186]" office:value-type="string" office:string-value="NW" calcext:value-type="string">
            <text:p>NW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style-name="ce7" table:formula="of:=([.I186]*[.K186])/100" office:value-type="float" office:value="9.28" calcext:value-type="float">
            <text:p>9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formula="of:=IF([.H18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86]=&quot;Estimate&quot;;1;IF([.B186]=1;ORG.LIBREOFFICE.RANDBETWEEN.NV(1;5);IF([.L186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86]=&quot;Estimate&quot;;1;ORG.LIBREOFFICE.RANDBETWEEN.NV(1;7))" office:value-type="float" office:value="1" calcext:value-type="float">
            <text:p>1</text:p>
          </table:table-cell>
          <table:table-cell table:style-name="ce9" table:formula="of:=IF([.L186]=&quot;Estimate&quot;;1;([.M186])/(2^[.N186]))" office:value-type="float" office:value="3" calcext:value-type="float">
            <text:p>3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187]" office:value-type="string" office:string-value="SPB" calcext:value-type="string">
            <text:p>SPB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style-name="ce7" table:formula="of:=([.I187]*[.K187])/100" office:value-type="float" office:value="14.64" calcext:value-type="float">
            <text:p>15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office:value-type="string" calcext:value-type="string">
            <text:p>Modelling</text:p>
          </table:table-cell>
          <table:table-cell table:style-name="ce8" table:formula="of:=IF([.L187]=&quot;Estimate&quot;;1;IF([.B187]=1;ORG.LIBREOFFICE.RANDBETWEEN.NV(1;5);IF([.L187]=&quot;Adjustments&quot;;ORG.LIBREOFFICE.RANDBETWEEN.NV(2;7);ORG.LIBREOFFICE.RANDBETWEEN.NV(25;200))))" office:value-type="float" office:value="153" calcext:value-type="float">
            <text:p>153</text:p>
          </table:table-cell>
          <table:table-cell table:formula="of:=IF([.L187]=&quot;Estimate&quot;;1;ORG.LIBREOFFICE.RANDBETWEEN.NV(1;7))" office:value-type="float" office:value="2" calcext:value-type="float">
            <text:p>2</text:p>
          </table:table-cell>
          <table:table-cell table:style-name="ce9" table:formula="of:=IF([.L187]=&quot;Estimate&quot;;1;([.M187])/(2^[.N187]))" office:value-type="float" office:value="2.390625" calcext:value-type="float">
            <text:p>2.390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188]" office:value-type="string" office:string-value="MSK" calcext:value-type="string">
            <text:p>MSK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style-name="ce7" table:formula="of:=([.I188]*[.K188])/100" office:value-type="float" office:value="68" calcext:value-type="float">
            <text:p>68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formula="of:=IF([.H18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88]=&quot;Estimate&quot;;1;IF([.B188]=1;ORG.LIBREOFFICE.RANDBETWEEN.NV(1;5);IF([.L188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88]=&quot;Estimate&quot;;1;ORG.LIBREOFFICE.RANDBETWEEN.NV(1;7))" office:value-type="float" office:value="1" calcext:value-type="float">
            <text:p>1</text:p>
          </table:table-cell>
          <table:table-cell table:style-name="ce9" table:formula="of:=IF([.L188]=&quot;Estimate&quot;;1;([.M188])/(2^[.N188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189]" office:value-type="string" office:string-value="SPB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style-name="ce7" table:formula="of:=([.I189]*[.K189])/100" office:value-type="float" office:value="68.85" calcext:value-type="float">
            <text:p>69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formula="of:=IF([.H18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89]=&quot;Estimate&quot;;1;IF([.B189]=1;ORG.LIBREOFFICE.RANDBETWEEN.NV(1;5);IF([.L189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89]=&quot;Estimate&quot;;1;ORG.LIBREOFFICE.RANDBETWEEN.NV(1;7))" office:value-type="float" office:value="2" calcext:value-type="float">
            <text:p>2</text:p>
          </table:table-cell>
          <table:table-cell table:style-name="ce9" table:formula="of:=IF([.L189]=&quot;Estimate&quot;;1;([.M189])/(2^[.N189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4" calcext:value-type="float">
            <text:p>44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style-name="ce7" table:formula="of:=([.I190]*[.K190])/100" office:value-type="float" office:value="51" calcext:value-type="float">
            <text:p>51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formula="of:=IF([.H19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0]=&quot;Estimate&quot;;1;IF([.B190]=1;ORG.LIBREOFFICE.RANDBETWEEN.NV(1;5);IF([.L190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90]=&quot;Estimate&quot;;1;ORG.LIBREOFFICE.RANDBETWEEN.NV(1;7))" office:value-type="float" office:value="5" calcext:value-type="float">
            <text:p>5</text:p>
          </table:table-cell>
          <table:table-cell table:style-name="ce9" table:formula="of:=IF([.L190]=&quot;Estimate&quot;;1;([.M190])/(2^[.N190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191]" office:value-type="string" office:string-value="MSK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style-name="ce7" table:formula="of:=([.I191]*[.K191])/100" office:value-type="float" office:value="18.17" calcext:value-type="float">
            <text:p>18</text:p>
          </table:table-cell>
          <table:table-cell table:formula="of:=ORG.LIBREOFFICE.RANDBETWEEN.NV(1;95)" office:value-type="float" office:value="35" calcext:value-type="float">
            <text:p>35</text:p>
          </table:table-cell>
          <table:table-cell table:formula="of:=IF([.H19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1]=&quot;Estimate&quot;;1;IF([.B191]=1;ORG.LIBREOFFICE.RANDBETWEEN.NV(1;5);IF([.L191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91]=&quot;Estimate&quot;;1;ORG.LIBREOFFICE.RANDBETWEEN.NV(1;7))" office:value-type="float" office:value="3" calcext:value-type="float">
            <text:p>3</text:p>
          </table:table-cell>
          <table:table-cell table:style-name="ce9" table:formula="of:=IF([.L191]=&quot;Estimate&quot;;1;([.M191])/(2^[.N191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style-name="ce7" table:formula="of:=([.I192]*[.K192])/100" office:value-type="float" office:value="27.54" calcext:value-type="float">
            <text:p>28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formula="of:=IF([.H192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92]=&quot;Estimate&quot;;1;IF([.B192]=1;ORG.LIBREOFFICE.RANDBETWEEN.NV(1;5);IF([.L192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92]=&quot;Estimate&quot;;1;ORG.LIBREOFFICE.RANDBETWEEN.NV(1;7))" office:value-type="float" office:value="1" calcext:value-type="float">
            <text:p>1</text:p>
          </table:table-cell>
          <table:table-cell table:style-name="ce9" table:formula="of:=IF([.L192]=&quot;Estimate&quot;;1;([.M192])/(2^[.N192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193]" office:value-type="string" office:string-value="CN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style-name="ce7" table:formula="of:=([.I193]*[.K193])/100" office:value-type="float" office:value="1.75" calcext:value-type="float">
            <text:p>2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formula="of:=IF([.H19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3]=&quot;Estimate&quot;;1;IF([.B193]=1;ORG.LIBREOFFICE.RANDBETWEEN.NV(1;5);IF([.L193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93]=&quot;Estimate&quot;;1;ORG.LIBREOFFICE.RANDBETWEEN.NV(1;7))" office:value-type="float" office:value="1" calcext:value-type="float">
            <text:p>1</text:p>
          </table:table-cell>
          <table:table-cell table:style-name="ce9" table:formula="of:=IF([.L193]=&quot;Estimate&quot;;1;([.M193])/(2^[.N193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style-name="ce7" table:formula="of:=([.I194]*[.K194])/100" office:value-type="float" office:value="37.31" calcext:value-type="float">
            <text:p>37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formula="of:=IF([.H19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4]=&quot;Estimate&quot;;1;IF([.B194]=1;ORG.LIBREOFFICE.RANDBETWEEN.NV(1;5);IF([.L194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94]=&quot;Estimate&quot;;1;ORG.LIBREOFFICE.RANDBETWEEN.NV(1;7))" office:value-type="float" office:value="6" calcext:value-type="float">
            <text:p>6</text:p>
          </table:table-cell>
          <table:table-cell table:style-name="ce9" table:formula="of:=IF([.L194]=&quot;Estimate&quot;;1;([.M194])/(2^[.N194]))" office:value-type="float" office:value="0.875" calcext:value-type="float">
            <text:p>0.8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195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195]*[.K195])/100" office:value-type="float" office:value="33.2" calcext:value-type="float">
            <text:p>33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formula="of:=IF([.H19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5]=&quot;Estimate&quot;;1;IF([.B195]=1;ORG.LIBREOFFICE.RANDBETWEEN.NV(1;5);IF([.L195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95]=&quot;Estimate&quot;;1;ORG.LIBREOFFICE.RANDBETWEEN.NV(1;7))" office:value-type="float" office:value="4" calcext:value-type="float">
            <text:p>4</text:p>
          </table:table-cell>
          <table:table-cell table:style-name="ce9" table:formula="of:=IF([.L195]=&quot;Estimate&quot;;1;([.M195])/(2^[.N195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196]" office:value-type="string" office:string-value="SY" calcext:value-type="string">
            <text:p>SY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style-name="ce7" table:formula="of:=([.I196]*[.K196])/100" office:value-type="float" office:value="75.6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formula="of:=IF([.H19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6]=&quot;Estimate&quot;;1;IF([.B196]=1;ORG.LIBREOFFICE.RANDBETWEEN.NV(1;5);IF([.L196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96]=&quot;Estimate&quot;;1;ORG.LIBREOFFICE.RANDBETWEEN.NV(1;7))" office:value-type="float" office:value="4" calcext:value-type="float">
            <text:p>4</text:p>
          </table:table-cell>
          <table:table-cell table:style-name="ce9" table:formula="of:=IF([.L196]=&quot;Estimate&quot;;1;([.M196])/(2^[.N196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197]" office:value-type="string" office:string-value="FE" calcext:value-type="string">
            <text:p>FE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68" calcext:value-type="float">
            <text:p>68</text:p>
          </table:table-cell>
          <table:table-cell table:style-name="ce7" table:formula="of:=([.I197]*[.K197])/100" office:value-type="float" office:value="0.62" calcext:value-type="float">
            <text:p>1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formula="of:=IF([.H19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7]=&quot;Estimate&quot;;1;IF([.B197]=1;ORG.LIBREOFFICE.RANDBETWEEN.NV(1;5);IF([.L197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97]=&quot;Estimate&quot;;1;ORG.LIBREOFFICE.RANDBETWEEN.NV(1;7))" office:value-type="float" office:value="1" calcext:value-type="float">
            <text:p>1</text:p>
          </table:table-cell>
          <table:table-cell table:style-name="ce9" table:formula="of:=IF([.L197]=&quot;Estimate&quot;;1;([.M197])/(2^[.N197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198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0" calcext:value-type="float">
            <text:p>90</text:p>
          </table:table-cell>
          <table:table-cell table:style-name="ce7" table:formula="of:=([.I198]*[.K198])/100" office:value-type="float" office:value="0.93" calcext:value-type="float">
            <text:p>1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formula="of:=IF([.H19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8]=&quot;Estimate&quot;;1;IF([.B198]=1;ORG.LIBREOFFICE.RANDBETWEEN.NV(1;5);IF([.L19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98]=&quot;Estimate&quot;;1;ORG.LIBREOFFICE.RANDBETWEEN.NV(1;7))" office:value-type="float" office:value="6" calcext:value-type="float">
            <text:p>6</text:p>
          </table:table-cell>
          <table:table-cell table:style-name="ce9" table:formula="of:=IF([.L198]=&quot;Estimate&quot;;1;([.M198])/(2^[.N198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7" calcext:value-type="float">
            <text:p>47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199]" office:value-type="string" office:string-value="SU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style-name="ce7" table:formula="of:=([.I199]*[.K199])/100" office:value-type="float" office:value="0.62" calcext:value-type="float">
            <text:p>1</text:p>
          </table:table-cell>
          <table:table-cell table:formula="of:=ORG.LIBREOFFICE.RANDBETWEEN.NV(1;95)" office:value-type="float" office:value="23" calcext:value-type="float">
            <text:p>23</text:p>
          </table:table-cell>
          <table:table-cell table:formula="of:=IF([.H19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9]=&quot;Estimate&quot;;1;IF([.B199]=1;ORG.LIBREOFFICE.RANDBETWEEN.NV(1;5);IF([.L199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99]=&quot;Estimate&quot;;1;ORG.LIBREOFFICE.RANDBETWEEN.NV(1;7))" office:value-type="float" office:value="5" calcext:value-type="float">
            <text:p>5</text:p>
          </table:table-cell>
          <table:table-cell table:style-name="ce9" table:formula="of:=IF([.L199]=&quot;Estimate&quot;;1;([.M199])/(2^[.N199]))" office:value-type="float" office:value="0.0546875" calcext:value-type="float">
            <text:p>0.05469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200]" office:value-type="string" office:string-value="NW" calcext:value-type="string">
            <text:p>NW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style-name="ce7" table:formula="of:=([.I200]*[.K200])/100" office:value-type="float" office:value="11.44" calcext:value-type="float">
            <text:p>11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formula="of:=IF([.H20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0]=&quot;Estimate&quot;;1;IF([.B200]=1;ORG.LIBREOFFICE.RANDBETWEEN.NV(1;5);IF([.L200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00]=&quot;Estimate&quot;;1;ORG.LIBREOFFICE.RANDBETWEEN.NV(1;7))" office:value-type="float" office:value="5" calcext:value-type="float">
            <text:p>5</text:p>
          </table:table-cell>
          <table:table-cell table:style-name="ce9" table:formula="of:=IF([.L200]=&quot;Estimate&quot;;1;([.M200])/(2^[.N200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201]" office:value-type="string" office:string-value="SPB" calcext:value-type="string">
            <text:p>SPB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style-name="ce7" table:formula="of:=([.I201]*[.K201])/100" office:value-type="float" office:value="11.76" calcext:value-type="float">
            <text:p>12</text:p>
          </table:table-cell>
          <table:table-cell table:formula="of:=ORG.LIBREOFFICE.RANDBETWEEN.NV(1;95)" office:value-type="float" office:value="79" calcext:value-type="float">
            <text:p>79</text:p>
          </table:table-cell>
          <table:table-cell table:formula="of:=IF([.H20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1]=&quot;Estimate&quot;;1;IF([.B201]=1;ORG.LIBREOFFICE.RANDBETWEEN.NV(1;5);IF([.L201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01]=&quot;Estimate&quot;;1;ORG.LIBREOFFICE.RANDBETWEEN.NV(1;7))" office:value-type="float" office:value="5" calcext:value-type="float">
            <text:p>5</text:p>
          </table:table-cell>
          <table:table-cell table:style-name="ce9" table:formula="of:=IF([.L201]=&quot;Estimate&quot;;1;([.M201])/(2^[.N201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202]" office:value-type="string" office:string-value="MSK" calcext:value-type="string">
            <text:p>MSK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style-name="ce7" table:formula="of:=([.I202]*[.K202])/100" office:value-type="float" office:value="6.72" calcext:value-type="float">
            <text:p>7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formula="of:=IF([.H20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2]=&quot;Estimate&quot;;1;IF([.B202]=1;ORG.LIBREOFFICE.RANDBETWEEN.NV(1;5);IF([.L20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02]=&quot;Estimate&quot;;1;ORG.LIBREOFFICE.RANDBETWEEN.NV(1;7))" office:value-type="float" office:value="6" calcext:value-type="float">
            <text:p>6</text:p>
          </table:table-cell>
          <table:table-cell table:style-name="ce9" table:formula="of:=IF([.L202]=&quot;Estimate&quot;;1;([.M202])/(2^[.N202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203]" office:value-type="string" office:string-value="CN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style-name="ce7" table:formula="of:=([.I203]*[.K203])/100" office:value-type="float" office:value="2.73" calcext:value-type="float">
            <text:p>3</text:p>
          </table:table-cell>
          <table:table-cell table:formula="of:=ORG.LIBREOFFICE.RANDBETWEEN.NV(1;95)" office:value-type="float" office:value="84" calcext:value-type="float">
            <text:p>84</text:p>
          </table:table-cell>
          <table:table-cell table:formula="of:=IF([.H20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3]=&quot;Estimate&quot;;1;IF([.B203]=1;ORG.LIBREOFFICE.RANDBETWEEN.NV(1;5);IF([.L203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03]=&quot;Estimate&quot;;1;ORG.LIBREOFFICE.RANDBETWEEN.NV(1;7))" office:value-type="float" office:value="7" calcext:value-type="float">
            <text:p>7</text:p>
          </table:table-cell>
          <table:table-cell table:style-name="ce9" table:formula="of:=IF([.L203]=&quot;Estimate&quot;;1;([.M203])/(2^[.N203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style-name="ce7" table:formula="of:=([.I204]*[.K204])/100" office:value-type="float" office:value="7.36" calcext:value-type="float">
            <text:p>7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formula="of:=IF([.H20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4]=&quot;Estimate&quot;;1;IF([.B204]=1;ORG.LIBREOFFICE.RANDBETWEEN.NV(1;5);IF([.L204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04]=&quot;Estimate&quot;;1;ORG.LIBREOFFICE.RANDBETWEEN.NV(1;7))" office:value-type="float" office:value="4" calcext:value-type="float">
            <text:p>4</text:p>
          </table:table-cell>
          <table:table-cell table:style-name="ce9" table:formula="of:=IF([.L204]=&quot;Estimate&quot;;1;([.M204])/(2^[.N204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8" calcext:value-type="float">
            <text:p>48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205]" office:value-type="string" office:string-value="SPB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style-name="ce7" table:formula="of:=([.I205]*[.K205])/100" office:value-type="float" office:value="18.36" calcext:value-type="float">
            <text:p>18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formula="of:=IF([.H20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5]=&quot;Estimate&quot;;1;IF([.B205]=1;ORG.LIBREOFFICE.RANDBETWEEN.NV(1;5);IF([.L205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05]=&quot;Estimate&quot;;1;ORG.LIBREOFFICE.RANDBETWEEN.NV(1;7))" office:value-type="float" office:value="3" calcext:value-type="float">
            <text:p>3</text:p>
          </table:table-cell>
          <table:table-cell table:style-name="ce9" table:formula="of:=IF([.L205]=&quot;Estimate&quot;;1;([.M205])/(2^[.N205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206]" office:value-type="string" office:string-value="CN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style-name="ce7" table:formula="of:=([.I206]*[.K206])/100" office:value-type="float" office:value="14.96" calcext:value-type="float">
            <text:p>15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formula="of:=IF([.H20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6]=&quot;Estimate&quot;;1;IF([.B206]=1;ORG.LIBREOFFICE.RANDBETWEEN.NV(1;5);IF([.L206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06]=&quot;Estimate&quot;;1;ORG.LIBREOFFICE.RANDBETWEEN.NV(1;7))" office:value-type="float" office:value="6" calcext:value-type="float">
            <text:p>6</text:p>
          </table:table-cell>
          <table:table-cell table:style-name="ce9" table:formula="of:=IF([.L206]=&quot;Estimate&quot;;1;([.M206])/(2^[.N206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207]" office:value-type="string" office:string-value="MSK" calcext:value-type="string">
            <text:p>MSK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style-name="ce7" table:formula="of:=([.I207]*[.K207])/100" office:value-type="float" office:value="7.8" calcext:value-type="float">
            <text:p>8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formula="of:=IF([.H20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7]=&quot;Estimate&quot;;1;IF([.B207]=1;ORG.LIBREOFFICE.RANDBETWEEN.NV(1;5);IF([.L20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07]=&quot;Estimate&quot;;1;ORG.LIBREOFFICE.RANDBETWEEN.NV(1;7))" office:value-type="float" office:value="4" calcext:value-type="float">
            <text:p>4</text:p>
          </table:table-cell>
          <table:table-cell table:style-name="ce9" table:formula="of:=IF([.L207]=&quot;Estimate&quot;;1;([.M207])/(2^[.N207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208]" office:value-type="string" office:string-value="NW" calcext:value-type="string">
            <text:p>NW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style-name="ce7" table:formula="of:=([.I208]*[.K208])/100" office:value-type="float" office:value="7.7" calcext:value-type="float">
            <text:p>8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formula="of:=IF([.H20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08]=&quot;Estimate&quot;;1;IF([.B208]=1;ORG.LIBREOFFICE.RANDBETWEEN.NV(1;5);IF([.L20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08]=&quot;Estimate&quot;;1;ORG.LIBREOFFICE.RANDBETWEEN.NV(1;7))" office:value-type="float" office:value="1" calcext:value-type="float">
            <text:p>1</text:p>
          </table:table-cell>
          <table:table-cell table:style-name="ce9" table:formula="of:=IF([.L208]=&quot;Estimate&quot;;1;([.M208])/(2^[.N20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209]" office:value-type="string" office:string-value="SPB" calcext:value-type="string">
            <text:p>SPB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35" calcext:value-type="float">
            <text:p>35</text:p>
          </table:table-cell>
          <table:table-cell table:style-name="ce7" table:formula="of:=([.I209]*[.K209])/100" office:value-type="float" office:value="23" calcext:value-type="float">
            <text:p>23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formula="of:=IF([.H209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09]=&quot;Estimate&quot;;1;IF([.B209]=1;ORG.LIBREOFFICE.RANDBETWEEN.NV(1;5);IF([.L209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09]=&quot;Estimate&quot;;1;ORG.LIBREOFFICE.RANDBETWEEN.NV(1;7))" office:value-type="float" office:value="1" calcext:value-type="float">
            <text:p>1</text:p>
          </table:table-cell>
          <table:table-cell table:style-name="ce9" table:formula="of:=IF([.L209]=&quot;Estimate&quot;;1;([.M209])/(2^[.N209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210]" office:value-type="string" office:string-value="SY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style-name="ce7" table:formula="of:=([.I210]*[.K210])/100" office:value-type="float" office:value="11.16" calcext:value-type="float">
            <text:p>11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formula="of:=IF([.H21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0]=&quot;Estimate&quot;;1;IF([.B210]=1;ORG.LIBREOFFICE.RANDBETWEEN.NV(1;5);IF([.L210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10]=&quot;Estimate&quot;;1;ORG.LIBREOFFICE.RANDBETWEEN.NV(1;7))" office:value-type="float" office:value="4" calcext:value-type="float">
            <text:p>4</text:p>
          </table:table-cell>
          <table:table-cell table:style-name="ce9" table:formula="of:=IF([.L210]=&quot;Estimate&quot;;1;([.M210])/(2^[.N210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C211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style-name="ce7" table:formula="of:=([.I211]*[.K211])/100" office:value-type="float" office:value="33.12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table:formula="of:=IF([.H21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1]=&quot;Estimate&quot;;1;IF([.B211]=1;ORG.LIBREOFFICE.RANDBETWEEN.NV(1;5);IF([.L211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11]=&quot;Estimate&quot;;1;ORG.LIBREOFFICE.RANDBETWEEN.NV(1;7))" office:value-type="float" office:value="7" calcext:value-type="float">
            <text:p>7</text:p>
          </table:table-cell>
          <table:table-cell table:style-name="ce9" table:formula="of:=IF([.L211]=&quot;Estimate&quot;;1;([.M211])/(2^[.N211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212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" calcext:value-type="float">
            <text:p>1</text:p>
          </table:table-cell>
          <table:table-cell table:style-name="ce7" table:formula="of:=([.I212]*[.K212])/100" office:value-type="float" office:value="33.3" calcext:value-type="float">
            <text:p>33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formula="of:=IF([.H21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2]=&quot;Estimate&quot;;1;IF([.B212]=1;ORG.LIBREOFFICE.RANDBETWEEN.NV(1;5);IF([.L21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12]=&quot;Estimate&quot;;1;ORG.LIBREOFFICE.RANDBETWEEN.NV(1;7))" office:value-type="float" office:value="7" calcext:value-type="float">
            <text:p>7</text:p>
          </table:table-cell>
          <table:table-cell table:style-name="ce9" table:formula="of:=IF([.L212]=&quot;Estimate&quot;;1;([.M212])/(2^[.N212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5" calcext:value-type="float">
            <text:p>55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213]" office:value-type="string" office:string-value="SPB" calcext:value-type="string">
            <text:p>SPB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style-name="ce7" table:formula="of:=([.I213]*[.K213])/100" office:value-type="float" office:value="3.4" calcext:value-type="float">
            <text:p>3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formula="of:=IF([.H21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3]=&quot;Estimate&quot;;1;IF([.B213]=1;ORG.LIBREOFFICE.RANDBETWEEN.NV(1;5);IF([.L213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13]=&quot;Estimate&quot;;1;ORG.LIBREOFFICE.RANDBETWEEN.NV(1;7))" office:value-type="float" office:value="5" calcext:value-type="float">
            <text:p>5</text:p>
          </table:table-cell>
          <table:table-cell table:style-name="ce9" table:formula="of:=IF([.L213]=&quot;Estimate&quot;;1;([.M213])/(2^[.N213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214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style-name="ce7" table:formula="of:=([.I214]*[.K214])/100" office:value-type="float" office:value="21.42" calcext:value-type="float">
            <text:p>21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formula="of:=IF([.H21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4]=&quot;Estimate&quot;;1;IF([.B214]=1;ORG.LIBREOFFICE.RANDBETWEEN.NV(1;5);IF([.L214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14]=&quot;Estimate&quot;;1;ORG.LIBREOFFICE.RANDBETWEEN.NV(1;7))" office:value-type="float" office:value="1" calcext:value-type="float">
            <text:p>1</text:p>
          </table:table-cell>
          <table:table-cell table:style-name="ce9" table:formula="of:=IF([.L214]=&quot;Estimate&quot;;1;([.M214])/(2^[.N214]))" office:value-type="float" office:value="3" calcext:value-type="float">
            <text:p>3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table:style-name="ce7" table:formula="of:=([.I215]*[.K215])/100" office:value-type="float" office:value="15.84" calcext:value-type="float">
            <text:p>16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formula="of:=IF([.H21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5]=&quot;Estimate&quot;;1;IF([.B215]=1;ORG.LIBREOFFICE.RANDBETWEEN.NV(1;5);IF([.L215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15]=&quot;Estimate&quot;;1;ORG.LIBREOFFICE.RANDBETWEEN.NV(1;7))" office:value-type="float" office:value="4" calcext:value-type="float">
            <text:p>4</text:p>
          </table:table-cell>
          <table:table-cell table:style-name="ce9" table:formula="of:=IF([.L215]=&quot;Estimate&quot;;1;([.M215])/(2^[.N215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216]" office:value-type="string" office:string-value="CN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style-name="ce7" table:formula="of:=([.I216]*[.K216])/100" office:value-type="float" office:value="22.62" calcext:value-type="float">
            <text:p>23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formula="of:=IF([.H21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6]=&quot;Estimate&quot;;1;IF([.B216]=1;ORG.LIBREOFFICE.RANDBETWEEN.NV(1;5);IF([.L216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16]=&quot;Estimate&quot;;1;ORG.LIBREOFFICE.RANDBETWEEN.NV(1;7))" office:value-type="float" office:value="6" calcext:value-type="float">
            <text:p>6</text:p>
          </table:table-cell>
          <table:table-cell table:style-name="ce9" table:formula="of:=IF([.L216]=&quot;Estimate&quot;;1;([.M216])/(2^[.N216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[.C217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9" calcext:value-type="float">
            <text:p>79</text:p>
          </table:table-cell>
          <table:table-cell table:style-name="ce7" table:formula="of:=([.I217]*[.K217])/100" office:value-type="float" office:value="12.6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table:formula="of:=IF([.H21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7]=&quot;Estimate&quot;;1;IF([.B217]=1;ORG.LIBREOFFICE.RANDBETWEEN.NV(1;5);IF([.L21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17]=&quot;Estimate&quot;;1;ORG.LIBREOFFICE.RANDBETWEEN.NV(1;7))" office:value-type="float" office:value="6" calcext:value-type="float">
            <text:p>6</text:p>
          </table:table-cell>
          <table:table-cell table:style-name="ce9" table:formula="of:=IF([.L217]=&quot;Estimate&quot;;1;([.M217])/(2^[.N217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218]" office:value-type="string" office:string-value="NW" calcext:value-type="string">
            <text:p>NW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style-name="ce7" table:formula="of:=([.I218]*[.K218])/100" office:value-type="float" office:value="21.33" calcext:value-type="float">
            <text:p>21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formula="of:=IF([.H21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8]=&quot;Estimate&quot;;1;IF([.B218]=1;ORG.LIBREOFFICE.RANDBETWEEN.NV(1;5);IF([.L218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18]=&quot;Estimate&quot;;1;ORG.LIBREOFFICE.RANDBETWEEN.NV(1;7))" office:value-type="float" office:value="6" calcext:value-type="float">
            <text:p>6</text:p>
          </table:table-cell>
          <table:table-cell table:style-name="ce9" table:formula="of:=IF([.L218]=&quot;Estimate&quot;;1;([.M218])/(2^[.N218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219]" office:value-type="string" office:string-value="VO" calcext:value-type="string">
            <text:p>VO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style-name="ce7" table:formula="of:=([.I219]*[.K219])/100" office:value-type="float" office:value="81.88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formula="of:=IF([.H21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9]=&quot;Estimate&quot;;1;IF([.B219]=1;ORG.LIBREOFFICE.RANDBETWEEN.NV(1;5);IF([.L21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19]=&quot;Estimate&quot;;1;ORG.LIBREOFFICE.RANDBETWEEN.NV(1;7))" office:value-type="float" office:value="5" calcext:value-type="float">
            <text:p>5</text:p>
          </table:table-cell>
          <table:table-cell table:style-name="ce9" table:formula="of:=IF([.L219]=&quot;Estimate&quot;;1;([.M219])/(2^[.N219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220]" office:value-type="string" office:string-value="CN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style-name="ce7" table:formula="of:=([.I220]*[.K220])/100" office:value-type="float" office:value="60.84" calcext:value-type="float">
            <text:p>61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formula="of:=IF([.H22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0]=&quot;Estimate&quot;;1;IF([.B220]=1;ORG.LIBREOFFICE.RANDBETWEEN.NV(1;5);IF([.L220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20]=&quot;Estimate&quot;;1;ORG.LIBREOFFICE.RANDBETWEEN.NV(1;7))" office:value-type="float" office:value="1" calcext:value-type="float">
            <text:p>1</text:p>
          </table:table-cell>
          <table:table-cell table:style-name="ce9" table:formula="of:=IF([.L220]=&quot;Estimate&quot;;1;([.M220])/(2^[.N220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221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5" calcext:value-type="float">
            <text:p>35</text:p>
          </table:table-cell>
          <table:table-cell table:style-name="ce7" table:formula="of:=([.I221]*[.K221])/100" office:value-type="float" office:value="87.42" calcext:value-type="float">
            <text:p>87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formula="of:=IF([.H22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1]=&quot;Estimate&quot;;1;IF([.B221]=1;ORG.LIBREOFFICE.RANDBETWEEN.NV(1;5);IF([.L221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21]=&quot;Estimate&quot;;1;ORG.LIBREOFFICE.RANDBETWEEN.NV(1;7))" office:value-type="float" office:value="4" calcext:value-type="float">
            <text:p>4</text:p>
          </table:table-cell>
          <table:table-cell table:style-name="ce9" table:formula="of:=IF([.L221]=&quot;Estimate&quot;;1;([.M221])/(2^[.N221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4" calcext:value-type="float">
            <text:p>34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222]" office:value-type="string" office:string-value="SPB" calcext:value-type="string">
            <text:p>SPB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style-name="ce7" table:formula="of:=([.I222]*[.K222])/100" office:value-type="float" office:value="10.24" calcext:value-type="float">
            <text:p>10</text:p>
          </table:table-cell>
          <table:table-cell table:formula="of:=ORG.LIBREOFFICE.RANDBETWEEN.NV(1;95)" office:value-type="float" office:value="79" calcext:value-type="float">
            <text:p>79</text:p>
          </table:table-cell>
          <table:table-cell table:formula="of:=IF([.H22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2]=&quot;Estimate&quot;;1;IF([.B222]=1;ORG.LIBREOFFICE.RANDBETWEEN.NV(1;5);IF([.L22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22]=&quot;Estimate&quot;;1;ORG.LIBREOFFICE.RANDBETWEEN.NV(1;7))" office:value-type="float" office:value="5" calcext:value-type="float">
            <text:p>5</text:p>
          </table:table-cell>
          <table:table-cell table:style-name="ce9" table:formula="of:=IF([.L222]=&quot;Estimate&quot;;1;([.M222])/(2^[.N222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style-name="ce7" table:formula="of:=([.I223]*[.K223])/100" office:value-type="float" office:value="27.06" calcext:value-type="float">
            <text:p>27</text:p>
          </table:table-cell>
          <table:table-cell table:formula="of:=ORG.LIBREOFFICE.RANDBETWEEN.NV(1;95)" office:value-type="float" office:value="23" calcext:value-type="float">
            <text:p>23</text:p>
          </table:table-cell>
          <table:table-cell table:formula="of:=IF([.H22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3]=&quot;Estimate&quot;;1;IF([.B223]=1;ORG.LIBREOFFICE.RANDBETWEEN.NV(1;5);IF([.L223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23]=&quot;Estimate&quot;;1;ORG.LIBREOFFICE.RANDBETWEEN.NV(1;7))" office:value-type="float" office:value="3" calcext:value-type="float">
            <text:p>3</text:p>
          </table:table-cell>
          <table:table-cell table:style-name="ce9" table:formula="of:=IF([.L223]=&quot;Estimate&quot;;1;([.M223])/(2^[.N223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[.C224]" office:value-type="string" office:string-value="CN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8" calcext:value-type="float">
            <text:p>68</text:p>
          </table:table-cell>
          <table:table-cell table:style-name="ce7" table:formula="of:=([.I224]*[.K224])/100" office:value-type="float" office:value="51.59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table:formula="of:=IF([.H22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4]=&quot;Estimate&quot;;1;IF([.B224]=1;ORG.LIBREOFFICE.RANDBETWEEN.NV(1;5);IF([.L22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24]=&quot;Estimate&quot;;1;ORG.LIBREOFFICE.RANDBETWEEN.NV(1;7))" office:value-type="float" office:value="4" calcext:value-type="float">
            <text:p>4</text:p>
          </table:table-cell>
          <table:table-cell table:style-name="ce9" table:formula="of:=IF([.L224]=&quot;Estimate&quot;;1;([.M224])/(2^[.N224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225]" office:value-type="string" office:string-value="SPB" calcext:value-type="string">
            <text:p>SPB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style-name="ce7" table:formula="of:=([.I225]*[.K225])/100" office:value-type="float" office:value="49.6" calcext:value-type="float">
            <text:p>50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formula="of:=IF([.H22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5]=&quot;Estimate&quot;;1;IF([.B225]=1;ORG.LIBREOFFICE.RANDBETWEEN.NV(1;5);IF([.L225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25]=&quot;Estimate&quot;;1;ORG.LIBREOFFICE.RANDBETWEEN.NV(1;7))" office:value-type="float" office:value="6" calcext:value-type="float">
            <text:p>6</text:p>
          </table:table-cell>
          <table:table-cell table:style-name="ce9" table:formula="of:=IF([.L225]=&quot;Estimate&quot;;1;([.M225])/(2^[.N225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226]" office:value-type="string" office:string-value="MSK" calcext:value-type="string">
            <text:p>MSK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226]*[.K226])/100" office:value-type="float" office:value="26.35" calcext:value-type="float">
            <text:p>26</text:p>
          </table:table-cell>
          <table:table-cell table:formula="of:=ORG.LIBREOFFICE.RANDBETWEEN.NV(1;95)" office:value-type="float" office:value="89" calcext:value-type="float">
            <text:p>89</text:p>
          </table:table-cell>
          <table:table-cell office:value-type="string" calcext:value-type="string">
            <text:p>Modelling</text:p>
          </table:table-cell>
          <table:table-cell table:style-name="ce8" table:formula="of:=IF([.L226]=&quot;Estimate&quot;;1;IF([.B226]=1;ORG.LIBREOFFICE.RANDBETWEEN.NV(1;5);IF([.L226]=&quot;Adjustments&quot;;ORG.LIBREOFFICE.RANDBETWEEN.NV(2;7);ORG.LIBREOFFICE.RANDBETWEEN.NV(25;200))))" office:value-type="float" office:value="188" calcext:value-type="float">
            <text:p>188</text:p>
          </table:table-cell>
          <table:table-cell table:formula="of:=IF([.L226]=&quot;Estimate&quot;;1;ORG.LIBREOFFICE.RANDBETWEEN.NV(1;7))" office:value-type="float" office:value="7" calcext:value-type="float">
            <text:p>7</text:p>
          </table:table-cell>
          <table:table-cell table:style-name="ce9" table:formula="of:=IF([.L226]=&quot;Estimate&quot;;1;([.M226])/(2^[.N226]))" office:value-type="float" office:value="1.46875" calcext:value-type="float">
            <text:p>1.46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227]" office:value-type="string" office:string-value="FE" calcext:value-type="string">
            <text:p>FE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227]*[.K227])/100" office:value-type="float" office:value="57.51" calcext:value-type="float">
            <text:p>58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formula="of:=IF([.H22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7]=&quot;Estimate&quot;;1;IF([.B227]=1;ORG.LIBREOFFICE.RANDBETWEEN.NV(1;5);IF([.L22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27]=&quot;Estimate&quot;;1;ORG.LIBREOFFICE.RANDBETWEEN.NV(1;7))" office:value-type="float" office:value="4" calcext:value-type="float">
            <text:p>4</text:p>
          </table:table-cell>
          <table:table-cell table:style-name="ce9" table:formula="of:=IF([.L227]=&quot;Estimate&quot;;1;([.M227])/(2^[.N22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C228]" office:value-type="string" office:string-value="SY" calcext:value-type="string">
            <text:p>SY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style-name="ce7" table:formula="of:=([.I228]*[.K228])/100" office:value-type="float" office:value="46.61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formula="of:=IF([.H22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8]=&quot;Estimate&quot;;1;IF([.B228]=1;ORG.LIBREOFFICE.RANDBETWEEN.NV(1;5);IF([.L22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28]=&quot;Estimate&quot;;1;ORG.LIBREOFFICE.RANDBETWEEN.NV(1;7))" office:value-type="float" office:value="7" calcext:value-type="float">
            <text:p>7</text:p>
          </table:table-cell>
          <table:table-cell table:style-name="ce9" table:formula="of:=IF([.L228]=&quot;Estimate&quot;;1;([.M228])/(2^[.N228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229]" office:value-type="string" office:string-value="NW" calcext:value-type="string">
            <text:p>NW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60" calcext:value-type="float">
            <text:p>60</text:p>
          </table:table-cell>
          <table:table-cell table:style-name="ce7" table:formula="of:=([.I229]*[.K229])/100" office:value-type="float" office:value="8.32" calcext:value-type="float">
            <text:p>8</text:p>
          </table:table-cell>
          <table:table-cell table:formula="of:=ORG.LIBREOFFICE.RANDBETWEEN.NV(1;95)" office:value-type="float" office:value="23" calcext:value-type="float">
            <text:p>23</text:p>
          </table:table-cell>
          <table:table-cell table:formula="of:=IF([.H22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9]=&quot;Estimate&quot;;1;IF([.B229]=1;ORG.LIBREOFFICE.RANDBETWEEN.NV(1;5);IF([.L229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29]=&quot;Estimate&quot;;1;ORG.LIBREOFFICE.RANDBETWEEN.NV(1;7))" office:value-type="float" office:value="3" calcext:value-type="float">
            <text:p>3</text:p>
          </table:table-cell>
          <table:table-cell table:style-name="ce9" table:formula="of:=IF([.L229]=&quot;Estimate&quot;;1;([.M229])/(2^[.N229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230]" office:value-type="string" office:string-value="CN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style-name="ce7" table:formula="of:=([.I230]*[.K230])/100" office:value-type="float" office:value="35.6" calcext:value-type="float">
            <text:p>36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formula="of:=IF([.H23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0]=&quot;Estimate&quot;;1;IF([.B230]=1;ORG.LIBREOFFICE.RANDBETWEEN.NV(1;5);IF([.L230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30]=&quot;Estimate&quot;;1;ORG.LIBREOFFICE.RANDBETWEEN.NV(1;7))" office:value-type="float" office:value="6" calcext:value-type="float">
            <text:p>6</text:p>
          </table:table-cell>
          <table:table-cell table:style-name="ce9" table:formula="of:=IF([.L230]=&quot;Estimate&quot;;1;([.M230])/(2^[.N230]))" office:value-type="float" office:value="3" calcext:value-type="float">
            <text:p>3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style-name="ce7" table:formula="of:=([.I231]*[.K231])/100" office:value-type="float" office:value="30.21" calcext:value-type="float">
            <text:p>30</text:p>
          </table:table-cell>
          <table:table-cell table:formula="of:=ORG.LIBREOFFICE.RANDBETWEEN.NV(1;95)" office:value-type="float" office:value="88" calcext:value-type="float">
            <text:p>88</text:p>
          </table:table-cell>
          <table:table-cell table:formula="of:=IF([.H23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1]=&quot;Estimate&quot;;1;IF([.B231]=1;ORG.LIBREOFFICE.RANDBETWEEN.NV(1;5);IF([.L231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31]=&quot;Estimate&quot;;1;ORG.LIBREOFFICE.RANDBETWEEN.NV(1;7))" office:value-type="float" office:value="2" calcext:value-type="float">
            <text:p>2</text:p>
          </table:table-cell>
          <table:table-cell table:style-name="ce9" table:formula="of:=IF([.L231]=&quot;Estimate&quot;;1;([.M231])/(2^[.N231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4" calcext:value-type="float">
            <text:p>24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232]" office:value-type="string" office:string-value="MSK" calcext:value-type="string">
            <text:p>MSK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style-name="ce7" table:formula="of:=([.I232]*[.K232])/100" office:value-type="float" office:value="32.25" calcext:value-type="float">
            <text:p>32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formula="of:=IF([.H23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2]=&quot;Estimate&quot;;1;IF([.B232]=1;ORG.LIBREOFFICE.RANDBETWEEN.NV(1;5);IF([.L23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32]=&quot;Estimate&quot;;1;ORG.LIBREOFFICE.RANDBETWEEN.NV(1;7))" office:value-type="float" office:value="2" calcext:value-type="float">
            <text:p>2</text:p>
          </table:table-cell>
          <table:table-cell table:style-name="ce9" table:formula="of:=IF([.L232]=&quot;Estimate&quot;;1;([.M232])/(2^[.N232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233]" office:value-type="string" office:string-value="CN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style-name="ce7" table:formula="of:=([.I233]*[.K233])/100" office:value-type="float" office:value="69.6" calcext:value-type="float">
            <text:p>70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office:value-type="string" calcext:value-type="string">
            <text:p>Modelling</text:p>
          </table:table-cell>
          <table:table-cell table:style-name="ce8" table:formula="of:=IF([.L233]=&quot;Estimate&quot;;1;IF([.B233]=1;ORG.LIBREOFFICE.RANDBETWEEN.NV(1;5);IF([.L233]=&quot;Adjustments&quot;;ORG.LIBREOFFICE.RANDBETWEEN.NV(2;7);ORG.LIBREOFFICE.RANDBETWEEN.NV(25;200))))" office:value-type="float" office:value="149" calcext:value-type="float">
            <text:p>149</text:p>
          </table:table-cell>
          <table:table-cell table:formula="of:=IF([.L233]=&quot;Estimate&quot;;1;ORG.LIBREOFFICE.RANDBETWEEN.NV(1;7))" office:value-type="float" office:value="4" calcext:value-type="float">
            <text:p>4</text:p>
          </table:table-cell>
          <table:table-cell table:style-name="ce9" table:formula="of:=IF([.L233]=&quot;Estimate&quot;;1;([.M233])/(2^[.N233]))" office:value-type="float" office:value="37.25" calcext:value-type="float">
            <text:p>37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table:formula="of:=[.C234]" office:value-type="string" office:string-value="SY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234]*[.K234])/100" office:value-type="float" office:value="18.86" calcext:value-type="float">
            <text:p>19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formula="of:=IF([.H23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4]=&quot;Estimate&quot;;1;IF([.B234]=1;ORG.LIBREOFFICE.RANDBETWEEN.NV(1;5);IF([.L234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34]=&quot;Estimate&quot;;1;ORG.LIBREOFFICE.RANDBETWEEN.NV(1;7))" office:value-type="float" office:value="1" calcext:value-type="float">
            <text:p>1</text:p>
          </table:table-cell>
          <table:table-cell table:style-name="ce9" table:formula="of:=IF([.L234]=&quot;Estimate&quot;;1;([.M234])/(2^[.N234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235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style-name="ce7" table:formula="of:=([.I235]*[.K235])/100" office:value-type="float" office:value="8.7" calcext:value-type="float">
            <text:p>9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table:formula="of:=IF([.H23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5]=&quot;Estimate&quot;;1;IF([.B235]=1;ORG.LIBREOFFICE.RANDBETWEEN.NV(1;5);IF([.L235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35]=&quot;Estimate&quot;;1;ORG.LIBREOFFICE.RANDBETWEEN.NV(1;7))" office:value-type="float" office:value="6" calcext:value-type="float">
            <text:p>6</text:p>
          </table:table-cell>
          <table:table-cell table:style-name="ce9" table:formula="of:=IF([.L235]=&quot;Estimate&quot;;1;([.M235])/(2^[.N235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style-name="ce7" table:formula="of:=([.I236]*[.K236])/100" office:value-type="float" office:value="36.1" calcext:value-type="float">
            <text:p>36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formula="of:=IF([.H23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6]=&quot;Estimate&quot;;1;IF([.B236]=1;ORG.LIBREOFFICE.RANDBETWEEN.NV(1;5);IF([.L23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36]=&quot;Estimate&quot;;1;ORG.LIBREOFFICE.RANDBETWEEN.NV(1;7))" office:value-type="float" office:value="6" calcext:value-type="float">
            <text:p>6</text:p>
          </table:table-cell>
          <table:table-cell table:style-name="ce9" table:formula="of:=IF([.L236]=&quot;Estimate&quot;;1;([.M236])/(2^[.N236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C237]" office:value-type="string" office:string-value="NC" calcext:value-type="string">
            <text:p>NC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style-name="ce7" table:formula="of:=([.I237]*[.K237])/100" office:value-type="float" office:value="71.4" calcext:value-type="float">
            <text:p>71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formula="of:=IF([.H23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7]=&quot;Estimate&quot;;1;IF([.B237]=1;ORG.LIBREOFFICE.RANDBETWEEN.NV(1;5);IF([.L237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37]=&quot;Estimate&quot;;1;ORG.LIBREOFFICE.RANDBETWEEN.NV(1;7))" office:value-type="float" office:value="5" calcext:value-type="float">
            <text:p>5</text:p>
          </table:table-cell>
          <table:table-cell table:style-name="ce9" table:formula="of:=IF([.L237]=&quot;Estimate&quot;;1;([.M237])/(2^[.N237]))" office:value-type="float" office:value="0.0078125" calcext:value-type="float">
            <text:p>0.00781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9" calcext:value-type="float">
            <text:p>49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238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style-name="ce7" table:formula="of:=([.I238]*[.K238])/100" office:value-type="float" office:value="26.4" calcext:value-type="float">
            <text:p>26</text:p>
          </table:table-cell>
          <table:table-cell table:formula="of:=ORG.LIBREOFFICE.RANDBETWEEN.NV(1;95)" office:value-type="float" office:value="62" calcext:value-type="float">
            <text:p>62</text:p>
          </table:table-cell>
          <table:table-cell table:formula="of:=IF([.H23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8]=&quot;Estimate&quot;;1;IF([.B238]=1;ORG.LIBREOFFICE.RANDBETWEEN.NV(1;5);IF([.L238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38]=&quot;Estimate&quot;;1;ORG.LIBREOFFICE.RANDBETWEEN.NV(1;7))" office:value-type="float" office:value="4" calcext:value-type="float">
            <text:p>4</text:p>
          </table:table-cell>
          <table:table-cell table:style-name="ce9" table:formula="of:=IF([.L238]=&quot;Estimate&quot;;1;([.M238])/(2^[.N238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style-name="ce7" table:formula="of:=([.I239]*[.K239])/100" office:value-type="float" office:value="38" calcext:value-type="float">
            <text:p>38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formula="of:=IF([.H23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9]=&quot;Estimate&quot;;1;IF([.B239]=1;ORG.LIBREOFFICE.RANDBETWEEN.NV(1;5);IF([.L239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39]=&quot;Estimate&quot;;1;ORG.LIBREOFFICE.RANDBETWEEN.NV(1;7))" office:value-type="float" office:value="1" calcext:value-type="float">
            <text:p>1</text:p>
          </table:table-cell>
          <table:table-cell table:style-name="ce9" table:formula="of:=IF([.L239]=&quot;Estimate&quot;;1;([.M239])/(2^[.N239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240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style-name="ce7" table:formula="of:=([.I240]*[.K240])/100" office:value-type="float" office:value="8.33" calcext:value-type="float">
            <text:p>8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formula="of:=IF([.H24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0]=&quot;Estimate&quot;;1;IF([.B240]=1;ORG.LIBREOFFICE.RANDBETWEEN.NV(1;5);IF([.L240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40]=&quot;Estimate&quot;;1;ORG.LIBREOFFICE.RANDBETWEEN.NV(1;7))" office:value-type="float" office:value="4" calcext:value-type="float">
            <text:p>4</text:p>
          </table:table-cell>
          <table:table-cell table:style-name="ce9" table:formula="of:=IF([.L240]=&quot;Estimate&quot;;1;([.M240])/(2^[.N240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241]" office:value-type="string" office:string-value="FE" calcext:value-type="string">
            <text:p>FE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style-name="ce7" table:formula="of:=([.I241]*[.K241])/100" office:value-type="float" office:value="5.28" calcext:value-type="float">
            <text:p>5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formula="of:=IF([.H24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1]=&quot;Estimate&quot;;1;IF([.B241]=1;ORG.LIBREOFFICE.RANDBETWEEN.NV(1;5);IF([.L241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41]=&quot;Estimate&quot;;1;ORG.LIBREOFFICE.RANDBETWEEN.NV(1;7))" office:value-type="float" office:value="7" calcext:value-type="float">
            <text:p>7</text:p>
          </table:table-cell>
          <table:table-cell table:style-name="ce9" table:formula="of:=IF([.L241]=&quot;Estimate&quot;;1;([.M241])/(2^[.N241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242]" office:value-type="string" office:string-value="NC" calcext:value-type="string">
            <text:p>NC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style-name="ce7" table:formula="of:=([.I242]*[.K242])/100" office:value-type="float" office:value="5.75" calcext:value-type="float">
            <text:p>6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formula="of:=IF([.H24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2]=&quot;Estimate&quot;;1;IF([.B242]=1;ORG.LIBREOFFICE.RANDBETWEEN.NV(1;5);IF([.L24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42]=&quot;Estimate&quot;;1;ORG.LIBREOFFICE.RANDBETWEEN.NV(1;7))" office:value-type="float" office:value="2" calcext:value-type="float">
            <text:p>2</text:p>
          </table:table-cell>
          <table:table-cell table:style-name="ce9" table:formula="of:=IF([.L242]=&quot;Estimate&quot;;1;([.M242])/(2^[.N242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table:formula="of:=[.C243]" office:value-type="string" office:string-value="MSK" calcext:value-type="string">
            <text:p>MSK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style-name="ce7" table:formula="of:=([.I243]*[.K243])/100" office:value-type="float" office:value="18.36" calcext:value-type="float">
            <text:p>18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formula="of:=IF([.H24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3]=&quot;Estimate&quot;;1;IF([.B243]=1;ORG.LIBREOFFICE.RANDBETWEEN.NV(1;5);IF([.L24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43]=&quot;Estimate&quot;;1;ORG.LIBREOFFICE.RANDBETWEEN.NV(1;7))" office:value-type="float" office:value="5" calcext:value-type="float">
            <text:p>5</text:p>
          </table:table-cell>
          <table:table-cell table:style-name="ce9" table:formula="of:=IF([.L243]=&quot;Estimate&quot;;1;([.M243])/(2^[.N243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244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style-name="ce7" table:formula="of:=([.I244]*[.K244])/100" office:value-type="float" office:value="31.59" calcext:value-type="float">
            <text:p>32</text:p>
          </table:table-cell>
          <table:table-cell table:formula="of:=ORG.LIBREOFFICE.RANDBETWEEN.NV(1;95)" office:value-type="float" office:value="36" calcext:value-type="float">
            <text:p>36</text:p>
          </table:table-cell>
          <table:table-cell table:formula="of:=IF([.H24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4]=&quot;Estimate&quot;;1;IF([.B244]=1;ORG.LIBREOFFICE.RANDBETWEEN.NV(1;5);IF([.L24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44]=&quot;Estimate&quot;;1;ORG.LIBREOFFICE.RANDBETWEEN.NV(1;7))" office:value-type="float" office:value="2" calcext:value-type="float">
            <text:p>2</text:p>
          </table:table-cell>
          <table:table-cell table:style-name="ce9" table:formula="of:=IF([.L244]=&quot;Estimate&quot;;1;([.M244])/(2^[.N244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245]" office:value-type="string" office:string-value="SY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style-name="ce7" table:formula="of:=([.I245]*[.K245])/100" office:value-type="float" office:value="8.55" calcext:value-type="float">
            <text:p>9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formula="of:=IF([.H24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5]=&quot;Estimate&quot;;1;IF([.B245]=1;ORG.LIBREOFFICE.RANDBETWEEN.NV(1;5);IF([.L24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45]=&quot;Estimate&quot;;1;ORG.LIBREOFFICE.RANDBETWEEN.NV(1;7))" office:value-type="float" office:value="2" calcext:value-type="float">
            <text:p>2</text:p>
          </table:table-cell>
          <table:table-cell table:style-name="ce9" table:formula="of:=IF([.L245]=&quot;Estimate&quot;;1;([.M245])/(2^[.N245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1" calcext:value-type="float">
            <text:p>1</text:p>
          </table:table-cell>
          <table:table-cell table:style-name="ce7" table:formula="of:=([.I246]*[.K246])/100" office:value-type="float" office:value="0.02" calcext:value-type="float">
            <text:p>0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24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6]=&quot;Estimate&quot;;1;IF([.B246]=1;ORG.LIBREOFFICE.RANDBETWEEN.NV(1;5);IF([.L246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46]=&quot;Estimate&quot;;1;ORG.LIBREOFFICE.RANDBETWEEN.NV(1;7))" office:value-type="float" office:value="1" calcext:value-type="float">
            <text:p>1</text:p>
          </table:table-cell>
          <table:table-cell table:style-name="ce9" table:formula="of:=IF([.L246]=&quot;Estimate&quot;;1;([.M246])/(2^[.N246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style-name="ce7" table:formula="of:=([.I247]*[.K247])/100" office:value-type="float" office:value="15.68" calcext:value-type="float">
            <text:p>16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formula="of:=IF([.H24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7]=&quot;Estimate&quot;;1;IF([.B247]=1;ORG.LIBREOFFICE.RANDBETWEEN.NV(1;5);IF([.L247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47]=&quot;Estimate&quot;;1;ORG.LIBREOFFICE.RANDBETWEEN.NV(1;7))" office:value-type="float" office:value="2" calcext:value-type="float">
            <text:p>2</text:p>
          </table:table-cell>
          <table:table-cell table:style-name="ce9" table:formula="of:=IF([.L247]=&quot;Estimate&quot;;1;([.M247])/(2^[.N247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style-name="ce7" table:formula="of:=([.I248]*[.K248])/100" office:value-type="float" office:value="23.97" calcext:value-type="float">
            <text:p>24</text:p>
          </table:table-cell>
          <table:table-cell table:formula="of:=ORG.LIBREOFFICE.RANDBETWEEN.NV(1;95)" office:value-type="float" office:value="88" calcext:value-type="float">
            <text:p>88</text:p>
          </table:table-cell>
          <table:table-cell table:formula="of:=IF([.H24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8]=&quot;Estimate&quot;;1;IF([.B248]=1;ORG.LIBREOFFICE.RANDBETWEEN.NV(1;5);IF([.L248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48]=&quot;Estimate&quot;;1;ORG.LIBREOFFICE.RANDBETWEEN.NV(1;7))" office:value-type="float" office:value="2" calcext:value-type="float">
            <text:p>2</text:p>
          </table:table-cell>
          <table:table-cell table:style-name="ce9" table:formula="of:=IF([.L248]=&quot;Estimate&quot;;1;([.M248])/(2^[.N248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249]" office:value-type="string" office:string-value="UR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68" calcext:value-type="float">
            <text:p>68</text:p>
          </table:table-cell>
          <table:table-cell table:style-name="ce7" table:formula="of:=([.I249]*[.K249])/100" office:value-type="float" office:value="11.34" calcext:value-type="float">
            <text:p>11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formula="of:=IF([.H24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9]=&quot;Estimate&quot;;1;IF([.B249]=1;ORG.LIBREOFFICE.RANDBETWEEN.NV(1;5);IF([.L24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49]=&quot;Estimate&quot;;1;ORG.LIBREOFFICE.RANDBETWEEN.NV(1;7))" office:value-type="float" office:value="3" calcext:value-type="float">
            <text:p>3</text:p>
          </table:table-cell>
          <table:table-cell table:style-name="ce9" table:formula="of:=IF([.L249]=&quot;Estimate&quot;;1;([.M249])/(2^[.N249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250]" office:value-type="string" office:string-value="CN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style-name="ce7" table:formula="of:=([.I250]*[.K250])/100" office:value-type="float" office:value="1.12" calcext:value-type="float">
            <text:p>1</text:p>
          </table:table-cell>
          <table:table-cell table:formula="of:=ORG.LIBREOFFICE.RANDBETWEEN.NV(1;95)" office:value-type="float" office:value="66" calcext:value-type="float">
            <text:p>66</text:p>
          </table:table-cell>
          <table:table-cell table:formula="of:=IF([.H25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0]=&quot;Estimate&quot;;1;IF([.B250]=1;ORG.LIBREOFFICE.RANDBETWEEN.NV(1;5);IF([.L250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50]=&quot;Estimate&quot;;1;ORG.LIBREOFFICE.RANDBETWEEN.NV(1;7))" office:value-type="float" office:value="1" calcext:value-type="float">
            <text:p>1</text:p>
          </table:table-cell>
          <table:table-cell table:style-name="ce9" table:formula="of:=IF([.L250]=&quot;Estimate&quot;;1;([.M250])/(2^[.N250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251]" office:value-type="string" office:string-value="NW" calcext:value-type="string">
            <text:p>NW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style-name="ce7" table:formula="of:=([.I251]*[.K251])/100" office:value-type="float" office:value="0.34" calcext:value-type="float">
            <text:p>0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formula="of:=IF([.H251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51]=&quot;Estimate&quot;;1;IF([.B251]=1;ORG.LIBREOFFICE.RANDBETWEEN.NV(1;5);IF([.L25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51]=&quot;Estimate&quot;;1;ORG.LIBREOFFICE.RANDBETWEEN.NV(1;7))" office:value-type="float" office:value="1" calcext:value-type="float">
            <text:p>1</text:p>
          </table:table-cell>
          <table:table-cell table:style-name="ce9" table:formula="of:=IF([.L251]=&quot;Estimate&quot;;1;([.M251])/(2^[.N251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4" calcext:value-type="float">
            <text:p>84</text:p>
          </table:table-cell>
          <table:table-cell table:style-name="ce7" table:formula="of:=([.I252]*[.K252])/100" office:value-type="float" office:value="4.27" calcext:value-type="float">
            <text:p>4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formula="of:=IF([.H25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2]=&quot;Estimate&quot;;1;IF([.B252]=1;ORG.LIBREOFFICE.RANDBETWEEN.NV(1;5);IF([.L252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52]=&quot;Estimate&quot;;1;ORG.LIBREOFFICE.RANDBETWEEN.NV(1;7))" office:value-type="float" office:value="4" calcext:value-type="float">
            <text:p>4</text:p>
          </table:table-cell>
          <table:table-cell table:style-name="ce9" table:formula="of:=IF([.L252]=&quot;Estimate&quot;;1;([.M252])/(2^[.N252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253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style-name="ce7" table:formula="of:=([.I253]*[.K253])/100" office:value-type="float" office:value="18.24" calcext:value-type="float">
            <text:p>18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formula="of:=IF([.H253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53]=&quot;Estimate&quot;;1;IF([.B253]=1;ORG.LIBREOFFICE.RANDBETWEEN.NV(1;5);IF([.L253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53]=&quot;Estimate&quot;;1;ORG.LIBREOFFICE.RANDBETWEEN.NV(1;7))" office:value-type="float" office:value="1" calcext:value-type="float">
            <text:p>1</text:p>
          </table:table-cell>
          <table:table-cell table:style-name="ce9" table:formula="of:=IF([.L253]=&quot;Estimate&quot;;1;([.M253])/(2^[.N253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C254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style-name="ce7" table:formula="of:=([.I254]*[.K254])/100" office:value-type="float" office:value="57.51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formula="of:=IF([.H25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4]=&quot;Estimate&quot;;1;IF([.B254]=1;ORG.LIBREOFFICE.RANDBETWEEN.NV(1;5);IF([.L254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54]=&quot;Estimate&quot;;1;ORG.LIBREOFFICE.RANDBETWEEN.NV(1;7))" office:value-type="float" office:value="4" calcext:value-type="float">
            <text:p>4</text:p>
          </table:table-cell>
          <table:table-cell table:style-name="ce9" table:formula="of:=IF([.L254]=&quot;Estimate&quot;;1;([.M254])/(2^[.N254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255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style-name="ce7" table:formula="of:=([.I255]*[.K255])/100" office:value-type="float" office:value="9.12" calcext:value-type="float">
            <text:p>9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formula="of:=IF([.H25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5]=&quot;Estimate&quot;;1;IF([.B255]=1;ORG.LIBREOFFICE.RANDBETWEEN.NV(1;5);IF([.L255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55]=&quot;Estimate&quot;;1;ORG.LIBREOFFICE.RANDBETWEEN.NV(1;7))" office:value-type="float" office:value="5" calcext:value-type="float">
            <text:p>5</text:p>
          </table:table-cell>
          <table:table-cell table:style-name="ce9" table:formula="of:=IF([.L255]=&quot;Estimate&quot;;1;([.M255])/(2^[.N255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256]" office:value-type="string" office:string-value="UR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style-name="ce7" table:formula="of:=([.I256]*[.K256])/100" office:value-type="float" office:value="3.51" calcext:value-type="float">
            <text:p>4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formula="of:=IF([.H25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6]=&quot;Estimate&quot;;1;IF([.B256]=1;ORG.LIBREOFFICE.RANDBETWEEN.NV(1;5);IF([.L256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56]=&quot;Estimate&quot;;1;ORG.LIBREOFFICE.RANDBETWEEN.NV(1;7))" office:value-type="float" office:value="6" calcext:value-type="float">
            <text:p>6</text:p>
          </table:table-cell>
          <table:table-cell table:style-name="ce9" table:formula="of:=IF([.L256]=&quot;Estimate&quot;;1;([.M256])/(2^[.N256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style-name="ce7" table:formula="of:=([.I257]*[.K257])/100" office:value-type="float" office:value="25.35" calcext:value-type="float">
            <text:p>25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formula="of:=IF([.H25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7]=&quot;Estimate&quot;;1;IF([.B257]=1;ORG.LIBREOFFICE.RANDBETWEEN.NV(1;5);IF([.L25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57]=&quot;Estimate&quot;;1;ORG.LIBREOFFICE.RANDBETWEEN.NV(1;7))" office:value-type="float" office:value="6" calcext:value-type="float">
            <text:p>6</text:p>
          </table:table-cell>
          <table:table-cell table:style-name="ce9" table:formula="of:=IF([.L257]=&quot;Estimate&quot;;1;([.M257])/(2^[.N257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style-name="ce7" table:formula="of:=([.I258]*[.K258])/100" office:value-type="float" office:value="7.92" calcext:value-type="float">
            <text:p>8</text:p>
          </table:table-cell>
          <table:table-cell table:formula="of:=ORG.LIBREOFFICE.RANDBETWEEN.NV(1;95)" office:value-type="float" office:value="87" calcext:value-type="float">
            <text:p>87</text:p>
          </table:table-cell>
          <table:table-cell table:formula="of:=IF([.H25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8]=&quot;Estimate&quot;;1;IF([.B258]=1;ORG.LIBREOFFICE.RANDBETWEEN.NV(1;5);IF([.L258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58]=&quot;Estimate&quot;;1;ORG.LIBREOFFICE.RANDBETWEEN.NV(1;7))" office:value-type="float" office:value="6" calcext:value-type="float">
            <text:p>6</text:p>
          </table:table-cell>
          <table:table-cell table:style-name="ce9" table:formula="of:=IF([.L258]=&quot;Estimate&quot;;1;([.M258])/(2^[.N258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9" calcext:value-type="float">
            <text:p>49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259]" office:value-type="string" office:string-value="VO" calcext:value-type="string">
            <text:p>VO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style-name="ce7" table:formula="of:=([.I259]*[.K259])/100" office:value-type="float" office:value="2.88" calcext:value-type="float">
            <text:p>3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formula="of:=IF([.H25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9]=&quot;Estimate&quot;;1;IF([.B259]=1;ORG.LIBREOFFICE.RANDBETWEEN.NV(1;5);IF([.L259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59]=&quot;Estimate&quot;;1;ORG.LIBREOFFICE.RANDBETWEEN.NV(1;7))" office:value-type="float" office:value="5" calcext:value-type="float">
            <text:p>5</text:p>
          </table:table-cell>
          <table:table-cell table:style-name="ce9" table:formula="of:=IF([.L259]=&quot;Estimate&quot;;1;([.M259])/(2^[.N259]))" office:value-type="float" office:value="0.0546875" calcext:value-type="float">
            <text:p>0.05469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style-name="ce7" table:formula="of:=([.I260]*[.K260])/100" office:value-type="float" office:value="4.24" calcext:value-type="float">
            <text:p>4</text:p>
          </table:table-cell>
          <table:table-cell table:formula="of:=ORG.LIBREOFFICE.RANDBETWEEN.NV(1;95)" office:value-type="float" office:value="90" calcext:value-type="float">
            <text:p>90</text:p>
          </table:table-cell>
          <table:table-cell table:formula="of:=IF([.H26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60]=&quot;Estimate&quot;;1;IF([.B260]=1;ORG.LIBREOFFICE.RANDBETWEEN.NV(1;5);IF([.L260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60]=&quot;Estimate&quot;;1;ORG.LIBREOFFICE.RANDBETWEEN.NV(1;7))" office:value-type="float" office:value="7" calcext:value-type="float">
            <text:p>7</text:p>
          </table:table-cell>
          <table:table-cell table:style-name="ce9" table:formula="of:=IF([.L260]=&quot;Estimate&quot;;1;([.M260])/(2^[.N260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style-name="ce7" table:formula="of:=([.I261]*[.K261])/100" office:value-type="float" office:value="82.81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formula="of:=IF([.H26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61]=&quot;Estimate&quot;;1;IF([.B261]=1;ORG.LIBREOFFICE.RANDBETWEEN.NV(1;5);IF([.L26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61]=&quot;Estimate&quot;;1;ORG.LIBREOFFICE.RANDBETWEEN.NV(1;7))" office:value-type="float" office:value="3" calcext:value-type="float">
            <text:p>3</text:p>
          </table:table-cell>
          <table:table-cell table:style-name="ce9" table:formula="of:=IF([.L261]=&quot;Estimate&quot;;1;([.M261])/(2^[.N261]))" office:value-type="float" office:value="0.0078125" calcext:value-type="float">
            <text:p>0.00781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262]*[.K262])/100" office:value-type="float" office:value="32.13" calcext:value-type="float">
            <text:p>32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formula="of:=IF([.H26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62]=&quot;Estimate&quot;;1;IF([.B262]=1;ORG.LIBREOFFICE.RANDBETWEEN.NV(1;5);IF([.L262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62]=&quot;Estimate&quot;;1;ORG.LIBREOFFICE.RANDBETWEEN.NV(1;7))" office:value-type="float" office:value="3" calcext:value-type="float">
            <text:p>3</text:p>
          </table:table-cell>
          <table:table-cell table:style-name="ce9" table:formula="of:=IF([.L262]=&quot;Estimate&quot;;1;([.M262])/(2^[.N262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263]" office:value-type="string" office:string-value="MSK" calcext:value-type="string">
            <text:p>MSK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style-name="ce7" table:formula="of:=([.I263]*[.K263])/100" office:value-type="float" office:value="28.5" calcext:value-type="float">
            <text:p>29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formula="of:=IF([.H263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63]=&quot;Estimate&quot;;1;IF([.B263]=1;ORG.LIBREOFFICE.RANDBETWEEN.NV(1;5);IF([.L263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63]=&quot;Estimate&quot;;1;ORG.LIBREOFFICE.RANDBETWEEN.NV(1;7))" office:value-type="float" office:value="1" calcext:value-type="float">
            <text:p>1</text:p>
          </table:table-cell>
          <table:table-cell table:style-name="ce9" table:formula="of:=IF([.L263]=&quot;Estimate&quot;;1;([.M263])/(2^[.N263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264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table:style-name="ce7" table:formula="of:=([.I264]*[.K264])/100" office:value-type="float" office:value="17.4" calcext:value-type="float">
            <text:p>17</text:p>
          </table:table-cell>
          <table:table-cell table:formula="of:=ORG.LIBREOFFICE.RANDBETWEEN.NV(1;95)" office:value-type="float" office:value="83" calcext:value-type="float">
            <text:p>83</text:p>
          </table:table-cell>
          <table:table-cell table:formula="of:=IF([.H26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64]=&quot;Estimate&quot;;1;IF([.B264]=1;ORG.LIBREOFFICE.RANDBETWEEN.NV(1;5);IF([.L264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64]=&quot;Estimate&quot;;1;ORG.LIBREOFFICE.RANDBETWEEN.NV(1;7))" office:value-type="float" office:value="3" calcext:value-type="float">
            <text:p>3</text:p>
          </table:table-cell>
          <table:table-cell table:style-name="ce9" table:formula="of:=IF([.L264]=&quot;Estimate&quot;;1;([.M264])/(2^[.N264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265]" office:value-type="string" office:string-value="SPB" calcext:value-type="string">
            <text:p>SPB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style-name="ce7" table:formula="of:=([.I265]*[.K265])/100" office:value-type="float" office:value="1.29" calcext:value-type="float">
            <text:p>1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formula="of:=IF([.H265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65]=&quot;Estimate&quot;;1;IF([.B265]=1;ORG.LIBREOFFICE.RANDBETWEEN.NV(1;5);IF([.L26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65]=&quot;Estimate&quot;;1;ORG.LIBREOFFICE.RANDBETWEEN.NV(1;7))" office:value-type="float" office:value="1" calcext:value-type="float">
            <text:p>1</text:p>
          </table:table-cell>
          <table:table-cell table:style-name="ce9" table:formula="of:=IF([.L265]=&quot;Estimate&quot;;1;([.M265])/(2^[.N265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266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style-name="ce7" table:formula="of:=([.I266]*[.K266])/100" office:value-type="float" office:value="1.05" calcext:value-type="float">
            <text:p>1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formula="of:=IF([.H26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66]=&quot;Estimate&quot;;1;IF([.B266]=1;ORG.LIBREOFFICE.RANDBETWEEN.NV(1;5);IF([.L26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66]=&quot;Estimate&quot;;1;ORG.LIBREOFFICE.RANDBETWEEN.NV(1;7))" office:value-type="float" office:value="3" calcext:value-type="float">
            <text:p>3</text:p>
          </table:table-cell>
          <table:table-cell table:style-name="ce9" table:formula="of:=IF([.L266]=&quot;Estimate&quot;;1;([.M266])/(2^[.N266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267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style-name="ce7" table:formula="of:=([.I267]*[.K267])/100" office:value-type="float" office:value="22.08" calcext:value-type="float">
            <text:p>22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formula="of:=IF([.H26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67]=&quot;Estimate&quot;;1;IF([.B267]=1;ORG.LIBREOFFICE.RANDBETWEEN.NV(1;5);IF([.L267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67]=&quot;Estimate&quot;;1;ORG.LIBREOFFICE.RANDBETWEEN.NV(1;7))" office:value-type="float" office:value="7" calcext:value-type="float">
            <text:p>7</text:p>
          </table:table-cell>
          <table:table-cell table:style-name="ce9" table:formula="of:=IF([.L267]=&quot;Estimate&quot;;1;([.M267])/(2^[.N267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C268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style-name="ce7" table:formula="of:=([.I268]*[.K268])/100" office:value-type="float" office:value="34.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formula="of:=IF([.H26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68]=&quot;Estimate&quot;;1;IF([.B268]=1;ORG.LIBREOFFICE.RANDBETWEEN.NV(1;5);IF([.L268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68]=&quot;Estimate&quot;;1;ORG.LIBREOFFICE.RANDBETWEEN.NV(1;7))" office:value-type="float" office:value="5" calcext:value-type="float">
            <text:p>5</text:p>
          </table:table-cell>
          <table:table-cell table:style-name="ce9" table:formula="of:=IF([.L268]=&quot;Estimate&quot;;1;([.M268])/(2^[.N268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269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style-name="ce7" table:formula="of:=([.I269]*[.K269])/100" office:value-type="float" office:value="6.32" calcext:value-type="float">
            <text:p>6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formula="of:=IF([.H26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69]=&quot;Estimate&quot;;1;IF([.B269]=1;ORG.LIBREOFFICE.RANDBETWEEN.NV(1;5);IF([.L269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69]=&quot;Estimate&quot;;1;ORG.LIBREOFFICE.RANDBETWEEN.NV(1;7))" office:value-type="float" office:value="3" calcext:value-type="float">
            <text:p>3</text:p>
          </table:table-cell>
          <table:table-cell table:style-name="ce9" table:formula="of:=IF([.L269]=&quot;Estimate&quot;;1;([.M269])/(2^[.N269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270]" office:value-type="string" office:string-value="CN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66" calcext:value-type="float">
            <text:p>66</text:p>
          </table:table-cell>
          <table:table-cell table:style-name="ce7" table:formula="of:=([.I270]*[.K270])/100" office:value-type="float" office:value="25.92" calcext:value-type="float">
            <text:p>26</text:p>
          </table:table-cell>
          <table:table-cell table:formula="of:=ORG.LIBREOFFICE.RANDBETWEEN.NV(1;95)" office:value-type="float" office:value="84" calcext:value-type="float">
            <text:p>84</text:p>
          </table:table-cell>
          <table:table-cell table:formula="of:=IF([.H27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0]=&quot;Estimate&quot;;1;IF([.B270]=1;ORG.LIBREOFFICE.RANDBETWEEN.NV(1;5);IF([.L270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70]=&quot;Estimate&quot;;1;ORG.LIBREOFFICE.RANDBETWEEN.NV(1;7))" office:value-type="float" office:value="5" calcext:value-type="float">
            <text:p>5</text:p>
          </table:table-cell>
          <table:table-cell table:style-name="ce9" table:formula="of:=IF([.L270]=&quot;Estimate&quot;;1;([.M270])/(2^[.N270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271]" office:value-type="string" office:string-value="MSK" calcext:value-type="string">
            <text:p>MSK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style-name="ce7" table:formula="of:=([.I271]*[.K271])/100" office:value-type="float" office:value="0.44" calcext:value-type="float">
            <text:p>0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formula="of:=IF([.H271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71]=&quot;Estimate&quot;;1;IF([.B271]=1;ORG.LIBREOFFICE.RANDBETWEEN.NV(1;5);IF([.L27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71]=&quot;Estimate&quot;;1;ORG.LIBREOFFICE.RANDBETWEEN.NV(1;7))" office:value-type="float" office:value="1" calcext:value-type="float">
            <text:p>1</text:p>
          </table:table-cell>
          <table:table-cell table:style-name="ce9" table:formula="of:=IF([.L271]=&quot;Estimate&quot;;1;([.M271])/(2^[.N271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272]" office:value-type="string" office:string-value="SPB" calcext:value-type="string">
            <text:p>SPB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style-name="ce7" table:formula="of:=([.I272]*[.K272])/100" office:value-type="float" office:value="22.05" calcext:value-type="float">
            <text:p>22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formula="of:=IF([.H27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2]=&quot;Estimate&quot;;1;IF([.B272]=1;ORG.LIBREOFFICE.RANDBETWEEN.NV(1;5);IF([.L27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72]=&quot;Estimate&quot;;1;ORG.LIBREOFFICE.RANDBETWEEN.NV(1;7))" office:value-type="float" office:value="6" calcext:value-type="float">
            <text:p>6</text:p>
          </table:table-cell>
          <table:table-cell table:style-name="ce9" table:formula="of:=IF([.L272]=&quot;Estimate&quot;;1;([.M272])/(2^[.N272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style-name="ce7" table:formula="of:=([.I273]*[.K273])/100" office:value-type="float" office:value="57.67" calcext:value-type="float">
            <text:p>58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formula="of:=IF([.H27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3]=&quot;Estimate&quot;;1;IF([.B273]=1;ORG.LIBREOFFICE.RANDBETWEEN.NV(1;5);IF([.L273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73]=&quot;Estimate&quot;;1;ORG.LIBREOFFICE.RANDBETWEEN.NV(1;7))" office:value-type="float" office:value="2" calcext:value-type="float">
            <text:p>2</text:p>
          </table:table-cell>
          <table:table-cell table:style-name="ce9" table:formula="of:=IF([.L273]=&quot;Estimate&quot;;1;([.M273])/(2^[.N273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style-name="ce7" table:formula="of:=([.I274]*[.K274])/100" office:value-type="float" office:value="31.98" calcext:value-type="float">
            <text:p>32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formula="of:=IF([.H274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74]=&quot;Estimate&quot;;1;IF([.B274]=1;ORG.LIBREOFFICE.RANDBETWEEN.NV(1;5);IF([.L274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74]=&quot;Estimate&quot;;1;ORG.LIBREOFFICE.RANDBETWEEN.NV(1;7))" office:value-type="float" office:value="1" calcext:value-type="float">
            <text:p>1</text:p>
          </table:table-cell>
          <table:table-cell table:style-name="ce9" table:formula="of:=IF([.L274]=&quot;Estimate&quot;;1;([.M274])/(2^[.N274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8" calcext:value-type="float">
            <text:p>48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275]" office:value-type="string" office:string-value="NW" calcext:value-type="string">
            <text:p>NW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style-name="ce7" table:formula="of:=([.I275]*[.K275])/100" office:value-type="float" office:value="42.35" calcext:value-type="float">
            <text:p>42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formula="of:=IF([.H27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5]=&quot;Estimate&quot;;1;IF([.B275]=1;ORG.LIBREOFFICE.RANDBETWEEN.NV(1;5);IF([.L27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75]=&quot;Estimate&quot;;1;ORG.LIBREOFFICE.RANDBETWEEN.NV(1;7))" office:value-type="float" office:value="7" calcext:value-type="float">
            <text:p>7</text:p>
          </table:table-cell>
          <table:table-cell table:style-name="ce9" table:formula="of:=IF([.L275]=&quot;Estimate&quot;;1;([.M275])/(2^[.N275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style-name="ce7" table:formula="of:=([.I276]*[.K276])/100" office:value-type="float" office:value="10.5" calcext:value-type="float">
            <text:p>11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formula="of:=IF([.H27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6]=&quot;Estimate&quot;;1;IF([.B276]=1;ORG.LIBREOFFICE.RANDBETWEEN.NV(1;5);IF([.L276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76]=&quot;Estimate&quot;;1;ORG.LIBREOFFICE.RANDBETWEEN.NV(1;7))" office:value-type="float" office:value="7" calcext:value-type="float">
            <text:p>7</text:p>
          </table:table-cell>
          <table:table-cell table:style-name="ce9" table:formula="of:=IF([.L276]=&quot;Estimate&quot;;1;([.M276])/(2^[.N276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style-name="ce7" table:formula="of:=([.I277]*[.K277])/100" office:value-type="float" office:value="28.05" calcext:value-type="float">
            <text:p>28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formula="of:=IF([.H27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7]=&quot;Estimate&quot;;1;IF([.B277]=1;ORG.LIBREOFFICE.RANDBETWEEN.NV(1;5);IF([.L277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77]=&quot;Estimate&quot;;1;ORG.LIBREOFFICE.RANDBETWEEN.NV(1;7))" office:value-type="float" office:value="7" calcext:value-type="float">
            <text:p>7</text:p>
          </table:table-cell>
          <table:table-cell table:style-name="ce9" table:formula="of:=IF([.L277]=&quot;Estimate&quot;;1;([.M277])/(2^[.N277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278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style-name="ce7" table:formula="of:=([.I278]*[.K278])/100" office:value-type="float" office:value="28.5" calcext:value-type="float">
            <text:p>29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formula="of:=IF([.H27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8]=&quot;Estimate&quot;;1;IF([.B278]=1;ORG.LIBREOFFICE.RANDBETWEEN.NV(1;5);IF([.L27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78]=&quot;Estimate&quot;;1;ORG.LIBREOFFICE.RANDBETWEEN.NV(1;7))" office:value-type="float" office:value="5" calcext:value-type="float">
            <text:p>5</text:p>
          </table:table-cell>
          <table:table-cell table:style-name="ce9" table:formula="of:=IF([.L278]=&quot;Estimate&quot;;1;([.M278])/(2^[.N278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style-name="ce7" table:formula="of:=([.I279]*[.K279])/100" office:value-type="float" office:value="48.72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table:formula="of:=IF([.H27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9]=&quot;Estimate&quot;;1;IF([.B279]=1;ORG.LIBREOFFICE.RANDBETWEEN.NV(1;5);IF([.L279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79]=&quot;Estimate&quot;;1;ORG.LIBREOFFICE.RANDBETWEEN.NV(1;7))" office:value-type="float" office:value="6" calcext:value-type="float">
            <text:p>6</text:p>
          </table:table-cell>
          <table:table-cell table:style-name="ce9" table:formula="of:=IF([.L279]=&quot;Estimate&quot;;1;([.M279])/(2^[.N279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5" calcext:value-type="float">
            <text:p>45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280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280]*[.K280])/100" office:value-type="float" office:value="39.68" calcext:value-type="float">
            <text:p>40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formula="of:=IF([.H28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0]=&quot;Estimate&quot;;1;IF([.B280]=1;ORG.LIBREOFFICE.RANDBETWEEN.NV(1;5);IF([.L280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80]=&quot;Estimate&quot;;1;ORG.LIBREOFFICE.RANDBETWEEN.NV(1;7))" office:value-type="float" office:value="5" calcext:value-type="float">
            <text:p>5</text:p>
          </table:table-cell>
          <table:table-cell table:style-name="ce9" table:formula="of:=IF([.L280]=&quot;Estimate&quot;;1;([.M280])/(2^[.N280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table:formula="of:=[.C281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style-name="ce7" table:formula="of:=([.I281]*[.K281])/100" office:value-type="float" office:value="69.92" calcext:value-type="float">
            <text:p>70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formula="of:=IF([.H28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1]=&quot;Estimate&quot;;1;IF([.B281]=1;ORG.LIBREOFFICE.RANDBETWEEN.NV(1;5);IF([.L281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81]=&quot;Estimate&quot;;1;ORG.LIBREOFFICE.RANDBETWEEN.NV(1;7))" office:value-type="float" office:value="3" calcext:value-type="float">
            <text:p>3</text:p>
          </table:table-cell>
          <table:table-cell table:style-name="ce9" table:formula="of:=IF([.L281]=&quot;Estimate&quot;;1;([.M281])/(2^[.N281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282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style-name="ce7" table:formula="of:=([.I282]*[.K282])/100" office:value-type="float" office:value="13.11" calcext:value-type="float">
            <text:p>13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formula="of:=IF([.H28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2]=&quot;Estimate&quot;;1;IF([.B282]=1;ORG.LIBREOFFICE.RANDBETWEEN.NV(1;5);IF([.L282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82]=&quot;Estimate&quot;;1;ORG.LIBREOFFICE.RANDBETWEEN.NV(1;7))" office:value-type="float" office:value="2" calcext:value-type="float">
            <text:p>2</text:p>
          </table:table-cell>
          <table:table-cell table:style-name="ce9" table:formula="of:=IF([.L282]=&quot;Estimate&quot;;1;([.M282])/(2^[.N282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283]" office:value-type="string" office:string-value="NC" calcext:value-type="string">
            <text:p>NC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style-name="ce7" table:formula="of:=([.I283]*[.K283])/100" office:value-type="float" office:value="27.26" calcext:value-type="float">
            <text:p>27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formula="of:=IF([.H28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3]=&quot;Estimate&quot;;1;IF([.B283]=1;ORG.LIBREOFFICE.RANDBETWEEN.NV(1;5);IF([.L283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83]=&quot;Estimate&quot;;1;ORG.LIBREOFFICE.RANDBETWEEN.NV(1;7))" office:value-type="float" office:value="4" calcext:value-type="float">
            <text:p>4</text:p>
          </table:table-cell>
          <table:table-cell table:style-name="ce9" table:formula="of:=IF([.L283]=&quot;Estimate&quot;;1;([.M283])/(2^[.N283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284]" office:value-type="string" office:string-value="SU" calcext:value-type="string">
            <text:p>SU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style-name="ce7" table:formula="of:=([.I284]*[.K284])/100" office:value-type="float" office:value="4.95" calcext:value-type="float">
            <text:p>5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formula="of:=IF([.H28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4]=&quot;Estimate&quot;;1;IF([.B284]=1;ORG.LIBREOFFICE.RANDBETWEEN.NV(1;5);IF([.L28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84]=&quot;Estimate&quot;;1;ORG.LIBREOFFICE.RANDBETWEEN.NV(1;7))" office:value-type="float" office:value="7" calcext:value-type="float">
            <text:p>7</text:p>
          </table:table-cell>
          <table:table-cell table:style-name="ce9" table:formula="of:=IF([.L284]=&quot;Estimate&quot;;1;([.M284])/(2^[.N284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285]*[.K285])/100" office:value-type="float" office:value="66.5" calcext:value-type="float">
            <text:p>67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formula="of:=IF([.H28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5]=&quot;Estimate&quot;;1;IF([.B285]=1;ORG.LIBREOFFICE.RANDBETWEEN.NV(1;5);IF([.L285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85]=&quot;Estimate&quot;;1;ORG.LIBREOFFICE.RANDBETWEEN.NV(1;7))" office:value-type="float" office:value="3" calcext:value-type="float">
            <text:p>3</text:p>
          </table:table-cell>
          <table:table-cell table:style-name="ce9" table:formula="of:=IF([.L285]=&quot;Estimate&quot;;1;([.M285])/(2^[.N285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286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style-name="ce7" table:formula="of:=([.I286]*[.K286])/100" office:value-type="float" office:value="26.07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table:formula="of:=IF([.H28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6]=&quot;Estimate&quot;;1;IF([.B286]=1;ORG.LIBREOFFICE.RANDBETWEEN.NV(1;5);IF([.L286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86]=&quot;Estimate&quot;;1;ORG.LIBREOFFICE.RANDBETWEEN.NV(1;7))" office:value-type="float" office:value="4" calcext:value-type="float">
            <text:p>4</text:p>
          </table:table-cell>
          <table:table-cell table:style-name="ce9" table:formula="of:=IF([.L286]=&quot;Estimate&quot;;1;([.M286])/(2^[.N286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70" calcext:value-type="float">
            <text:p>70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287]" office:value-type="string" office:string-value="SU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62" calcext:value-type="float">
            <text:p>62</text:p>
          </table:table-cell>
          <table:table-cell table:style-name="ce7" table:formula="of:=([.I287]*[.K287])/100" office:value-type="float" office:value="43.35" calcext:value-type="float">
            <text:p>43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formula="of:=IF([.H28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7]=&quot;Estimate&quot;;1;IF([.B287]=1;ORG.LIBREOFFICE.RANDBETWEEN.NV(1;5);IF([.L28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87]=&quot;Estimate&quot;;1;ORG.LIBREOFFICE.RANDBETWEEN.NV(1;7))" office:value-type="float" office:value="3" calcext:value-type="float">
            <text:p>3</text:p>
          </table:table-cell>
          <table:table-cell table:style-name="ce9" table:formula="of:=IF([.L287]=&quot;Estimate&quot;;1;([.M287])/(2^[.N287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288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style-name="ce7" table:formula="of:=([.I288]*[.K288])/100" office:value-type="float" office:value="29.76" calcext:value-type="float">
            <text:p>30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formula="of:=IF([.H28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8]=&quot;Estimate&quot;;1;IF([.B288]=1;ORG.LIBREOFFICE.RANDBETWEEN.NV(1;5);IF([.L288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88]=&quot;Estimate&quot;;1;ORG.LIBREOFFICE.RANDBETWEEN.NV(1;7))" office:value-type="float" office:value="1" calcext:value-type="float">
            <text:p>1</text:p>
          </table:table-cell>
          <table:table-cell table:style-name="ce9" table:formula="of:=IF([.L288]=&quot;Estimate&quot;;1;([.M288])/(2^[.N288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289]" office:value-type="string" office:string-value="NW" calcext:value-type="string">
            <text:p>NW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style-name="ce7" table:formula="of:=([.I289]*[.K289])/100" office:value-type="float" office:value="15.64" calcext:value-type="float">
            <text:p>16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formula="of:=IF([.H289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89]=&quot;Estimate&quot;;1;IF([.B289]=1;ORG.LIBREOFFICE.RANDBETWEEN.NV(1;5);IF([.L289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89]=&quot;Estimate&quot;;1;ORG.LIBREOFFICE.RANDBETWEEN.NV(1;7))" office:value-type="float" office:value="1" calcext:value-type="float">
            <text:p>1</text:p>
          </table:table-cell>
          <table:table-cell table:style-name="ce9" table:formula="of:=IF([.L289]=&quot;Estimate&quot;;1;([.M289])/(2^[.N289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290]" office:value-type="string" office:string-value="CN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79" calcext:value-type="float">
            <text:p>79</text:p>
          </table:table-cell>
          <table:table-cell table:style-name="ce7" table:formula="of:=([.I290]*[.K290])/100" office:value-type="float" office:value="21.6" calcext:value-type="float">
            <text:p>22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formula="of:=IF([.H29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0]=&quot;Estimate&quot;;1;IF([.B290]=1;ORG.LIBREOFFICE.RANDBETWEEN.NV(1;5);IF([.L290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90]=&quot;Estimate&quot;;1;ORG.LIBREOFFICE.RANDBETWEEN.NV(1;7))" office:value-type="float" office:value="2" calcext:value-type="float">
            <text:p>2</text:p>
          </table:table-cell>
          <table:table-cell table:style-name="ce9" table:formula="of:=IF([.L290]=&quot;Estimate&quot;;1;([.M290])/(2^[.N290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291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291]*[.K291])/100" office:value-type="float" office:value="29.89" calcext:value-type="float">
            <text:p>30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formula="of:=IF([.H29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1]=&quot;Estimate&quot;;1;IF([.B291]=1;ORG.LIBREOFFICE.RANDBETWEEN.NV(1;5);IF([.L291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91]=&quot;Estimate&quot;;1;ORG.LIBREOFFICE.RANDBETWEEN.NV(1;7))" office:value-type="float" office:value="2" calcext:value-type="float">
            <text:p>2</text:p>
          </table:table-cell>
          <table:table-cell table:style-name="ce9" table:formula="of:=IF([.L291]=&quot;Estimate&quot;;1;([.M291])/(2^[.N291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292]" office:value-type="string" office:string-value="SPB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style-name="ce7" table:formula="of:=([.I292]*[.K292])/100" office:value-type="float" office:value="54.02" calcext:value-type="float">
            <text:p>54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formula="of:=IF([.H29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2]=&quot;Estimate&quot;;1;IF([.B292]=1;ORG.LIBREOFFICE.RANDBETWEEN.NV(1;5);IF([.L29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92]=&quot;Estimate&quot;;1;ORG.LIBREOFFICE.RANDBETWEEN.NV(1;7))" office:value-type="float" office:value="4" calcext:value-type="float">
            <text:p>4</text:p>
          </table:table-cell>
          <table:table-cell table:style-name="ce9" table:formula="of:=IF([.L292]=&quot;Estimate&quot;;1;([.M292])/(2^[.N292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293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5" calcext:value-type="float">
            <text:p>25</text:p>
          </table:table-cell>
          <table:table-cell table:style-name="ce7" table:formula="of:=([.I293]*[.K293])/100" office:value-type="float" office:value="33.84" calcext:value-type="float">
            <text:p>34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formula="of:=IF([.H29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3]=&quot;Estimate&quot;;1;IF([.B293]=1;ORG.LIBREOFFICE.RANDBETWEEN.NV(1;5);IF([.L293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93]=&quot;Estimate&quot;;1;ORG.LIBREOFFICE.RANDBETWEEN.NV(1;7))" office:value-type="float" office:value="6" calcext:value-type="float">
            <text:p>6</text:p>
          </table:table-cell>
          <table:table-cell table:style-name="ce9" table:formula="of:=IF([.L293]=&quot;Estimate&quot;;1;([.M293])/(2^[.N293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style-name="ce7" table:formula="of:=([.I294]*[.K294])/100" office:value-type="float" office:value="17.64" calcext:value-type="float">
            <text:p>18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formula="of:=IF([.H29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4]=&quot;Estimate&quot;;1;IF([.B294]=1;ORG.LIBREOFFICE.RANDBETWEEN.NV(1;5);IF([.L294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94]=&quot;Estimate&quot;;1;ORG.LIBREOFFICE.RANDBETWEEN.NV(1;7))" office:value-type="float" office:value="7" calcext:value-type="float">
            <text:p>7</text:p>
          </table:table-cell>
          <table:table-cell table:style-name="ce9" table:formula="of:=IF([.L294]=&quot;Estimate&quot;;1;([.M294])/(2^[.N294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295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style-name="ce7" table:formula="of:=([.I295]*[.K295])/100" office:value-type="float" office:value="5.76" calcext:value-type="float">
            <text:p>6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formula="of:=IF([.H295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95]=&quot;Estimate&quot;;1;IF([.B295]=1;ORG.LIBREOFFICE.RANDBETWEEN.NV(1;5);IF([.L29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95]=&quot;Estimate&quot;;1;ORG.LIBREOFFICE.RANDBETWEEN.NV(1;7))" office:value-type="float" office:value="1" calcext:value-type="float">
            <text:p>1</text:p>
          </table:table-cell>
          <table:table-cell table:style-name="ce9" table:formula="of:=IF([.L295]=&quot;Estimate&quot;;1;([.M295])/(2^[.N295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296]" office:value-type="string" office:string-value="SY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style-name="ce7" table:formula="of:=([.I296]*[.K296])/100" office:value-type="float" office:value="27.52" calcext:value-type="float">
            <text:p>28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formula="of:=IF([.H296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96]=&quot;Estimate&quot;;1;IF([.B296]=1;ORG.LIBREOFFICE.RANDBETWEEN.NV(1;5);IF([.L296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96]=&quot;Estimate&quot;;1;ORG.LIBREOFFICE.RANDBETWEEN.NV(1;7))" office:value-type="float" office:value="1" calcext:value-type="float">
            <text:p>1</text:p>
          </table:table-cell>
          <table:table-cell table:style-name="ce9" table:formula="of:=IF([.L296]=&quot;Estimate&quot;;1;([.M296])/(2^[.N296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C297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style-name="ce7" table:formula="of:=([.I297]*[.K297])/100" office:value-type="float" office:value="6.16" calcext:value-type="float">
            <text:p>6</text:p>
          </table:table-cell>
          <table:table-cell table:formula="of:=ORG.LIBREOFFICE.RANDBETWEEN.NV(1;95)" office:value-type="float" office:value="87" calcext:value-type="float">
            <text:p>87</text:p>
          </table:table-cell>
          <table:table-cell table:formula="of:=IF([.H29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7]=&quot;Estimate&quot;;1;IF([.B297]=1;ORG.LIBREOFFICE.RANDBETWEEN.NV(1;5);IF([.L297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97]=&quot;Estimate&quot;;1;ORG.LIBREOFFICE.RANDBETWEEN.NV(1;7))" office:value-type="float" office:value="4" calcext:value-type="float">
            <text:p>4</text:p>
          </table:table-cell>
          <table:table-cell table:style-name="ce9" table:formula="of:=IF([.L297]=&quot;Estimate&quot;;1;([.M297])/(2^[.N297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298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style-name="ce7" table:formula="of:=([.I298]*[.K298])/100" office:value-type="float" office:value="35.1" calcext:value-type="float">
            <text:p>35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formula="of:=IF([.H29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8]=&quot;Estimate&quot;;1;IF([.B298]=1;ORG.LIBREOFFICE.RANDBETWEEN.NV(1;5);IF([.L298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98]=&quot;Estimate&quot;;1;ORG.LIBREOFFICE.RANDBETWEEN.NV(1;7))" office:value-type="float" office:value="6" calcext:value-type="float">
            <text:p>6</text:p>
          </table:table-cell>
          <table:table-cell table:style-name="ce9" table:formula="of:=IF([.L298]=&quot;Estimate&quot;;1;([.M298])/(2^[.N298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299]" office:value-type="string" office:string-value="VO" calcext:value-type="string">
            <text:p>VO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style-name="ce7" table:formula="of:=([.I299]*[.K299])/100" office:value-type="float" office:value="0.8" calcext:value-type="float">
            <text:p>1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formula="of:=IF([.H29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9]=&quot;Estimate&quot;;1;IF([.B299]=1;ORG.LIBREOFFICE.RANDBETWEEN.NV(1;5);IF([.L299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99]=&quot;Estimate&quot;;1;ORG.LIBREOFFICE.RANDBETWEEN.NV(1;7))" office:value-type="float" office:value="5" calcext:value-type="float">
            <text:p>5</text:p>
          </table:table-cell>
          <table:table-cell table:style-name="ce9" table:formula="of:=IF([.L299]=&quot;Estimate&quot;;1;([.M299])/(2^[.N299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300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style-name="ce7" table:formula="of:=([.I300]*[.K300])/100" office:value-type="float" office:value="52.54" calcext:value-type="float">
            <text:p>53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formula="of:=IF([.H30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0]=&quot;Estimate&quot;;1;IF([.B300]=1;ORG.LIBREOFFICE.RANDBETWEEN.NV(1;5);IF([.L300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00]=&quot;Estimate&quot;;1;ORG.LIBREOFFICE.RANDBETWEEN.NV(1;7))" office:value-type="float" office:value="5" calcext:value-type="float">
            <text:p>5</text:p>
          </table:table-cell>
          <table:table-cell table:style-name="ce9" table:formula="of:=IF([.L300]=&quot;Estimate&quot;;1;([.M300])/(2^[.N300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5" calcext:value-type="float">
            <text:p>55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301]" office:value-type="string" office:string-value="SPB" calcext:value-type="string">
            <text:p>SPB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style-name="ce7" table:formula="of:=([.I301]*[.K301])/100" office:value-type="float" office:value="2.24" calcext:value-type="float">
            <text:p>2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formula="of:=IF([.H30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1]=&quot;Estimate&quot;;1;IF([.B301]=1;ORG.LIBREOFFICE.RANDBETWEEN.NV(1;5);IF([.L301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01]=&quot;Estimate&quot;;1;ORG.LIBREOFFICE.RANDBETWEEN.NV(1;7))" office:value-type="float" office:value="1" calcext:value-type="float">
            <text:p>1</text:p>
          </table:table-cell>
          <table:table-cell table:style-name="ce9" table:formula="of:=IF([.L301]=&quot;Estimate&quot;;1;([.M301])/(2^[.N301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C302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6" calcext:value-type="float">
            <text:p>66</text:p>
          </table:table-cell>
          <table:table-cell table:style-name="ce7" table:formula="of:=([.I302]*[.K302])/100" office:value-type="float" office:value="10.78" calcext:value-type="float">
            <text:p>11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formula="of:=IF([.H30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2]=&quot;Estimate&quot;;1;IF([.B302]=1;ORG.LIBREOFFICE.RANDBETWEEN.NV(1;5);IF([.L30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02]=&quot;Estimate&quot;;1;ORG.LIBREOFFICE.RANDBETWEEN.NV(1;7))" office:value-type="float" office:value="6" calcext:value-type="float">
            <text:p>6</text:p>
          </table:table-cell>
          <table:table-cell table:style-name="ce9" table:formula="of:=IF([.L302]=&quot;Estimate&quot;;1;([.M302])/(2^[.N302]))" office:value-type="float" office:value="1.25" calcext:value-type="float">
            <text:p>1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303]" office:value-type="string" office:string-value="CN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style-name="ce7" table:formula="of:=([.I303]*[.K303])/100" office:value-type="float" office:value="24.7" calcext:value-type="float">
            <text:p>25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formula="of:=IF([.H30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3]=&quot;Estimate&quot;;1;IF([.B303]=1;ORG.LIBREOFFICE.RANDBETWEEN.NV(1;5);IF([.L303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03]=&quot;Estimate&quot;;1;ORG.LIBREOFFICE.RANDBETWEEN.NV(1;7))" office:value-type="float" office:value="2" calcext:value-type="float">
            <text:p>2</text:p>
          </table:table-cell>
          <table:table-cell table:style-name="ce9" table:formula="of:=IF([.L303]=&quot;Estimate&quot;;1;([.M303])/(2^[.N303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style-name="ce7" table:formula="of:=([.I304]*[.K304])/100" office:value-type="float" office:value="3.96" calcext:value-type="float">
            <text:p>4</text:p>
          </table:table-cell>
          <table:table-cell table:formula="of:=ORG.LIBREOFFICE.RANDBETWEEN.NV(1;95)" office:value-type="float" office:value="88" calcext:value-type="float">
            <text:p>88</text:p>
          </table:table-cell>
          <table:table-cell table:formula="of:=IF([.H30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4]=&quot;Estimate&quot;;1;IF([.B304]=1;ORG.LIBREOFFICE.RANDBETWEEN.NV(1;5);IF([.L304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04]=&quot;Estimate&quot;;1;ORG.LIBREOFFICE.RANDBETWEEN.NV(1;7))" office:value-type="float" office:value="2" calcext:value-type="float">
            <text:p>2</text:p>
          </table:table-cell>
          <table:table-cell table:style-name="ce9" table:formula="of:=IF([.L304]=&quot;Estimate&quot;;1;([.M304])/(2^[.N304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305]" office:value-type="string" office:string-value="MSK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style-name="ce7" table:formula="of:=([.I305]*[.K305])/100" office:value-type="float" office:value="11.52" calcext:value-type="float">
            <text:p>12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formula="of:=IF([.H30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5]=&quot;Estimate&quot;;1;IF([.B305]=1;ORG.LIBREOFFICE.RANDBETWEEN.NV(1;5);IF([.L30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05]=&quot;Estimate&quot;;1;ORG.LIBREOFFICE.RANDBETWEEN.NV(1;7))" office:value-type="float" office:value="1" calcext:value-type="float">
            <text:p>1</text:p>
          </table:table-cell>
          <table:table-cell table:style-name="ce9" table:formula="of:=IF([.L305]=&quot;Estimate&quot;;1;([.M305])/(2^[.N305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306]" office:value-type="string" office:string-value="SPB" calcext:value-type="string">
            <text:p>SPB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style-name="ce7" table:formula="of:=([.I306]*[.K306])/100" office:value-type="float" office:value="45.9" calcext:value-type="float">
            <text:p>46</text:p>
          </table:table-cell>
          <table:table-cell table:formula="of:=ORG.LIBREOFFICE.RANDBETWEEN.NV(1;95)" office:value-type="float" office:value="60" calcext:value-type="float">
            <text:p>60</text:p>
          </table:table-cell>
          <table:table-cell office:value-type="string" calcext:value-type="string">
            <text:p>Modelling</text:p>
          </table:table-cell>
          <table:table-cell table:style-name="ce8" table:formula="of:=IF([.L306]=&quot;Estimate&quot;;1;IF([.B306]=1;ORG.LIBREOFFICE.RANDBETWEEN.NV(1;5);IF([.L306]=&quot;Adjustments&quot;;ORG.LIBREOFFICE.RANDBETWEEN.NV(2;7);ORG.LIBREOFFICE.RANDBETWEEN.NV(25;200)))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9" table:formula="of:=IF([.L306]=&quot;Estimate&quot;;1;([.M306])/(2^[.N306]))" office:value-type="float" office:value="1.5625" calcext:value-type="float">
            <text:p>1.5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C307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style-name="ce7" table:formula="of:=([.I307]*[.K307])/100" office:value-type="float" office:value="24.03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table:formula="of:=IF([.H30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7]=&quot;Estimate&quot;;1;IF([.B307]=1;ORG.LIBREOFFICE.RANDBETWEEN.NV(1;5);IF([.L307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07]=&quot;Estimate&quot;;1;ORG.LIBREOFFICE.RANDBETWEEN.NV(1;7))" office:value-type="float" office:value="5" calcext:value-type="float">
            <text:p>5</text:p>
          </table:table-cell>
          <table:table-cell table:style-name="ce9" table:formula="of:=IF([.L307]=&quot;Estimate&quot;;1;([.M307])/(2^[.N307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308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style-name="ce7" table:formula="of:=([.I308]*[.K308])/100" office:value-type="float" office:value="21.12" calcext:value-type="float">
            <text:p>21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formula="of:=IF([.H30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8]=&quot;Estimate&quot;;1;IF([.B308]=1;ORG.LIBREOFFICE.RANDBETWEEN.NV(1;5);IF([.L308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08]=&quot;Estimate&quot;;1;ORG.LIBREOFFICE.RANDBETWEEN.NV(1;7))" office:value-type="float" office:value="4" calcext:value-type="float">
            <text:p>4</text:p>
          </table:table-cell>
          <table:table-cell table:style-name="ce9" table:formula="of:=IF([.L308]=&quot;Estimate&quot;;1;([.M308])/(2^[.N308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309]" office:value-type="string" office:string-value="SPB" calcext:value-type="string">
            <text:p>SPB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style-name="ce7" table:formula="of:=([.I309]*[.K309])/100" office:value-type="float" office:value="19.76" calcext:value-type="float">
            <text:p>20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formula="of:=IF([.H30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9]=&quot;Estimate&quot;;1;IF([.B309]=1;ORG.LIBREOFFICE.RANDBETWEEN.NV(1;5);IF([.L30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09]=&quot;Estimate&quot;;1;ORG.LIBREOFFICE.RANDBETWEEN.NV(1;7))" office:value-type="float" office:value="3" calcext:value-type="float">
            <text:p>3</text:p>
          </table:table-cell>
          <table:table-cell table:style-name="ce9" table:formula="of:=IF([.L309]=&quot;Estimate&quot;;1;([.M309])/(2^[.N309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310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style-name="ce7" table:formula="of:=([.I310]*[.K310])/100" office:value-type="float" office:value="6.12" calcext:value-type="float">
            <text:p>6</text:p>
          </table:table-cell>
          <table:table-cell table:formula="of:=ORG.LIBREOFFICE.RANDBETWEEN.NV(1;95)" office:value-type="float" office:value="41" calcext:value-type="float">
            <text:p>41</text:p>
          </table:table-cell>
          <table:table-cell table:formula="of:=IF([.H31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10]=&quot;Estimate&quot;;1;IF([.B310]=1;ORG.LIBREOFFICE.RANDBETWEEN.NV(1;5);IF([.L310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10]=&quot;Estimate&quot;;1;ORG.LIBREOFFICE.RANDBETWEEN.NV(1;7))" office:value-type="float" office:value="1" calcext:value-type="float">
            <text:p>1</text:p>
          </table:table-cell>
          <table:table-cell table:style-name="ce9" table:formula="of:=IF([.L310]=&quot;Estimate&quot;;1;([.M310])/(2^[.N310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style-name="ce7" table:formula="of:=([.I311]*[.K311])/100" office:value-type="float" office:value="42.32" calcext:value-type="float">
            <text:p>42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formula="of:=IF([.H311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311]=&quot;Estimate&quot;;1;IF([.B311]=1;ORG.LIBREOFFICE.RANDBETWEEN.NV(1;5);IF([.L31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11]=&quot;Estimate&quot;;1;ORG.LIBREOFFICE.RANDBETWEEN.NV(1;7))" office:value-type="float" office:value="1" calcext:value-type="float">
            <text:p>1</text:p>
          </table:table-cell>
          <table:table-cell table:style-name="ce9" table:formula="of:=IF([.L311]=&quot;Estimate&quot;;1;([.M311])/(2^[.N311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4" calcext:value-type="float">
            <text:p>84</text:p>
          </table:table-cell>
          <table:table-cell table:style-name="ce7" table:formula="of:=([.I312]*[.K312])/100" office:value-type="float" office:value="5.25" calcext:value-type="float">
            <text:p>5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formula="of:=IF([.H31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12]=&quot;Estimate&quot;;1;IF([.B312]=1;ORG.LIBREOFFICE.RANDBETWEEN.NV(1;5);IF([.L31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12]=&quot;Estimate&quot;;1;ORG.LIBREOFFICE.RANDBETWEEN.NV(1;7))" office:value-type="float" office:value="6" calcext:value-type="float">
            <text:p>6</text:p>
          </table:table-cell>
          <table:table-cell table:style-name="ce9" table:formula="of:=IF([.L312]=&quot;Estimate&quot;;1;([.M312])/(2^[.N312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3" calcext:value-type="float">
            <text:p>83</text:p>
          </table:table-cell>
          <table:table-cell table:style-name="ce7" table:formula="of:=([.I313]*[.K313])/100" office:value-type="float" office:value="1.66" calcext:value-type="float">
            <text:p>2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formula="of:=IF([.H31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13]=&quot;Estimate&quot;;1;IF([.B313]=1;ORG.LIBREOFFICE.RANDBETWEEN.NV(1;5);IF([.L313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13]=&quot;Estimate&quot;;1;ORG.LIBREOFFICE.RANDBETWEEN.NV(1;7))" office:value-type="float" office:value="6" calcext:value-type="float">
            <text:p>6</text:p>
          </table:table-cell>
          <table:table-cell table:style-name="ce9" table:formula="of:=IF([.L313]=&quot;Estimate&quot;;1;([.M313])/(2^[.N313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314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style-name="ce7" table:formula="of:=([.I314]*[.K314])/100" office:value-type="float" office:value="50.35" calcext:value-type="float">
            <text:p>50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formula="of:=IF([.H31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14]=&quot;Estimate&quot;;1;IF([.B314]=1;ORG.LIBREOFFICE.RANDBETWEEN.NV(1;5);IF([.L314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14]=&quot;Estimate&quot;;1;ORG.LIBREOFFICE.RANDBETWEEN.NV(1;7))" office:value-type="float" office:value="2" calcext:value-type="float">
            <text:p>2</text:p>
          </table:table-cell>
          <table:table-cell table:style-name="ce9" table:formula="of:=IF([.L314]=&quot;Estimate&quot;;1;([.M314])/(2^[.N314]))" office:value-type="float" office:value="1.25" calcext:value-type="float">
            <text:p>1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style-name="ce7" table:formula="of:=([.I315]*[.K315])/100" office:value-type="float" office:value="2.21" calcext:value-type="float">
            <text:p>2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formula="of:=IF([.H315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315]=&quot;Estimate&quot;;1;IF([.B315]=1;ORG.LIBREOFFICE.RANDBETWEEN.NV(1;5);IF([.L31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15]=&quot;Estimate&quot;;1;ORG.LIBREOFFICE.RANDBETWEEN.NV(1;7))" office:value-type="float" office:value="1" calcext:value-type="float">
            <text:p>1</text:p>
          </table:table-cell>
          <table:table-cell table:style-name="ce9" table:formula="of:=IF([.L315]=&quot;Estimate&quot;;1;([.M315])/(2^[.N315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style-name="ce7" table:formula="of:=([.I316]*[.K316])/100" office:value-type="float" office:value="0.04" calcext:value-type="float">
            <text:p>0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formula="of:=IF([.H31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16]=&quot;Estimate&quot;;1;IF([.B316]=1;ORG.LIBREOFFICE.RANDBETWEEN.NV(1;5);IF([.L316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16]=&quot;Estimate&quot;;1;ORG.LIBREOFFICE.RANDBETWEEN.NV(1;7))" office:value-type="float" office:value="1" calcext:value-type="float">
            <text:p>1</text:p>
          </table:table-cell>
          <table:table-cell table:style-name="ce9" table:formula="of:=IF([.L316]=&quot;Estimate&quot;;1;([.M316])/(2^[.N316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317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style-name="ce7" table:formula="of:=([.I317]*[.K317])/100" office:value-type="float" office:value="30.68" calcext:value-type="float">
            <text:p>31</text:p>
          </table:table-cell>
          <table:table-cell table:formula="of:=ORG.LIBREOFFICE.RANDBETWEEN.NV(1;95)" office:value-type="float" office:value="41" calcext:value-type="float">
            <text:p>41</text:p>
          </table:table-cell>
          <table:table-cell table:formula="of:=IF([.H317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317]=&quot;Estimate&quot;;1;IF([.B317]=1;ORG.LIBREOFFICE.RANDBETWEEN.NV(1;5);IF([.L317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17]=&quot;Estimate&quot;;1;ORG.LIBREOFFICE.RANDBETWEEN.NV(1;7))" office:value-type="float" office:value="1" calcext:value-type="float">
            <text:p>1</text:p>
          </table:table-cell>
          <table:table-cell table:style-name="ce9" table:formula="of:=IF([.L317]=&quot;Estimate&quot;;1;([.M317])/(2^[.N31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style-name="ce7" table:formula="of:=([.I318]*[.K318])/100" office:value-type="float" office:value="14.08" calcext:value-type="float">
            <text:p>14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office:value-type="string" calcext:value-type="string">
            <text:p>Modelling</text:p>
          </table:table-cell>
          <table:table-cell table:style-name="ce8" table:formula="of:=IF([.L318]=&quot;Estimate&quot;;1;IF([.B318]=1;ORG.LIBREOFFICE.RANDBETWEEN.NV(1;5);IF([.L318]=&quot;Adjustments&quot;;ORG.LIBREOFFICE.RANDBETWEEN.NV(2;7);ORG.LIBREOFFICE.RANDBETWEEN.NV(25;200))))"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table:style-name="ce9" table:formula="of:=IF([.L318]=&quot;Estimate&quot;;1;([.M318])/(2^[.N318]))" office:value-type="float" office:value="2.140625" calcext:value-type="float">
            <text:p>2.140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319]" office:value-type="string" office:string-value="CN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66" calcext:value-type="float">
            <text:p>66</text:p>
          </table:table-cell>
          <table:table-cell table:style-name="ce7" table:formula="of:=([.I319]*[.K319])/100" office:value-type="float" office:value="41.48" calcext:value-type="float">
            <text:p>41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formula="of:=IF([.H31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19]=&quot;Estimate&quot;;1;IF([.B319]=1;ORG.LIBREOFFICE.RANDBETWEEN.NV(1;5);IF([.L319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19]=&quot;Estimate&quot;;1;ORG.LIBREOFFICE.RANDBETWEEN.NV(1;7))" office:value-type="float" office:value="6" calcext:value-type="float">
            <text:p>6</text:p>
          </table:table-cell>
          <table:table-cell table:style-name="ce9" table:formula="of:=IF([.L319]=&quot;Estimate&quot;;1;([.M319])/(2^[.N319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style-name="ce7" table:formula="of:=([.I320]*[.K320])/100" office:value-type="float" office:value="22.42" calcext:value-type="float">
            <text:p>22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table:formula="of:=IF([.H32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0]=&quot;Estimate&quot;;1;IF([.B320]=1;ORG.LIBREOFFICE.RANDBETWEEN.NV(1;5);IF([.L320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20]=&quot;Estimate&quot;;1;ORG.LIBREOFFICE.RANDBETWEEN.NV(1;7))" office:value-type="float" office:value="7" calcext:value-type="float">
            <text:p>7</text:p>
          </table:table-cell>
          <table:table-cell table:style-name="ce9" table:formula="of:=IF([.L320]=&quot;Estimate&quot;;1;([.M320])/(2^[.N320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321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style-name="ce7" table:formula="of:=([.I321]*[.K321])/100" office:value-type="float" office:value="32.34" calcext:value-type="float">
            <text:p>32</text:p>
          </table:table-cell>
          <table:table-cell table:formula="of:=ORG.LIBREOFFICE.RANDBETWEEN.NV(1;95)" office:value-type="float" office:value="66" calcext:value-type="float">
            <text:p>66</text:p>
          </table:table-cell>
          <table:table-cell table:formula="of:=IF([.H32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1]=&quot;Estimate&quot;;1;IF([.B321]=1;ORG.LIBREOFFICE.RANDBETWEEN.NV(1;5);IF([.L321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21]=&quot;Estimate&quot;;1;ORG.LIBREOFFICE.RANDBETWEEN.NV(1;7))" office:value-type="float" office:value="2" calcext:value-type="float">
            <text:p>2</text:p>
          </table:table-cell>
          <table:table-cell table:style-name="ce9" table:formula="of:=IF([.L321]=&quot;Estimate&quot;;1;([.M321])/(2^[.N321]))" office:value-type="float" office:value="3.5" calcext:value-type="float">
            <text:p>3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[.C322]" office:value-type="string" office:string-value="SU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style-name="ce7" table:formula="of:=([.I322]*[.K322])/100" office:value-type="float" office:value="46.2" calcext:value-type="float">
            <text:p>46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formula="of:=IF([.H32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2]=&quot;Estimate&quot;;1;IF([.B322]=1;ORG.LIBREOFFICE.RANDBETWEEN.NV(1;5);IF([.L32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22]=&quot;Estimate&quot;;1;ORG.LIBREOFFICE.RANDBETWEEN.NV(1;7))" office:value-type="float" office:value="7" calcext:value-type="float">
            <text:p>7</text:p>
          </table:table-cell>
          <table:table-cell table:style-name="ce9" table:formula="of:=IF([.L322]=&quot;Estimate&quot;;1;([.M322])/(2^[.N322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7" calcext:value-type="float">
            <text:p>87</text:p>
          </table:table-cell>
          <table:table-cell table:style-name="ce7" table:formula="of:=([.I323]*[.K323])/100" office:value-type="float" office:value="11.83" calcext:value-type="float">
            <text:p>12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formula="of:=IF([.H32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3]=&quot;Estimate&quot;;1;IF([.B323]=1;ORG.LIBREOFFICE.RANDBETWEEN.NV(1;5);IF([.L323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23]=&quot;Estimate&quot;;1;ORG.LIBREOFFICE.RANDBETWEEN.NV(1;7))" office:value-type="float" office:value="7" calcext:value-type="float">
            <text:p>7</text:p>
          </table:table-cell>
          <table:table-cell table:style-name="ce9" table:formula="of:=IF([.L323]=&quot;Estimate&quot;;1;([.M323])/(2^[.N323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9" calcext:value-type="float">
            <text:p>49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324]" office:value-type="string" office:string-value="CN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style-name="ce7" table:formula="of:=([.I324]*[.K324])/100" office:value-type="float" office:value="0.2" calcext:value-type="float">
            <text:p>0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formula="of:=IF([.H32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4]=&quot;Estimate&quot;;1;IF([.B324]=1;ORG.LIBREOFFICE.RANDBETWEEN.NV(1;5);IF([.L324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24]=&quot;Estimate&quot;;1;ORG.LIBREOFFICE.RANDBETWEEN.NV(1;7))" office:value-type="float" office:value="4" calcext:value-type="float">
            <text:p>4</text:p>
          </table:table-cell>
          <table:table-cell table:style-name="ce9" table:formula="of:=IF([.L324]=&quot;Estimate&quot;;1;([.M324])/(2^[.N324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4" calcext:value-type="float">
            <text:p>44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style-name="ce7" table:formula="of:=([.I325]*[.K325])/100" office:value-type="float" office:value="24.3" calcext:value-type="float">
            <text:p>24</text:p>
          </table:table-cell>
          <table:table-cell table:formula="of:=ORG.LIBREOFFICE.RANDBETWEEN.NV(1;95)" office:value-type="float" office:value="35" calcext:value-type="float">
            <text:p>35</text:p>
          </table:table-cell>
          <table:table-cell table:formula="of:=IF([.H32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5]=&quot;Estimate&quot;;1;IF([.B325]=1;ORG.LIBREOFFICE.RANDBETWEEN.NV(1;5);IF([.L325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25]=&quot;Estimate&quot;;1;ORG.LIBREOFFICE.RANDBETWEEN.NV(1;7))" office:value-type="float" office:value="1" calcext:value-type="float">
            <text:p>1</text:p>
          </table:table-cell>
          <table:table-cell table:style-name="ce9" table:formula="of:=IF([.L325]=&quot;Estimate&quot;;1;([.M325])/(2^[.N325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326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style-name="ce7" table:formula="of:=([.I326]*[.K326])/100" office:value-type="float" office:value="3.77" calcext:value-type="float">
            <text:p>4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formula="of:=IF([.H32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6]=&quot;Estimate&quot;;1;IF([.B326]=1;ORG.LIBREOFFICE.RANDBETWEEN.NV(1;5);IF([.L326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26]=&quot;Estimate&quot;;1;ORG.LIBREOFFICE.RANDBETWEEN.NV(1;7))" office:value-type="float" office:value="7" calcext:value-type="float">
            <text:p>7</text:p>
          </table:table-cell>
          <table:table-cell table:style-name="ce9" table:formula="of:=IF([.L326]=&quot;Estimate&quot;;1;([.M326])/(2^[.N326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327]" office:value-type="string" office:string-value="SPB" calcext:value-type="string">
            <text:p>SPB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60" calcext:value-type="float">
            <text:p>60</text:p>
          </table:table-cell>
          <table:table-cell table:style-name="ce7" table:formula="of:=([.I327]*[.K327])/100" office:value-type="float" office:value="5.28" calcext:value-type="float">
            <text:p>5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office:value-type="string" calcext:value-type="string">
            <text:p>Modelling</text:p>
          </table:table-cell>
          <table:table-cell table:style-name="ce8" table:formula="of:=IF([.L327]=&quot;Estimate&quot;;1;IF([.B327]=1;ORG.LIBREOFFICE.RANDBETWEEN.NV(1;5);IF([.L327]=&quot;Adjustments&quot;;ORG.LIBREOFFICE.RANDBETWEEN.NV(2;7);ORG.LIBREOFFICE.RANDBETWEEN.NV(25;200))))" office:value-type="float" office:value="155" calcext:value-type="float">
            <text:p>155</text:p>
          </table:table-cell>
          <table:table-cell table:formula="of:=IF([.L327]=&quot;Estimate&quot;;1;ORG.LIBREOFFICE.RANDBETWEEN.NV(1;7))" office:value-type="float" office:value="3" calcext:value-type="float">
            <text:p>3</text:p>
          </table:table-cell>
          <table:table-cell table:style-name="ce9" table:formula="of:=IF([.L327]=&quot;Estimate&quot;;1;([.M327])/(2^[.N327]))" office:value-type="float" office:value="1.2109375" calcext:value-type="float">
            <text:p>1.2109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[.C328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style-name="ce7" table:formula="of:=([.I328]*[.K328])/100" office:value-type="float" office:value="39.5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formula="of:=IF([.H32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8]=&quot;Estimate&quot;;1;IF([.B328]=1;ORG.LIBREOFFICE.RANDBETWEEN.NV(1;5);IF([.L32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28]=&quot;Estimate&quot;;1;ORG.LIBREOFFICE.RANDBETWEEN.NV(1;7))" office:value-type="float" office:value="4" calcext:value-type="float">
            <text:p>4</text:p>
          </table:table-cell>
          <table:table-cell table:style-name="ce9" table:formula="of:=IF([.L328]=&quot;Estimate&quot;;1;([.M328])/(2^[.N328]))" office:value-type="float" office:value="0.0078125" calcext:value-type="float">
            <text:p>0.00781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329]" office:value-type="string" office:string-value="MSK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style-name="ce7" table:formula="of:=([.I329]*[.K329])/100" office:value-type="float" office:value="30.81" calcext:value-type="float">
            <text:p>31</text:p>
          </table:table-cell>
          <table:table-cell table:formula="of:=ORG.LIBREOFFICE.RANDBETWEEN.NV(1;95)" office:value-type="float" office:value="89" calcext:value-type="float">
            <text:p>89</text:p>
          </table:table-cell>
          <table:table-cell table:formula="of:=IF([.H32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9]=&quot;Estimate&quot;;1;IF([.B329]=1;ORG.LIBREOFFICE.RANDBETWEEN.NV(1;5);IF([.L32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29]=&quot;Estimate&quot;;1;ORG.LIBREOFFICE.RANDBETWEEN.NV(1;7))" office:value-type="float" office:value="2" calcext:value-type="float">
            <text:p>2</text:p>
          </table:table-cell>
          <table:table-cell table:style-name="ce9" table:formula="of:=IF([.L329]=&quot;Estimate&quot;;1;([.M329])/(2^[.N329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3" calcext:value-type="float">
            <text:p>53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3" calcext:value-type="float">
            <text:p>93</text:p>
          </table:table-cell>
          <table:table-cell table:style-name="ce7" table:formula="of:=([.I330]*[.K330])/100" office:value-type="float" office:value="21.28" calcext:value-type="float">
            <text:p>21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33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0]=&quot;Estimate&quot;;1;IF([.B330]=1;ORG.LIBREOFFICE.RANDBETWEEN.NV(1;5);IF([.L33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30]=&quot;Estimate&quot;;1;ORG.LIBREOFFICE.RANDBETWEEN.NV(1;7))" office:value-type="float" office:value="2" calcext:value-type="float">
            <text:p>2</text:p>
          </table:table-cell>
          <table:table-cell table:style-name="ce9" table:formula="of:=IF([.L330]=&quot;Estimate&quot;;1;([.M330])/(2^[.N330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3" calcext:value-type="float">
            <text:p>93</text:p>
          </table:table-cell>
          <table:table-cell table:style-name="ce7" table:formula="of:=([.I331]*[.K331])/100" office:value-type="float" office:value="69.52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formula="of:=IF([.H33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1]=&quot;Estimate&quot;;1;IF([.B331]=1;ORG.LIBREOFFICE.RANDBETWEEN.NV(1;5);IF([.L331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31]=&quot;Estimate&quot;;1;ORG.LIBREOFFICE.RANDBETWEEN.NV(1;7))" office:value-type="float" office:value="5" calcext:value-type="float">
            <text:p>5</text:p>
          </table:table-cell>
          <table:table-cell table:style-name="ce9" table:formula="of:=IF([.L331]=&quot;Estimate&quot;;1;([.M331])/(2^[.N331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332]" office:value-type="string" office:string-value="UR" calcext:value-type="string">
            <text:p>UR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style-name="ce7" table:formula="of:=([.I332]*[.K332])/100" office:value-type="float" office:value="37.4" calcext:value-type="float">
            <text:p>37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formula="of:=IF([.H33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2]=&quot;Estimate&quot;;1;IF([.B332]=1;ORG.LIBREOFFICE.RANDBETWEEN.NV(1;5);IF([.L33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32]=&quot;Estimate&quot;;1;ORG.LIBREOFFICE.RANDBETWEEN.NV(1;7))" office:value-type="float" office:value="4" calcext:value-type="float">
            <text:p>4</text:p>
          </table:table-cell>
          <table:table-cell table:style-name="ce9" table:formula="of:=IF([.L332]=&quot;Estimate&quot;;1;([.M332])/(2^[.N332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style-name="ce7" table:formula="of:=([.I333]*[.K333])/100" office:value-type="float" office:value="29.4" calcext:value-type="float">
            <text:p>29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formula="of:=IF([.H33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3]=&quot;Estimate&quot;;1;IF([.B333]=1;ORG.LIBREOFFICE.RANDBETWEEN.NV(1;5);IF([.L33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33]=&quot;Estimate&quot;;1;ORG.LIBREOFFICE.RANDBETWEEN.NV(1;7))" office:value-type="float" office:value="7" calcext:value-type="float">
            <text:p>7</text:p>
          </table:table-cell>
          <table:table-cell table:style-name="ce9" table:formula="of:=IF([.L333]=&quot;Estimate&quot;;1;([.M333])/(2^[.N333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334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style-name="ce7" table:formula="of:=([.I334]*[.K334])/100" office:value-type="float" office:value="21.25" calcext:value-type="float">
            <text:p>21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formula="of:=IF([.H33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4]=&quot;Estimate&quot;;1;IF([.B334]=1;ORG.LIBREOFFICE.RANDBETWEEN.NV(1;5);IF([.L334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34]=&quot;Estimate&quot;;1;ORG.LIBREOFFICE.RANDBETWEEN.NV(1;7))" office:value-type="float" office:value="7" calcext:value-type="float">
            <text:p>7</text:p>
          </table:table-cell>
          <table:table-cell table:style-name="ce9" table:formula="of:=IF([.L334]=&quot;Estimate&quot;;1;([.M334])/(2^[.N334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335]" office:value-type="string" office:string-value="NC" calcext:value-type="string">
            <text:p>NC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style-name="ce7" table:formula="of:=([.I335]*[.K335])/100" office:value-type="float" office:value="56.44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table:formula="of:=IF([.H33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5]=&quot;Estimate&quot;;1;IF([.B335]=1;ORG.LIBREOFFICE.RANDBETWEEN.NV(1;5);IF([.L33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35]=&quot;Estimate&quot;;1;ORG.LIBREOFFICE.RANDBETWEEN.NV(1;7))" office:value-type="float" office:value="4" calcext:value-type="float">
            <text:p>4</text:p>
          </table:table-cell>
          <table:table-cell table:style-name="ce9" table:formula="of:=IF([.L335]=&quot;Estimate&quot;;1;([.M335])/(2^[.N335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336]" office:value-type="string" office:string-value="NW" calcext:value-type="string">
            <text:p>NW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style-name="ce7" table:formula="of:=([.I336]*[.K336])/100" office:value-type="float" office:value="14.45" calcext:value-type="float">
            <text:p>14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formula="of:=IF([.H33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6]=&quot;Estimate&quot;;1;IF([.B336]=1;ORG.LIBREOFFICE.RANDBETWEEN.NV(1;5);IF([.L33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36]=&quot;Estimate&quot;;1;ORG.LIBREOFFICE.RANDBETWEEN.NV(1;7))" office:value-type="float" office:value="5" calcext:value-type="float">
            <text:p>5</text:p>
          </table:table-cell>
          <table:table-cell table:style-name="ce9" table:formula="of:=IF([.L336]=&quot;Estimate&quot;;1;([.M336])/(2^[.N336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style-name="ce7" table:formula="of:=([.I337]*[.K337])/100" office:value-type="float" office:value="2.75" calcext:value-type="float">
            <text:p>3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formula="of:=IF([.H33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7]=&quot;Estimate&quot;;1;IF([.B337]=1;ORG.LIBREOFFICE.RANDBETWEEN.NV(1;5);IF([.L337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37]=&quot;Estimate&quot;;1;ORG.LIBREOFFICE.RANDBETWEEN.NV(1;7))" office:value-type="float" office:value="7" calcext:value-type="float">
            <text:p>7</text:p>
          </table:table-cell>
          <table:table-cell table:style-name="ce9" table:formula="of:=IF([.L337]=&quot;Estimate&quot;;1;([.M337])/(2^[.N337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338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style-name="ce7" table:formula="of:=([.I338]*[.K338])/100" office:value-type="float" office:value="24.05" calcext:value-type="float">
            <text:p>24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formula="of:=IF([.H33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8]=&quot;Estimate&quot;;1;IF([.B338]=1;ORG.LIBREOFFICE.RANDBETWEEN.NV(1;5);IF([.L338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38]=&quot;Estimate&quot;;1;ORG.LIBREOFFICE.RANDBETWEEN.NV(1;7))" office:value-type="float" office:value="4" calcext:value-type="float">
            <text:p>4</text:p>
          </table:table-cell>
          <table:table-cell table:style-name="ce9" table:formula="of:=IF([.L338]=&quot;Estimate&quot;;1;([.M338])/(2^[.N338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339]*[.K339])/100" office:value-type="float" office:value="19.08" calcext:value-type="float">
            <text:p>19</text:p>
          </table:table-cell>
          <table:table-cell table:formula="of:=ORG.LIBREOFFICE.RANDBETWEEN.NV(1;95)" office:value-type="float" office:value="93" calcext:value-type="float">
            <text:p>93</text:p>
          </table:table-cell>
          <table:table-cell table:formula="of:=IF([.H33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9]=&quot;Estimate&quot;;1;IF([.B339]=1;ORG.LIBREOFFICE.RANDBETWEEN.NV(1;5);IF([.L339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39]=&quot;Estimate&quot;;1;ORG.LIBREOFFICE.RANDBETWEEN.NV(1;7))" office:value-type="float" office:value="6" calcext:value-type="float">
            <text:p>6</text:p>
          </table:table-cell>
          <table:table-cell table:style-name="ce9" table:formula="of:=IF([.L339]=&quot;Estimate&quot;;1;([.M339])/(2^[.N339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340]" office:value-type="string" office:string-value="CN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1" calcext:value-type="float">
            <text:p>31</text:p>
          </table:table-cell>
          <table:table-cell table:style-name="ce7" table:formula="of:=([.I340]*[.K340])/100" office:value-type="float" office:value="34.86" calcext:value-type="float">
            <text:p>35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formula="of:=IF([.H34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0]=&quot;Estimate&quot;;1;IF([.B340]=1;ORG.LIBREOFFICE.RANDBETWEEN.NV(1;5);IF([.L34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40]=&quot;Estimate&quot;;1;ORG.LIBREOFFICE.RANDBETWEEN.NV(1;7))" office:value-type="float" office:value="4" calcext:value-type="float">
            <text:p>4</text:p>
          </table:table-cell>
          <table:table-cell table:style-name="ce9" table:formula="of:=IF([.L340]=&quot;Estimate&quot;;1;([.M340])/(2^[.N340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341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style-name="ce7" table:formula="of:=([.I341]*[.K341])/100" office:value-type="float" office:value="14.72" calcext:value-type="float">
            <text:p>15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formula="of:=IF([.H34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1]=&quot;Estimate&quot;;1;IF([.B341]=1;ORG.LIBREOFFICE.RANDBETWEEN.NV(1;5);IF([.L341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41]=&quot;Estimate&quot;;1;ORG.LIBREOFFICE.RANDBETWEEN.NV(1;7))" office:value-type="float" office:value="7" calcext:value-type="float">
            <text:p>7</text:p>
          </table:table-cell>
          <table:table-cell table:style-name="ce9" table:formula="of:=IF([.L341]=&quot;Estimate&quot;;1;([.M341])/(2^[.N341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8" calcext:value-type="float">
            <text:p>48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342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8" calcext:value-type="float">
            <text:p>68</text:p>
          </table:table-cell>
          <table:table-cell table:style-name="ce7" table:formula="of:=([.I342]*[.K342])/100" office:value-type="float" office:value="10.66" calcext:value-type="float">
            <text:p>11</text:p>
          </table:table-cell>
          <table:table-cell table:formula="of:=ORG.LIBREOFFICE.RANDBETWEEN.NV(1;95)" office:value-type="float" office:value="66" calcext:value-type="float">
            <text:p>66</text:p>
          </table:table-cell>
          <table:table-cell table:formula="of:=IF([.H34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2]=&quot;Estimate&quot;;1;IF([.B342]=1;ORG.LIBREOFFICE.RANDBETWEEN.NV(1;5);IF([.L342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42]=&quot;Estimate&quot;;1;ORG.LIBREOFFICE.RANDBETWEEN.NV(1;7))" office:value-type="float" office:value="3" calcext:value-type="float">
            <text:p>3</text:p>
          </table:table-cell>
          <table:table-cell table:style-name="ce9" table:formula="of:=IF([.L342]=&quot;Estimate&quot;;1;([.M342])/(2^[.N342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343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style-name="ce7" table:formula="of:=([.I343]*[.K343])/100" office:value-type="float" office:value="23.25" calcext:value-type="float">
            <text:p>23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formula="of:=IF([.H343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343]=&quot;Estimate&quot;;1;IF([.B343]=1;ORG.LIBREOFFICE.RANDBETWEEN.NV(1;5);IF([.L343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43]=&quot;Estimate&quot;;1;ORG.LIBREOFFICE.RANDBETWEEN.NV(1;7))" office:value-type="float" office:value="1" calcext:value-type="float">
            <text:p>1</text:p>
          </table:table-cell>
          <table:table-cell table:style-name="ce9" table:formula="of:=IF([.L343]=&quot;Estimate&quot;;1;([.M343])/(2^[.N343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4" calcext:value-type="float">
            <text:p>54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344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344]*[.K344])/100" office:value-type="float" office:value="28.56" calcext:value-type="float">
            <text:p>29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formula="of:=IF([.H34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4]=&quot;Estimate&quot;;1;IF([.B344]=1;ORG.LIBREOFFICE.RANDBETWEEN.NV(1;5);IF([.L344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44]=&quot;Estimate&quot;;1;ORG.LIBREOFFICE.RANDBETWEEN.NV(1;7))" office:value-type="float" office:value="5" calcext:value-type="float">
            <text:p>5</text:p>
          </table:table-cell>
          <table:table-cell table:style-name="ce9" table:formula="of:=IF([.L344]=&quot;Estimate&quot;;1;([.M344])/(2^[.N344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345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style-name="ce7" table:formula="of:=([.I345]*[.K345])/100" office:value-type="float" office:value="13.8" calcext:value-type="float">
            <text:p>14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formula="of:=IF([.H34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5]=&quot;Estimate&quot;;1;IF([.B345]=1;ORG.LIBREOFFICE.RANDBETWEEN.NV(1;5);IF([.L34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45]=&quot;Estimate&quot;;1;ORG.LIBREOFFICE.RANDBETWEEN.NV(1;7))" office:value-type="float" office:value="1" calcext:value-type="float">
            <text:p>1</text:p>
          </table:table-cell>
          <table:table-cell table:style-name="ce9" table:formula="of:=IF([.L345]=&quot;Estimate&quot;;1;([.M345])/(2^[.N345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346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90" calcext:value-type="float">
            <text:p>90</text:p>
          </table:table-cell>
          <table:table-cell table:style-name="ce7" table:formula="of:=([.I346]*[.K346])/100" office:value-type="float" office:value="8.5" calcext:value-type="float">
            <text:p>9</text:p>
          </table:table-cell>
          <table:table-cell table:formula="of:=ORG.LIBREOFFICE.RANDBETWEEN.NV(1;95)" office:value-type="float" office:value="44" calcext:value-type="float">
            <text:p>44</text:p>
          </table:table-cell>
          <table:table-cell table:formula="of:=IF([.H34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6]=&quot;Estimate&quot;;1;IF([.B346]=1;ORG.LIBREOFFICE.RANDBETWEEN.NV(1;5);IF([.L34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46]=&quot;Estimate&quot;;1;ORG.LIBREOFFICE.RANDBETWEEN.NV(1;7))" office:value-type="float" office:value="5" calcext:value-type="float">
            <text:p>5</text:p>
          </table:table-cell>
          <table:table-cell table:style-name="ce9" table:formula="of:=IF([.L346]=&quot;Estimate&quot;;1;([.M346])/(2^[.N346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C347]" office:value-type="string" office:string-value="SY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style-name="ce7" table:formula="of:=([.I347]*[.K347])/100" office:value-type="float" office:value="41.28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formula="of:=IF([.H34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7]=&quot;Estimate&quot;;1;IF([.B347]=1;ORG.LIBREOFFICE.RANDBETWEEN.NV(1;5);IF([.L347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47]=&quot;Estimate&quot;;1;ORG.LIBREOFFICE.RANDBETWEEN.NV(1;7))" office:value-type="float" office:value="2" calcext:value-type="float">
            <text:p>2</text:p>
          </table:table-cell>
          <table:table-cell table:style-name="ce9" table:formula="of:=IF([.L347]=&quot;Estimate&quot;;1;([.M347])/(2^[.N347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348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style-name="ce7" table:formula="of:=([.I348]*[.K348])/100" office:value-type="float" office:value="3.18" calcext:value-type="float">
            <text:p>3</text:p>
          </table:table-cell>
          <table:table-cell table:formula="of:=ORG.LIBREOFFICE.RANDBETWEEN.NV(1;95)" office:value-type="float" office:value="89" calcext:value-type="float">
            <text:p>89</text:p>
          </table:table-cell>
          <table:table-cell table:formula="of:=IF([.H34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8]=&quot;Estimate&quot;;1;IF([.B348]=1;ORG.LIBREOFFICE.RANDBETWEEN.NV(1;5);IF([.L348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48]=&quot;Estimate&quot;;1;ORG.LIBREOFFICE.RANDBETWEEN.NV(1;7))" office:value-type="float" office:value="7" calcext:value-type="float">
            <text:p>7</text:p>
          </table:table-cell>
          <table:table-cell table:style-name="ce9" table:formula="of:=IF([.L348]=&quot;Estimate&quot;;1;([.M348])/(2^[.N348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style-name="ce7" table:formula="of:=([.I349]*[.K349])/100" office:value-type="float" office:value="2.37" calcext:value-type="float">
            <text:p>2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formula="of:=IF([.H34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9]=&quot;Estimate&quot;;1;IF([.B349]=1;ORG.LIBREOFFICE.RANDBETWEEN.NV(1;5);IF([.L349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49]=&quot;Estimate&quot;;1;ORG.LIBREOFFICE.RANDBETWEEN.NV(1;7))" office:value-type="float" office:value="6" calcext:value-type="float">
            <text:p>6</text:p>
          </table:table-cell>
          <table:table-cell table:style-name="ce9" table:formula="of:=IF([.L349]=&quot;Estimate&quot;;1;([.M349])/(2^[.N349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350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style-name="ce7" table:formula="of:=([.I350]*[.K350])/100" office:value-type="float" office:value="11.13" calcext:value-type="float">
            <text:p>11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formula="of:=IF([.H35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0]=&quot;Estimate&quot;;1;IF([.B350]=1;ORG.LIBREOFFICE.RANDBETWEEN.NV(1;5);IF([.L350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50]=&quot;Estimate&quot;;1;ORG.LIBREOFFICE.RANDBETWEEN.NV(1;7))" office:value-type="float" office:value="7" calcext:value-type="float">
            <text:p>7</text:p>
          </table:table-cell>
          <table:table-cell table:style-name="ce9" table:formula="of:=IF([.L350]=&quot;Estimate&quot;;1;([.M350])/(2^[.N350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7" calcext:value-type="float">
            <text:p>47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style-name="ce7" table:formula="of:=([.I351]*[.K351])/100" office:value-type="float" office:value="76.54" calcext:value-type="float">
            <text:p>77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office:value-type="string" calcext:value-type="string">
            <text:p>Modelling</text:p>
          </table:table-cell>
          <table:table-cell table:style-name="ce8" table:formula="of:=IF([.L351]=&quot;Estimate&quot;;1;IF([.B351]=1;ORG.LIBREOFFICE.RANDBETWEEN.NV(1;5);IF([.L351]=&quot;Adjustments&quot;;ORG.LIBREOFFICE.RANDBETWEEN.NV(2;7);ORG.LIBREOFFICE.RANDBETWEEN.NV(25;200))))" office:value-type="float" office:value="69" calcext:value-type="float">
            <text:p>69</text:p>
          </table:table-cell>
          <table:table-cell table:formula="of:=IF([.L351]=&quot;Estimate&quot;;1;ORG.LIBREOFFICE.RANDBETWEEN.NV(1;7))" office:value-type="float" office:value="4" calcext:value-type="float">
            <text:p>4</text:p>
          </table:table-cell>
          <table:table-cell table:style-name="ce9" table:formula="of:=IF([.L351]=&quot;Estimate&quot;;1;([.M351])/(2^[.N351]))" office:value-type="float" office:value="1.078125" calcext:value-type="float">
            <text:p>1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style-name="ce7" table:formula="of:=([.I352]*[.K352])/100" office:value-type="float" office:value="39.42" calcext:value-type="float">
            <text:p>39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formula="of:=IF([.H35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2]=&quot;Estimate&quot;;1;IF([.B352]=1;ORG.LIBREOFFICE.RANDBETWEEN.NV(1;5);IF([.L35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52]=&quot;Estimate&quot;;1;ORG.LIBREOFFICE.RANDBETWEEN.NV(1;7))" office:value-type="float" office:value="6" calcext:value-type="float">
            <text:p>6</text:p>
          </table:table-cell>
          <table:table-cell table:style-name="ce9" table:formula="of:=IF([.L352]=&quot;Estimate&quot;;1;([.M352])/(2^[.N352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style-name="ce7" table:formula="of:=([.I353]*[.K353])/100" office:value-type="float" office:value="21" calcext:value-type="float">
            <text:p>21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formula="of:=IF([.H35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3]=&quot;Estimate&quot;;1;IF([.B353]=1;ORG.LIBREOFFICE.RANDBETWEEN.NV(1;5);IF([.L353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53]=&quot;Estimate&quot;;1;ORG.LIBREOFFICE.RANDBETWEEN.NV(1;7))" office:value-type="float" office:value="7" calcext:value-type="float">
            <text:p>7</text:p>
          </table:table-cell>
          <table:table-cell table:style-name="ce9" table:formula="of:=IF([.L353]=&quot;Estimate&quot;;1;([.M353])/(2^[.N353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style-name="ce7" table:formula="of:=([.I354]*[.K354])/100" office:value-type="float" office:value="49.3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table:formula="of:=IF([.H35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4]=&quot;Estimate&quot;;1;IF([.B354]=1;ORG.LIBREOFFICE.RANDBETWEEN.NV(1;5);IF([.L35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54]=&quot;Estimate&quot;;1;ORG.LIBREOFFICE.RANDBETWEEN.NV(1;7))" office:value-type="float" office:value="4" calcext:value-type="float">
            <text:p>4</text:p>
          </table:table-cell>
          <table:table-cell table:style-name="ce9" table:formula="of:=IF([.L354]=&quot;Estimate&quot;;1;([.M354])/(2^[.N354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355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9" calcext:value-type="float">
            <text:p>79</text:p>
          </table:table-cell>
          <table:table-cell table:style-name="ce7" table:formula="of:=([.I355]*[.K355])/100" office:value-type="float" office:value="12.58" calcext:value-type="float">
            <text:p>13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formula="of:=IF([.H35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5]=&quot;Estimate&quot;;1;IF([.B355]=1;ORG.LIBREOFFICE.RANDBETWEEN.NV(1;5);IF([.L355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55]=&quot;Estimate&quot;;1;ORG.LIBREOFFICE.RANDBETWEEN.NV(1;7))" office:value-type="float" office:value="6" calcext:value-type="float">
            <text:p>6</text:p>
          </table:table-cell>
          <table:table-cell table:style-name="ce9" table:formula="of:=IF([.L355]=&quot;Estimate&quot;;1;([.M355])/(2^[.N355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356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8" calcext:value-type="float">
            <text:p>88</text:p>
          </table:table-cell>
          <table:table-cell table:style-name="ce7" table:formula="of:=([.I356]*[.K356])/100" office:value-type="float" office:value="46.5" calcext:value-type="float">
            <text:p>47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formula="of:=IF([.H35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6]=&quot;Estimate&quot;;1;IF([.B356]=1;ORG.LIBREOFFICE.RANDBETWEEN.NV(1;5);IF([.L35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56]=&quot;Estimate&quot;;1;ORG.LIBREOFFICE.RANDBETWEEN.NV(1;7))" office:value-type="float" office:value="3" calcext:value-type="float">
            <text:p>3</text:p>
          </table:table-cell>
          <table:table-cell table:style-name="ce9" table:formula="of:=IF([.L356]=&quot;Estimate&quot;;1;([.M356])/(2^[.N356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357]" office:value-type="string" office:string-value="FE" calcext:value-type="string">
            <text:p>FE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style-name="ce7" table:formula="of:=([.I357]*[.K357])/100" office:value-type="float" office:value="1.17" calcext:value-type="float">
            <text:p>1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formula="of:=IF([.H35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7]=&quot;Estimate&quot;;1;IF([.B357]=1;ORG.LIBREOFFICE.RANDBETWEEN.NV(1;5);IF([.L35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57]=&quot;Estimate&quot;;1;ORG.LIBREOFFICE.RANDBETWEEN.NV(1;7))" office:value-type="float" office:value="6" calcext:value-type="float">
            <text:p>6</text:p>
          </table:table-cell>
          <table:table-cell table:style-name="ce9" table:formula="of:=IF([.L357]=&quot;Estimate&quot;;1;([.M357])/(2^[.N357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C358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0" calcext:value-type="float">
            <text:p>90</text:p>
          </table:table-cell>
          <table:table-cell table:style-name="ce7" table:formula="of:=([.I358]*[.K358])/100" office:value-type="float" office:value="11.76" calcext:value-type="float">
            <text:p>12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formula="of:=IF([.H35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8]=&quot;Estimate&quot;;1;IF([.B358]=1;ORG.LIBREOFFICE.RANDBETWEEN.NV(1;5);IF([.L358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58]=&quot;Estimate&quot;;1;ORG.LIBREOFFICE.RANDBETWEEN.NV(1;7))" office:value-type="float" office:value="4" calcext:value-type="float">
            <text:p>4</text:p>
          </table:table-cell>
          <table:table-cell table:style-name="ce9" table:formula="of:=IF([.L358]=&quot;Estimate&quot;;1;([.M358])/(2^[.N358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9" calcext:value-type="float">
            <text:p>89</text:p>
          </table:table-cell>
          <table:table-cell table:style-name="ce7" table:formula="of:=([.I359]*[.K359])/100" office:value-type="float" office:value="9.94" calcext:value-type="float">
            <text:p>10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formula="of:=IF([.H35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9]=&quot;Estimate&quot;;1;IF([.B359]=1;ORG.LIBREOFFICE.RANDBETWEEN.NV(1;5);IF([.L359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59]=&quot;Estimate&quot;;1;ORG.LIBREOFFICE.RANDBETWEEN.NV(1;7))" office:value-type="float" office:value="3" calcext:value-type="float">
            <text:p>3</text:p>
          </table:table-cell>
          <table:table-cell table:style-name="ce9" table:formula="of:=IF([.L359]=&quot;Estimate&quot;;1;([.M359])/(2^[.N359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table:formula="of:=[.C360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style-name="ce7" table:formula="of:=([.I360]*[.K360])/100" office:value-type="float" office:value="28.2" calcext:value-type="float">
            <text:p>28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formula="of:=IF([.H36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0]=&quot;Estimate&quot;;1;IF([.B360]=1;ORG.LIBREOFFICE.RANDBETWEEN.NV(1;5);IF([.L36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60]=&quot;Estimate&quot;;1;ORG.LIBREOFFICE.RANDBETWEEN.NV(1;7))" office:value-type="float" office:value="7" calcext:value-type="float">
            <text:p>7</text:p>
          </table:table-cell>
          <table:table-cell table:style-name="ce9" table:formula="of:=IF([.L360]=&quot;Estimate&quot;;1;([.M360])/(2^[.N360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" calcext:value-type="float">
            <text:p>1</text:p>
          </table:table-cell>
          <table:table-cell table:style-name="ce7" table:formula="of:=([.I361]*[.K361])/100" office:value-type="float" office:value="39.01" calcext:value-type="float">
            <text:p>39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formula="of:=IF([.H36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1]=&quot;Estimate&quot;;1;IF([.B361]=1;ORG.LIBREOFFICE.RANDBETWEEN.NV(1;5);IF([.L36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61]=&quot;Estimate&quot;;1;ORG.LIBREOFFICE.RANDBETWEEN.NV(1;7))" office:value-type="float" office:value="5" calcext:value-type="float">
            <text:p>5</text:p>
          </table:table-cell>
          <table:table-cell table:style-name="ce9" table:formula="of:=IF([.L361]=&quot;Estimate&quot;;1;([.M361])/(2^[.N361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5" calcext:value-type="float">
            <text:p>55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362]" office:value-type="string" office:string-value="NC" calcext:value-type="string">
            <text:p>NC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style-name="ce7" table:formula="of:=([.I362]*[.K362])/100" office:value-type="float" office:value="4.32" calcext:value-type="float">
            <text:p>4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formula="of:=IF([.H36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2]=&quot;Estimate&quot;;1;IF([.B362]=1;ORG.LIBREOFFICE.RANDBETWEEN.NV(1;5);IF([.L362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62]=&quot;Estimate&quot;;1;ORG.LIBREOFFICE.RANDBETWEEN.NV(1;7))" office:value-type="float" office:value="5" calcext:value-type="float">
            <text:p>5</text:p>
          </table:table-cell>
          <table:table-cell table:style-name="ce9" table:formula="of:=IF([.L362]=&quot;Estimate&quot;;1;([.M362])/(2^[.N362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363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9" calcext:value-type="float">
            <text:p>79</text:p>
          </table:table-cell>
          <table:table-cell table:style-name="ce7" table:formula="of:=([.I363]*[.K363])/100" office:value-type="float" office:value="15.3" calcext:value-type="float">
            <text:p>15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formula="of:=IF([.H36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3]=&quot;Estimate&quot;;1;IF([.B363]=1;ORG.LIBREOFFICE.RANDBETWEEN.NV(1;5);IF([.L363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63]=&quot;Estimate&quot;;1;ORG.LIBREOFFICE.RANDBETWEEN.NV(1;7))" office:value-type="float" office:value="4" calcext:value-type="float">
            <text:p>4</text:p>
          </table:table-cell>
          <table:table-cell table:style-name="ce9" table:formula="of:=IF([.L363]=&quot;Estimate&quot;;1;([.M363])/(2^[.N363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364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style-name="ce7" table:formula="of:=([.I364]*[.K364])/100" office:value-type="float" office:value="1.84" calcext:value-type="float">
            <text:p>2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formula="of:=IF([.H36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4]=&quot;Estimate&quot;;1;IF([.B364]=1;ORG.LIBREOFFICE.RANDBETWEEN.NV(1;5);IF([.L364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64]=&quot;Estimate&quot;;1;ORG.LIBREOFFICE.RANDBETWEEN.NV(1;7))" office:value-type="float" office:value="1" calcext:value-type="float">
            <text:p>1</text:p>
          </table:table-cell>
          <table:table-cell table:style-name="ce9" table:formula="of:=IF([.L364]=&quot;Estimate&quot;;1;([.M364])/(2^[.N364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4" calcext:value-type="float">
            <text:p>24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365]" office:value-type="string" office:string-value="SPB" calcext:value-type="string">
            <text:p>SPB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style-name="ce7" table:formula="of:=([.I365]*[.K365])/100" office:value-type="float" office:value="29.04" calcext:value-type="float">
            <text:p>29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formula="of:=IF([.H365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365]=&quot;Estimate&quot;;1;IF([.B365]=1;ORG.LIBREOFFICE.RANDBETWEEN.NV(1;5);IF([.L36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65]=&quot;Estimate&quot;;1;ORG.LIBREOFFICE.RANDBETWEEN.NV(1;7))" office:value-type="float" office:value="1" calcext:value-type="float">
            <text:p>1</text:p>
          </table:table-cell>
          <table:table-cell table:style-name="ce9" table:formula="of:=IF([.L365]=&quot;Estimate&quot;;1;([.M365])/(2^[.N365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C366]" office:value-type="string" office:string-value="SY" calcext:value-type="string">
            <text:p>SY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35" calcext:value-type="float">
            <text:p>35</text:p>
          </table:table-cell>
          <table:table-cell table:style-name="ce7" table:formula="of:=([.I366]*[.K366])/100" office:value-type="float" office:value="63.2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table:formula="of:=IF([.H36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6]=&quot;Estimate&quot;;1;IF([.B366]=1;ORG.LIBREOFFICE.RANDBETWEEN.NV(1;5);IF([.L366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66]=&quot;Estimate&quot;;1;ORG.LIBREOFFICE.RANDBETWEEN.NV(1;7))" office:value-type="float" office:value="4" calcext:value-type="float">
            <text:p>4</text:p>
          </table:table-cell>
          <table:table-cell table:style-name="ce9" table:formula="of:=IF([.L366]=&quot;Estimate&quot;;1;([.M366])/(2^[.N366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367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5" calcext:value-type="float">
            <text:p>35</text:p>
          </table:table-cell>
          <table:table-cell table:style-name="ce7" table:formula="of:=([.I367]*[.K367])/100" office:value-type="float" office:value="3.06" calcext:value-type="float">
            <text:p>3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formula="of:=IF([.H36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7]=&quot;Estimate&quot;;1;IF([.B367]=1;ORG.LIBREOFFICE.RANDBETWEEN.NV(1;5);IF([.L36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67]=&quot;Estimate&quot;;1;ORG.LIBREOFFICE.RANDBETWEEN.NV(1;7))" office:value-type="float" office:value="2" calcext:value-type="float">
            <text:p>2</text:p>
          </table:table-cell>
          <table:table-cell table:style-name="ce9" table:formula="of:=IF([.L367]=&quot;Estimate&quot;;1;([.M367])/(2^[.N367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style-name="ce7" table:formula="of:=([.I368]*[.K368])/100" office:value-type="float" office:value="21.33" calcext:value-type="float">
            <text:p>21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formula="of:=IF([.H36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8]=&quot;Estimate&quot;;1;IF([.B368]=1;ORG.LIBREOFFICE.RANDBETWEEN.NV(1;5);IF([.L36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68]=&quot;Estimate&quot;;1;ORG.LIBREOFFICE.RANDBETWEEN.NV(1;7))" office:value-type="float" office:value="7" calcext:value-type="float">
            <text:p>7</text:p>
          </table:table-cell>
          <table:table-cell table:style-name="ce9" table:formula="of:=IF([.L368]=&quot;Estimate&quot;;1;([.M368])/(2^[.N368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369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style-name="ce7" table:formula="of:=([.I369]*[.K369])/100" office:value-type="float" office:value="14.08" calcext:value-type="float">
            <text:p>14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formula="of:=IF([.H36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9]=&quot;Estimate&quot;;1;IF([.B369]=1;ORG.LIBREOFFICE.RANDBETWEEN.NV(1;5);IF([.L369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69]=&quot;Estimate&quot;;1;ORG.LIBREOFFICE.RANDBETWEEN.NV(1;7))" office:value-type="float" office:value="3" calcext:value-type="float">
            <text:p>3</text:p>
          </table:table-cell>
          <table:table-cell table:style-name="ce9" table:formula="of:=IF([.L369]=&quot;Estimate&quot;;1;([.M369])/(2^[.N369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370]*[.K370])/100" office:value-type="float" office:value="15.48" calcext:value-type="float">
            <text:p>15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formula="of:=IF([.H37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0]=&quot;Estimate&quot;;1;IF([.B370]=1;ORG.LIBREOFFICE.RANDBETWEEN.NV(1;5);IF([.L370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70]=&quot;Estimate&quot;;1;ORG.LIBREOFFICE.RANDBETWEEN.NV(1;7))" office:value-type="float" office:value="1" calcext:value-type="float">
            <text:p>1</text:p>
          </table:table-cell>
          <table:table-cell table:style-name="ce9" table:formula="of:=IF([.L370]=&quot;Estimate&quot;;1;([.M370])/(2^[.N370]))" office:value-type="float" office:value="0.0546875" calcext:value-type="float">
            <text:p>0.05469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371]" office:value-type="string" office:string-value="SU" calcext:value-type="string">
            <text:p>SU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style-name="ce7" table:formula="of:=([.I371]*[.K371])/100" office:value-type="float" office:value="15.84" calcext:value-type="float">
            <text:p>16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formula="of:=IF([.H37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1]=&quot;Estimate&quot;;1;IF([.B371]=1;ORG.LIBREOFFICE.RANDBETWEEN.NV(1;5);IF([.L371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71]=&quot;Estimate&quot;;1;ORG.LIBREOFFICE.RANDBETWEEN.NV(1;7))" office:value-type="float" office:value="5" calcext:value-type="float">
            <text:p>5</text:p>
          </table:table-cell>
          <table:table-cell table:style-name="ce9" table:formula="of:=IF([.L371]=&quot;Estimate&quot;;1;([.M371])/(2^[.N371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C372]" office:value-type="string" office:string-value="SY" calcext:value-type="string">
            <text:p>SY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style-name="ce7" table:formula="of:=([.I372]*[.K372])/100" office:value-type="float" office:value="53.95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table:formula="of:=IF([.H37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2]=&quot;Estimate&quot;;1;IF([.B372]=1;ORG.LIBREOFFICE.RANDBETWEEN.NV(1;5);IF([.L37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72]=&quot;Estimate&quot;;1;ORG.LIBREOFFICE.RANDBETWEEN.NV(1;7))" office:value-type="float" office:value="4" calcext:value-type="float">
            <text:p>4</text:p>
          </table:table-cell>
          <table:table-cell table:style-name="ce9" table:formula="of:=IF([.L372]=&quot;Estimate&quot;;1;([.M372])/(2^[.N372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373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style-name="ce7" table:formula="of:=([.I373]*[.K373])/100" office:value-type="float" office:value="43.5" calcext:value-type="float">
            <text:p>44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formula="of:=IF([.H37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3]=&quot;Estimate&quot;;1;IF([.B373]=1;ORG.LIBREOFFICE.RANDBETWEEN.NV(1;5);IF([.L37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73]=&quot;Estimate&quot;;1;ORG.LIBREOFFICE.RANDBETWEEN.NV(1;7))" office:value-type="float" office:value="2" calcext:value-type="float">
            <text:p>2</text:p>
          </table:table-cell>
          <table:table-cell table:style-name="ce9" table:formula="of:=IF([.L373]=&quot;Estimate&quot;;1;([.M373])/(2^[.N373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9" calcext:value-type="float">
            <text:p>49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0" calcext:value-type="float">
            <text:p>60</text:p>
          </table:table-cell>
          <table:table-cell table:style-name="ce7" table:formula="of:=([.I374]*[.K374])/100" office:value-type="float" office:value="6.64" calcext:value-type="float">
            <text:p>7</text:p>
          </table:table-cell>
          <table:table-cell table:formula="of:=ORG.LIBREOFFICE.RANDBETWEEN.NV(1;95)" office:value-type="float" office:value="62" calcext:value-type="float">
            <text:p>62</text:p>
          </table:table-cell>
          <table:table-cell table:formula="of:=IF([.H37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4]=&quot;Estimate&quot;;1;IF([.B374]=1;ORG.LIBREOFFICE.RANDBETWEEN.NV(1;5);IF([.L37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74]=&quot;Estimate&quot;;1;ORG.LIBREOFFICE.RANDBETWEEN.NV(1;7))" office:value-type="float" office:value="4" calcext:value-type="float">
            <text:p>4</text:p>
          </table:table-cell>
          <table:table-cell table:style-name="ce9" table:formula="of:=IF([.L374]=&quot;Estimate&quot;;1;([.M374])/(2^[.N374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375]" office:value-type="string" office:string-value="CN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83" calcext:value-type="float">
            <text:p>83</text:p>
          </table:table-cell>
          <table:table-cell table:style-name="ce7" table:formula="of:=([.I375]*[.K375])/100" office:value-type="float" office:value="49.28" calcext:value-type="float">
            <text:p>49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formula="of:=IF([.H37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5]=&quot;Estimate&quot;;1;IF([.B375]=1;ORG.LIBREOFFICE.RANDBETWEEN.NV(1;5);IF([.L37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75]=&quot;Estimate&quot;;1;ORG.LIBREOFFICE.RANDBETWEEN.NV(1;7))" office:value-type="float" office:value="1" calcext:value-type="float">
            <text:p>1</text:p>
          </table:table-cell>
          <table:table-cell table:style-name="ce9" table:formula="of:=IF([.L375]=&quot;Estimate&quot;;1;([.M375])/(2^[.N375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376]" office:value-type="string" office:string-value="MSK" calcext:value-type="string">
            <text:p>MSK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style-name="ce7" table:formula="of:=([.I376]*[.K376])/100" office:value-type="float" office:value="31.02" calcext:value-type="float">
            <text:p>31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office:value-type="string" calcext:value-type="string">
            <text:p>Modelling</text:p>
          </table:table-cell>
          <table:table-cell table:style-name="ce8" table:formula="of:=IF([.L376]=&quot;Estimate&quot;;1;IF([.B376]=1;ORG.LIBREOFFICE.RANDBETWEEN.NV(1;5);IF([.L376]=&quot;Adjustments&quot;;ORG.LIBREOFFICE.RANDBETWEEN.NV(2;7);ORG.LIBREOFFICE.RANDBETWEEN.NV(25;200))))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9" table:formula="of:=IF([.L376]=&quot;Estimate&quot;;1;([.M376])/(2^[.N376]))" office:value-type="float" office:value="4.6875" calcext:value-type="float">
            <text:p>4.6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377]" office:value-type="string" office:string-value="CN" calcext:value-type="string">
            <text:p>CN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style-name="ce7" table:formula="of:=([.I377]*[.K377])/100" office:value-type="float" office:value="1.92" calcext:value-type="float">
            <text:p>2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formula="of:=IF([.H37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7]=&quot;Estimate&quot;;1;IF([.B377]=1;ORG.LIBREOFFICE.RANDBETWEEN.NV(1;5);IF([.L377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77]=&quot;Estimate&quot;;1;ORG.LIBREOFFICE.RANDBETWEEN.NV(1;7))" office:value-type="float" office:value="4" calcext:value-type="float">
            <text:p>4</text:p>
          </table:table-cell>
          <table:table-cell table:style-name="ce9" table:formula="of:=IF([.L377]=&quot;Estimate&quot;;1;([.M377])/(2^[.N377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378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style-name="ce7" table:formula="of:=([.I378]*[.K378])/100" office:value-type="float" office:value="2.79" calcext:value-type="float">
            <text:p>3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formula="of:=IF([.H37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8]=&quot;Estimate&quot;;1;IF([.B378]=1;ORG.LIBREOFFICE.RANDBETWEEN.NV(1;5);IF([.L378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78]=&quot;Estimate&quot;;1;ORG.LIBREOFFICE.RANDBETWEEN.NV(1;7))" office:value-type="float" office:value="4" calcext:value-type="float">
            <text:p>4</text:p>
          </table:table-cell>
          <table:table-cell table:style-name="ce9" table:formula="of:=IF([.L378]=&quot;Estimate&quot;;1;([.M378])/(2^[.N378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379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style-name="ce7" table:formula="of:=([.I379]*[.K379])/100" office:value-type="float" office:value="2.64" calcext:value-type="float">
            <text:p>3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formula="of:=IF([.H37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9]=&quot;Estimate&quot;;1;IF([.B379]=1;ORG.LIBREOFFICE.RANDBETWEEN.NV(1;5);IF([.L379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79]=&quot;Estimate&quot;;1;ORG.LIBREOFFICE.RANDBETWEEN.NV(1;7))" office:value-type="float" office:value="3" calcext:value-type="float">
            <text:p>3</text:p>
          </table:table-cell>
          <table:table-cell table:style-name="ce9" table:formula="of:=IF([.L379]=&quot;Estimate&quot;;1;([.M379])/(2^[.N379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[.C380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style-name="ce7" table:formula="of:=([.I380]*[.K380])/100" office:value-type="float" office:value="37.62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table:formula="of:=IF([.H38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0]=&quot;Estimate&quot;;1;IF([.B380]=1;ORG.LIBREOFFICE.RANDBETWEEN.NV(1;5);IF([.L38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80]=&quot;Estimate&quot;;1;ORG.LIBREOFFICE.RANDBETWEEN.NV(1;7))" office:value-type="float" office:value="7" calcext:value-type="float">
            <text:p>7</text:p>
          </table:table-cell>
          <table:table-cell table:style-name="ce9" table:formula="of:=IF([.L380]=&quot;Estimate&quot;;1;([.M380])/(2^[.N380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381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style-name="ce7" table:formula="of:=([.I381]*[.K381])/100" office:value-type="float" office:value="5.84" calcext:value-type="float">
            <text:p>6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formula="of:=IF([.H38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1]=&quot;Estimate&quot;;1;IF([.B381]=1;ORG.LIBREOFFICE.RANDBETWEEN.NV(1;5);IF([.L381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81]=&quot;Estimate&quot;;1;ORG.LIBREOFFICE.RANDBETWEEN.NV(1;7))" office:value-type="float" office:value="1" calcext:value-type="float">
            <text:p>1</text:p>
          </table:table-cell>
          <table:table-cell table:style-name="ce9" table:formula="of:=IF([.L381]=&quot;Estimate&quot;;1;([.M381])/(2^[.N381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382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style-name="ce7" table:formula="of:=([.I382]*[.K382])/100" office:value-type="float" office:value="10.44" calcext:value-type="float">
            <text:p>10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formula="of:=IF([.H38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2]=&quot;Estimate&quot;;1;IF([.B382]=1;ORG.LIBREOFFICE.RANDBETWEEN.NV(1;5);IF([.L38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82]=&quot;Estimate&quot;;1;ORG.LIBREOFFICE.RANDBETWEEN.NV(1;7))" office:value-type="float" office:value="6" calcext:value-type="float">
            <text:p>6</text:p>
          </table:table-cell>
          <table:table-cell table:style-name="ce9" table:formula="of:=IF([.L382]=&quot;Estimate&quot;;1;([.M382])/(2^[.N382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383]" office:value-type="string" office:string-value="NW" calcext:value-type="string">
            <text:p>NW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style-name="ce7" table:formula="of:=([.I383]*[.K383])/100" office:value-type="float" office:value="30.4" calcext:value-type="float">
            <text:p>30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office:value-type="string" calcext:value-type="string">
            <text:p>Modelling</text:p>
          </table:table-cell>
          <table:table-cell table:style-name="ce8" table:formula="of:=IF([.L383]=&quot;Estimate&quot;;1;IF([.B383]=1;ORG.LIBREOFFICE.RANDBETWEEN.NV(1;5);IF([.L383]=&quot;Adjustments&quot;;ORG.LIBREOFFICE.RANDBETWEEN.NV(2;7);ORG.LIBREOFFICE.RANDBETWEEN.NV(25;200))))"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style-name="ce9" table:formula="of:=IF([.L383]=&quot;Estimate&quot;;1;([.M383])/(2^[.N383]))" office:value-type="float" office:value="2.03125" calcext:value-type="float">
            <text:p>2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4" calcext:value-type="float">
            <text:p>84</text:p>
          </table:table-cell>
          <table:table-cell table:style-name="ce7" table:formula="of:=([.I384]*[.K384])/100" office:value-type="float" office:value="1.82" calcext:value-type="float">
            <text:p>2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formula="of:=IF([.H38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4]=&quot;Estimate&quot;;1;IF([.B384]=1;ORG.LIBREOFFICE.RANDBETWEEN.NV(1;5);IF([.L384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84]=&quot;Estimate&quot;;1;ORG.LIBREOFFICE.RANDBETWEEN.NV(1;7))" office:value-type="float" office:value="5" calcext:value-type="float">
            <text:p>5</text:p>
          </table:table-cell>
          <table:table-cell table:style-name="ce9" table:formula="of:=IF([.L384]=&quot;Estimate&quot;;1;([.M384])/(2^[.N384]))" office:value-type="float" office:value="0.875" calcext:value-type="float">
            <text:p>0.8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style-name="ce7" table:formula="of:=([.I385]*[.K385])/100" office:value-type="float" office:value="14.63" calcext:value-type="float">
            <text:p>15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formula="of:=IF([.H38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5]=&quot;Estimate&quot;;1;IF([.B385]=1;ORG.LIBREOFFICE.RANDBETWEEN.NV(1;5);IF([.L385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85]=&quot;Estimate&quot;;1;ORG.LIBREOFFICE.RANDBETWEEN.NV(1;7))" office:value-type="float" office:value="1" calcext:value-type="float">
            <text:p>1</text:p>
          </table:table-cell>
          <table:table-cell table:style-name="ce9" table:formula="of:=IF([.L385]=&quot;Estimate&quot;;1;([.M385])/(2^[.N385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386]" office:value-type="string" office:string-value="SU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style-name="ce7" table:formula="of:=([.I386]*[.K386])/100" office:value-type="float" office:value="34.78" calcext:value-type="float">
            <text:p>35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formula="of:=IF([.H38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6]=&quot;Estimate&quot;;1;IF([.B386]=1;ORG.LIBREOFFICE.RANDBETWEEN.NV(1;5);IF([.L386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86]=&quot;Estimate&quot;;1;ORG.LIBREOFFICE.RANDBETWEEN.NV(1;7))" office:value-type="float" office:value="6" calcext:value-type="float">
            <text:p>6</text:p>
          </table:table-cell>
          <table:table-cell table:style-name="ce9" table:formula="of:=IF([.L386]=&quot;Estimate&quot;;1;([.M386])/(2^[.N386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387]" office:value-type="string" office:string-value="NC" calcext:value-type="string">
            <text:p>NC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style-name="ce7" table:formula="of:=([.I387]*[.K387])/100" office:value-type="float" office:value="7.48" calcext:value-type="float">
            <text:p>7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formula="of:=IF([.H38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7]=&quot;Estimate&quot;;1;IF([.B387]=1;ORG.LIBREOFFICE.RANDBETWEEN.NV(1;5);IF([.L387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87]=&quot;Estimate&quot;;1;ORG.LIBREOFFICE.RANDBETWEEN.NV(1;7))" office:value-type="float" office:value="1" calcext:value-type="float">
            <text:p>1</text:p>
          </table:table-cell>
          <table:table-cell table:style-name="ce9" table:formula="of:=IF([.L387]=&quot;Estimate&quot;;1;([.M387])/(2^[.N38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3" calcext:value-type="float">
            <text:p>53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388]" office:value-type="string" office:string-value="SY" calcext:value-type="string">
            <text:p>SY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style-name="ce7" table:formula="of:=([.I388]*[.K388])/100" office:value-type="float" office:value="20.14" calcext:value-type="float">
            <text:p>20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formula="of:=IF([.H38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8]=&quot;Estimate&quot;;1;IF([.B388]=1;ORG.LIBREOFFICE.RANDBETWEEN.NV(1;5);IF([.L38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88]=&quot;Estimate&quot;;1;ORG.LIBREOFFICE.RANDBETWEEN.NV(1;7))" office:value-type="float" office:value="5" calcext:value-type="float">
            <text:p>5</text:p>
          </table:table-cell>
          <table:table-cell table:style-name="ce9" table:formula="of:=IF([.L388]=&quot;Estimate&quot;;1;([.M388])/(2^[.N388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389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style-name="ce7" table:formula="of:=([.I389]*[.K389])/100" office:value-type="float" office:value="7.5" calcext:value-type="float">
            <text:p>8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formula="of:=IF([.H38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9]=&quot;Estimate&quot;;1;IF([.B389]=1;ORG.LIBREOFFICE.RANDBETWEEN.NV(1;5);IF([.L38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89]=&quot;Estimate&quot;;1;ORG.LIBREOFFICE.RANDBETWEEN.NV(1;7))" office:value-type="float" office:value="2" calcext:value-type="float">
            <text:p>2</text:p>
          </table:table-cell>
          <table:table-cell table:style-name="ce9" table:formula="of:=IF([.L389]=&quot;Estimate&quot;;1;([.M389])/(2^[.N389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390]" office:value-type="string" office:string-value="VO" calcext:value-type="string">
            <text:p>VO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style-name="ce7" table:formula="of:=([.I390]*[.K390])/100" office:value-type="float" office:value="10.23" calcext:value-type="float">
            <text:p>10</text:p>
          </table:table-cell>
          <table:table-cell table:formula="of:=ORG.LIBREOFFICE.RANDBETWEEN.NV(1;95)" office:value-type="float" office:value="44" calcext:value-type="float">
            <text:p>44</text:p>
          </table:table-cell>
          <table:table-cell table:formula="of:=IF([.H390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390]=&quot;Estimate&quot;;1;IF([.B390]=1;ORG.LIBREOFFICE.RANDBETWEEN.NV(1;5);IF([.L390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90]=&quot;Estimate&quot;;1;ORG.LIBREOFFICE.RANDBETWEEN.NV(1;7))" office:value-type="float" office:value="1" calcext:value-type="float">
            <text:p>1</text:p>
          </table:table-cell>
          <table:table-cell table:style-name="ce9" table:formula="of:=IF([.L390]=&quot;Estimate&quot;;1;([.M390])/(2^[.N390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391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style-name="ce7" table:formula="of:=([.I391]*[.K391])/100" office:value-type="float" office:value="18.06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table:formula="of:=IF([.H39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1]=&quot;Estimate&quot;;1;IF([.B391]=1;ORG.LIBREOFFICE.RANDBETWEEN.NV(1;5);IF([.L391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91]=&quot;Estimate&quot;;1;ORG.LIBREOFFICE.RANDBETWEEN.NV(1;7))" office:value-type="float" office:value="4" calcext:value-type="float">
            <text:p>4</text:p>
          </table:table-cell>
          <table:table-cell table:style-name="ce9" table:formula="of:=IF([.L391]=&quot;Estimate&quot;;1;([.M391])/(2^[.N391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4" calcext:value-type="float">
            <text:p>24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style-name="ce7" table:formula="of:=([.I392]*[.K392])/100" office:value-type="float" office:value="26.64" calcext:value-type="float">
            <text:p>27</text:p>
          </table:table-cell>
          <table:table-cell table:formula="of:=ORG.LIBREOFFICE.RANDBETWEEN.NV(1;95)" office:value-type="float" office:value="44" calcext:value-type="float">
            <text:p>44</text:p>
          </table:table-cell>
          <table:table-cell table:formula="of:=IF([.H39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2]=&quot;Estimate&quot;;1;IF([.B392]=1;ORG.LIBREOFFICE.RANDBETWEEN.NV(1;5);IF([.L392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92]=&quot;Estimate&quot;;1;ORG.LIBREOFFICE.RANDBETWEEN.NV(1;7))" office:value-type="float" office:value="1" calcext:value-type="float">
            <text:p>1</text:p>
          </table:table-cell>
          <table:table-cell table:style-name="ce9" table:formula="of:=IF([.L392]=&quot;Estimate&quot;;1;([.M392])/(2^[.N392]))" office:value-type="float" office:value="0.0546875" calcext:value-type="float">
            <text:p>0.05469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393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style-name="ce7" table:formula="of:=([.I393]*[.K393])/100" office:value-type="float" office:value="2.4" calcext:value-type="float">
            <text:p>2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formula="of:=IF([.H39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3]=&quot;Estimate&quot;;1;IF([.B393]=1;ORG.LIBREOFFICE.RANDBETWEEN.NV(1;5);IF([.L393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93]=&quot;Estimate&quot;;1;ORG.LIBREOFFICE.RANDBETWEEN.NV(1;7))" office:value-type="float" office:value="4" calcext:value-type="float">
            <text:p>4</text:p>
          </table:table-cell>
          <table:table-cell table:style-name="ce9" table:formula="of:=IF([.L393]=&quot;Estimate&quot;;1;([.M393])/(2^[.N393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5" calcext:value-type="float">
            <text:p>65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table:style-name="ce7" table:formula="of:=([.I394]*[.K394])/100" office:value-type="float" office:value="11.73" calcext:value-type="float">
            <text:p>12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formula="of:=IF([.H39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4]=&quot;Estimate&quot;;1;IF([.B394]=1;ORG.LIBREOFFICE.RANDBETWEEN.NV(1;5);IF([.L394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94]=&quot;Estimate&quot;;1;ORG.LIBREOFFICE.RANDBETWEEN.NV(1;7))" office:value-type="float" office:value="4" calcext:value-type="float">
            <text:p>4</text:p>
          </table:table-cell>
          <table:table-cell table:style-name="ce9" table:formula="of:=IF([.L394]=&quot;Estimate&quot;;1;([.M394])/(2^[.N394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table:style-name="ce7" table:formula="of:=([.I395]*[.K395])/100" office:value-type="float" office:value="8.1" calcext:value-type="float">
            <text:p>8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formula="of:=IF([.H39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5]=&quot;Estimate&quot;;1;IF([.B395]=1;ORG.LIBREOFFICE.RANDBETWEEN.NV(1;5);IF([.L39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95]=&quot;Estimate&quot;;1;ORG.LIBREOFFICE.RANDBETWEEN.NV(1;7))" office:value-type="float" office:value="4" calcext:value-type="float">
            <text:p>4</text:p>
          </table:table-cell>
          <table:table-cell table:style-name="ce9" table:formula="of:=IF([.L395]=&quot;Estimate&quot;;1;([.M395])/(2^[.N395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8" calcext:value-type="float">
            <text:p>48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style-name="ce7" table:formula="of:=([.I396]*[.K396])/100" office:value-type="float" office:value="39.84" calcext:value-type="float">
            <text:p>40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formula="of:=IF([.H39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6]=&quot;Estimate&quot;;1;IF([.B396]=1;ORG.LIBREOFFICE.RANDBETWEEN.NV(1;5);IF([.L396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96]=&quot;Estimate&quot;;1;ORG.LIBREOFFICE.RANDBETWEEN.NV(1;7))" office:value-type="float" office:value="6" calcext:value-type="float">
            <text:p>6</text:p>
          </table:table-cell>
          <table:table-cell table:style-name="ce9" table:formula="of:=IF([.L396]=&quot;Estimate&quot;;1;([.M396])/(2^[.N396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397]" office:value-type="string" office:string-value="NC" calcext:value-type="string">
            <text:p>NC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style-name="ce7" table:formula="of:=([.I397]*[.K397])/100" office:value-type="float" office:value="17.6" calcext:value-type="float">
            <text:p>18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formula="of:=IF([.H397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397]=&quot;Estimate&quot;;1;IF([.B397]=1;ORG.LIBREOFFICE.RANDBETWEEN.NV(1;5);IF([.L397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97]=&quot;Estimate&quot;;1;ORG.LIBREOFFICE.RANDBETWEEN.NV(1;7))" office:value-type="float" office:value="1" calcext:value-type="float">
            <text:p>1</text:p>
          </table:table-cell>
          <table:table-cell table:style-name="ce9" table:formula="of:=IF([.L397]=&quot;Estimate&quot;;1;([.M397])/(2^[.N39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398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style-name="ce7" table:formula="of:=([.I398]*[.K398])/100" office:value-type="float" office:value="12.4" calcext:value-type="float">
            <text:p>12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formula="of:=IF([.H39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8]=&quot;Estimate&quot;;1;IF([.B398]=1;ORG.LIBREOFFICE.RANDBETWEEN.NV(1;5);IF([.L39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98]=&quot;Estimate&quot;;1;ORG.LIBREOFFICE.RANDBETWEEN.NV(1;7))" office:value-type="float" office:value="4" calcext:value-type="float">
            <text:p>4</text:p>
          </table:table-cell>
          <table:table-cell table:style-name="ce9" table:formula="of:=IF([.L398]=&quot;Estimate&quot;;1;([.M398])/(2^[.N398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399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style-name="ce7" table:formula="of:=([.I399]*[.K399])/100" office:value-type="float" office:value="18.9" calcext:value-type="float">
            <text:p>19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formula="of:=IF([.H39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9]=&quot;Estimate&quot;;1;IF([.B399]=1;ORG.LIBREOFFICE.RANDBETWEEN.NV(1;5);IF([.L399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99]=&quot;Estimate&quot;;1;ORG.LIBREOFFICE.RANDBETWEEN.NV(1;7))" office:value-type="float" office:value="7" calcext:value-type="float">
            <text:p>7</text:p>
          </table:table-cell>
          <table:table-cell table:style-name="ce9" table:formula="of:=IF([.L399]=&quot;Estimate&quot;;1;([.M399])/(2^[.N399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400]*[.K400])/100" office:value-type="float" office:value="18.92" calcext:value-type="float">
            <text:p>19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40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0]=&quot;Estimate&quot;;1;IF([.B400]=1;ORG.LIBREOFFICE.RANDBETWEEN.NV(1;5);IF([.L400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00]=&quot;Estimate&quot;;1;ORG.LIBREOFFICE.RANDBETWEEN.NV(1;7))" office:value-type="float" office:value="1" calcext:value-type="float">
            <text:p>1</text:p>
          </table:table-cell>
          <table:table-cell table:style-name="ce9" table:formula="of:=IF([.L400]=&quot;Estimate&quot;;1;([.M400])/(2^[.N400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401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401]*[.K401])/100" office:value-type="float" office:value="74.7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formula="of:=IF([.H40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1]=&quot;Estimate&quot;;1;IF([.B401]=1;ORG.LIBREOFFICE.RANDBETWEEN.NV(1;5);IF([.L40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01]=&quot;Estimate&quot;;1;ORG.LIBREOFFICE.RANDBETWEEN.NV(1;7))" office:value-type="float" office:value="3" calcext:value-type="float">
            <text:p>3</text:p>
          </table:table-cell>
          <table:table-cell table:style-name="ce9" table:formula="of:=IF([.L401]=&quot;Estimate&quot;;1;([.M401])/(2^[.N401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402]*[.K402])/100" office:value-type="float" office:value="59.5" calcext:value-type="float">
            <text:p>60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formula="of:=IF([.H40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2]=&quot;Estimate&quot;;1;IF([.B402]=1;ORG.LIBREOFFICE.RANDBETWEEN.NV(1;5);IF([.L40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02]=&quot;Estimate&quot;;1;ORG.LIBREOFFICE.RANDBETWEEN.NV(1;7))" office:value-type="float" office:value="5" calcext:value-type="float">
            <text:p>5</text:p>
          </table:table-cell>
          <table:table-cell table:style-name="ce9" table:formula="of:=IF([.L402]=&quot;Estimate&quot;;1;([.M402])/(2^[.N402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403]" office:value-type="string" office:string-value="UR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style-name="ce7" table:formula="of:=([.I403]*[.K403])/100" office:value-type="float" office:value="7.6" calcext:value-type="float">
            <text:p>8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formula="of:=IF([.H40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3]=&quot;Estimate&quot;;1;IF([.B403]=1;ORG.LIBREOFFICE.RANDBETWEEN.NV(1;5);IF([.L403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03]=&quot;Estimate&quot;;1;ORG.LIBREOFFICE.RANDBETWEEN.NV(1;7))" office:value-type="float" office:value="4" calcext:value-type="float">
            <text:p>4</text:p>
          </table:table-cell>
          <table:table-cell table:style-name="ce9" table:formula="of:=IF([.L403]=&quot;Estimate&quot;;1;([.M403])/(2^[.N403]))" office:value-type="float" office:value="3.5" calcext:value-type="float">
            <text:p>3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style-name="ce7" table:formula="of:=([.I404]*[.K404])/100" office:value-type="float" office:value="21.66" calcext:value-type="float">
            <text:p>22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formula="of:=IF([.H40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4]=&quot;Estimate&quot;;1;IF([.B404]=1;ORG.LIBREOFFICE.RANDBETWEEN.NV(1;5);IF([.L404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04]=&quot;Estimate&quot;;1;ORG.LIBREOFFICE.RANDBETWEEN.NV(1;7))" office:value-type="float" office:value="7" calcext:value-type="float">
            <text:p>7</text:p>
          </table:table-cell>
          <table:table-cell table:style-name="ce9" table:formula="of:=IF([.L404]=&quot;Estimate&quot;;1;([.M404])/(2^[.N404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405]" office:value-type="string" office:string-value="CN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style-name="ce7" table:formula="of:=([.I405]*[.K405])/100" office:value-type="float" office:value="7.31" calcext:value-type="float">
            <text:p>7</text:p>
          </table:table-cell>
          <table:table-cell table:formula="of:=ORG.LIBREOFFICE.RANDBETWEEN.NV(1;95)" office:value-type="float" office:value="87" calcext:value-type="float">
            <text:p>87</text:p>
          </table:table-cell>
          <table:table-cell table:formula="of:=IF([.H40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5]=&quot;Estimate&quot;;1;IF([.B405]=1;ORG.LIBREOFFICE.RANDBETWEEN.NV(1;5);IF([.L405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05]=&quot;Estimate&quot;;1;ORG.LIBREOFFICE.RANDBETWEEN.NV(1;7))" office:value-type="float" office:value="4" calcext:value-type="float">
            <text:p>4</text:p>
          </table:table-cell>
          <table:table-cell table:style-name="ce9" table:formula="of:=IF([.L405]=&quot;Estimate&quot;;1;([.M405])/(2^[.N405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406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style-name="ce7" table:formula="of:=([.I406]*[.K406])/100" office:value-type="float" office:value="41.58" calcext:value-type="float">
            <text:p>42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formula="of:=IF([.H40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6]=&quot;Estimate&quot;;1;IF([.B406]=1;ORG.LIBREOFFICE.RANDBETWEEN.NV(1;5);IF([.L406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06]=&quot;Estimate&quot;;1;ORG.LIBREOFFICE.RANDBETWEEN.NV(1;7))" office:value-type="float" office:value="6" calcext:value-type="float">
            <text:p>6</text:p>
          </table:table-cell>
          <table:table-cell table:style-name="ce9" table:formula="of:=IF([.L406]=&quot;Estimate&quot;;1;([.M406])/(2^[.N406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9" calcext:value-type="float">
            <text:p>49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style-name="ce7" table:formula="of:=([.I407]*[.K407])/100" office:value-type="float" office:value="57.67" calcext:value-type="float">
            <text:p>58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formula="of:=IF([.H407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07]=&quot;Estimate&quot;;1;IF([.B407]=1;ORG.LIBREOFFICE.RANDBETWEEN.NV(1;5);IF([.L407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07]=&quot;Estimate&quot;;1;ORG.LIBREOFFICE.RANDBETWEEN.NV(1;7))" office:value-type="float" office:value="1" calcext:value-type="float">
            <text:p>1</text:p>
          </table:table-cell>
          <table:table-cell table:style-name="ce9" table:formula="of:=IF([.L407]=&quot;Estimate&quot;;1;([.M407])/(2^[.N40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style-name="ce7" table:formula="of:=([.I408]*[.K408])/100" office:value-type="float" office:value="10.79" calcext:value-type="float">
            <text:p>11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formula="of:=IF([.H40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08]=&quot;Estimate&quot;;1;IF([.B408]=1;ORG.LIBREOFFICE.RANDBETWEEN.NV(1;5);IF([.L40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08]=&quot;Estimate&quot;;1;ORG.LIBREOFFICE.RANDBETWEEN.NV(1;7))" office:value-type="float" office:value="1" calcext:value-type="float">
            <text:p>1</text:p>
          </table:table-cell>
          <table:table-cell table:style-name="ce9" table:formula="of:=IF([.L408]=&quot;Estimate&quot;;1;([.M408])/(2^[.N40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C409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style-name="ce7" table:formula="of:=([.I409]*[.K409])/100" office:value-type="float" office:value="38.5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table:formula="of:=IF([.H40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9]=&quot;Estimate&quot;;1;IF([.B409]=1;ORG.LIBREOFFICE.RANDBETWEEN.NV(1;5);IF([.L40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09]=&quot;Estimate&quot;;1;ORG.LIBREOFFICE.RANDBETWEEN.NV(1;7))" office:value-type="float" office:value="1" calcext:value-type="float">
            <text:p>1</text:p>
          </table:table-cell>
          <table:table-cell table:style-name="ce9" table:formula="of:=IF([.L409]=&quot;Estimate&quot;;1;([.M409])/(2^[.N409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70" calcext:value-type="float">
            <text:p>70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410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style-name="ce7" table:formula="of:=([.I410]*[.K410])/100" office:value-type="float" office:value="0.72" calcext:value-type="float">
            <text:p>1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formula="of:=IF([.H41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0]=&quot;Estimate&quot;;1;IF([.B410]=1;ORG.LIBREOFFICE.RANDBETWEEN.NV(1;5);IF([.L410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10]=&quot;Estimate&quot;;1;ORG.LIBREOFFICE.RANDBETWEEN.NV(1;7))" office:value-type="float" office:value="1" calcext:value-type="float">
            <text:p>1</text:p>
          </table:table-cell>
          <table:table-cell table:style-name="ce9" table:formula="of:=IF([.L410]=&quot;Estimate&quot;;1;([.M410])/(2^[.N410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411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table:style-name="ce7" table:formula="of:=([.I411]*[.K411])/100" office:value-type="float" office:value="3.96" calcext:value-type="float">
            <text:p>4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formula="of:=IF([.H41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1]=&quot;Estimate&quot;;1;IF([.B411]=1;ORG.LIBREOFFICE.RANDBETWEEN.NV(1;5);IF([.L41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11]=&quot;Estimate&quot;;1;ORG.LIBREOFFICE.RANDBETWEEN.NV(1;7))" office:value-type="float" office:value="6" calcext:value-type="float">
            <text:p>6</text:p>
          </table:table-cell>
          <table:table-cell table:style-name="ce9" table:formula="of:=IF([.L411]=&quot;Estimate&quot;;1;([.M411])/(2^[.N411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style-name="ce7" table:formula="of:=([.I412]*[.K412])/100" office:value-type="float" office:value="21.84" calcext:value-type="float">
            <text:p>22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formula="of:=IF([.H41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2]=&quot;Estimate&quot;;1;IF([.B412]=1;ORG.LIBREOFFICE.RANDBETWEEN.NV(1;5);IF([.L41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12]=&quot;Estimate&quot;;1;ORG.LIBREOFFICE.RANDBETWEEN.NV(1;7))" office:value-type="float" office:value="6" calcext:value-type="float">
            <text:p>6</text:p>
          </table:table-cell>
          <table:table-cell table:style-name="ce9" table:formula="of:=IF([.L412]=&quot;Estimate&quot;;1;([.M412])/(2^[.N412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413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style-name="ce7" table:formula="of:=([.I413]*[.K413])/100" office:value-type="float" office:value="2.16" calcext:value-type="float">
            <text:p>2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formula="of:=IF([.H41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3]=&quot;Estimate&quot;;1;IF([.B413]=1;ORG.LIBREOFFICE.RANDBETWEEN.NV(1;5);IF([.L41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13]=&quot;Estimate&quot;;1;ORG.LIBREOFFICE.RANDBETWEEN.NV(1;7))" office:value-type="float" office:value="5" calcext:value-type="float">
            <text:p>5</text:p>
          </table:table-cell>
          <table:table-cell table:style-name="ce9" table:formula="of:=IF([.L413]=&quot;Estimate&quot;;1;([.M413])/(2^[.N413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414]" office:value-type="string" office:string-value="SY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style-name="ce7" table:formula="of:=([.I414]*[.K414])/100" office:value-type="float" office:value="55.2" calcext:value-type="float">
            <text:p>55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formula="of:=IF([.H414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14]=&quot;Estimate&quot;;1;IF([.B414]=1;ORG.LIBREOFFICE.RANDBETWEEN.NV(1;5);IF([.L414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14]=&quot;Estimate&quot;;1;ORG.LIBREOFFICE.RANDBETWEEN.NV(1;7))" office:value-type="float" office:value="1" calcext:value-type="float">
            <text:p>1</text:p>
          </table:table-cell>
          <table:table-cell table:style-name="ce9" table:formula="of:=IF([.L414]=&quot;Estimate&quot;;1;([.M414])/(2^[.N414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70" calcext:value-type="float">
            <text:p>70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style-name="ce7" table:formula="of:=([.I415]*[.K415])/100" office:value-type="float" office:value="50.35" calcext:value-type="float">
            <text:p>50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formula="of:=IF([.H41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5]=&quot;Estimate&quot;;1;IF([.B415]=1;ORG.LIBREOFFICE.RANDBETWEEN.NV(1;5);IF([.L41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15]=&quot;Estimate&quot;;1;ORG.LIBREOFFICE.RANDBETWEEN.NV(1;7))" office:value-type="float" office:value="4" calcext:value-type="float">
            <text:p>4</text:p>
          </table:table-cell>
          <table:table-cell table:style-name="ce9" table:formula="of:=IF([.L415]=&quot;Estimate&quot;;1;([.M415])/(2^[.N415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416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style-name="ce7" table:formula="of:=([.I416]*[.K416])/100" office:value-type="float" office:value="19.14" calcext:value-type="float">
            <text:p>19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formula="of:=IF([.H41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6]=&quot;Estimate&quot;;1;IF([.B416]=1;ORG.LIBREOFFICE.RANDBETWEEN.NV(1;5);IF([.L416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16]=&quot;Estimate&quot;;1;ORG.LIBREOFFICE.RANDBETWEEN.NV(1;7))" office:value-type="float" office:value="5" calcext:value-type="float">
            <text:p>5</text:p>
          </table:table-cell>
          <table:table-cell table:style-name="ce9" table:formula="of:=IF([.L416]=&quot;Estimate&quot;;1;([.M416])/(2^[.N416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style-name="ce7" table:formula="of:=([.I417]*[.K417])/100" office:value-type="float" office:value="61.41" calcext:value-type="float">
            <text:p>61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formula="of:=IF([.H41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7]=&quot;Estimate&quot;;1;IF([.B417]=1;ORG.LIBREOFFICE.RANDBETWEEN.NV(1;5);IF([.L41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17]=&quot;Estimate&quot;;1;ORG.LIBREOFFICE.RANDBETWEEN.NV(1;7))" office:value-type="float" office:value="1" calcext:value-type="float">
            <text:p>1</text:p>
          </table:table-cell>
          <table:table-cell table:style-name="ce9" table:formula="of:=IF([.L417]=&quot;Estimate&quot;;1;([.M417])/(2^[.N417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418]" office:value-type="string" office:string-value="FE" calcext:value-type="string">
            <text:p>FE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style-name="ce7" table:formula="of:=([.I418]*[.K418])/100" office:value-type="float" office:value="9.52" calcext:value-type="float">
            <text:p>10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formula="of:=IF([.H41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8]=&quot;Estimate&quot;;1;IF([.B418]=1;ORG.LIBREOFFICE.RANDBETWEEN.NV(1;5);IF([.L418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18]=&quot;Estimate&quot;;1;ORG.LIBREOFFICE.RANDBETWEEN.NV(1;7))" office:value-type="float" office:value="7" calcext:value-type="float">
            <text:p>7</text:p>
          </table:table-cell>
          <table:table-cell table:style-name="ce9" table:formula="of:=IF([.L418]=&quot;Estimate&quot;;1;([.M418])/(2^[.N418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419]" office:value-type="string" office:string-value="UR" calcext:value-type="string">
            <text:p>UR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style-name="ce7" table:formula="of:=([.I419]*[.K419])/100" office:value-type="float" office:value="11.07" calcext:value-type="float">
            <text:p>11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formula="of:=IF([.H41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9]=&quot;Estimate&quot;;1;IF([.B419]=1;ORG.LIBREOFFICE.RANDBETWEEN.NV(1;5);IF([.L41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19]=&quot;Estimate&quot;;1;ORG.LIBREOFFICE.RANDBETWEEN.NV(1;7))" office:value-type="float" office:value="5" calcext:value-type="float">
            <text:p>5</text:p>
          </table:table-cell>
          <table:table-cell table:style-name="ce9" table:formula="of:=IF([.L419]=&quot;Estimate&quot;;1;([.M419])/(2^[.N419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420]" office:value-type="string" office:string-value="SY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89" calcext:value-type="float">
            <text:p>89</text:p>
          </table:table-cell>
          <table:table-cell table:style-name="ce7" table:formula="of:=([.I420]*[.K420])/100" office:value-type="float" office:value="7.14" calcext:value-type="float">
            <text:p>7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formula="of:=IF([.H420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20]=&quot;Estimate&quot;;1;IF([.B420]=1;ORG.LIBREOFFICE.RANDBETWEEN.NV(1;5);IF([.L420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20]=&quot;Estimate&quot;;1;ORG.LIBREOFFICE.RANDBETWEEN.NV(1;7))" office:value-type="float" office:value="1" calcext:value-type="float">
            <text:p>1</text:p>
          </table:table-cell>
          <table:table-cell table:style-name="ce9" table:formula="of:=IF([.L420]=&quot;Estimate&quot;;1;([.M420])/(2^[.N420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421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4" calcext:value-type="float">
            <text:p>44</text:p>
          </table:table-cell>
          <table:table-cell table:style-name="ce7" table:formula="of:=([.I421]*[.K421])/100" office:value-type="float" office:value="35.96" calcext:value-type="float">
            <text:p>36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formula="of:=IF([.H42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1]=&quot;Estimate&quot;;1;IF([.B421]=1;ORG.LIBREOFFICE.RANDBETWEEN.NV(1;5);IF([.L421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21]=&quot;Estimate&quot;;1;ORG.LIBREOFFICE.RANDBETWEEN.NV(1;7))" office:value-type="float" office:value="3" calcext:value-type="float">
            <text:p>3</text:p>
          </table:table-cell>
          <table:table-cell table:style-name="ce9" table:formula="of:=IF([.L421]=&quot;Estimate&quot;;1;([.M421])/(2^[.N421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style-name="ce7" table:formula="of:=([.I422]*[.K422])/100" office:value-type="float" office:value="33.18" calcext:value-type="float">
            <text:p>33</text:p>
          </table:table-cell>
          <table:table-cell table:formula="of:=ORG.LIBREOFFICE.RANDBETWEEN.NV(1;95)" office:value-type="float" office:value="93" calcext:value-type="float">
            <text:p>93</text:p>
          </table:table-cell>
          <table:table-cell table:formula="of:=IF([.H42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2]=&quot;Estimate&quot;;1;IF([.B422]=1;ORG.LIBREOFFICE.RANDBETWEEN.NV(1;5);IF([.L42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22]=&quot;Estimate&quot;;1;ORG.LIBREOFFICE.RANDBETWEEN.NV(1;7))" office:value-type="float" office:value="5" calcext:value-type="float">
            <text:p>5</text:p>
          </table:table-cell>
          <table:table-cell table:style-name="ce9" table:formula="of:=IF([.L422]=&quot;Estimate&quot;;1;([.M422])/(2^[.N422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5" calcext:value-type="float">
            <text:p>45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423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style-name="ce7" table:formula="of:=([.I423]*[.K423])/100" office:value-type="float" office:value="6.65" calcext:value-type="float">
            <text:p>7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formula="of:=IF([.H42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3]=&quot;Estimate&quot;;1;IF([.B423]=1;ORG.LIBREOFFICE.RANDBETWEEN.NV(1;5);IF([.L42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23]=&quot;Estimate&quot;;1;ORG.LIBREOFFICE.RANDBETWEEN.NV(1;7))" office:value-type="float" office:value="3" calcext:value-type="float">
            <text:p>3</text:p>
          </table:table-cell>
          <table:table-cell table:style-name="ce9" table:formula="of:=IF([.L423]=&quot;Estimate&quot;;1;([.M423])/(2^[.N423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424]" office:value-type="string" office:string-value="SY" calcext:value-type="string">
            <text:p>SY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424]*[.K424])/100" office:value-type="float" office:value="17.6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IF([.H42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4]=&quot;Estimate&quot;;1;IF([.B424]=1;ORG.LIBREOFFICE.RANDBETWEEN.NV(1;5);IF([.L424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24]=&quot;Estimate&quot;;1;ORG.LIBREOFFICE.RANDBETWEEN.NV(1;7))" office:value-type="float" office:value="4" calcext:value-type="float">
            <text:p>4</text:p>
          </table:table-cell>
          <table:table-cell table:style-name="ce9" table:formula="of:=IF([.L424]=&quot;Estimate&quot;;1;([.M424])/(2^[.N424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5" calcext:value-type="float">
            <text:p>55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425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style-name="ce7" table:formula="of:=([.I425]*[.K425])/100" office:value-type="float" office:value="29.16" calcext:value-type="float">
            <text:p>29</text:p>
          </table:table-cell>
          <table:table-cell table:formula="of:=ORG.LIBREOFFICE.RANDBETWEEN.NV(1;95)" office:value-type="float" office:value="87" calcext:value-type="float">
            <text:p>87</text:p>
          </table:table-cell>
          <table:table-cell table:formula="of:=IF([.H42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5]=&quot;Estimate&quot;;1;IF([.B425]=1;ORG.LIBREOFFICE.RANDBETWEEN.NV(1;5);IF([.L425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25]=&quot;Estimate&quot;;1;ORG.LIBREOFFICE.RANDBETWEEN.NV(1;7))" office:value-type="float" office:value="5" calcext:value-type="float">
            <text:p>5</text:p>
          </table:table-cell>
          <table:table-cell table:style-name="ce9" table:formula="of:=IF([.L425]=&quot;Estimate&quot;;1;([.M425])/(2^[.N425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426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style-name="ce7" table:formula="of:=([.I426]*[.K426])/100" office:value-type="float" office:value="19.92" calcext:value-type="float">
            <text:p>20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formula="of:=IF([.H42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6]=&quot;Estimate&quot;;1;IF([.B426]=1;ORG.LIBREOFFICE.RANDBETWEEN.NV(1;5);IF([.L426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26]=&quot;Estimate&quot;;1;ORG.LIBREOFFICE.RANDBETWEEN.NV(1;7))" office:value-type="float" office:value="3" calcext:value-type="float">
            <text:p>3</text:p>
          </table:table-cell>
          <table:table-cell table:style-name="ce9" table:formula="of:=IF([.L426]=&quot;Estimate&quot;;1;([.M426])/(2^[.N426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427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style-name="ce7" table:formula="of:=([.I427]*[.K427])/100" office:value-type="float" office:value="38.25" calcext:value-type="float">
            <text:p>38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formula="of:=IF([.H42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7]=&quot;Estimate&quot;;1;IF([.B427]=1;ORG.LIBREOFFICE.RANDBETWEEN.NV(1;5);IF([.L427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27]=&quot;Estimate&quot;;1;ORG.LIBREOFFICE.RANDBETWEEN.NV(1;7))" office:value-type="float" office:value="6" calcext:value-type="float">
            <text:p>6</text:p>
          </table:table-cell>
          <table:table-cell table:style-name="ce9" table:formula="of:=IF([.L427]=&quot;Estimate&quot;;1;([.M427])/(2^[.N427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428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style-name="ce7" table:formula="of:=([.I428]*[.K428])/100" office:value-type="float" office:value="4.18" calcext:value-type="float">
            <text:p>4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42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8]=&quot;Estimate&quot;;1;IF([.B428]=1;ORG.LIBREOFFICE.RANDBETWEEN.NV(1;5);IF([.L428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28]=&quot;Estimate&quot;;1;ORG.LIBREOFFICE.RANDBETWEEN.NV(1;7))" office:value-type="float" office:value="5" calcext:value-type="float">
            <text:p>5</text:p>
          </table:table-cell>
          <table:table-cell table:style-name="ce9" table:formula="of:=IF([.L428]=&quot;Estimate&quot;;1;([.M428])/(2^[.N428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429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8" calcext:value-type="float">
            <text:p>68</text:p>
          </table:table-cell>
          <table:table-cell table:style-name="ce7" table:formula="of:=([.I429]*[.K429])/100" office:value-type="float" office:value="20.88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formula="of:=IF([.H42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9]=&quot;Estimate&quot;;1;IF([.B429]=1;ORG.LIBREOFFICE.RANDBETWEEN.NV(1;5);IF([.L429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29]=&quot;Estimate&quot;;1;ORG.LIBREOFFICE.RANDBETWEEN.NV(1;7))" office:value-type="float" office:value="1" calcext:value-type="float">
            <text:p>1</text:p>
          </table:table-cell>
          <table:table-cell table:style-name="ce9" table:formula="of:=IF([.L429]=&quot;Estimate&quot;;1;([.M429])/(2^[.N429]))" office:value-type="float" office:value="0.0078125" calcext:value-type="float">
            <text:p>0.00781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430]" office:value-type="string" office:string-value="CN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41" calcext:value-type="float">
            <text:p>41</text:p>
          </table:table-cell>
          <table:table-cell table:style-name="ce7" table:formula="of:=([.I430]*[.K430])/100" office:value-type="float" office:value="41.34" calcext:value-type="float">
            <text:p>41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formula="of:=IF([.H43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30]=&quot;Estimate&quot;;1;IF([.B430]=1;ORG.LIBREOFFICE.RANDBETWEEN.NV(1;5);IF([.L43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30]=&quot;Estimate&quot;;1;ORG.LIBREOFFICE.RANDBETWEEN.NV(1;7))" office:value-type="float" office:value="5" calcext:value-type="float">
            <text:p>5</text:p>
          </table:table-cell>
          <table:table-cell table:style-name="ce9" table:formula="of:=IF([.L430]=&quot;Estimate&quot;;1;([.M430])/(2^[.N430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431]" office:value-type="string" office:string-value="MSK" calcext:value-type="string">
            <text:p>MSK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style-name="ce7" table:formula="of:=([.I431]*[.K431])/100" office:value-type="float" office:value="1.47" calcext:value-type="float">
            <text:p>1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formula="of:=IF([.H431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31]=&quot;Estimate&quot;;1;IF([.B431]=1;ORG.LIBREOFFICE.RANDBETWEEN.NV(1;5);IF([.L43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31]=&quot;Estimate&quot;;1;ORG.LIBREOFFICE.RANDBETWEEN.NV(1;7))" office:value-type="float" office:value="1" calcext:value-type="float">
            <text:p>1</text:p>
          </table:table-cell>
          <table:table-cell table:style-name="ce9" table:formula="of:=IF([.L431]=&quot;Estimate&quot;;1;([.M431])/(2^[.N431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5" calcext:value-type="float">
            <text:p>65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432]" office:value-type="string" office:string-value="CN" calcext:value-type="string">
            <text:p>CN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style-name="ce7" table:formula="of:=([.I432]*[.K432])/100" office:value-type="float" office:value="17.2" calcext:value-type="float">
            <text:p>17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formula="of:=IF([.H432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32]=&quot;Estimate&quot;;1;IF([.B432]=1;ORG.LIBREOFFICE.RANDBETWEEN.NV(1;5);IF([.L432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32]=&quot;Estimate&quot;;1;ORG.LIBREOFFICE.RANDBETWEEN.NV(1;7))" office:value-type="float" office:value="1" calcext:value-type="float">
            <text:p>1</text:p>
          </table:table-cell>
          <table:table-cell table:style-name="ce9" table:formula="of:=IF([.L432]=&quot;Estimate&quot;;1;([.M432])/(2^[.N432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5" calcext:value-type="float">
            <text:p>65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style-name="ce7" table:formula="of:=([.I433]*[.K433])/100" office:value-type="float" office:value="4.2" calcext:value-type="float">
            <text:p>4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43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33]=&quot;Estimate&quot;;1;IF([.B433]=1;ORG.LIBREOFFICE.RANDBETWEEN.NV(1;5);IF([.L433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33]=&quot;Estimate&quot;;1;ORG.LIBREOFFICE.RANDBETWEEN.NV(1;7))" office:value-type="float" office:value="5" calcext:value-type="float">
            <text:p>5</text:p>
          </table:table-cell>
          <table:table-cell table:style-name="ce9" table:formula="of:=IF([.L433]=&quot;Estimate&quot;;1;([.M433])/(2^[.N433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434]" office:value-type="string" office:string-value="SPB" calcext:value-type="string">
            <text:p>SPB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style-name="ce7" table:formula="of:=([.I434]*[.K434])/100" office:value-type="float" office:value="0.7" calcext:value-type="float">
            <text:p>1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office:value-type="string" calcext:value-type="string">
            <text:p>Modelling</text:p>
          </table:table-cell>
          <table:table-cell table:style-name="ce8" table:formula="of:=IF([.L434]=&quot;Estimate&quot;;1;IF([.B434]=1;ORG.LIBREOFFICE.RANDBETWEEN.NV(1;5);IF([.L434]=&quot;Adjustments&quot;;ORG.LIBREOFFICE.RANDBETWEEN.NV(2;7);ORG.LIBREOFFICE.RANDBETWEEN.NV(25;200))))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9" table:formula="of:=IF([.L434]=&quot;Estimate&quot;;1;([.M434])/(2^[.N434]))" office:value-type="float" office:value="1.734375" calcext:value-type="float">
            <text:p>1.734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4" calcext:value-type="float">
            <text:p>54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435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style-name="ce7" table:formula="of:=([.I435]*[.K435])/100" office:value-type="float" office:value="40.32" calcext:value-type="float">
            <text:p>40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formula="of:=IF([.H43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35]=&quot;Estimate&quot;;1;IF([.B435]=1;ORG.LIBREOFFICE.RANDBETWEEN.NV(1;5);IF([.L435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35]=&quot;Estimate&quot;;1;ORG.LIBREOFFICE.RANDBETWEEN.NV(1;7))" office:value-type="float" office:value="7" calcext:value-type="float">
            <text:p>7</text:p>
          </table:table-cell>
          <table:table-cell table:style-name="ce9" table:formula="of:=IF([.L435]=&quot;Estimate&quot;;1;([.M435])/(2^[.N435]))" office:value-type="float" office:value="3.5" calcext:value-type="float">
            <text:p>3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436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0" calcext:value-type="float">
            <text:p>60</text:p>
          </table:table-cell>
          <table:table-cell table:style-name="ce7" table:formula="of:=([.I436]*[.K436])/100" office:value-type="float" office:value="49.28" calcext:value-type="float">
            <text:p>49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formula="of:=IF([.H43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36]=&quot;Estimate&quot;;1;IF([.B436]=1;ORG.LIBREOFFICE.RANDBETWEEN.NV(1;5);IF([.L436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36]=&quot;Estimate&quot;;1;ORG.LIBREOFFICE.RANDBETWEEN.NV(1;7))" office:value-type="float" office:value="2" calcext:value-type="float">
            <text:p>2</text:p>
          </table:table-cell>
          <table:table-cell table:style-name="ce9" table:formula="of:=IF([.L436]=&quot;Estimate&quot;;1;([.M436])/(2^[.N436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5" calcext:value-type="float">
            <text:p>55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437]" office:value-type="string" office:string-value="CN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style-name="ce7" table:formula="of:=([.I437]*[.K437])/100" office:value-type="float" office:value="24.44" calcext:value-type="float">
            <text:p>24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formula="of:=IF([.H43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37]=&quot;Estimate&quot;;1;IF([.B437]=1;ORG.LIBREOFFICE.RANDBETWEEN.NV(1;5);IF([.L43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37]=&quot;Estimate&quot;;1;ORG.LIBREOFFICE.RANDBETWEEN.NV(1;7))" office:value-type="float" office:value="3" calcext:value-type="float">
            <text:p>3</text:p>
          </table:table-cell>
          <table:table-cell table:style-name="ce9" table:formula="of:=IF([.L437]=&quot;Estimate&quot;;1;([.M437])/(2^[.N437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438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5" calcext:value-type="float">
            <text:p>25</text:p>
          </table:table-cell>
          <table:table-cell table:style-name="ce7" table:formula="of:=([.I438]*[.K438])/100" office:value-type="float" office:value="39.33" calcext:value-type="float">
            <text:p>39</text:p>
          </table:table-cell>
          <table:table-cell table:formula="of:=ORG.LIBREOFFICE.RANDBETWEEN.NV(1;95)" office:value-type="float" office:value="35" calcext:value-type="float">
            <text:p>35</text:p>
          </table:table-cell>
          <table:table-cell table:formula="of:=IF([.H43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38]=&quot;Estimate&quot;;1;IF([.B438]=1;ORG.LIBREOFFICE.RANDBETWEEN.NV(1;5);IF([.L43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38]=&quot;Estimate&quot;;1;ORG.LIBREOFFICE.RANDBETWEEN.NV(1;7))" office:value-type="float" office:value="1" calcext:value-type="float">
            <text:p>1</text:p>
          </table:table-cell>
          <table:table-cell table:style-name="ce9" table:formula="of:=IF([.L438]=&quot;Estimate&quot;;1;([.M438])/(2^[.N438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439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" calcext:value-type="float">
            <text:p>1</text:p>
          </table:table-cell>
          <table:table-cell table:style-name="ce7" table:formula="of:=([.I439]*[.K439])/100" office:value-type="float" office:value="4.29" calcext:value-type="float">
            <text:p>4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formula="of:=IF([.H43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39]=&quot;Estimate&quot;;1;IF([.B439]=1;ORG.LIBREOFFICE.RANDBETWEEN.NV(1;5);IF([.L439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39]=&quot;Estimate&quot;;1;ORG.LIBREOFFICE.RANDBETWEEN.NV(1;7))" office:value-type="float" office:value="4" calcext:value-type="float">
            <text:p>4</text:p>
          </table:table-cell>
          <table:table-cell table:style-name="ce9" table:formula="of:=IF([.L439]=&quot;Estimate&quot;;1;([.M439])/(2^[.N439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440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style-name="ce7" table:formula="of:=([.I440]*[.K440])/100" office:value-type="float" office:value="15.4" calcext:value-type="float">
            <text:p>15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formula="of:=IF([.H44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0]=&quot;Estimate&quot;;1;IF([.B440]=1;ORG.LIBREOFFICE.RANDBETWEEN.NV(1;5);IF([.L440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40]=&quot;Estimate&quot;;1;ORG.LIBREOFFICE.RANDBETWEEN.NV(1;7))" office:value-type="float" office:value="6" calcext:value-type="float">
            <text:p>6</text:p>
          </table:table-cell>
          <table:table-cell table:style-name="ce9" table:formula="of:=IF([.L440]=&quot;Estimate&quot;;1;([.M440])/(2^[.N440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441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4" calcext:value-type="float">
            <text:p>84</text:p>
          </table:table-cell>
          <table:table-cell table:style-name="ce7" table:formula="of:=([.I441]*[.K441])/100" office:value-type="float" office:value="26.18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table:formula="of:=IF([.H44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1]=&quot;Estimate&quot;;1;IF([.B441]=1;ORG.LIBREOFFICE.RANDBETWEEN.NV(1;5);IF([.L441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41]=&quot;Estimate&quot;;1;ORG.LIBREOFFICE.RANDBETWEEN.NV(1;7))" office:value-type="float" office:value="1" calcext:value-type="float">
            <text:p>1</text:p>
          </table:table-cell>
          <table:table-cell table:style-name="ce9" table:formula="of:=IF([.L441]=&quot;Estimate&quot;;1;([.M441])/(2^[.N441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442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1" calcext:value-type="float">
            <text:p>41</text:p>
          </table:table-cell>
          <table:table-cell table:style-name="ce7" table:formula="of:=([.I442]*[.K442])/100" office:value-type="float" office:value="1.54" calcext:value-type="float">
            <text:p>2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formula="of:=IF([.H44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2]=&quot;Estimate&quot;;1;IF([.B442]=1;ORG.LIBREOFFICE.RANDBETWEEN.NV(1;5);IF([.L44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42]=&quot;Estimate&quot;;1;ORG.LIBREOFFICE.RANDBETWEEN.NV(1;7))" office:value-type="float" office:value="1" calcext:value-type="float">
            <text:p>1</text:p>
          </table:table-cell>
          <table:table-cell table:style-name="ce9" table:formula="of:=IF([.L442]=&quot;Estimate&quot;;1;([.M442])/(2^[.N442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443]" office:value-type="string" office:string-value="SY" calcext:value-type="string">
            <text:p>SY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style-name="ce7" table:formula="of:=([.I443]*[.K443])/100" office:value-type="float" office:value="40.32" calcext:value-type="float">
            <text:p>40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formula="of:=IF([.H44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3]=&quot;Estimate&quot;;1;IF([.B443]=1;ORG.LIBREOFFICE.RANDBETWEEN.NV(1;5);IF([.L443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43]=&quot;Estimate&quot;;1;ORG.LIBREOFFICE.RANDBETWEEN.NV(1;7))" office:value-type="float" office:value="4" calcext:value-type="float">
            <text:p>4</text:p>
          </table:table-cell>
          <table:table-cell table:style-name="ce9" table:formula="of:=IF([.L443]=&quot;Estimate&quot;;1;([.M443])/(2^[.N443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5" calcext:value-type="float">
            <text:p>45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444]" office:value-type="string" office:string-value="UR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style-name="ce7" table:formula="of:=([.I444]*[.K444])/100" office:value-type="float" office:value="6.16" calcext:value-type="float">
            <text:p>6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formula="of:=IF([.H44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4]=&quot;Estimate&quot;;1;IF([.B444]=1;ORG.LIBREOFFICE.RANDBETWEEN.NV(1;5);IF([.L444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44]=&quot;Estimate&quot;;1;ORG.LIBREOFFICE.RANDBETWEEN.NV(1;7))" office:value-type="float" office:value="7" calcext:value-type="float">
            <text:p>7</text:p>
          </table:table-cell>
          <table:table-cell table:style-name="ce9" table:formula="of:=IF([.L444]=&quot;Estimate&quot;;1;([.M444])/(2^[.N444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[.C445]" office:value-type="string" office:string-value="UR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style-name="ce7" table:formula="of:=([.I445]*[.K445])/100" office:value-type="float" office:value="29.4" calcext:value-type="float">
            <text:p>29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formula="of:=IF([.H44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5]=&quot;Estimate&quot;;1;IF([.B445]=1;ORG.LIBREOFFICE.RANDBETWEEN.NV(1;5);IF([.L44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45]=&quot;Estimate&quot;;1;ORG.LIBREOFFICE.RANDBETWEEN.NV(1;7))" office:value-type="float" office:value="3" calcext:value-type="float">
            <text:p>3</text:p>
          </table:table-cell>
          <table:table-cell table:style-name="ce9" table:formula="of:=IF([.L445]=&quot;Estimate&quot;;1;([.M445])/(2^[.N445]))" office:value-type="float" office:value="0.0078125" calcext:value-type="float">
            <text:p>0.00781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style-name="ce7" table:formula="of:=([.I446]*[.K446])/100" office:value-type="float" office:value="24.96" calcext:value-type="float">
            <text:p>25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office:value-type="string" calcext:value-type="string">
            <text:p>Modelling</text:p>
          </table:table-cell>
          <table:table-cell table:style-name="ce8" table:formula="of:=IF([.L446]=&quot;Estimate&quot;;1;IF([.B446]=1;ORG.LIBREOFFICE.RANDBETWEEN.NV(1;5);IF([.L446]=&quot;Adjustments&quot;;ORG.LIBREOFFICE.RANDBETWEEN.NV(2;7);ORG.LIBREOFFICE.RANDBETWEEN.NV(25;200))))"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style-name="ce9" table:formula="of:=IF([.L446]=&quot;Estimate&quot;;1;([.M446])/(2^[.N446]))" office:value-type="float" office:value="1.703125" calcext:value-type="float">
            <text:p>1.703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3" calcext:value-type="float">
            <text:p>53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style-name="ce7" table:formula="of:=([.I447]*[.K447])/100" office:value-type="float" office:value="31.45" calcext:value-type="float">
            <text:p>31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formula="of:=IF([.H44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7]=&quot;Estimate&quot;;1;IF([.B447]=1;ORG.LIBREOFFICE.RANDBETWEEN.NV(1;5);IF([.L447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47]=&quot;Estimate&quot;;1;ORG.LIBREOFFICE.RANDBETWEEN.NV(1;7))" office:value-type="float" office:value="4" calcext:value-type="float">
            <text:p>4</text:p>
          </table:table-cell>
          <table:table-cell table:style-name="ce9" table:formula="of:=IF([.L447]=&quot;Estimate&quot;;1;([.M447])/(2^[.N447]))" office:value-type="float" office:value="3.5" calcext:value-type="float">
            <text:p>3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style-name="ce7" table:formula="of:=([.I448]*[.K448])/100" office:value-type="float" office:value="45.08" calcext:value-type="float">
            <text:p>45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formula="of:=IF([.H44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8]=&quot;Estimate&quot;;1;IF([.B448]=1;ORG.LIBREOFFICE.RANDBETWEEN.NV(1;5);IF([.L448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48]=&quot;Estimate&quot;;1;ORG.LIBREOFFICE.RANDBETWEEN.NV(1;7))" office:value-type="float" office:value="6" calcext:value-type="float">
            <text:p>6</text:p>
          </table:table-cell>
          <table:table-cell table:style-name="ce9" table:formula="of:=IF([.L448]=&quot;Estimate&quot;;1;([.M448])/(2^[.N448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449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449]*[.K449])/100" office:value-type="float" office:value="78.26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table:formula="of:=IF([.H44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9]=&quot;Estimate&quot;;1;IF([.B449]=1;ORG.LIBREOFFICE.RANDBETWEEN.NV(1;5);IF([.L44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49]=&quot;Estimate&quot;;1;ORG.LIBREOFFICE.RANDBETWEEN.NV(1;7))" office:value-type="float" office:value="4" calcext:value-type="float">
            <text:p>4</text:p>
          </table:table-cell>
          <table:table-cell table:style-name="ce9" table:formula="of:=IF([.L449]=&quot;Estimate&quot;;1;([.M449])/(2^[.N449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450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style-name="ce7" table:formula="of:=([.I450]*[.K450])/100" office:value-type="float" office:value="1.5" calcext:value-type="float">
            <text:p>2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formula="of:=IF([.H450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50]=&quot;Estimate&quot;;1;IF([.B450]=1;ORG.LIBREOFFICE.RANDBETWEEN.NV(1;5);IF([.L450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50]=&quot;Estimate&quot;;1;ORG.LIBREOFFICE.RANDBETWEEN.NV(1;7))" office:value-type="float" office:value="1" calcext:value-type="float">
            <text:p>1</text:p>
          </table:table-cell>
          <table:table-cell table:style-name="ce9" table:formula="of:=IF([.L450]=&quot;Estimate&quot;;1;([.M450])/(2^[.N450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451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66" calcext:value-type="float">
            <text:p>66</text:p>
          </table:table-cell>
          <table:table-cell table:style-name="ce7" table:formula="of:=([.I451]*[.K451])/100" office:value-type="float" office:value="7.52" calcext:value-type="float">
            <text:p>8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formula="of:=IF([.H45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1]=&quot;Estimate&quot;;1;IF([.B451]=1;ORG.LIBREOFFICE.RANDBETWEEN.NV(1;5);IF([.L451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51]=&quot;Estimate&quot;;1;ORG.LIBREOFFICE.RANDBETWEEN.NV(1;7))" office:value-type="float" office:value="7" calcext:value-type="float">
            <text:p>7</text:p>
          </table:table-cell>
          <table:table-cell table:style-name="ce9" table:formula="of:=IF([.L451]=&quot;Estimate&quot;;1;([.M451])/(2^[.N451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4" calcext:value-type="float">
            <text:p>54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452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style-name="ce7" table:formula="of:=([.I452]*[.K452])/100" office:value-type="float" office:value="21.16" calcext:value-type="float">
            <text:p>21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formula="of:=IF([.H45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2]=&quot;Estimate&quot;;1;IF([.B452]=1;ORG.LIBREOFFICE.RANDBETWEEN.NV(1;5);IF([.L452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52]=&quot;Estimate&quot;;1;ORG.LIBREOFFICE.RANDBETWEEN.NV(1;7))" office:value-type="float" office:value="1" calcext:value-type="float">
            <text:p>1</text:p>
          </table:table-cell>
          <table:table-cell table:style-name="ce9" table:formula="of:=IF([.L452]=&quot;Estimate&quot;;1;([.M452])/(2^[.N452]))" office:value-type="float" office:value="3.5" calcext:value-type="float">
            <text:p>3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453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style-name="ce7" table:formula="of:=([.I453]*[.K453])/100" office:value-type="float" office:value="43.24" calcext:value-type="float">
            <text:p>43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formula="of:=IF([.H45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3]=&quot;Estimate&quot;;1;IF([.B453]=1;ORG.LIBREOFFICE.RANDBETWEEN.NV(1;5);IF([.L453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53]=&quot;Estimate&quot;;1;ORG.LIBREOFFICE.RANDBETWEEN.NV(1;7))" office:value-type="float" office:value="3" calcext:value-type="float">
            <text:p>3</text:p>
          </table:table-cell>
          <table:table-cell table:style-name="ce9" table:formula="of:=IF([.L453]=&quot;Estimate&quot;;1;([.M453])/(2^[.N453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4" calcext:value-type="float">
            <text:p>44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9" calcext:value-type="float">
            <text:p>79</text:p>
          </table:table-cell>
          <table:table-cell table:style-name="ce7" table:formula="of:=([.I454]*[.K454])/100" office:value-type="float" office:value="11.96" calcext:value-type="float">
            <text:p>12</text:p>
          </table:table-cell>
          <table:table-cell table:formula="of:=ORG.LIBREOFFICE.RANDBETWEEN.NV(1;95)" office:value-type="float" office:value="90" calcext:value-type="float">
            <text:p>90</text:p>
          </table:table-cell>
          <table:table-cell table:formula="of:=IF([.H45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4]=&quot;Estimate&quot;;1;IF([.B454]=1;ORG.LIBREOFFICE.RANDBETWEEN.NV(1;5);IF([.L454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54]=&quot;Estimate&quot;;1;ORG.LIBREOFFICE.RANDBETWEEN.NV(1;7))" office:value-type="float" office:value="2" calcext:value-type="float">
            <text:p>2</text:p>
          </table:table-cell>
          <table:table-cell table:style-name="ce9" table:formula="of:=IF([.L454]=&quot;Estimate&quot;;1;([.M454])/(2^[.N454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formula="of:=[.C455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style-name="ce7" table:formula="of:=([.I455]*[.K455])/100" office:value-type="float" office:value="22.25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table:formula="of:=IF([.H45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5]=&quot;Estimate&quot;;1;IF([.B455]=1;ORG.LIBREOFFICE.RANDBETWEEN.NV(1;5);IF([.L45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55]=&quot;Estimate&quot;;1;ORG.LIBREOFFICE.RANDBETWEEN.NV(1;7))" office:value-type="float" office:value="2" calcext:value-type="float">
            <text:p>2</text:p>
          </table:table-cell>
          <table:table-cell table:style-name="ce9" table:formula="of:=IF([.L455]=&quot;Estimate&quot;;1;([.M455])/(2^[.N455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456]" office:value-type="string" office:string-value="NC" calcext:value-type="string">
            <text:p>NC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style-name="ce7" table:formula="of:=([.I456]*[.K456])/100" office:value-type="float" office:value="0.88" calcext:value-type="float">
            <text:p>1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formula="of:=IF([.H45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6]=&quot;Estimate&quot;;1;IF([.B456]=1;ORG.LIBREOFFICE.RANDBETWEEN.NV(1;5);IF([.L456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56]=&quot;Estimate&quot;;1;ORG.LIBREOFFICE.RANDBETWEEN.NV(1;7))" office:value-type="float" office:value="5" calcext:value-type="float">
            <text:p>5</text:p>
          </table:table-cell>
          <table:table-cell table:style-name="ce9" table:formula="of:=IF([.L456]=&quot;Estimate&quot;;1;([.M456])/(2^[.N456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style-name="ce7" table:formula="of:=([.I457]*[.K457])/100" office:value-type="float" office:value="17.48" calcext:value-type="float">
            <text:p>17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table:formula="of:=IF([.H45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7]=&quot;Estimate&quot;;1;IF([.B457]=1;ORG.LIBREOFFICE.RANDBETWEEN.NV(1;5);IF([.L45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57]=&quot;Estimate&quot;;1;ORG.LIBREOFFICE.RANDBETWEEN.NV(1;7))" office:value-type="float" office:value="1" calcext:value-type="float">
            <text:p>1</text:p>
          </table:table-cell>
          <table:table-cell table:style-name="ce9" table:formula="of:=IF([.L457]=&quot;Estimate&quot;;1;([.M457])/(2^[.N457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458]" office:value-type="string" office:string-value="NC" calcext:value-type="string">
            <text:p>NC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79" calcext:value-type="float">
            <text:p>79</text:p>
          </table:table-cell>
          <table:table-cell table:style-name="ce7" table:formula="of:=([.I458]*[.K458])/100" office:value-type="float" office:value="25.65" calcext:value-type="float">
            <text:p>26</text:p>
          </table:table-cell>
          <table:table-cell table:formula="of:=ORG.LIBREOFFICE.RANDBETWEEN.NV(1;95)" office:value-type="float" office:value="44" calcext:value-type="float">
            <text:p>44</text:p>
          </table:table-cell>
          <table:table-cell table:formula="of:=IF([.H45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8]=&quot;Estimate&quot;;1;IF([.B458]=1;ORG.LIBREOFFICE.RANDBETWEEN.NV(1;5);IF([.L45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58]=&quot;Estimate&quot;;1;ORG.LIBREOFFICE.RANDBETWEEN.NV(1;7))" office:value-type="float" office:value="6" calcext:value-type="float">
            <text:p>6</text:p>
          </table:table-cell>
          <table:table-cell table:style-name="ce9" table:formula="of:=IF([.L458]=&quot;Estimate&quot;;1;([.M458])/(2^[.N458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459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style-name="ce7" table:formula="of:=([.I459]*[.K459])/100" office:value-type="float" office:value="42.3" calcext:value-type="float">
            <text:p>42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formula="of:=IF([.H45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9]=&quot;Estimate&quot;;1;IF([.B459]=1;ORG.LIBREOFFICE.RANDBETWEEN.NV(1;5);IF([.L459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59]=&quot;Estimate&quot;;1;ORG.LIBREOFFICE.RANDBETWEEN.NV(1;7))" office:value-type="float" office:value="7" calcext:value-type="float">
            <text:p>7</text:p>
          </table:table-cell>
          <table:table-cell table:style-name="ce9" table:formula="of:=IF([.L459]=&quot;Estimate&quot;;1;([.M459])/(2^[.N459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460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" calcext:value-type="float">
            <text:p>6</text:p>
          </table:table-cell>
          <table:table-cell table:style-name="ce7" table:formula="of:=([.I460]*[.K460])/100" office:value-type="float" office:value="2.82" calcext:value-type="float">
            <text:p>3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formula="of:=IF([.H46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0]=&quot;Estimate&quot;;1;IF([.B460]=1;ORG.LIBREOFFICE.RANDBETWEEN.NV(1;5);IF([.L460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60]=&quot;Estimate&quot;;1;ORG.LIBREOFFICE.RANDBETWEEN.NV(1;7))" office:value-type="float" office:value="1" calcext:value-type="float">
            <text:p>1</text:p>
          </table:table-cell>
          <table:table-cell table:style-name="ce9" table:formula="of:=IF([.L460]=&quot;Estimate&quot;;1;([.M460])/(2^[.N460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style-name="ce7" table:formula="of:=([.I461]*[.K461])/100" office:value-type="float" office:value="3.23" calcext:value-type="float">
            <text:p>3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formula="of:=IF([.H46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1]=&quot;Estimate&quot;;1;IF([.B461]=1;ORG.LIBREOFFICE.RANDBETWEEN.NV(1;5);IF([.L461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61]=&quot;Estimate&quot;;1;ORG.LIBREOFFICE.RANDBETWEEN.NV(1;7))" office:value-type="float" office:value="1" calcext:value-type="float">
            <text:p>1</text:p>
          </table:table-cell>
          <table:table-cell table:style-name="ce9" table:formula="of:=IF([.L461]=&quot;Estimate&quot;;1;([.M461])/(2^[.N461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462]" office:value-type="string" office:string-value="UR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3" calcext:value-type="float">
            <text:p>23</text:p>
          </table:table-cell>
          <table:table-cell table:style-name="ce7" table:formula="of:=([.I462]*[.K462])/100" office:value-type="float" office:value="10.2" calcext:value-type="float">
            <text:p>10</text:p>
          </table:table-cell>
          <table:table-cell table:formula="of:=ORG.LIBREOFFICE.RANDBETWEEN.NV(1;95)" office:value-type="float" office:value="84" calcext:value-type="float">
            <text:p>84</text:p>
          </table:table-cell>
          <table:table-cell table:formula="of:=IF([.H46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2]=&quot;Estimate&quot;;1;IF([.B462]=1;ORG.LIBREOFFICE.RANDBETWEEN.NV(1;5);IF([.L46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62]=&quot;Estimate&quot;;1;ORG.LIBREOFFICE.RANDBETWEEN.NV(1;7))" office:value-type="float" office:value="4" calcext:value-type="float">
            <text:p>4</text:p>
          </table:table-cell>
          <table:table-cell table:style-name="ce9" table:formula="of:=IF([.L462]=&quot;Estimate&quot;;1;([.M462])/(2^[.N462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C463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463]*[.K463])/100" office:value-type="float" office:value="41.16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formula="of:=IF([.H46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3]=&quot;Estimate&quot;;1;IF([.B463]=1;ORG.LIBREOFFICE.RANDBETWEEN.NV(1;5);IF([.L463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63]=&quot;Estimate&quot;;1;ORG.LIBREOFFICE.RANDBETWEEN.NV(1;7))" office:value-type="float" office:value="7" calcext:value-type="float">
            <text:p>7</text:p>
          </table:table-cell>
          <table:table-cell table:style-name="ce9" table:formula="of:=IF([.L463]=&quot;Estimate&quot;;1;([.M463])/(2^[.N463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7" calcext:value-type="float">
            <text:p>47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style-name="ce7" table:formula="of:=([.I464]*[.K464])/100" office:value-type="float" office:value="40.48" calcext:value-type="float">
            <text:p>40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formula="of:=IF([.H46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4]=&quot;Estimate&quot;;1;IF([.B464]=1;ORG.LIBREOFFICE.RANDBETWEEN.NV(1;5);IF([.L464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64]=&quot;Estimate&quot;;1;ORG.LIBREOFFICE.RANDBETWEEN.NV(1;7))" office:value-type="float" office:value="2" calcext:value-type="float">
            <text:p>2</text:p>
          </table:table-cell>
          <table:table-cell table:style-name="ce9" table:formula="of:=IF([.L464]=&quot;Estimate&quot;;1;([.M464])/(2^[.N464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465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style-name="ce7" table:formula="of:=([.I465]*[.K465])/100" office:value-type="float" office:value="0.86" calcext:value-type="float">
            <text:p>1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formula="of:=IF([.H46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5]=&quot;Estimate&quot;;1;IF([.B465]=1;ORG.LIBREOFFICE.RANDBETWEEN.NV(1;5);IF([.L465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65]=&quot;Estimate&quot;;1;ORG.LIBREOFFICE.RANDBETWEEN.NV(1;7))" office:value-type="float" office:value="5" calcext:value-type="float">
            <text:p>5</text:p>
          </table:table-cell>
          <table:table-cell table:style-name="ce9" table:formula="of:=IF([.L465]=&quot;Estimate&quot;;1;([.M465])/(2^[.N465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466]" office:value-type="string" office:string-value="VO" calcext:value-type="string">
            <text:p>VO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style-name="ce7" table:formula="of:=([.I466]*[.K466])/100" office:value-type="float" office:value="28.5" calcext:value-type="float">
            <text:p>29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formula="of:=IF([.H46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6]=&quot;Estimate&quot;;1;IF([.B466]=1;ORG.LIBREOFFICE.RANDBETWEEN.NV(1;5);IF([.L466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66]=&quot;Estimate&quot;;1;ORG.LIBREOFFICE.RANDBETWEEN.NV(1;7))" office:value-type="float" office:value="6" calcext:value-type="float">
            <text:p>6</text:p>
          </table:table-cell>
          <table:table-cell table:style-name="ce9" table:formula="of:=IF([.L466]=&quot;Estimate&quot;;1;([.M466])/(2^[.N466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70" calcext:value-type="float">
            <text:p>70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style-name="ce7" table:formula="of:=([.I467]*[.K467])/100" office:value-type="float" office:value="8" calcext:value-type="float">
            <text:p>8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formula="of:=IF([.H46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7]=&quot;Estimate&quot;;1;IF([.B467]=1;ORG.LIBREOFFICE.RANDBETWEEN.NV(1;5);IF([.L46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67]=&quot;Estimate&quot;;1;ORG.LIBREOFFICE.RANDBETWEEN.NV(1;7))" office:value-type="float" office:value="3" calcext:value-type="float">
            <text:p>3</text:p>
          </table:table-cell>
          <table:table-cell table:style-name="ce9" table:formula="of:=IF([.L467]=&quot;Estimate&quot;;1;([.M467])/(2^[.N467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468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style-name="ce7" table:formula="of:=([.I468]*[.K468])/100" office:value-type="float" office:value="0.52" calcext:value-type="float">
            <text:p>1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formula="of:=IF([.H46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8]=&quot;Estimate&quot;;1;IF([.B468]=1;ORG.LIBREOFFICE.RANDBETWEEN.NV(1;5);IF([.L46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68]=&quot;Estimate&quot;;1;ORG.LIBREOFFICE.RANDBETWEEN.NV(1;7))" office:value-type="float" office:value="7" calcext:value-type="float">
            <text:p>7</text:p>
          </table:table-cell>
          <table:table-cell table:style-name="ce9" table:formula="of:=IF([.L468]=&quot;Estimate&quot;;1;([.M468])/(2^[.N468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[.C469]" office:value-type="string" office:string-value="SU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style-name="ce7" table:formula="of:=([.I469]*[.K469])/100" office:value-type="float" office:value="40.89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table:formula="of:=IF([.H46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9]=&quot;Estimate&quot;;1;IF([.B469]=1;ORG.LIBREOFFICE.RANDBETWEEN.NV(1;5);IF([.L46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69]=&quot;Estimate&quot;;1;ORG.LIBREOFFICE.RANDBETWEEN.NV(1;7))" office:value-type="float" office:value="2" calcext:value-type="float">
            <text:p>2</text:p>
          </table:table-cell>
          <table:table-cell table:style-name="ce9" table:formula="of:=IF([.L469]=&quot;Estimate&quot;;1;([.M469])/(2^[.N469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7" calcext:value-type="float">
            <text:p>87</text:p>
          </table:table-cell>
          <table:table-cell table:style-name="ce7" table:formula="of:=([.I470]*[.K470])/100" office:value-type="float" office:value="47.5" calcext:value-type="float">
            <text:p>48</text:p>
          </table:table-cell>
          <table:table-cell table:formula="of:=ORG.LIBREOFFICE.RANDBETWEEN.NV(1;95)" office:value-type="float" office:value="35" calcext:value-type="float">
            <text:p>35</text:p>
          </table:table-cell>
          <table:table-cell table:formula="of:=IF([.H47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70]=&quot;Estimate&quot;;1;IF([.B470]=1;ORG.LIBREOFFICE.RANDBETWEEN.NV(1;5);IF([.L47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70]=&quot;Estimate&quot;;1;ORG.LIBREOFFICE.RANDBETWEEN.NV(1;7))" office:value-type="float" office:value="6" calcext:value-type="float">
            <text:p>6</text:p>
          </table:table-cell>
          <table:table-cell table:style-name="ce9" table:formula="of:=IF([.L470]=&quot;Estimate&quot;;1;([.M470])/(2^[.N470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471]" office:value-type="string" office:string-value="MSK" calcext:value-type="string">
            <text:p>MSK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style-name="ce7" table:formula="of:=([.I471]*[.K471])/100" office:value-type="float" office:value="0.71" calcext:value-type="float">
            <text:p>1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formula="of:=IF([.H471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71]=&quot;Estimate&quot;;1;IF([.B471]=1;ORG.LIBREOFFICE.RANDBETWEEN.NV(1;5);IF([.L47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71]=&quot;Estimate&quot;;1;ORG.LIBREOFFICE.RANDBETWEEN.NV(1;7))" office:value-type="float" office:value="1" calcext:value-type="float">
            <text:p>1</text:p>
          </table:table-cell>
          <table:table-cell table:style-name="ce9" table:formula="of:=IF([.L471]=&quot;Estimate&quot;;1;([.M471])/(2^[.N471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style-name="ce7" table:formula="of:=([.I472]*[.K472])/100" office:value-type="float" office:value="61.88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table:formula="of:=IF([.H47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72]=&quot;Estimate&quot;;1;IF([.B472]=1;ORG.LIBREOFFICE.RANDBETWEEN.NV(1;5);IF([.L472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72]=&quot;Estimate&quot;;1;ORG.LIBREOFFICE.RANDBETWEEN.NV(1;7))" office:value-type="float" office:value="3" calcext:value-type="float">
            <text:p>3</text:p>
          </table:table-cell>
          <table:table-cell table:style-name="ce9" table:formula="of:=IF([.L472]=&quot;Estimate&quot;;1;([.M472])/(2^[.N472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473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style-name="ce7" table:formula="of:=([.I473]*[.K473])/100" office:value-type="float" office:value="63.7" calcext:value-type="float">
            <text:p>64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formula="of:=IF([.H473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73]=&quot;Estimate&quot;;1;IF([.B473]=1;ORG.LIBREOFFICE.RANDBETWEEN.NV(1;5);IF([.L473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73]=&quot;Estimate&quot;;1;ORG.LIBREOFFICE.RANDBETWEEN.NV(1;7))" office:value-type="float" office:value="1" calcext:value-type="float">
            <text:p>1</text:p>
          </table:table-cell>
          <table:table-cell table:style-name="ce9" table:formula="of:=IF([.L473]=&quot;Estimate&quot;;1;([.M473])/(2^[.N473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474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style-name="ce7" table:formula="of:=([.I474]*[.K474])/100" office:value-type="float" office:value="3.38" calcext:value-type="float">
            <text:p>3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formula="of:=IF([.H47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74]=&quot;Estimate&quot;;1;IF([.B474]=1;ORG.LIBREOFFICE.RANDBETWEEN.NV(1;5);IF([.L474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74]=&quot;Estimate&quot;;1;ORG.LIBREOFFICE.RANDBETWEEN.NV(1;7))" office:value-type="float" office:value="6" calcext:value-type="float">
            <text:p>6</text:p>
          </table:table-cell>
          <table:table-cell table:style-name="ce9" table:formula="of:=IF([.L474]=&quot;Estimate&quot;;1;([.M474])/(2^[.N474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475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style-name="ce7" table:formula="of:=([.I475]*[.K475])/100" office:value-type="float" office:value="53.76" calcext:value-type="float">
            <text:p>54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formula="of:=IF([.H475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75]=&quot;Estimate&quot;;1;IF([.B475]=1;ORG.LIBREOFFICE.RANDBETWEEN.NV(1;5);IF([.L47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75]=&quot;Estimate&quot;;1;ORG.LIBREOFFICE.RANDBETWEEN.NV(1;7))" office:value-type="float" office:value="1" calcext:value-type="float">
            <text:p>1</text:p>
          </table:table-cell>
          <table:table-cell table:style-name="ce9" table:formula="of:=IF([.L475]=&quot;Estimate&quot;;1;([.M475])/(2^[.N475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style-name="ce7" table:formula="of:=([.I476]*[.K476])/100" office:value-type="float" office:value="36.19" calcext:value-type="float">
            <text:p>36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formula="of:=IF([.H47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76]=&quot;Estimate&quot;;1;IF([.B476]=1;ORG.LIBREOFFICE.RANDBETWEEN.NV(1;5);IF([.L47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76]=&quot;Estimate&quot;;1;ORG.LIBREOFFICE.RANDBETWEEN.NV(1;7))" office:value-type="float" office:value="3" calcext:value-type="float">
            <text:p>3</text:p>
          </table:table-cell>
          <table:table-cell table:style-name="ce9" table:formula="of:=IF([.L476]=&quot;Estimate&quot;;1;([.M476])/(2^[.N476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[.C477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style-name="ce7" table:formula="of:=([.I477]*[.K477])/100" office:value-type="float" office:value="0.04" calcext:value-type="float">
            <text:p>0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formula="of:=IF([.H47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77]=&quot;Estimate&quot;;1;IF([.B477]=1;ORG.LIBREOFFICE.RANDBETWEEN.NV(1;5);IF([.L477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77]=&quot;Estimate&quot;;1;ORG.LIBREOFFICE.RANDBETWEEN.NV(1;7))" office:value-type="float" office:value="1" calcext:value-type="float">
            <text:p>1</text:p>
          </table:table-cell>
          <table:table-cell table:style-name="ce9" table:formula="of:=IF([.L477]=&quot;Estimate&quot;;1;([.M477])/(2^[.N477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478]" office:value-type="string" office:string-value="SPB" calcext:value-type="string">
            <text:p>SPB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478]*[.K478])/100" office:value-type="float" office:value="5.72" calcext:value-type="float">
            <text:p>6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formula="of:=IF([.H47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78]=&quot;Estimate&quot;;1;IF([.B478]=1;ORG.LIBREOFFICE.RANDBETWEEN.NV(1;5);IF([.L47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78]=&quot;Estimate&quot;;1;ORG.LIBREOFFICE.RANDBETWEEN.NV(1;7))" office:value-type="float" office:value="1" calcext:value-type="float">
            <text:p>1</text:p>
          </table:table-cell>
          <table:table-cell table:style-name="ce9" table:formula="of:=IF([.L478]=&quot;Estimate&quot;;1;([.M478])/(2^[.N47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style-name="ce7" table:formula="of:=([.I479]*[.K479])/100" office:value-type="float" office:value="0.08" calcext:value-type="float">
            <text:p>0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formula="of:=IF([.H47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79]=&quot;Estimate&quot;;1;IF([.B479]=1;ORG.LIBREOFFICE.RANDBETWEEN.NV(1;5);IF([.L47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79]=&quot;Estimate&quot;;1;ORG.LIBREOFFICE.RANDBETWEEN.NV(1;7))" office:value-type="float" office:value="7" calcext:value-type="float">
            <text:p>7</text:p>
          </table:table-cell>
          <table:table-cell table:style-name="ce9" table:formula="of:=IF([.L479]=&quot;Estimate&quot;;1;([.M479])/(2^[.N479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480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style-name="ce7" table:formula="of:=([.I480]*[.K480])/100" office:value-type="float" office:value="6" calcext:value-type="float">
            <text:p>6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formula="of:=IF([.H48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0]=&quot;Estimate&quot;;1;IF([.B480]=1;ORG.LIBREOFFICE.RANDBETWEEN.NV(1;5);IF([.L480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80]=&quot;Estimate&quot;;1;ORG.LIBREOFFICE.RANDBETWEEN.NV(1;7))" office:value-type="float" office:value="7" calcext:value-type="float">
            <text:p>7</text:p>
          </table:table-cell>
          <table:table-cell table:style-name="ce9" table:formula="of:=IF([.L480]=&quot;Estimate&quot;;1;([.M480])/(2^[.N480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481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style-name="ce7" table:formula="of:=([.I481]*[.K481])/100" office:value-type="float" office:value="11.31" calcext:value-type="float">
            <text:p>11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table:formula="of:=IF([.H48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1]=&quot;Estimate&quot;;1;IF([.B481]=1;ORG.LIBREOFFICE.RANDBETWEEN.NV(1;5);IF([.L481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81]=&quot;Estimate&quot;;1;ORG.LIBREOFFICE.RANDBETWEEN.NV(1;7))" office:value-type="float" office:value="1" calcext:value-type="float">
            <text:p>1</text:p>
          </table:table-cell>
          <table:table-cell table:style-name="ce9" table:formula="of:=IF([.L481]=&quot;Estimate&quot;;1;([.M481])/(2^[.N481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482]" office:value-type="string" office:string-value="FE" calcext:value-type="string">
            <text:p>FE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8" calcext:value-type="float">
            <text:p>88</text:p>
          </table:table-cell>
          <table:table-cell table:style-name="ce7" table:formula="of:=([.I482]*[.K482])/100" office:value-type="float" office:value="2.2" calcext:value-type="float">
            <text:p>2</text:p>
          </table:table-cell>
          <table:table-cell table:formula="of:=ORG.LIBREOFFICE.RANDBETWEEN.NV(1;95)" office:value-type="float" office:value="36" calcext:value-type="float">
            <text:p>36</text:p>
          </table:table-cell>
          <table:table-cell table:formula="of:=IF([.H48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2]=&quot;Estimate&quot;;1;IF([.B482]=1;ORG.LIBREOFFICE.RANDBETWEEN.NV(1;5);IF([.L48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82]=&quot;Estimate&quot;;1;ORG.LIBREOFFICE.RANDBETWEEN.NV(1;7))" office:value-type="float" office:value="3" calcext:value-type="float">
            <text:p>3</text:p>
          </table:table-cell>
          <table:table-cell table:style-name="ce9" table:formula="of:=IF([.L482]=&quot;Estimate&quot;;1;([.M482])/(2^[.N482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483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style-name="ce7" table:formula="of:=([.I483]*[.K483])/100" office:value-type="float" office:value="3.36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formula="of:=IF([.H48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3]=&quot;Estimate&quot;;1;IF([.B483]=1;ORG.LIBREOFFICE.RANDBETWEEN.NV(1;5);IF([.L483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83]=&quot;Estimate&quot;;1;ORG.LIBREOFFICE.RANDBETWEEN.NV(1;7))" office:value-type="float" office:value="3" calcext:value-type="float">
            <text:p>3</text:p>
          </table:table-cell>
          <table:table-cell table:style-name="ce9" table:formula="of:=IF([.L483]=&quot;Estimate&quot;;1;([.M483])/(2^[.N483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5" calcext:value-type="float">
            <text:p>65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style-name="ce7" table:formula="of:=([.I484]*[.K484])/100" office:value-type="float" office:value="61.64" calcext:value-type="float">
            <text:p>62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formula="of:=IF([.H48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4]=&quot;Estimate&quot;;1;IF([.B484]=1;ORG.LIBREOFFICE.RANDBETWEEN.NV(1;5);IF([.L48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84]=&quot;Estimate&quot;;1;ORG.LIBREOFFICE.RANDBETWEEN.NV(1;7))" office:value-type="float" office:value="4" calcext:value-type="float">
            <text:p>4</text:p>
          </table:table-cell>
          <table:table-cell table:style-name="ce9" table:formula="of:=IF([.L484]=&quot;Estimate&quot;;1;([.M484])/(2^[.N484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485]" office:value-type="string" office:string-value="UR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style-name="ce7" table:formula="of:=([.I485]*[.K485])/100" office:value-type="float" office:value="6.4" calcext:value-type="float">
            <text:p>6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formula="of:=IF([.H48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5]=&quot;Estimate&quot;;1;IF([.B485]=1;ORG.LIBREOFFICE.RANDBETWEEN.NV(1;5);IF([.L48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85]=&quot;Estimate&quot;;1;ORG.LIBREOFFICE.RANDBETWEEN.NV(1;7))" office:value-type="float" office:value="4" calcext:value-type="float">
            <text:p>4</text:p>
          </table:table-cell>
          <table:table-cell table:style-name="ce9" table:formula="of:=IF([.L485]=&quot;Estimate&quot;;1;([.M485])/(2^[.N485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style-name="ce7" table:formula="of:=([.I486]*[.K486])/100" office:value-type="float" office:value="36.48" calcext:value-type="float">
            <text:p>36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formula="of:=IF([.H48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6]=&quot;Estimate&quot;;1;IF([.B486]=1;ORG.LIBREOFFICE.RANDBETWEEN.NV(1;5);IF([.L486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86]=&quot;Estimate&quot;;1;ORG.LIBREOFFICE.RANDBETWEEN.NV(1;7))" office:value-type="float" office:value="1" calcext:value-type="float">
            <text:p>1</text:p>
          </table:table-cell>
          <table:table-cell table:style-name="ce9" table:formula="of:=IF([.L486]=&quot;Estimate&quot;;1;([.M486])/(2^[.N486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style-name="ce7" table:formula="of:=([.I487]*[.K487])/100" office:value-type="float" office:value="58.9" calcext:value-type="float">
            <text:p>59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formula="of:=IF([.H48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7]=&quot;Estimate&quot;;1;IF([.B487]=1;ORG.LIBREOFFICE.RANDBETWEEN.NV(1;5);IF([.L487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87]=&quot;Estimate&quot;;1;ORG.LIBREOFFICE.RANDBETWEEN.NV(1;7))" office:value-type="float" office:value="6" calcext:value-type="float">
            <text:p>6</text:p>
          </table:table-cell>
          <table:table-cell table:style-name="ce9" table:formula="of:=IF([.L487]=&quot;Estimate&quot;;1;([.M487])/(2^[.N487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4" calcext:value-type="float">
            <text:p>44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488]" office:value-type="string" office:string-value="FE" calcext:value-type="string">
            <text:p>FE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style-name="ce7" table:formula="of:=([.I488]*[.K488])/100" office:value-type="float" office:value="19.32" calcext:value-type="float">
            <text:p>19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formula="of:=IF([.H48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88]=&quot;Estimate&quot;;1;IF([.B488]=1;ORG.LIBREOFFICE.RANDBETWEEN.NV(1;5);IF([.L48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88]=&quot;Estimate&quot;;1;ORG.LIBREOFFICE.RANDBETWEEN.NV(1;7))" office:value-type="float" office:value="1" calcext:value-type="float">
            <text:p>1</text:p>
          </table:table-cell>
          <table:table-cell table:style-name="ce9" table:formula="of:=IF([.L488]=&quot;Estimate&quot;;1;([.M488])/(2^[.N48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489]" office:value-type="string" office:string-value="NW" calcext:value-type="string">
            <text:p>NW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style-name="ce7" table:formula="of:=([.I489]*[.K489])/100" office:value-type="float" office:value="12.25" calcext:value-type="float">
            <text:p>12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formula="of:=IF([.H48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9]=&quot;Estimate&quot;;1;IF([.B489]=1;ORG.LIBREOFFICE.RANDBETWEEN.NV(1;5);IF([.L48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89]=&quot;Estimate&quot;;1;ORG.LIBREOFFICE.RANDBETWEEN.NV(1;7))" office:value-type="float" office:value="4" calcext:value-type="float">
            <text:p>4</text:p>
          </table:table-cell>
          <table:table-cell table:style-name="ce9" table:formula="of:=IF([.L489]=&quot;Estimate&quot;;1;([.M489])/(2^[.N489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[.C490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style-name="ce7" table:formula="of:=([.I490]*[.K490])/100" office:value-type="float" office:value="61.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formula="of:=IF([.H49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90]=&quot;Estimate&quot;;1;IF([.B490]=1;ORG.LIBREOFFICE.RANDBETWEEN.NV(1;5);IF([.L490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90]=&quot;Estimate&quot;;1;ORG.LIBREOFFICE.RANDBETWEEN.NV(1;7))" office:value-type="float" office:value="2" calcext:value-type="float">
            <text:p>2</text:p>
          </table:table-cell>
          <table:table-cell table:style-name="ce9" table:formula="of:=IF([.L490]=&quot;Estimate&quot;;1;([.M490])/(2^[.N490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491]" office:value-type="string" office:string-value="SPB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style-name="ce7" table:formula="of:=([.I491]*[.K491])/100" office:value-type="float" office:value="51.52" calcext:value-type="float">
            <text:p>52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formula="of:=IF([.H49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91]=&quot;Estimate&quot;;1;IF([.B491]=1;ORG.LIBREOFFICE.RANDBETWEEN.NV(1;5);IF([.L491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91]=&quot;Estimate&quot;;1;ORG.LIBREOFFICE.RANDBETWEEN.NV(1;7))" office:value-type="float" office:value="6" calcext:value-type="float">
            <text:p>6</text:p>
          </table:table-cell>
          <table:table-cell table:style-name="ce9" table:formula="of:=IF([.L491]=&quot;Estimate&quot;;1;([.M491])/(2^[.N491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492]" office:value-type="string" office:string-value="MSK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8" calcext:value-type="float">
            <text:p>68</text:p>
          </table:table-cell>
          <table:table-cell table:style-name="ce7" table:formula="of:=([.I492]*[.K492])/100" office:value-type="float" office:value="2.24" calcext:value-type="float">
            <text:p>2</text:p>
          </table:table-cell>
          <table:table-cell table:formula="of:=ORG.LIBREOFFICE.RANDBETWEEN.NV(1;95)" office:value-type="float" office:value="23" calcext:value-type="float">
            <text:p>23</text:p>
          </table:table-cell>
          <table:table-cell table:formula="of:=IF([.H49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92]=&quot;Estimate&quot;;1;IF([.B492]=1;ORG.LIBREOFFICE.RANDBETWEEN.NV(1;5);IF([.L49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92]=&quot;Estimate&quot;;1;ORG.LIBREOFFICE.RANDBETWEEN.NV(1;7))" office:value-type="float" office:value="3" calcext:value-type="float">
            <text:p>3</text:p>
          </table:table-cell>
          <table:table-cell table:style-name="ce9" table:formula="of:=IF([.L492]=&quot;Estimate&quot;;1;([.M492])/(2^[.N492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style-name="ce7" table:formula="of:=([.I493]*[.K493])/100" office:value-type="float" office:value="9.36" calcext:value-type="float">
            <text:p>9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office:value-type="string" calcext:value-type="string">
            <text:p>Modelling</text:p>
          </table:table-cell>
          <table:table-cell table:style-name="ce8" table:formula="of:=IF([.L493]=&quot;Estimate&quot;;1;IF([.B493]=1;ORG.LIBREOFFICE.RANDBETWEEN.NV(1;5);IF([.L493]=&quot;Adjustments&quot;;ORG.LIBREOFFICE.RANDBETWEEN.NV(2;7);ORG.LIBREOFFICE.RANDBETWEEN.NV(25;200))))" office:value-type="float" office:value="97" calcext:value-type="float">
            <text:p>97</text:p>
          </table:table-cell>
          <table:table-cell table:formula="of:=IF([.L493]=&quot;Estimate&quot;;1;ORG.LIBREOFFICE.RANDBETWEEN.NV(1;7))" office:value-type="float" office:value="1" calcext:value-type="float">
            <text:p>1</text:p>
          </table:table-cell>
          <table:table-cell table:style-name="ce9" table:formula="of:=IF([.L493]=&quot;Estimate&quot;;1;([.M493])/(2^[.N493]))" office:value-type="float" office:value="3.03125" calcext:value-type="float">
            <text:p>3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[.C494]" office:value-type="string" office:string-value="CN" calcext:value-type="string">
            <text:p>CN</text:p>
          </table:table-cell>
          <table:table-cell office:value-type="string" calcext:value-type="string">
            <text:p>Premice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style-name="ce7" table:formula="of:=([.I494]*[.K494])/100" office:value-type="float" office:value="13.44" calcext:value-type="float">
            <text:p>13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formula="of:=IF([.H49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94]=&quot;Estimate&quot;;1;IF([.B494]=1;ORG.LIBREOFFICE.RANDBETWEEN.NV(1;5);IF([.L494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94]=&quot;Estimate&quot;;1;ORG.LIBREOFFICE.RANDBETWEEN.NV(1;7))" office:value-type="float" office:value="1" calcext:value-type="float">
            <text:p>1</text:p>
          </table:table-cell>
          <table:table-cell table:style-name="ce9" table:formula="of:=IF([.L494]=&quot;Estimate&quot;;1;([.M494])/(2^[.N494]))" office:value-type="float" office:value="0.0078125" calcext:value-type="float">
            <text:p>0.00781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495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style-name="ce7" table:formula="of:=([.I495]*[.K495])/100" office:value-type="float" office:value="3.57" calcext:value-type="float">
            <text:p>4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formula="of:=IF([.H49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95]=&quot;Estimate&quot;;1;IF([.B495]=1;ORG.LIBREOFFICE.RANDBETWEEN.NV(1;5);IF([.L49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95]=&quot;Estimate&quot;;1;ORG.LIBREOFFICE.RANDBETWEEN.NV(1;7))" office:value-type="float" office:value="7" calcext:value-type="float">
            <text:p>7</text:p>
          </table:table-cell>
          <table:table-cell table:style-name="ce9" table:formula="of:=IF([.L495]=&quot;Estimate&quot;;1;([.M495])/(2^[.N495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496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496]*[.K496])/100" office:value-type="float" office:value="56.58" calcext:value-type="float">
            <text:p>57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formula="of:=IF([.H496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96]=&quot;Estimate&quot;;1;IF([.B496]=1;ORG.LIBREOFFICE.RANDBETWEEN.NV(1;5);IF([.L496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96]=&quot;Estimate&quot;;1;ORG.LIBREOFFICE.RANDBETWEEN.NV(1;7))" office:value-type="float" office:value="1" calcext:value-type="float">
            <text:p>1</text:p>
          </table:table-cell>
          <table:table-cell table:style-name="ce9" table:formula="of:=IF([.L496]=&quot;Estimate&quot;;1;([.M496])/(2^[.N496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[.C497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8" calcext:value-type="float">
            <text:p>68</text:p>
          </table:table-cell>
          <table:table-cell table:style-name="ce7" table:formula="of:=([.I497]*[.K497])/100" office:value-type="float" office:value="1.05" calcext:value-type="float">
            <text:p>1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formula="of:=IF([.H49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97]=&quot;Estimate&quot;;1;IF([.B497]=1;ORG.LIBREOFFICE.RANDBETWEEN.NV(1;5);IF([.L497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97]=&quot;Estimate&quot;;1;ORG.LIBREOFFICE.RANDBETWEEN.NV(1;7))" office:value-type="float" office:value="2" calcext:value-type="float">
            <text:p>2</text:p>
          </table:table-cell>
          <table:table-cell table:style-name="ce9" table:formula="of:=IF([.L497]=&quot;Estimate&quot;;1;([.M497])/(2^[.N497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70" calcext:value-type="float">
            <text:p>70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498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style-name="ce7" table:formula="of:=([.I498]*[.K498])/100" office:value-type="float" office:value="0.8" calcext:value-type="float">
            <text:p>1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formula="of:=IF([.H49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98]=&quot;Estimate&quot;;1;IF([.B498]=1;ORG.LIBREOFFICE.RANDBETWEEN.NV(1;5);IF([.L49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98]=&quot;Estimate&quot;;1;ORG.LIBREOFFICE.RANDBETWEEN.NV(1;7))" office:value-type="float" office:value="1" calcext:value-type="float">
            <text:p>1</text:p>
          </table:table-cell>
          <table:table-cell table:style-name="ce9" table:formula="of:=IF([.L498]=&quot;Estimate&quot;;1;([.M498])/(2^[.N49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499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style-name="ce7" table:formula="of:=([.I499]*[.K499])/100" office:value-type="float" office:value="20.88" calcext:value-type="float">
            <text:p>21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formula="of:=IF([.H49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99]=&quot;Estimate&quot;;1;IF([.B499]=1;ORG.LIBREOFFICE.RANDBETWEEN.NV(1;5);IF([.L499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99]=&quot;Estimate&quot;;1;ORG.LIBREOFFICE.RANDBETWEEN.NV(1;7))" office:value-type="float" office:value="5" calcext:value-type="float">
            <text:p>5</text:p>
          </table:table-cell>
          <table:table-cell table:style-name="ce9" table:formula="of:=IF([.L499]=&quot;Estimate&quot;;1;([.M499])/(2^[.N499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500]" office:value-type="string" office:string-value="UR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79" calcext:value-type="float">
            <text:p>79</text:p>
          </table:table-cell>
          <table:table-cell table:style-name="ce7" table:formula="of:=([.I500]*[.K500])/100" office:value-type="float" office:value="23.5" calcext:value-type="float">
            <text:p>24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formula="of:=IF([.H50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00]=&quot;Estimate&quot;;1;IF([.B500]=1;ORG.LIBREOFFICE.RANDBETWEEN.NV(1;5);IF([.L500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500]=&quot;Estimate&quot;;1;ORG.LIBREOFFICE.RANDBETWEEN.NV(1;7))" office:value-type="float" office:value="4" calcext:value-type="float">
            <text:p>4</text:p>
          </table:table-cell>
          <table:table-cell table:style-name="ce9" table:formula="of:=IF([.L500]=&quot;Estimate&quot;;1;([.M500])/(2^[.N500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501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6" calcext:value-type="float">
            <text:p>36</text:p>
          </table:table-cell>
          <table:table-cell table:style-name="ce7" table:formula="of:=([.I501]*[.K501])/100" office:value-type="float" office:value="35.36" calcext:value-type="float">
            <text:p>35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office:value-type="string" calcext:value-type="string">
            <text:p>Modelling</text:p>
          </table:table-cell>
          <table:table-cell table:style-name="ce8" table:formula="of:=IF([.L501]=&quot;Estimate&quot;;1;IF([.B501]=1;ORG.LIBREOFFICE.RANDBETWEEN.NV(1;5);IF([.L501]=&quot;Adjustments&quot;;ORG.LIBREOFFICE.RANDBETWEEN.NV(2;7);ORG.LIBREOFFICE.RANDBETWEEN.NV(25;200))))" office:value-type="float" office:value="144" calcext:value-type="float">
            <text:p>144</text:p>
          </table:table-cell>
          <table:table-cell table:formula="of:=IF([.L501]=&quot;Estimate&quot;;1;ORG.LIBREOFFICE.RANDBETWEEN.NV(1;7))" office:value-type="float" office:value="5" calcext:value-type="float">
            <text:p>5</text:p>
          </table:table-cell>
          <table:table-cell table:style-name="ce9" table:formula="of:=IF([.L501]=&quot;Estimate&quot;;1;([.M501])/(2^[.N501]))" office:value-type="float" office:value="2.25" calcext:value-type="float">
            <text:p>2.25000</text:p>
          </table:table-cell>
          <table:table-cell table:number-columns-repeated="16369"/>
        </table:table-row>
        <table:table-row table:style-name="ro1" table:number-rows-repeated="10480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2:19:33.806906619</meta:creation-date>
    <dc:date>2023-01-19T21:27:35.223427370</dc:date>
    <meta:editing-duration>PT8H57M16S</meta:editing-duration>
    <meta:editing-cycles>9</meta:editing-cycles>
    <meta:generator>LibreOffice/7.4.2.3$Linux_X86_64 LibreOffice_project/40$Build-3</meta:generator>
    <meta:document-statistic meta:table-count="1" meta:cell-count="7515" meta:object-count="0"/>
  </office:meta>
</office:document-meta>
</file>